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map style:condition="cell-content()=1" style:apply-style-name="Good" style:base-cell-address="Sheet1.B16"/>
      <style:map style:condition="cell-content()=0" style:apply-style-name="Bad" style:base-cell-address="Sheet1.B16"/>
    </style:style>
    <style:style style:name="ce4" style:family="table-cell" style:parent-style-name="Default">
      <style:map style:condition="cell-content()=1" style:apply-style-name="Good" style:base-cell-address="Sheet1.B17"/>
      <style:map style:condition="cell-content()=0" style:apply-style-name="Bad" style:base-cell-address="Sheet1.B17"/>
    </style:style>
    <style:style style:name="ce5" style:family="table-cell" style:parent-style-name="Default">
      <style:map style:condition="cell-content()=1" style:apply-style-name="Good" style:base-cell-address="Sheet1.B18"/>
      <style:map style:condition="cell-content()=0" style:apply-style-name="Bad" style:base-cell-address="Sheet1.B18"/>
    </style:style>
    <style:style style:name="ce6" style:family="table-cell" style:parent-style-name="Default">
      <style:map style:condition="cell-content()=1" style:apply-style-name="Good" style:base-cell-address="Sheet1.B19"/>
      <style:map style:condition="cell-content()=0" style:apply-style-name="Bad" style:base-cell-address="Sheet1.B19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map style:condition="cell-content()=1" style:apply-style-name="Good" style:base-cell-address="Sheet1.C16"/>
      <style:map style:condition="cell-content()=0" style:apply-style-name="Bad" style:base-cell-address="Sheet1.C16"/>
    </style:style>
    <style:style style:name="ce9" style:family="table-cell" style:parent-style-name="Default">
      <style:map style:condition="cell-content()=1" style:apply-style-name="Good" style:base-cell-address="Sheet1.C17"/>
      <style:map style:condition="cell-content()=0" style:apply-style-name="Bad" style:base-cell-address="Sheet1.C17"/>
    </style:style>
    <style:style style:name="ce10" style:family="table-cell" style:parent-style-name="Default">
      <style:map style:condition="cell-content()=1" style:apply-style-name="Good" style:base-cell-address="Sheet1.C18"/>
      <style:map style:condition="cell-content()=0" style:apply-style-name="Bad" style:base-cell-address="Sheet1.C18"/>
    </style:style>
    <style:style style:name="ce11" style:family="table-cell" style:parent-style-name="Default">
      <style:map style:condition="cell-content()=1" style:apply-style-name="Good" style:base-cell-address="Sheet1.C19"/>
      <style:map style:condition="cell-content()=0" style:apply-style-name="Bad" style:base-cell-address="Sheet1.C19"/>
    </style:style>
    <style:style style:name="ce12" style:family="table-cell" style:parent-style-name="Default">
      <style:map style:condition="cell-content()=1" style:apply-style-name="Good" style:base-cell-address="Sheet1.D16"/>
      <style:map style:condition="cell-content()=0" style:apply-style-name="Bad" style:base-cell-address="Sheet1.D16"/>
    </style:style>
    <style:style style:name="ce13" style:family="table-cell" style:parent-style-name="Default">
      <style:map style:condition="cell-content()=1" style:apply-style-name="Good" style:base-cell-address="Sheet1.D17"/>
      <style:map style:condition="cell-content()=0" style:apply-style-name="Bad" style:base-cell-address="Sheet1.D17"/>
    </style:style>
    <style:style style:name="ce14" style:family="table-cell" style:parent-style-name="Default">
      <style:map style:condition="cell-content()=1" style:apply-style-name="Good" style:base-cell-address="Sheet1.D18"/>
      <style:map style:condition="cell-content()=0" style:apply-style-name="Bad" style:base-cell-address="Sheet1.D18"/>
    </style:style>
    <style:style style:name="ce15" style:family="table-cell" style:parent-style-name="Default">
      <style:map style:condition="cell-content()=1" style:apply-style-name="Good" style:base-cell-address="Sheet1.D19"/>
      <style:map style:condition="cell-content()=0" style:apply-style-name="Bad" style:base-cell-address="Sheet1.D19"/>
    </style:style>
    <style:style style:name="ce16" style:family="table-cell" style:parent-style-name="Default">
      <style:map style:condition="cell-content()=1" style:apply-style-name="Good" style:base-cell-address="Sheet1.E16"/>
      <style:map style:condition="cell-content()=0" style:apply-style-name="Bad" style:base-cell-address="Sheet1.E16"/>
    </style:style>
    <style:style style:name="ce17" style:family="table-cell" style:parent-style-name="Default">
      <style:map style:condition="cell-content()=1" style:apply-style-name="Good" style:base-cell-address="Sheet1.E17"/>
      <style:map style:condition="cell-content()=0" style:apply-style-name="Bad" style:base-cell-address="Sheet1.E17"/>
    </style:style>
    <style:style style:name="ce18" style:family="table-cell" style:parent-style-name="Default">
      <style:map style:condition="cell-content()=1" style:apply-style-name="Good" style:base-cell-address="Sheet1.E18"/>
      <style:map style:condition="cell-content()=0" style:apply-style-name="Bad" style:base-cell-address="Sheet1.E18"/>
    </style:style>
    <style:style style:name="ce19" style:family="table-cell" style:parent-style-name="Default">
      <style:map style:condition="cell-content()=1" style:apply-style-name="Good" style:base-cell-address="Sheet1.E19"/>
      <style:map style:condition="cell-content()=0" style:apply-style-name="Bad" style:base-cell-address="Sheet1.E19"/>
    </style:style>
    <style:style style:name="ce20" style:family="table-cell" style:parent-style-name="Default">
      <style:map style:condition="cell-content()=1" style:apply-style-name="Good" style:base-cell-address="Sheet1.F16"/>
      <style:map style:condition="cell-content()=0" style:apply-style-name="Bad" style:base-cell-address="Sheet1.F16"/>
    </style:style>
    <style:style style:name="ce21" style:family="table-cell" style:parent-style-name="Default">
      <style:map style:condition="cell-content()=1" style:apply-style-name="Good" style:base-cell-address="Sheet1.F17"/>
      <style:map style:condition="cell-content()=0" style:apply-style-name="Bad" style:base-cell-address="Sheet1.F17"/>
    </style:style>
    <style:style style:name="ce22" style:family="table-cell" style:parent-style-name="Default">
      <style:map style:condition="cell-content()=1" style:apply-style-name="Good" style:base-cell-address="Sheet1.F18"/>
      <style:map style:condition="cell-content()=0" style:apply-style-name="Bad" style:base-cell-address="Sheet1.F18"/>
    </style:style>
    <style:style style:name="ce23" style:family="table-cell" style:parent-style-name="Default">
      <style:map style:condition="cell-content()=1" style:apply-style-name="Good" style:base-cell-address="Sheet1.F19"/>
      <style:map style:condition="cell-content()=0" style:apply-style-name="Bad" style:base-cell-address="Sheet1.F19"/>
    </style:style>
    <style:style style:name="ce24" style:family="table-cell" style:parent-style-name="Default">
      <style:map style:condition="cell-content()=1" style:apply-style-name="Good" style:base-cell-address="Sheet1.G16"/>
      <style:map style:condition="cell-content()=0" style:apply-style-name="Bad" style:base-cell-address="Sheet1.G16"/>
    </style:style>
    <style:style style:name="ce25" style:family="table-cell" style:parent-style-name="Default">
      <style:map style:condition="cell-content()=1" style:apply-style-name="Good" style:base-cell-address="Sheet1.G17"/>
      <style:map style:condition="cell-content()=0" style:apply-style-name="Bad" style:base-cell-address="Sheet1.G17"/>
    </style:style>
    <style:style style:name="ce26" style:family="table-cell" style:parent-style-name="Default">
      <style:map style:condition="cell-content()=1" style:apply-style-name="Good" style:base-cell-address="Sheet1.G18"/>
      <style:map style:condition="cell-content()=0" style:apply-style-name="Bad" style:base-cell-address="Sheet1.G18"/>
    </style:style>
    <style:style style:name="ce27" style:family="table-cell" style:parent-style-name="Default">
      <style:map style:condition="cell-content()=1" style:apply-style-name="Good" style:base-cell-address="Sheet1.G19"/>
      <style:map style:condition="cell-content()=0" style:apply-style-name="Bad" style:base-cell-address="Sheet1.G19"/>
    </style:style>
    <style:style style:name="ce28" style:family="table-cell" style:parent-style-name="Default">
      <style:map style:condition="cell-content()=1" style:apply-style-name="Good" style:base-cell-address="Sheet1.H16"/>
      <style:map style:condition="cell-content()=0" style:apply-style-name="Bad" style:base-cell-address="Sheet1.H16"/>
    </style:style>
    <style:style style:name="ce29" style:family="table-cell" style:parent-style-name="Default">
      <style:map style:condition="cell-content()=1" style:apply-style-name="Good" style:base-cell-address="Sheet1.H17"/>
      <style:map style:condition="cell-content()=0" style:apply-style-name="Bad" style:base-cell-address="Sheet1.H17"/>
    </style:style>
    <style:style style:name="ce30" style:family="table-cell" style:parent-style-name="Default">
      <style:map style:condition="cell-content()=1" style:apply-style-name="Good" style:base-cell-address="Sheet1.H18"/>
      <style:map style:condition="cell-content()=0" style:apply-style-name="Bad" style:base-cell-address="Sheet1.H18"/>
    </style:style>
    <style:style style:name="ce31" style:family="table-cell" style:parent-style-name="Default">
      <style:map style:condition="cell-content()=1" style:apply-style-name="Good" style:base-cell-address="Sheet1.H19"/>
      <style:map style:condition="cell-content()=0" style:apply-style-name="Bad" style:base-cell-address="Sheet1.H19"/>
    </style:style>
    <style:style style:name="ce32" style:family="table-cell" style:parent-style-name="Default">
      <style:map style:condition="cell-content()=1" style:apply-style-name="Good" style:base-cell-address="Sheet1.I16"/>
      <style:map style:condition="cell-content()=0" style:apply-style-name="Bad" style:base-cell-address="Sheet1.I16"/>
    </style:style>
    <style:style style:name="ce33" style:family="table-cell" style:parent-style-name="Default">
      <style:map style:condition="cell-content()=1" style:apply-style-name="Good" style:base-cell-address="Sheet1.I17"/>
      <style:map style:condition="cell-content()=0" style:apply-style-name="Bad" style:base-cell-address="Sheet1.I17"/>
    </style:style>
    <style:style style:name="ce34" style:family="table-cell" style:parent-style-name="Default">
      <style:map style:condition="cell-content()=1" style:apply-style-name="Good" style:base-cell-address="Sheet1.I18"/>
      <style:map style:condition="cell-content()=0" style:apply-style-name="Bad" style:base-cell-address="Sheet1.I18"/>
    </style:style>
    <style:style style:name="ce35" style:family="table-cell" style:parent-style-name="Default">
      <style:map style:condition="cell-content()=1" style:apply-style-name="Good" style:base-cell-address="Sheet1.I19"/>
      <style:map style:condition="cell-content()=0" style:apply-style-name="Bad" style:base-cell-address="Sheet1.I19"/>
    </style:style>
    <style:style style:name="ce36" style:family="table-cell" style:parent-style-name="Default">
      <style:map style:condition="cell-content()=1" style:apply-style-name="Good" style:base-cell-address="Sheet1.J16"/>
      <style:map style:condition="cell-content()=0" style:apply-style-name="Bad" style:base-cell-address="Sheet1.J16"/>
    </style:style>
    <style:style style:name="ce37" style:family="table-cell" style:parent-style-name="Default">
      <style:map style:condition="cell-content()=1" style:apply-style-name="Good" style:base-cell-address="Sheet1.J17"/>
      <style:map style:condition="cell-content()=0" style:apply-style-name="Bad" style:base-cell-address="Sheet1.J17"/>
    </style:style>
    <style:style style:name="ce38" style:family="table-cell" style:parent-style-name="Default">
      <style:map style:condition="cell-content()=1" style:apply-style-name="Good" style:base-cell-address="Sheet1.J18"/>
      <style:map style:condition="cell-content()=0" style:apply-style-name="Bad" style:base-cell-address="Sheet1.J18"/>
    </style:style>
    <style:style style:name="ce39" style:family="table-cell" style:parent-style-name="Default">
      <style:map style:condition="cell-content()=1" style:apply-style-name="Good" style:base-cell-address="Sheet1.J19"/>
      <style:map style:condition="cell-content()=0" style:apply-style-name="Bad" style:base-cell-address="Sheet1.J19"/>
    </style:style>
    <style:style style:name="ce40" style:family="table-cell" style:parent-style-name="Default">
      <style:map style:condition="cell-content()=1" style:apply-style-name="Good" style:base-cell-address="Sheet1.K16"/>
      <style:map style:condition="cell-content()=0" style:apply-style-name="Bad" style:base-cell-address="Sheet1.K16"/>
    </style:style>
    <style:style style:name="ce41" style:family="table-cell" style:parent-style-name="Default">
      <style:map style:condition="cell-content()=1" style:apply-style-name="Good" style:base-cell-address="Sheet1.K17"/>
      <style:map style:condition="cell-content()=0" style:apply-style-name="Bad" style:base-cell-address="Sheet1.K17"/>
    </style:style>
    <style:style style:name="ce42" style:family="table-cell" style:parent-style-name="Default">
      <style:map style:condition="cell-content()=1" style:apply-style-name="Good" style:base-cell-address="Sheet1.K18"/>
      <style:map style:condition="cell-content()=0" style:apply-style-name="Bad" style:base-cell-address="Sheet1.K18"/>
    </style:style>
    <style:style style:name="ce43" style:family="table-cell" style:parent-style-name="Default">
      <style:map style:condition="cell-content()=1" style:apply-style-name="Good" style:base-cell-address="Sheet1.K19"/>
      <style:map style:condition="cell-content()=0" style:apply-style-name="Bad" style:base-cell-address="Sheet1.K19"/>
    </style:style>
    <style:style style:name="ce44" style:family="table-cell" style:parent-style-name="Default">
      <style:map style:condition="cell-content()=1" style:apply-style-name="Good" style:base-cell-address="Sheet1.L16"/>
      <style:map style:condition="cell-content()=0" style:apply-style-name="Bad" style:base-cell-address="Sheet1.L16"/>
    </style:style>
    <style:style style:name="ce45" style:family="table-cell" style:parent-style-name="Default">
      <style:map style:condition="cell-content()=1" style:apply-style-name="Good" style:base-cell-address="Sheet1.L17"/>
      <style:map style:condition="cell-content()=0" style:apply-style-name="Bad" style:base-cell-address="Sheet1.L17"/>
    </style:style>
    <style:style style:name="ce46" style:family="table-cell" style:parent-style-name="Default">
      <style:map style:condition="cell-content()=1" style:apply-style-name="Good" style:base-cell-address="Sheet1.L18"/>
      <style:map style:condition="cell-content()=0" style:apply-style-name="Bad" style:base-cell-address="Sheet1.L18"/>
    </style:style>
    <style:style style:name="ce47" style:family="table-cell" style:parent-style-name="Default">
      <style:map style:condition="cell-content()=1" style:apply-style-name="Good" style:base-cell-address="Sheet1.L19"/>
      <style:map style:condition="cell-content()=0" style:apply-style-name="Bad" style:base-cell-address="Sheet1.L19"/>
    </style:style>
    <style:style style:name="ce48" style:family="table-cell" style:parent-style-name="Default">
      <style:map style:condition="cell-content()=1" style:apply-style-name="Good" style:base-cell-address="Sheet1.M16"/>
      <style:map style:condition="cell-content()=0" style:apply-style-name="Bad" style:base-cell-address="Sheet1.M16"/>
    </style:style>
    <style:style style:name="ce49" style:family="table-cell" style:parent-style-name="Default">
      <style:map style:condition="cell-content()=1" style:apply-style-name="Good" style:base-cell-address="Sheet1.M17"/>
      <style:map style:condition="cell-content()=0" style:apply-style-name="Bad" style:base-cell-address="Sheet1.M17"/>
    </style:style>
    <style:style style:name="ce50" style:family="table-cell" style:parent-style-name="Default">
      <style:map style:condition="cell-content()=1" style:apply-style-name="Good" style:base-cell-address="Sheet1.M18"/>
      <style:map style:condition="cell-content()=0" style:apply-style-name="Bad" style:base-cell-address="Sheet1.M18"/>
    </style:style>
    <style:style style:name="ce51" style:family="table-cell" style:parent-style-name="Default">
      <style:map style:condition="cell-content()=1" style:apply-style-name="Good" style:base-cell-address="Sheet1.M19"/>
      <style:map style:condition="cell-content()=0" style:apply-style-name="Bad" style:base-cell-address="Sheet1.M19"/>
    </style:style>
    <style:style style:name="ce52" style:family="table-cell" style:parent-style-name="Default">
      <style:map style:condition="cell-content()=1" style:apply-style-name="Good" style:base-cell-address="Sheet1.N16"/>
      <style:map style:condition="cell-content()=0" style:apply-style-name="Bad" style:base-cell-address="Sheet1.N16"/>
    </style:style>
    <style:style style:name="ce53" style:family="table-cell" style:parent-style-name="Default">
      <style:map style:condition="cell-content()=1" style:apply-style-name="Good" style:base-cell-address="Sheet1.N17"/>
      <style:map style:condition="cell-content()=0" style:apply-style-name="Bad" style:base-cell-address="Sheet1.N17"/>
    </style:style>
    <style:style style:name="ce54" style:family="table-cell" style:parent-style-name="Default">
      <style:map style:condition="cell-content()=1" style:apply-style-name="Good" style:base-cell-address="Sheet1.N18"/>
      <style:map style:condition="cell-content()=0" style:apply-style-name="Bad" style:base-cell-address="Sheet1.N18"/>
    </style:style>
    <style:style style:name="ce55" style:family="table-cell" style:parent-style-name="Default">
      <style:map style:condition="cell-content()=1" style:apply-style-name="Good" style:base-cell-address="Sheet1.N19"/>
      <style:map style:condition="cell-content()=0" style:apply-style-name="Bad" style:base-cell-address="Sheet1.N19"/>
    </style:style>
    <style:style style:name="ce56" style:family="table-cell" style:parent-style-name="Default">
      <style:map style:condition="cell-content()=1" style:apply-style-name="Good" style:base-cell-address="Sheet1.O16"/>
      <style:map style:condition="cell-content()=0" style:apply-style-name="Bad" style:base-cell-address="Sheet1.O16"/>
    </style:style>
    <style:style style:name="ce57" style:family="table-cell" style:parent-style-name="Default">
      <style:map style:condition="cell-content()=1" style:apply-style-name="Good" style:base-cell-address="Sheet1.O17"/>
      <style:map style:condition="cell-content()=0" style:apply-style-name="Bad" style:base-cell-address="Sheet1.O17"/>
    </style:style>
    <style:style style:name="ce58" style:family="table-cell" style:parent-style-name="Default">
      <style:map style:condition="cell-content()=1" style:apply-style-name="Good" style:base-cell-address="Sheet1.O18"/>
      <style:map style:condition="cell-content()=0" style:apply-style-name="Bad" style:base-cell-address="Sheet1.O18"/>
    </style:style>
    <style:style style:name="ce59" style:family="table-cell" style:parent-style-name="Default">
      <style:map style:condition="cell-content()=1" style:apply-style-name="Good" style:base-cell-address="Sheet1.O19"/>
      <style:map style:condition="cell-content()=0" style:apply-style-name="Bad" style:base-cell-address="Sheet1.O19"/>
    </style:style>
    <style:style style:name="ce60" style:family="table-cell" style:parent-style-name="Default">
      <style:map style:condition="cell-content()=1" style:apply-style-name="Good" style:base-cell-address="Sheet1.P16"/>
      <style:map style:condition="cell-content()=0" style:apply-style-name="Bad" style:base-cell-address="Sheet1.P16"/>
    </style:style>
    <style:style style:name="ce61" style:family="table-cell" style:parent-style-name="Default">
      <style:map style:condition="cell-content()=1" style:apply-style-name="Good" style:base-cell-address="Sheet1.P17"/>
      <style:map style:condition="cell-content()=0" style:apply-style-name="Bad" style:base-cell-address="Sheet1.P17"/>
    </style:style>
    <style:style style:name="ce62" style:family="table-cell" style:parent-style-name="Default">
      <style:map style:condition="cell-content()=1" style:apply-style-name="Good" style:base-cell-address="Sheet1.P18"/>
      <style:map style:condition="cell-content()=0" style:apply-style-name="Bad" style:base-cell-address="Sheet1.P18"/>
    </style:style>
    <style:style style:name="ce63" style:family="table-cell" style:parent-style-name="Default">
      <style:map style:condition="cell-content()=1" style:apply-style-name="Good" style:base-cell-address="Sheet1.P19"/>
      <style:map style:condition="cell-content()=0" style:apply-style-name="Bad" style:base-cell-address="Sheet1.P19"/>
    </style:style>
    <style:style style:name="ce64" style:family="table-cell" style:parent-style-name="Default">
      <style:map style:condition="cell-content()=1" style:apply-style-name="Good" style:base-cell-address="Sheet1.Q16"/>
      <style:map style:condition="cell-content()=0" style:apply-style-name="Bad" style:base-cell-address="Sheet1.Q16"/>
    </style:style>
    <style:style style:name="ce65" style:family="table-cell" style:parent-style-name="Default">
      <style:map style:condition="cell-content()=1" style:apply-style-name="Good" style:base-cell-address="Sheet1.Q17"/>
      <style:map style:condition="cell-content()=0" style:apply-style-name="Bad" style:base-cell-address="Sheet1.Q17"/>
    </style:style>
    <style:style style:name="ce66" style:family="table-cell" style:parent-style-name="Default">
      <style:map style:condition="cell-content()=1" style:apply-style-name="Good" style:base-cell-address="Sheet1.Q18"/>
      <style:map style:condition="cell-content()=0" style:apply-style-name="Bad" style:base-cell-address="Sheet1.Q18"/>
    </style:style>
    <style:style style:name="ce67" style:family="table-cell" style:parent-style-name="Default">
      <style:map style:condition="cell-content()=1" style:apply-style-name="Good" style:base-cell-address="Sheet1.Q19"/>
      <style:map style:condition="cell-content()=0" style:apply-style-name="Bad" style:base-cell-address="Sheet1.Q19"/>
    </style:style>
    <style:style style:name="ce68" style:family="table-cell" style:parent-style-name="Default">
      <style:map style:condition="cell-content()=1" style:apply-style-name="Good" style:base-cell-address="Sheet1.R16"/>
      <style:map style:condition="cell-content()=0" style:apply-style-name="Bad" style:base-cell-address="Sheet1.R16"/>
    </style:style>
    <style:style style:name="ce69" style:family="table-cell" style:parent-style-name="Default">
      <style:map style:condition="cell-content()=1" style:apply-style-name="Good" style:base-cell-address="Sheet1.R17"/>
      <style:map style:condition="cell-content()=0" style:apply-style-name="Bad" style:base-cell-address="Sheet1.R17"/>
    </style:style>
    <style:style style:name="ce70" style:family="table-cell" style:parent-style-name="Default">
      <style:map style:condition="cell-content()=1" style:apply-style-name="Good" style:base-cell-address="Sheet1.R18"/>
      <style:map style:condition="cell-content()=0" style:apply-style-name="Bad" style:base-cell-address="Sheet1.R18"/>
    </style:style>
    <style:style style:name="ce71" style:family="table-cell" style:parent-style-name="Default">
      <style:map style:condition="cell-content()=1" style:apply-style-name="Good" style:base-cell-address="Sheet1.R19"/>
      <style:map style:condition="cell-content()=0" style:apply-style-name="Bad" style:base-cell-address="Sheet1.R19"/>
    </style:style>
    <style:style style:name="ce72" style:family="table-cell" style:parent-style-name="Default">
      <style:map style:condition="cell-content()=1" style:apply-style-name="Good" style:base-cell-address="Sheet1.S16"/>
      <style:map style:condition="cell-content()=0" style:apply-style-name="Bad" style:base-cell-address="Sheet1.S16"/>
    </style:style>
    <style:style style:name="ce73" style:family="table-cell" style:parent-style-name="Default">
      <style:map style:condition="cell-content()=1" style:apply-style-name="Good" style:base-cell-address="Sheet1.S17"/>
      <style:map style:condition="cell-content()=0" style:apply-style-name="Bad" style:base-cell-address="Sheet1.S17"/>
    </style:style>
    <style:style style:name="ce74" style:family="table-cell" style:parent-style-name="Default">
      <style:map style:condition="cell-content()=1" style:apply-style-name="Good" style:base-cell-address="Sheet1.S18"/>
      <style:map style:condition="cell-content()=0" style:apply-style-name="Bad" style:base-cell-address="Sheet1.S18"/>
    </style:style>
    <style:style style:name="ce75" style:family="table-cell" style:parent-style-name="Default">
      <style:map style:condition="cell-content()=1" style:apply-style-name="Good" style:base-cell-address="Sheet1.S19"/>
      <style:map style:condition="cell-content()=0" style:apply-style-name="Bad" style:base-cell-address="Sheet1.S19"/>
    </style:style>
    <style:style style:name="ce76" style:family="table-cell" style:parent-style-name="Default">
      <style:map style:condition="cell-content()=1" style:apply-style-name="Good" style:base-cell-address="Sheet1.T16"/>
      <style:map style:condition="cell-content()=0" style:apply-style-name="Bad" style:base-cell-address="Sheet1.T16"/>
    </style:style>
    <style:style style:name="ce77" style:family="table-cell" style:parent-style-name="Default">
      <style:map style:condition="cell-content()=1" style:apply-style-name="Good" style:base-cell-address="Sheet1.T17"/>
      <style:map style:condition="cell-content()=0" style:apply-style-name="Bad" style:base-cell-address="Sheet1.T17"/>
    </style:style>
    <style:style style:name="ce78" style:family="table-cell" style:parent-style-name="Default">
      <style:map style:condition="cell-content()=1" style:apply-style-name="Good" style:base-cell-address="Sheet1.T18"/>
      <style:map style:condition="cell-content()=0" style:apply-style-name="Bad" style:base-cell-address="Sheet1.T18"/>
    </style:style>
    <style:style style:name="ce79" style:family="table-cell" style:parent-style-name="Default">
      <style:map style:condition="cell-content()=1" style:apply-style-name="Good" style:base-cell-address="Sheet1.T19"/>
      <style:map style:condition="cell-content()=0" style:apply-style-name="Bad" style:base-cell-address="Sheet1.T19"/>
    </style:style>
    <style:style style:name="ce80" style:family="table-cell" style:parent-style-name="Default">
      <style:map style:condition="cell-content()=1" style:apply-style-name="Good" style:base-cell-address="Sheet1.U16"/>
      <style:map style:condition="cell-content()=0" style:apply-style-name="Bad" style:base-cell-address="Sheet1.U16"/>
    </style:style>
    <style:style style:name="ce81" style:family="table-cell" style:parent-style-name="Default">
      <style:map style:condition="cell-content()=1" style:apply-style-name="Good" style:base-cell-address="Sheet1.U17"/>
      <style:map style:condition="cell-content()=0" style:apply-style-name="Bad" style:base-cell-address="Sheet1.U17"/>
    </style:style>
    <style:style style:name="ce82" style:family="table-cell" style:parent-style-name="Default">
      <style:map style:condition="cell-content()=1" style:apply-style-name="Good" style:base-cell-address="Sheet1.U18"/>
      <style:map style:condition="cell-content()=0" style:apply-style-name="Bad" style:base-cell-address="Sheet1.U18"/>
    </style:style>
    <style:style style:name="ce83" style:family="table-cell" style:parent-style-name="Default">
      <style:map style:condition="cell-content()=1" style:apply-style-name="Good" style:base-cell-address="Sheet1.U19"/>
      <style:map style:condition="cell-content()=0" style:apply-style-name="Bad" style:base-cell-address="Sheet1.U19"/>
    </style:style>
    <style:style style:name="ce84" style:family="table-cell" style:parent-style-name="Default">
      <style:map style:condition="cell-content()=1" style:apply-style-name="Good" style:base-cell-address="Sheet1.V16"/>
      <style:map style:condition="cell-content()=0" style:apply-style-name="Bad" style:base-cell-address="Sheet1.V16"/>
    </style:style>
    <style:style style:name="ce85" style:family="table-cell" style:parent-style-name="Default">
      <style:map style:condition="cell-content()=1" style:apply-style-name="Good" style:base-cell-address="Sheet1.V17"/>
      <style:map style:condition="cell-content()=0" style:apply-style-name="Bad" style:base-cell-address="Sheet1.V17"/>
    </style:style>
    <style:style style:name="ce86" style:family="table-cell" style:parent-style-name="Default">
      <style:map style:condition="cell-content()=1" style:apply-style-name="Good" style:base-cell-address="Sheet1.V18"/>
      <style:map style:condition="cell-content()=0" style:apply-style-name="Bad" style:base-cell-address="Sheet1.V18"/>
    </style:style>
    <style:style style:name="ce87" style:family="table-cell" style:parent-style-name="Default">
      <style:map style:condition="cell-content()=1" style:apply-style-name="Good" style:base-cell-address="Sheet1.V19"/>
      <style:map style:condition="cell-content()=0" style:apply-style-name="Bad" style:base-cell-address="Sheet1.V19"/>
    </style:style>
    <style:style style:name="ce88" style:family="table-cell" style:parent-style-name="Default">
      <style:map style:condition="cell-content()=1" style:apply-style-name="Good" style:base-cell-address="Sheet1.W16"/>
      <style:map style:condition="cell-content()=0" style:apply-style-name="Bad" style:base-cell-address="Sheet1.W16"/>
    </style:style>
    <style:style style:name="ce89" style:family="table-cell" style:parent-style-name="Default">
      <style:map style:condition="cell-content()=1" style:apply-style-name="Good" style:base-cell-address="Sheet1.W17"/>
      <style:map style:condition="cell-content()=0" style:apply-style-name="Bad" style:base-cell-address="Sheet1.W17"/>
    </style:style>
    <style:style style:name="ce90" style:family="table-cell" style:parent-style-name="Default">
      <style:map style:condition="cell-content()=1" style:apply-style-name="Good" style:base-cell-address="Sheet1.W18"/>
      <style:map style:condition="cell-content()=0" style:apply-style-name="Bad" style:base-cell-address="Sheet1.W18"/>
    </style:style>
    <style:style style:name="ce91" style:family="table-cell" style:parent-style-name="Default">
      <style:map style:condition="cell-content()=1" style:apply-style-name="Good" style:base-cell-address="Sheet1.W19"/>
      <style:map style:condition="cell-content()=0" style:apply-style-name="Bad" style:base-cell-address="Sheet1.W19"/>
    </style:style>
    <style:style style:name="ce92" style:family="table-cell" style:parent-style-name="Default">
      <style:map style:condition="cell-content()=1" style:apply-style-name="Good" style:base-cell-address="Sheet1.X16"/>
      <style:map style:condition="cell-content()=0" style:apply-style-name="Bad" style:base-cell-address="Sheet1.X16"/>
    </style:style>
    <style:style style:name="ce93" style:family="table-cell" style:parent-style-name="Default">
      <style:map style:condition="cell-content()=1" style:apply-style-name="Good" style:base-cell-address="Sheet1.X17"/>
      <style:map style:condition="cell-content()=0" style:apply-style-name="Bad" style:base-cell-address="Sheet1.X17"/>
    </style:style>
    <style:style style:name="ce94" style:family="table-cell" style:parent-style-name="Default">
      <style:map style:condition="cell-content()=1" style:apply-style-name="Good" style:base-cell-address="Sheet1.X18"/>
      <style:map style:condition="cell-content()=0" style:apply-style-name="Bad" style:base-cell-address="Sheet1.X18"/>
    </style:style>
    <style:style style:name="ce95" style:family="table-cell" style:parent-style-name="Default">
      <style:map style:condition="cell-content()=1" style:apply-style-name="Good" style:base-cell-address="Sheet1.X19"/>
      <style:map style:condition="cell-content()=0" style:apply-style-name="Bad" style:base-cell-address="Sheet1.X19"/>
    </style:style>
    <style:style style:name="ce96" style:family="table-cell" style:parent-style-name="Default">
      <style:map style:condition="cell-content()=1" style:apply-style-name="Good" style:base-cell-address="Sheet1.Y16"/>
      <style:map style:condition="cell-content()=0" style:apply-style-name="Bad" style:base-cell-address="Sheet1.Y16"/>
    </style:style>
    <style:style style:name="ce97" style:family="table-cell" style:parent-style-name="Default">
      <style:map style:condition="cell-content()=1" style:apply-style-name="Good" style:base-cell-address="Sheet1.Y17"/>
      <style:map style:condition="cell-content()=0" style:apply-style-name="Bad" style:base-cell-address="Sheet1.Y17"/>
    </style:style>
    <style:style style:name="ce98" style:family="table-cell" style:parent-style-name="Default">
      <style:map style:condition="cell-content()=1" style:apply-style-name="Good" style:base-cell-address="Sheet1.Y18"/>
      <style:map style:condition="cell-content()=0" style:apply-style-name="Bad" style:base-cell-address="Sheet1.Y18"/>
    </style:style>
    <style:style style:name="ce99" style:family="table-cell" style:parent-style-name="Default">
      <style:map style:condition="cell-content()=1" style:apply-style-name="Good" style:base-cell-address="Sheet1.Y19"/>
      <style:map style:condition="cell-content()=0" style:apply-style-name="Bad" style:base-cell-address="Sheet1.Y19"/>
    </style:style>
    <style:style style:name="ce100" style:family="table-cell" style:parent-style-name="Default">
      <style:map style:condition="cell-content()=1" style:apply-style-name="Good" style:base-cell-address="Sheet1.Z16"/>
      <style:map style:condition="cell-content()=0" style:apply-style-name="Bad" style:base-cell-address="Sheet1.Z16"/>
    </style:style>
    <style:style style:name="ce101" style:family="table-cell" style:parent-style-name="Default">
      <style:map style:condition="cell-content()=1" style:apply-style-name="Good" style:base-cell-address="Sheet1.Z17"/>
      <style:map style:condition="cell-content()=0" style:apply-style-name="Bad" style:base-cell-address="Sheet1.Z17"/>
    </style:style>
    <style:style style:name="ce102" style:family="table-cell" style:parent-style-name="Default">
      <style:map style:condition="cell-content()=1" style:apply-style-name="Good" style:base-cell-address="Sheet1.Z18"/>
      <style:map style:condition="cell-content()=0" style:apply-style-name="Bad" style:base-cell-address="Sheet1.Z18"/>
    </style:style>
    <style:style style:name="ce103" style:family="table-cell" style:parent-style-name="Default">
      <style:map style:condition="cell-content()=1" style:apply-style-name="Good" style:base-cell-address="Sheet1.Z19"/>
      <style:map style:condition="cell-content()=0" style:apply-style-name="Bad" style:base-cell-address="Sheet1.Z19"/>
    </style:style>
    <style:style style:name="ce104" style:family="table-cell" style:parent-style-name="Default">
      <style:map style:condition="cell-content()=1" style:apply-style-name="Good" style:base-cell-address="Sheet1.AA16"/>
      <style:map style:condition="cell-content()=0" style:apply-style-name="Bad" style:base-cell-address="Sheet1.AA16"/>
    </style:style>
    <style:style style:name="ce105" style:family="table-cell" style:parent-style-name="Default">
      <style:map style:condition="cell-content()=1" style:apply-style-name="Good" style:base-cell-address="Sheet1.AA17"/>
      <style:map style:condition="cell-content()=0" style:apply-style-name="Bad" style:base-cell-address="Sheet1.AA17"/>
    </style:style>
    <style:style style:name="ce106" style:family="table-cell" style:parent-style-name="Default">
      <style:map style:condition="cell-content()=1" style:apply-style-name="Good" style:base-cell-address="Sheet1.AA18"/>
      <style:map style:condition="cell-content()=0" style:apply-style-name="Bad" style:base-cell-address="Sheet1.AA18"/>
    </style:style>
    <style:style style:name="ce107" style:family="table-cell" style:parent-style-name="Default">
      <style:map style:condition="cell-content()=1" style:apply-style-name="Good" style:base-cell-address="Sheet1.AA19"/>
      <style:map style:condition="cell-content()=0" style:apply-style-name="Bad" style:base-cell-address="Sheet1.AA19"/>
    </style:style>
    <style:style style:name="ce108" style:family="table-cell" style:parent-style-name="Default">
      <style:map style:condition="cell-content()=1" style:apply-style-name="Good" style:base-cell-address="Sheet1.AB16"/>
      <style:map style:condition="cell-content()=0" style:apply-style-name="Bad" style:base-cell-address="Sheet1.AB16"/>
    </style:style>
    <style:style style:name="ce109" style:family="table-cell" style:parent-style-name="Default">
      <style:map style:condition="cell-content()=1" style:apply-style-name="Good" style:base-cell-address="Sheet1.AB17"/>
      <style:map style:condition="cell-content()=0" style:apply-style-name="Bad" style:base-cell-address="Sheet1.AB17"/>
    </style:style>
    <style:style style:name="ce110" style:family="table-cell" style:parent-style-name="Default">
      <style:map style:condition="cell-content()=1" style:apply-style-name="Good" style:base-cell-address="Sheet1.AB18"/>
      <style:map style:condition="cell-content()=0" style:apply-style-name="Bad" style:base-cell-address="Sheet1.AB18"/>
    </style:style>
    <style:style style:name="ce111" style:family="table-cell" style:parent-style-name="Default">
      <style:map style:condition="cell-content()=1" style:apply-style-name="Good" style:base-cell-address="Sheet1.AB19"/>
      <style:map style:condition="cell-content()=0" style:apply-style-name="Bad" style:base-cell-address="Sheet1.AB19"/>
    </style:style>
    <style:style style:name="ce112" style:family="table-cell" style:parent-style-name="Default">
      <style:map style:condition="cell-content()=1" style:apply-style-name="Good" style:base-cell-address="Sheet1.AC16"/>
      <style:map style:condition="cell-content()=0" style:apply-style-name="Bad" style:base-cell-address="Sheet1.AC16"/>
    </style:style>
    <style:style style:name="ce113" style:family="table-cell" style:parent-style-name="Default">
      <style:map style:condition="cell-content()=1" style:apply-style-name="Good" style:base-cell-address="Sheet1.AC17"/>
      <style:map style:condition="cell-content()=0" style:apply-style-name="Bad" style:base-cell-address="Sheet1.AC17"/>
    </style:style>
    <style:style style:name="ce114" style:family="table-cell" style:parent-style-name="Default">
      <style:map style:condition="cell-content()=1" style:apply-style-name="Good" style:base-cell-address="Sheet1.AC18"/>
      <style:map style:condition="cell-content()=0" style:apply-style-name="Bad" style:base-cell-address="Sheet1.AC18"/>
    </style:style>
    <style:style style:name="ce115" style:family="table-cell" style:parent-style-name="Default">
      <style:map style:condition="cell-content()=1" style:apply-style-name="Good" style:base-cell-address="Sheet1.AC19"/>
      <style:map style:condition="cell-content()=0" style:apply-style-name="Bad" style:base-cell-address="Sheet1.AC19"/>
    </style:style>
    <style:style style:name="ce116" style:family="table-cell" style:parent-style-name="Default">
      <style:map style:condition="cell-content()=1" style:apply-style-name="Good" style:base-cell-address="Sheet1.AD16"/>
      <style:map style:condition="cell-content()=0" style:apply-style-name="Bad" style:base-cell-address="Sheet1.AD16"/>
    </style:style>
    <style:style style:name="ce117" style:family="table-cell" style:parent-style-name="Default">
      <style:map style:condition="cell-content()=1" style:apply-style-name="Good" style:base-cell-address="Sheet1.AD17"/>
      <style:map style:condition="cell-content()=0" style:apply-style-name="Bad" style:base-cell-address="Sheet1.AD17"/>
    </style:style>
    <style:style style:name="ce118" style:family="table-cell" style:parent-style-name="Default">
      <style:map style:condition="cell-content()=1" style:apply-style-name="Good" style:base-cell-address="Sheet1.AD18"/>
      <style:map style:condition="cell-content()=0" style:apply-style-name="Bad" style:base-cell-address="Sheet1.AD18"/>
    </style:style>
    <style:style style:name="ce119" style:family="table-cell" style:parent-style-name="Default">
      <style:map style:condition="cell-content()=1" style:apply-style-name="Good" style:base-cell-address="Sheet1.AD19"/>
      <style:map style:condition="cell-content()=0" style:apply-style-name="Bad" style:base-cell-address="Sheet1.AD19"/>
    </style:style>
    <style:style style:name="ce120" style:family="table-cell" style:parent-style-name="Default">
      <style:map style:condition="cell-content()=1" style:apply-style-name="Good" style:base-cell-address="Sheet1.AE16"/>
      <style:map style:condition="cell-content()=0" style:apply-style-name="Bad" style:base-cell-address="Sheet1.AE16"/>
    </style:style>
    <style:style style:name="ce121" style:family="table-cell" style:parent-style-name="Default">
      <style:map style:condition="cell-content()=1" style:apply-style-name="Good" style:base-cell-address="Sheet1.AE17"/>
      <style:map style:condition="cell-content()=0" style:apply-style-name="Bad" style:base-cell-address="Sheet1.AE17"/>
    </style:style>
    <style:style style:name="ce122" style:family="table-cell" style:parent-style-name="Default">
      <style:map style:condition="cell-content()=1" style:apply-style-name="Good" style:base-cell-address="Sheet1.AE18"/>
      <style:map style:condition="cell-content()=0" style:apply-style-name="Bad" style:base-cell-address="Sheet1.AE18"/>
    </style:style>
    <style:style style:name="ce123" style:family="table-cell" style:parent-style-name="Default">
      <style:map style:condition="cell-content()=1" style:apply-style-name="Good" style:base-cell-address="Sheet1.AE19"/>
      <style:map style:condition="cell-content()=0" style:apply-style-name="Bad" style:base-cell-address="Sheet1.AE19"/>
    </style:style>
    <style:style style:name="ce124" style:family="table-cell" style:parent-style-name="Default">
      <style:map style:condition="cell-content()=1" style:apply-style-name="Good" style:base-cell-address="Sheet1.AF16"/>
      <style:map style:condition="cell-content()=0" style:apply-style-name="Bad" style:base-cell-address="Sheet1.AF16"/>
    </style:style>
    <style:style style:name="ce125" style:family="table-cell" style:parent-style-name="Default">
      <style:map style:condition="cell-content()=1" style:apply-style-name="Good" style:base-cell-address="Sheet1.AF17"/>
      <style:map style:condition="cell-content()=0" style:apply-style-name="Bad" style:base-cell-address="Sheet1.AF17"/>
    </style:style>
    <style:style style:name="ce126" style:family="table-cell" style:parent-style-name="Default">
      <style:map style:condition="cell-content()=1" style:apply-style-name="Good" style:base-cell-address="Sheet1.AF18"/>
      <style:map style:condition="cell-content()=0" style:apply-style-name="Bad" style:base-cell-address="Sheet1.AF18"/>
    </style:style>
    <style:style style:name="ce127" style:family="table-cell" style:parent-style-name="Default">
      <style:map style:condition="cell-content()=1" style:apply-style-name="Good" style:base-cell-address="Sheet1.AF19"/>
      <style:map style:condition="cell-content()=0" style:apply-style-name="Bad" style:base-cell-address="Sheet1.AF19"/>
    </style:style>
    <style:style style:name="ce128" style:family="table-cell" style:parent-style-name="Default">
      <style:map style:condition="cell-content()=1" style:apply-style-name="Good" style:base-cell-address="Sheet1.AG16"/>
      <style:map style:condition="cell-content()=0" style:apply-style-name="Bad" style:base-cell-address="Sheet1.AG16"/>
    </style:style>
    <style:style style:name="ce129" style:family="table-cell" style:parent-style-name="Default">
      <style:map style:condition="cell-content()=1" style:apply-style-name="Good" style:base-cell-address="Sheet1.AG17"/>
      <style:map style:condition="cell-content()=0" style:apply-style-name="Bad" style:base-cell-address="Sheet1.AG17"/>
    </style:style>
    <style:style style:name="ce130" style:family="table-cell" style:parent-style-name="Default">
      <style:map style:condition="cell-content()=1" style:apply-style-name="Good" style:base-cell-address="Sheet1.AG18"/>
      <style:map style:condition="cell-content()=0" style:apply-style-name="Bad" style:base-cell-address="Sheet1.AG18"/>
    </style:style>
    <style:style style:name="ce131" style:family="table-cell" style:parent-style-name="Default">
      <style:map style:condition="cell-content()=1" style:apply-style-name="Good" style:base-cell-address="Sheet1.AG19"/>
      <style:map style:condition="cell-content()=0" style:apply-style-name="Bad" style:base-cell-address="Sheet1.AG19"/>
    </style:style>
    <style:style style:name="ce132" style:family="table-cell" style:parent-style-name="Default">
      <style:map style:condition="cell-content()=1" style:apply-style-name="Good" style:base-cell-address="Sheet1.AH16"/>
      <style:map style:condition="cell-content()=0" style:apply-style-name="Bad" style:base-cell-address="Sheet1.AH16"/>
    </style:style>
    <style:style style:name="ce133" style:family="table-cell" style:parent-style-name="Default">
      <style:map style:condition="cell-content()=1" style:apply-style-name="Good" style:base-cell-address="Sheet1.AH17"/>
      <style:map style:condition="cell-content()=0" style:apply-style-name="Bad" style:base-cell-address="Sheet1.AH17"/>
    </style:style>
    <style:style style:name="ce134" style:family="table-cell" style:parent-style-name="Default">
      <style:map style:condition="cell-content()=1" style:apply-style-name="Good" style:base-cell-address="Sheet1.AH18"/>
      <style:map style:condition="cell-content()=0" style:apply-style-name="Bad" style:base-cell-address="Sheet1.AH18"/>
    </style:style>
    <style:style style:name="ce135" style:family="table-cell" style:parent-style-name="Default">
      <style:map style:condition="cell-content()=1" style:apply-style-name="Good" style:base-cell-address="Sheet1.AH19"/>
      <style:map style:condition="cell-content()=0" style:apply-style-name="Bad" style:base-cell-address="Sheet1.AH19"/>
    </style:style>
    <style:style style:name="ce136" style:family="table-cell" style:parent-style-name="Default">
      <style:map style:condition="cell-content()=1" style:apply-style-name="Good" style:base-cell-address="Sheet1.AI16"/>
      <style:map style:condition="cell-content()=0" style:apply-style-name="Bad" style:base-cell-address="Sheet1.AI16"/>
    </style:style>
    <style:style style:name="ce137" style:family="table-cell" style:parent-style-name="Default">
      <style:map style:condition="cell-content()=1" style:apply-style-name="Good" style:base-cell-address="Sheet1.AI17"/>
      <style:map style:condition="cell-content()=0" style:apply-style-name="Bad" style:base-cell-address="Sheet1.AI17"/>
    </style:style>
    <style:style style:name="ce138" style:family="table-cell" style:parent-style-name="Default">
      <style:map style:condition="cell-content()=1" style:apply-style-name="Good" style:base-cell-address="Sheet1.AI18"/>
      <style:map style:condition="cell-content()=0" style:apply-style-name="Bad" style:base-cell-address="Sheet1.AI18"/>
    </style:style>
    <style:style style:name="ce139" style:family="table-cell" style:parent-style-name="Default">
      <style:map style:condition="cell-content()=1" style:apply-style-name="Good" style:base-cell-address="Sheet1.AI19"/>
      <style:map style:condition="cell-content()=0" style:apply-style-name="Bad" style:base-cell-address="Sheet1.AI19"/>
    </style:style>
    <style:style style:name="ce140" style:family="table-cell" style:parent-style-name="Default">
      <style:map style:condition="cell-content()=1" style:apply-style-name="Good" style:base-cell-address="Sheet1.AJ16"/>
      <style:map style:condition="cell-content()=0" style:apply-style-name="Bad" style:base-cell-address="Sheet1.AJ16"/>
    </style:style>
    <style:style style:name="ce141" style:family="table-cell" style:parent-style-name="Default">
      <style:map style:condition="cell-content()=1" style:apply-style-name="Good" style:base-cell-address="Sheet1.AJ17"/>
      <style:map style:condition="cell-content()=0" style:apply-style-name="Bad" style:base-cell-address="Sheet1.AJ17"/>
    </style:style>
    <style:style style:name="ce142" style:family="table-cell" style:parent-style-name="Default">
      <style:map style:condition="cell-content()=1" style:apply-style-name="Good" style:base-cell-address="Sheet1.AJ18"/>
      <style:map style:condition="cell-content()=0" style:apply-style-name="Bad" style:base-cell-address="Sheet1.AJ18"/>
    </style:style>
    <style:style style:name="ce143" style:family="table-cell" style:parent-style-name="Default">
      <style:map style:condition="cell-content()=1" style:apply-style-name="Good" style:base-cell-address="Sheet1.AJ19"/>
      <style:map style:condition="cell-content()=0" style:apply-style-name="Bad" style:base-cell-address="Sheet1.AJ19"/>
    </style:style>
    <style:style style:name="ce144" style:family="table-cell" style:parent-style-name="Default">
      <style:map style:condition="cell-content()=1" style:apply-style-name="Good" style:base-cell-address="Sheet1.AK16"/>
      <style:map style:condition="cell-content()=0" style:apply-style-name="Bad" style:base-cell-address="Sheet1.AK16"/>
    </style:style>
    <style:style style:name="ce145" style:family="table-cell" style:parent-style-name="Default">
      <style:map style:condition="cell-content()=1" style:apply-style-name="Good" style:base-cell-address="Sheet1.AK17"/>
      <style:map style:condition="cell-content()=0" style:apply-style-name="Bad" style:base-cell-address="Sheet1.AK17"/>
    </style:style>
    <style:style style:name="ce146" style:family="table-cell" style:parent-style-name="Default">
      <style:map style:condition="cell-content()=1" style:apply-style-name="Good" style:base-cell-address="Sheet1.AK18"/>
      <style:map style:condition="cell-content()=0" style:apply-style-name="Bad" style:base-cell-address="Sheet1.AK18"/>
    </style:style>
    <style:style style:name="ce147" style:family="table-cell" style:parent-style-name="Default">
      <style:map style:condition="cell-content()=1" style:apply-style-name="Good" style:base-cell-address="Sheet1.AK19"/>
      <style:map style:condition="cell-content()=0" style:apply-style-name="Bad" style:base-cell-address="Sheet1.AK19"/>
    </style:style>
    <style:style style:name="ce148" style:family="table-cell" style:parent-style-name="Default">
      <style:map style:condition="cell-content()=1" style:apply-style-name="Good" style:base-cell-address="Sheet1.AL16"/>
      <style:map style:condition="cell-content()=0" style:apply-style-name="Bad" style:base-cell-address="Sheet1.AL16"/>
    </style:style>
    <style:style style:name="ce149" style:family="table-cell" style:parent-style-name="Default">
      <style:map style:condition="cell-content()=1" style:apply-style-name="Good" style:base-cell-address="Sheet1.AL17"/>
      <style:map style:condition="cell-content()=0" style:apply-style-name="Bad" style:base-cell-address="Sheet1.AL17"/>
    </style:style>
    <style:style style:name="ce150" style:family="table-cell" style:parent-style-name="Default">
      <style:map style:condition="cell-content()=1" style:apply-style-name="Good" style:base-cell-address="Sheet1.AL18"/>
      <style:map style:condition="cell-content()=0" style:apply-style-name="Bad" style:base-cell-address="Sheet1.AL18"/>
    </style:style>
    <style:style style:name="ce151" style:family="table-cell" style:parent-style-name="Default">
      <style:map style:condition="cell-content()=1" style:apply-style-name="Good" style:base-cell-address="Sheet1.AL19"/>
      <style:map style:condition="cell-content()=0" style:apply-style-name="Bad" style:base-cell-address="Sheet1.AL19"/>
    </style:style>
    <style:style style:name="ce152" style:family="table-cell" style:parent-style-name="Default">
      <style:map style:condition="cell-content()=1" style:apply-style-name="Good" style:base-cell-address="Sheet1.AM16"/>
      <style:map style:condition="cell-content()=0" style:apply-style-name="Bad" style:base-cell-address="Sheet1.AM16"/>
    </style:style>
    <style:style style:name="ce153" style:family="table-cell" style:parent-style-name="Default">
      <style:map style:condition="cell-content()=1" style:apply-style-name="Good" style:base-cell-address="Sheet1.AM17"/>
      <style:map style:condition="cell-content()=0" style:apply-style-name="Bad" style:base-cell-address="Sheet1.AM17"/>
    </style:style>
    <style:style style:name="ce154" style:family="table-cell" style:parent-style-name="Default">
      <style:map style:condition="cell-content()=1" style:apply-style-name="Good" style:base-cell-address="Sheet1.AM18"/>
      <style:map style:condition="cell-content()=0" style:apply-style-name="Bad" style:base-cell-address="Sheet1.AM18"/>
    </style:style>
    <style:style style:name="ce155" style:family="table-cell" style:parent-style-name="Default">
      <style:map style:condition="cell-content()=1" style:apply-style-name="Good" style:base-cell-address="Sheet1.AM19"/>
      <style:map style:condition="cell-content()=0" style:apply-style-name="Bad" style:base-cell-address="Sheet1.AM19"/>
    </style:style>
    <style:style style:name="ce156" style:family="table-cell" style:parent-style-name="Default">
      <style:map style:condition="cell-content()=1" style:apply-style-name="Good" style:base-cell-address="Sheet1.AN16"/>
      <style:map style:condition="cell-content()=0" style:apply-style-name="Bad" style:base-cell-address="Sheet1.AN16"/>
    </style:style>
    <style:style style:name="ce157" style:family="table-cell" style:parent-style-name="Default">
      <style:map style:condition="cell-content()=1" style:apply-style-name="Good" style:base-cell-address="Sheet1.AN17"/>
      <style:map style:condition="cell-content()=0" style:apply-style-name="Bad" style:base-cell-address="Sheet1.AN17"/>
    </style:style>
    <style:style style:name="ce158" style:family="table-cell" style:parent-style-name="Default">
      <style:map style:condition="cell-content()=1" style:apply-style-name="Good" style:base-cell-address="Sheet1.AN18"/>
      <style:map style:condition="cell-content()=0" style:apply-style-name="Bad" style:base-cell-address="Sheet1.AN18"/>
    </style:style>
    <style:style style:name="ce159" style:family="table-cell" style:parent-style-name="Default">
      <style:map style:condition="cell-content()=1" style:apply-style-name="Good" style:base-cell-address="Sheet1.AN19"/>
      <style:map style:condition="cell-content()=0" style:apply-style-name="Bad" style:base-cell-address="Sheet1.AN19"/>
    </style:style>
    <style:style style:name="ce160" style:family="table-cell" style:parent-style-name="Default">
      <style:map style:condition="cell-content()=1" style:apply-style-name="Good" style:base-cell-address="Sheet1.AO16"/>
      <style:map style:condition="cell-content()=0" style:apply-style-name="Bad" style:base-cell-address="Sheet1.AO16"/>
    </style:style>
    <style:style style:name="ce161" style:family="table-cell" style:parent-style-name="Default">
      <style:map style:condition="cell-content()=1" style:apply-style-name="Good" style:base-cell-address="Sheet1.AO17"/>
      <style:map style:condition="cell-content()=0" style:apply-style-name="Bad" style:base-cell-address="Sheet1.AO17"/>
    </style:style>
    <style:style style:name="ce162" style:family="table-cell" style:parent-style-name="Default">
      <style:map style:condition="cell-content()=1" style:apply-style-name="Good" style:base-cell-address="Sheet1.AO18"/>
      <style:map style:condition="cell-content()=0" style:apply-style-name="Bad" style:base-cell-address="Sheet1.AO18"/>
    </style:style>
    <style:style style:name="ce163" style:family="table-cell" style:parent-style-name="Default">
      <style:map style:condition="cell-content()=1" style:apply-style-name="Good" style:base-cell-address="Sheet1.AO19"/>
      <style:map style:condition="cell-content()=0" style:apply-style-name="Bad" style:base-cell-address="Sheet1.AO19"/>
    </style:style>
    <style:style style:name="ce164" style:family="table-cell" style:parent-style-name="Default">
      <style:map style:condition="cell-content()=1" style:apply-style-name="Good" style:base-cell-address="Sheet1.AP16"/>
      <style:map style:condition="cell-content()=0" style:apply-style-name="Bad" style:base-cell-address="Sheet1.AP16"/>
    </style:style>
    <style:style style:name="ce165" style:family="table-cell" style:parent-style-name="Default">
      <style:map style:condition="cell-content()=1" style:apply-style-name="Good" style:base-cell-address="Sheet1.AP17"/>
      <style:map style:condition="cell-content()=0" style:apply-style-name="Bad" style:base-cell-address="Sheet1.AP17"/>
    </style:style>
    <style:style style:name="ce166" style:family="table-cell" style:parent-style-name="Default">
      <style:map style:condition="cell-content()=1" style:apply-style-name="Good" style:base-cell-address="Sheet1.AP18"/>
      <style:map style:condition="cell-content()=0" style:apply-style-name="Bad" style:base-cell-address="Sheet1.AP18"/>
    </style:style>
    <style:style style:name="ce167" style:family="table-cell" style:parent-style-name="Default">
      <style:map style:condition="cell-content()=1" style:apply-style-name="Good" style:base-cell-address="Sheet1.AP19"/>
      <style:map style:condition="cell-content()=0" style:apply-style-name="Bad" style:base-cell-address="Sheet1.AP19"/>
    </style:style>
    <style:style style:name="ce168" style:family="table-cell" style:parent-style-name="Default">
      <style:map style:condition="cell-content()=1" style:apply-style-name="Good" style:base-cell-address="Sheet1.AQ16"/>
      <style:map style:condition="cell-content()=0" style:apply-style-name="Bad" style:base-cell-address="Sheet1.AQ16"/>
    </style:style>
    <style:style style:name="ce169" style:family="table-cell" style:parent-style-name="Default">
      <style:map style:condition="cell-content()=1" style:apply-style-name="Good" style:base-cell-address="Sheet1.AQ17"/>
      <style:map style:condition="cell-content()=0" style:apply-style-name="Bad" style:base-cell-address="Sheet1.AQ17"/>
    </style:style>
    <style:style style:name="ce170" style:family="table-cell" style:parent-style-name="Default">
      <style:map style:condition="cell-content()=1" style:apply-style-name="Good" style:base-cell-address="Sheet1.AQ18"/>
      <style:map style:condition="cell-content()=0" style:apply-style-name="Bad" style:base-cell-address="Sheet1.AQ18"/>
    </style:style>
    <style:style style:name="ce171" style:family="table-cell" style:parent-style-name="Default">
      <style:map style:condition="cell-content()=1" style:apply-style-name="Good" style:base-cell-address="Sheet1.AQ19"/>
      <style:map style:condition="cell-content()=0" style:apply-style-name="Bad" style:base-cell-address="Sheet1.AQ19"/>
    </style:style>
    <style:style style:name="ce172" style:family="table-cell" style:parent-style-name="Default">
      <style:map style:condition="cell-content()=1" style:apply-style-name="Good" style:base-cell-address="Sheet1.AR16"/>
      <style:map style:condition="cell-content()=0" style:apply-style-name="Bad" style:base-cell-address="Sheet1.AR16"/>
    </style:style>
    <style:style style:name="ce173" style:family="table-cell" style:parent-style-name="Default">
      <style:map style:condition="cell-content()=1" style:apply-style-name="Good" style:base-cell-address="Sheet1.AR17"/>
      <style:map style:condition="cell-content()=0" style:apply-style-name="Bad" style:base-cell-address="Sheet1.AR17"/>
    </style:style>
    <style:style style:name="ce174" style:family="table-cell" style:parent-style-name="Default">
      <style:map style:condition="cell-content()=1" style:apply-style-name="Good" style:base-cell-address="Sheet1.AR18"/>
      <style:map style:condition="cell-content()=0" style:apply-style-name="Bad" style:base-cell-address="Sheet1.AR18"/>
    </style:style>
    <style:style style:name="ce175" style:family="table-cell" style:parent-style-name="Default">
      <style:map style:condition="cell-content()=1" style:apply-style-name="Good" style:base-cell-address="Sheet1.AR19"/>
      <style:map style:condition="cell-content()=0" style:apply-style-name="Bad" style:base-cell-address="Sheet1.AR19"/>
    </style:style>
    <style:style style:name="ce176" style:family="table-cell" style:parent-style-name="Default">
      <style:map style:condition="cell-content()=1" style:apply-style-name="Good" style:base-cell-address="Sheet1.AS16"/>
      <style:map style:condition="cell-content()=0" style:apply-style-name="Bad" style:base-cell-address="Sheet1.AS16"/>
    </style:style>
    <style:style style:name="ce177" style:family="table-cell" style:parent-style-name="Default">
      <style:map style:condition="cell-content()=1" style:apply-style-name="Good" style:base-cell-address="Sheet1.AS17"/>
      <style:map style:condition="cell-content()=0" style:apply-style-name="Bad" style:base-cell-address="Sheet1.AS17"/>
    </style:style>
    <style:style style:name="ce178" style:family="table-cell" style:parent-style-name="Default">
      <style:map style:condition="cell-content()=1" style:apply-style-name="Good" style:base-cell-address="Sheet1.AS18"/>
      <style:map style:condition="cell-content()=0" style:apply-style-name="Bad" style:base-cell-address="Sheet1.AS18"/>
    </style:style>
    <style:style style:name="ce179" style:family="table-cell" style:parent-style-name="Default">
      <style:map style:condition="cell-content()=1" style:apply-style-name="Good" style:base-cell-address="Sheet1.AS19"/>
      <style:map style:condition="cell-content()=0" style:apply-style-name="Bad" style:base-cell-address="Sheet1.AS19"/>
    </style:style>
    <style:style style:name="ce180" style:family="table-cell" style:parent-style-name="Default">
      <style:map style:condition="cell-content()=1" style:apply-style-name="Good" style:base-cell-address="Sheet1.AT16"/>
      <style:map style:condition="cell-content()=0" style:apply-style-name="Bad" style:base-cell-address="Sheet1.AT16"/>
    </style:style>
    <style:style style:name="ce181" style:family="table-cell" style:parent-style-name="Default">
      <style:map style:condition="cell-content()=1" style:apply-style-name="Good" style:base-cell-address="Sheet1.AT17"/>
      <style:map style:condition="cell-content()=0" style:apply-style-name="Bad" style:base-cell-address="Sheet1.AT17"/>
    </style:style>
    <style:style style:name="ce182" style:family="table-cell" style:parent-style-name="Default">
      <style:map style:condition="cell-content()=1" style:apply-style-name="Good" style:base-cell-address="Sheet1.AT18"/>
      <style:map style:condition="cell-content()=0" style:apply-style-name="Bad" style:base-cell-address="Sheet1.AT18"/>
    </style:style>
    <style:style style:name="ce183" style:family="table-cell" style:parent-style-name="Default">
      <style:map style:condition="cell-content()=1" style:apply-style-name="Good" style:base-cell-address="Sheet1.AT19"/>
      <style:map style:condition="cell-content()=0" style:apply-style-name="Bad" style:base-cell-address="Sheet1.AT19"/>
    </style:style>
    <style:style style:name="ce184" style:family="table-cell" style:parent-style-name="Default">
      <style:map style:condition="cell-content()=1" style:apply-style-name="Good" style:base-cell-address="Sheet1.AU16"/>
      <style:map style:condition="cell-content()=0" style:apply-style-name="Bad" style:base-cell-address="Sheet1.AU16"/>
    </style:style>
    <style:style style:name="ce185" style:family="table-cell" style:parent-style-name="Default">
      <style:map style:condition="cell-content()=1" style:apply-style-name="Good" style:base-cell-address="Sheet1.AU17"/>
      <style:map style:condition="cell-content()=0" style:apply-style-name="Bad" style:base-cell-address="Sheet1.AU17"/>
    </style:style>
    <style:style style:name="ce186" style:family="table-cell" style:parent-style-name="Default">
      <style:map style:condition="cell-content()=1" style:apply-style-name="Good" style:base-cell-address="Sheet1.AU18"/>
      <style:map style:condition="cell-content()=0" style:apply-style-name="Bad" style:base-cell-address="Sheet1.AU18"/>
    </style:style>
    <style:style style:name="ce187" style:family="table-cell" style:parent-style-name="Default">
      <style:map style:condition="cell-content()=1" style:apply-style-name="Good" style:base-cell-address="Sheet1.AU19"/>
      <style:map style:condition="cell-content()=0" style:apply-style-name="Bad" style:base-cell-address="Sheet1.AU19"/>
    </style:style>
    <style:style style:name="ce188" style:family="table-cell" style:parent-style-name="Default">
      <style:map style:condition="cell-content()=1" style:apply-style-name="Good" style:base-cell-address="Sheet1.AV16"/>
      <style:map style:condition="cell-content()=0" style:apply-style-name="Bad" style:base-cell-address="Sheet1.AV16"/>
    </style:style>
    <style:style style:name="ce189" style:family="table-cell" style:parent-style-name="Default">
      <style:map style:condition="cell-content()=1" style:apply-style-name="Good" style:base-cell-address="Sheet1.AV17"/>
      <style:map style:condition="cell-content()=0" style:apply-style-name="Bad" style:base-cell-address="Sheet1.AV17"/>
    </style:style>
    <style:style style:name="ce190" style:family="table-cell" style:parent-style-name="Default">
      <style:map style:condition="cell-content()=1" style:apply-style-name="Good" style:base-cell-address="Sheet1.AV18"/>
      <style:map style:condition="cell-content()=0" style:apply-style-name="Bad" style:base-cell-address="Sheet1.AV18"/>
    </style:style>
    <style:style style:name="ce191" style:family="table-cell" style:parent-style-name="Default">
      <style:map style:condition="cell-content()=1" style:apply-style-name="Good" style:base-cell-address="Sheet1.AV19"/>
      <style:map style:condition="cell-content()=0" style:apply-style-name="Bad" style:base-cell-address="Sheet1.AV19"/>
    </style:style>
    <style:style style:name="ce192" style:family="table-cell" style:parent-style-name="Default">
      <style:map style:condition="cell-content()=1" style:apply-style-name="Good" style:base-cell-address="Sheet1.AW16"/>
      <style:map style:condition="cell-content()=0" style:apply-style-name="Bad" style:base-cell-address="Sheet1.AW16"/>
    </style:style>
    <style:style style:name="ce193" style:family="table-cell" style:parent-style-name="Default">
      <style:map style:condition="cell-content()=1" style:apply-style-name="Good" style:base-cell-address="Sheet1.AW17"/>
      <style:map style:condition="cell-content()=0" style:apply-style-name="Bad" style:base-cell-address="Sheet1.AW17"/>
    </style:style>
    <style:style style:name="ce194" style:family="table-cell" style:parent-style-name="Default">
      <style:map style:condition="cell-content()=1" style:apply-style-name="Good" style:base-cell-address="Sheet1.AW18"/>
      <style:map style:condition="cell-content()=0" style:apply-style-name="Bad" style:base-cell-address="Sheet1.AW18"/>
    </style:style>
    <style:style style:name="ce195" style:family="table-cell" style:parent-style-name="Default">
      <style:map style:condition="cell-content()=1" style:apply-style-name="Good" style:base-cell-address="Sheet1.AW19"/>
      <style:map style:condition="cell-content()=0" style:apply-style-name="Bad" style:base-cell-address="Sheet1.AW19"/>
    </style:style>
    <style:style style:name="ce196" style:family="table-cell" style:parent-style-name="Default">
      <style:map style:condition="cell-content()=1" style:apply-style-name="Good" style:base-cell-address="Sheet1.AX16"/>
      <style:map style:condition="cell-content()=0" style:apply-style-name="Bad" style:base-cell-address="Sheet1.AX16"/>
    </style:style>
    <style:style style:name="ce197" style:family="table-cell" style:parent-style-name="Default">
      <style:map style:condition="cell-content()=1" style:apply-style-name="Good" style:base-cell-address="Sheet1.AX17"/>
      <style:map style:condition="cell-content()=0" style:apply-style-name="Bad" style:base-cell-address="Sheet1.AX17"/>
    </style:style>
    <style:style style:name="ce198" style:family="table-cell" style:parent-style-name="Default">
      <style:map style:condition="cell-content()=1" style:apply-style-name="Good" style:base-cell-address="Sheet1.AX18"/>
      <style:map style:condition="cell-content()=0" style:apply-style-name="Bad" style:base-cell-address="Sheet1.AX18"/>
    </style:style>
    <style:style style:name="ce199" style:family="table-cell" style:parent-style-name="Default">
      <style:map style:condition="cell-content()=1" style:apply-style-name="Good" style:base-cell-address="Sheet1.AX19"/>
      <style:map style:condition="cell-content()=0" style:apply-style-name="Bad" style:base-cell-address="Sheet1.AX19"/>
    </style:style>
    <style:style style:name="ce200" style:family="table-cell" style:parent-style-name="Default">
      <style:map style:condition="cell-content()=1" style:apply-style-name="Good" style:base-cell-address="Sheet1.AY16"/>
      <style:map style:condition="cell-content()=0" style:apply-style-name="Bad" style:base-cell-address="Sheet1.AY16"/>
    </style:style>
    <style:style style:name="ce201" style:family="table-cell" style:parent-style-name="Default">
      <style:map style:condition="cell-content()=1" style:apply-style-name="Good" style:base-cell-address="Sheet1.AY17"/>
      <style:map style:condition="cell-content()=0" style:apply-style-name="Bad" style:base-cell-address="Sheet1.AY17"/>
    </style:style>
    <style:style style:name="ce202" style:family="table-cell" style:parent-style-name="Default">
      <style:map style:condition="cell-content()=1" style:apply-style-name="Good" style:base-cell-address="Sheet1.AY18"/>
      <style:map style:condition="cell-content()=0" style:apply-style-name="Bad" style:base-cell-address="Sheet1.AY18"/>
    </style:style>
    <style:style style:name="ce203" style:family="table-cell" style:parent-style-name="Default">
      <style:map style:condition="cell-content()=1" style:apply-style-name="Good" style:base-cell-address="Sheet1.AY19"/>
      <style:map style:condition="cell-content()=0" style:apply-style-name="Bad" style:base-cell-address="Sheet1.AY19"/>
    </style:style>
    <style:style style:name="ce204" style:family="table-cell" style:parent-style-name="Default">
      <style:map style:condition="cell-content()=1" style:apply-style-name="Good" style:base-cell-address="Sheet1.AZ16"/>
      <style:map style:condition="cell-content()=0" style:apply-style-name="Bad" style:base-cell-address="Sheet1.AZ16"/>
    </style:style>
    <style:style style:name="ce205" style:family="table-cell" style:parent-style-name="Default">
      <style:map style:condition="cell-content()=1" style:apply-style-name="Good" style:base-cell-address="Sheet1.AZ17"/>
      <style:map style:condition="cell-content()=0" style:apply-style-name="Bad" style:base-cell-address="Sheet1.AZ17"/>
    </style:style>
    <style:style style:name="ce206" style:family="table-cell" style:parent-style-name="Default">
      <style:map style:condition="cell-content()=1" style:apply-style-name="Good" style:base-cell-address="Sheet1.AZ18"/>
      <style:map style:condition="cell-content()=0" style:apply-style-name="Bad" style:base-cell-address="Sheet1.AZ18"/>
    </style:style>
    <style:style style:name="ce207" style:family="table-cell" style:parent-style-name="Default">
      <style:map style:condition="cell-content()=1" style:apply-style-name="Good" style:base-cell-address="Sheet1.AZ19"/>
      <style:map style:condition="cell-content()=0" style:apply-style-name="Bad" style:base-cell-address="Sheet1.AZ19"/>
    </style:style>
    <style:style style:name="ce208" style:family="table-cell" style:parent-style-name="Default">
      <style:map style:condition="cell-content()=1" style:apply-style-name="Good" style:base-cell-address="Sheet1.BA16"/>
      <style:map style:condition="cell-content()=0" style:apply-style-name="Bad" style:base-cell-address="Sheet1.BA16"/>
    </style:style>
    <style:style style:name="ce209" style:family="table-cell" style:parent-style-name="Default">
      <style:map style:condition="cell-content()=1" style:apply-style-name="Good" style:base-cell-address="Sheet1.BA17"/>
      <style:map style:condition="cell-content()=0" style:apply-style-name="Bad" style:base-cell-address="Sheet1.BA17"/>
    </style:style>
    <style:style style:name="ce210" style:family="table-cell" style:parent-style-name="Default">
      <style:map style:condition="cell-content()=1" style:apply-style-name="Good" style:base-cell-address="Sheet1.BA18"/>
      <style:map style:condition="cell-content()=0" style:apply-style-name="Bad" style:base-cell-address="Sheet1.BA18"/>
    </style:style>
    <style:style style:name="ce211" style:family="table-cell" style:parent-style-name="Default">
      <style:map style:condition="cell-content()=1" style:apply-style-name="Good" style:base-cell-address="Sheet1.BA19"/>
      <style:map style:condition="cell-content()=0" style:apply-style-name="Bad" style:base-cell-address="Sheet1.BA19"/>
    </style:style>
    <style:style style:name="ce212" style:family="table-cell" style:parent-style-name="Default">
      <style:map style:condition="cell-content()=1" style:apply-style-name="Good" style:base-cell-address="Sheet1.BB16"/>
      <style:map style:condition="cell-content()=0" style:apply-style-name="Bad" style:base-cell-address="Sheet1.BB16"/>
    </style:style>
    <style:style style:name="ce213" style:family="table-cell" style:parent-style-name="Default">
      <style:map style:condition="cell-content()=1" style:apply-style-name="Good" style:base-cell-address="Sheet1.BB17"/>
      <style:map style:condition="cell-content()=0" style:apply-style-name="Bad" style:base-cell-address="Sheet1.BB17"/>
    </style:style>
    <style:style style:name="ce214" style:family="table-cell" style:parent-style-name="Default">
      <style:map style:condition="cell-content()=1" style:apply-style-name="Good" style:base-cell-address="Sheet1.BB18"/>
      <style:map style:condition="cell-content()=0" style:apply-style-name="Bad" style:base-cell-address="Sheet1.BB18"/>
    </style:style>
    <style:style style:name="ce215" style:family="table-cell" style:parent-style-name="Default">
      <style:map style:condition="cell-content()=1" style:apply-style-name="Good" style:base-cell-address="Sheet1.BB19"/>
      <style:map style:condition="cell-content()=0" style:apply-style-name="Bad" style:base-cell-address="Sheet1.BB19"/>
    </style:style>
    <style:style style:name="ce216" style:family="table-cell" style:parent-style-name="Default">
      <style:map style:condition="cell-content()=1" style:apply-style-name="Good" style:base-cell-address="Sheet1.BC16"/>
      <style:map style:condition="cell-content()=0" style:apply-style-name="Bad" style:base-cell-address="Sheet1.BC16"/>
    </style:style>
    <style:style style:name="ce217" style:family="table-cell" style:parent-style-name="Default">
      <style:map style:condition="cell-content()=1" style:apply-style-name="Good" style:base-cell-address="Sheet1.BC17"/>
      <style:map style:condition="cell-content()=0" style:apply-style-name="Bad" style:base-cell-address="Sheet1.BC17"/>
    </style:style>
    <style:style style:name="ce218" style:family="table-cell" style:parent-style-name="Default">
      <style:map style:condition="cell-content()=1" style:apply-style-name="Good" style:base-cell-address="Sheet1.BC18"/>
      <style:map style:condition="cell-content()=0" style:apply-style-name="Bad" style:base-cell-address="Sheet1.BC18"/>
    </style:style>
    <style:style style:name="ce219" style:family="table-cell" style:parent-style-name="Default">
      <style:map style:condition="cell-content()=1" style:apply-style-name="Good" style:base-cell-address="Sheet1.BC19"/>
      <style:map style:condition="cell-content()=0" style:apply-style-name="Bad" style:base-cell-address="Sheet1.BC19"/>
    </style:style>
    <style:style style:name="ce220" style:family="table-cell" style:parent-style-name="Default">
      <style:map style:condition="cell-content()=1" style:apply-style-name="Good" style:base-cell-address="Sheet1.BD16"/>
      <style:map style:condition="cell-content()=0" style:apply-style-name="Bad" style:base-cell-address="Sheet1.BD16"/>
    </style:style>
    <style:style style:name="ce221" style:family="table-cell" style:parent-style-name="Default">
      <style:map style:condition="cell-content()=1" style:apply-style-name="Good" style:base-cell-address="Sheet1.BD17"/>
      <style:map style:condition="cell-content()=0" style:apply-style-name="Bad" style:base-cell-address="Sheet1.BD17"/>
    </style:style>
    <style:style style:name="ce222" style:family="table-cell" style:parent-style-name="Default">
      <style:map style:condition="cell-content()=1" style:apply-style-name="Good" style:base-cell-address="Sheet1.BD18"/>
      <style:map style:condition="cell-content()=0" style:apply-style-name="Bad" style:base-cell-address="Sheet1.BD18"/>
    </style:style>
    <style:style style:name="ce223" style:family="table-cell" style:parent-style-name="Default">
      <style:map style:condition="cell-content()=1" style:apply-style-name="Good" style:base-cell-address="Sheet1.BD19"/>
      <style:map style:condition="cell-content()=0" style:apply-style-name="Bad" style:base-cell-address="Sheet1.BD19"/>
    </style:style>
    <style:style style:name="ce224" style:family="table-cell" style:parent-style-name="Default">
      <style:map style:condition="cell-content()=1" style:apply-style-name="Good" style:base-cell-address="Sheet1.BE16"/>
      <style:map style:condition="cell-content()=0" style:apply-style-name="Bad" style:base-cell-address="Sheet1.BE16"/>
    </style:style>
    <style:style style:name="ce225" style:family="table-cell" style:parent-style-name="Default">
      <style:map style:condition="cell-content()=1" style:apply-style-name="Good" style:base-cell-address="Sheet1.BE17"/>
      <style:map style:condition="cell-content()=0" style:apply-style-name="Bad" style:base-cell-address="Sheet1.BE17"/>
    </style:style>
    <style:style style:name="ce226" style:family="table-cell" style:parent-style-name="Default">
      <style:map style:condition="cell-content()=1" style:apply-style-name="Good" style:base-cell-address="Sheet1.BE18"/>
      <style:map style:condition="cell-content()=0" style:apply-style-name="Bad" style:base-cell-address="Sheet1.BE18"/>
    </style:style>
    <style:style style:name="ce227" style:family="table-cell" style:parent-style-name="Default">
      <style:map style:condition="cell-content()=1" style:apply-style-name="Good" style:base-cell-address="Sheet1.BE19"/>
      <style:map style:condition="cell-content()=0" style:apply-style-name="Bad" style:base-cell-address="Sheet1.BE19"/>
    </style:style>
    <style:style style:name="ce228" style:family="table-cell" style:parent-style-name="Default">
      <style:map style:condition="cell-content()=1" style:apply-style-name="Good" style:base-cell-address="Sheet1.BF16"/>
      <style:map style:condition="cell-content()=0" style:apply-style-name="Bad" style:base-cell-address="Sheet1.BF16"/>
    </style:style>
    <style:style style:name="ce229" style:family="table-cell" style:parent-style-name="Default">
      <style:map style:condition="cell-content()=1" style:apply-style-name="Good" style:base-cell-address="Sheet1.BF17"/>
      <style:map style:condition="cell-content()=0" style:apply-style-name="Bad" style:base-cell-address="Sheet1.BF17"/>
    </style:style>
    <style:style style:name="ce230" style:family="table-cell" style:parent-style-name="Default">
      <style:map style:condition="cell-content()=1" style:apply-style-name="Good" style:base-cell-address="Sheet1.BF18"/>
      <style:map style:condition="cell-content()=0" style:apply-style-name="Bad" style:base-cell-address="Sheet1.BF18"/>
    </style:style>
    <style:style style:name="ce231" style:family="table-cell" style:parent-style-name="Default">
      <style:map style:condition="cell-content()=1" style:apply-style-name="Good" style:base-cell-address="Sheet1.BF19"/>
      <style:map style:condition="cell-content()=0" style:apply-style-name="Bad" style:base-cell-address="Sheet1.BF19"/>
    </style:style>
    <style:style style:name="ce232" style:family="table-cell" style:parent-style-name="Default">
      <style:map style:condition="cell-content()=1" style:apply-style-name="Good" style:base-cell-address="Sheet1.BG16"/>
      <style:map style:condition="cell-content()=0" style:apply-style-name="Bad" style:base-cell-address="Sheet1.BG16"/>
    </style:style>
    <style:style style:name="ce233" style:family="table-cell" style:parent-style-name="Default">
      <style:map style:condition="cell-content()=1" style:apply-style-name="Good" style:base-cell-address="Sheet1.BG17"/>
      <style:map style:condition="cell-content()=0" style:apply-style-name="Bad" style:base-cell-address="Sheet1.BG17"/>
    </style:style>
    <style:style style:name="ce234" style:family="table-cell" style:parent-style-name="Default">
      <style:map style:condition="cell-content()=1" style:apply-style-name="Good" style:base-cell-address="Sheet1.BG18"/>
      <style:map style:condition="cell-content()=0" style:apply-style-name="Bad" style:base-cell-address="Sheet1.BG18"/>
    </style:style>
    <style:style style:name="ce235" style:family="table-cell" style:parent-style-name="Default">
      <style:map style:condition="cell-content()=1" style:apply-style-name="Good" style:base-cell-address="Sheet1.BG19"/>
      <style:map style:condition="cell-content()=0" style:apply-style-name="Bad" style:base-cell-address="Sheet1.BG19"/>
    </style:style>
    <style:style style:name="ce236" style:family="table-cell" style:parent-style-name="Default">
      <style:map style:condition="cell-content()=1" style:apply-style-name="Good" style:base-cell-address="Sheet1.BH16"/>
      <style:map style:condition="cell-content()=0" style:apply-style-name="Bad" style:base-cell-address="Sheet1.BH16"/>
    </style:style>
    <style:style style:name="ce237" style:family="table-cell" style:parent-style-name="Default">
      <style:map style:condition="cell-content()=1" style:apply-style-name="Good" style:base-cell-address="Sheet1.BH17"/>
      <style:map style:condition="cell-content()=0" style:apply-style-name="Bad" style:base-cell-address="Sheet1.BH17"/>
    </style:style>
    <style:style style:name="ce238" style:family="table-cell" style:parent-style-name="Default">
      <style:map style:condition="cell-content()=1" style:apply-style-name="Good" style:base-cell-address="Sheet1.BH18"/>
      <style:map style:condition="cell-content()=0" style:apply-style-name="Bad" style:base-cell-address="Sheet1.BH18"/>
    </style:style>
    <style:style style:name="ce239" style:family="table-cell" style:parent-style-name="Default">
      <style:map style:condition="cell-content()=1" style:apply-style-name="Good" style:base-cell-address="Sheet1.BH19"/>
      <style:map style:condition="cell-content()=0" style:apply-style-name="Bad" style:base-cell-address="Sheet1.BH19"/>
    </style:style>
    <style:style style:name="ce240" style:family="table-cell" style:parent-style-name="Default">
      <style:map style:condition="cell-content()=1" style:apply-style-name="Good" style:base-cell-address="Sheet1.BI16"/>
      <style:map style:condition="cell-content()=0" style:apply-style-name="Bad" style:base-cell-address="Sheet1.BI16"/>
    </style:style>
    <style:style style:name="ce241" style:family="table-cell" style:parent-style-name="Default">
      <style:map style:condition="cell-content()=1" style:apply-style-name="Good" style:base-cell-address="Sheet1.BI17"/>
      <style:map style:condition="cell-content()=0" style:apply-style-name="Bad" style:base-cell-address="Sheet1.BI17"/>
    </style:style>
    <style:style style:name="ce242" style:family="table-cell" style:parent-style-name="Default">
      <style:map style:condition="cell-content()=1" style:apply-style-name="Good" style:base-cell-address="Sheet1.BI18"/>
      <style:map style:condition="cell-content()=0" style:apply-style-name="Bad" style:base-cell-address="Sheet1.BI18"/>
    </style:style>
    <style:style style:name="ce243" style:family="table-cell" style:parent-style-name="Default">
      <style:map style:condition="cell-content()=1" style:apply-style-name="Good" style:base-cell-address="Sheet1.BI19"/>
      <style:map style:condition="cell-content()=0" style:apply-style-name="Bad" style:base-cell-address="Sheet1.BI19"/>
    </style:style>
    <style:style style:name="ce244" style:family="table-cell" style:parent-style-name="Default">
      <style:map style:condition="cell-content()=1" style:apply-style-name="Good" style:base-cell-address="Sheet1.BJ16"/>
      <style:map style:condition="cell-content()=0" style:apply-style-name="Bad" style:base-cell-address="Sheet1.BJ16"/>
    </style:style>
    <style:style style:name="ce245" style:family="table-cell" style:parent-style-name="Default">
      <style:map style:condition="cell-content()=1" style:apply-style-name="Good" style:base-cell-address="Sheet1.BJ17"/>
      <style:map style:condition="cell-content()=0" style:apply-style-name="Bad" style:base-cell-address="Sheet1.BJ17"/>
    </style:style>
    <style:style style:name="ce246" style:family="table-cell" style:parent-style-name="Default">
      <style:map style:condition="cell-content()=1" style:apply-style-name="Good" style:base-cell-address="Sheet1.BJ18"/>
      <style:map style:condition="cell-content()=0" style:apply-style-name="Bad" style:base-cell-address="Sheet1.BJ18"/>
    </style:style>
    <style:style style:name="ce247" style:family="table-cell" style:parent-style-name="Default">
      <style:map style:condition="cell-content()=1" style:apply-style-name="Good" style:base-cell-address="Sheet1.BJ19"/>
      <style:map style:condition="cell-content()=0" style:apply-style-name="Bad" style:base-cell-address="Sheet1.BJ19"/>
    </style:style>
    <style:style style:name="ce248" style:family="table-cell" style:parent-style-name="Default">
      <style:map style:condition="cell-content()=1" style:apply-style-name="Good" style:base-cell-address="Sheet1.BK16"/>
      <style:map style:condition="cell-content()=0" style:apply-style-name="Bad" style:base-cell-address="Sheet1.BK16"/>
    </style:style>
    <style:style style:name="ce249" style:family="table-cell" style:parent-style-name="Default">
      <style:map style:condition="cell-content()=1" style:apply-style-name="Good" style:base-cell-address="Sheet1.BK17"/>
      <style:map style:condition="cell-content()=0" style:apply-style-name="Bad" style:base-cell-address="Sheet1.BK17"/>
    </style:style>
    <style:style style:name="ce250" style:family="table-cell" style:parent-style-name="Default">
      <style:map style:condition="cell-content()=1" style:apply-style-name="Good" style:base-cell-address="Sheet1.BK18"/>
      <style:map style:condition="cell-content()=0" style:apply-style-name="Bad" style:base-cell-address="Sheet1.BK18"/>
    </style:style>
    <style:style style:name="ce251" style:family="table-cell" style:parent-style-name="Default">
      <style:map style:condition="cell-content()=1" style:apply-style-name="Good" style:base-cell-address="Sheet1.BK19"/>
      <style:map style:condition="cell-content()=0" style:apply-style-name="Bad" style:base-cell-address="Sheet1.BK19"/>
    </style:style>
    <style:style style:name="ce252" style:family="table-cell" style:parent-style-name="Default">
      <style:map style:condition="cell-content()=1" style:apply-style-name="Good" style:base-cell-address="Sheet1.BL16"/>
      <style:map style:condition="cell-content()=0" style:apply-style-name="Bad" style:base-cell-address="Sheet1.BL16"/>
    </style:style>
    <style:style style:name="ce253" style:family="table-cell" style:parent-style-name="Default">
      <style:map style:condition="cell-content()=1" style:apply-style-name="Good" style:base-cell-address="Sheet1.BL17"/>
      <style:map style:condition="cell-content()=0" style:apply-style-name="Bad" style:base-cell-address="Sheet1.BL17"/>
    </style:style>
    <style:style style:name="ce254" style:family="table-cell" style:parent-style-name="Default">
      <style:map style:condition="cell-content()=1" style:apply-style-name="Good" style:base-cell-address="Sheet1.BL18"/>
      <style:map style:condition="cell-content()=0" style:apply-style-name="Bad" style:base-cell-address="Sheet1.BL18"/>
    </style:style>
    <style:style style:name="ce255" style:family="table-cell" style:parent-style-name="Default">
      <style:map style:condition="cell-content()=1" style:apply-style-name="Good" style:base-cell-address="Sheet1.BL19"/>
      <style:map style:condition="cell-content()=0" style:apply-style-name="Bad" style:base-cell-address="Sheet1.BL19"/>
    </style:style>
    <style:style style:name="ce256" style:family="table-cell" style:parent-style-name="Default">
      <style:map style:condition="cell-content()=1" style:apply-style-name="Good" style:base-cell-address="Sheet1.BM16"/>
      <style:map style:condition="cell-content()=0" style:apply-style-name="Bad" style:base-cell-address="Sheet1.BM16"/>
    </style:style>
    <style:style style:name="ce257" style:family="table-cell" style:parent-style-name="Default">
      <style:map style:condition="cell-content()=1" style:apply-style-name="Good" style:base-cell-address="Sheet1.BM17"/>
      <style:map style:condition="cell-content()=0" style:apply-style-name="Bad" style:base-cell-address="Sheet1.BM17"/>
    </style:style>
    <style:style style:name="ce258" style:family="table-cell" style:parent-style-name="Default">
      <style:map style:condition="cell-content()=1" style:apply-style-name="Good" style:base-cell-address="Sheet1.BM18"/>
      <style:map style:condition="cell-content()=0" style:apply-style-name="Bad" style:base-cell-address="Sheet1.BM18"/>
    </style:style>
    <style:style style:name="ce259" style:family="table-cell" style:parent-style-name="Default">
      <style:map style:condition="cell-content()=1" style:apply-style-name="Good" style:base-cell-address="Sheet1.BM19"/>
      <style:map style:condition="cell-content()=0" style:apply-style-name="Bad" style:base-cell-address="Sheet1.BM19"/>
    </style:style>
    <style:style style:name="ce260" style:family="table-cell" style:parent-style-name="Default">
      <style:map style:condition="cell-content()=1" style:apply-style-name="Good" style:base-cell-address="Sheet1.BN16"/>
      <style:map style:condition="cell-content()=0" style:apply-style-name="Bad" style:base-cell-address="Sheet1.BN16"/>
    </style:style>
    <style:style style:name="ce261" style:family="table-cell" style:parent-style-name="Default">
      <style:map style:condition="cell-content()=1" style:apply-style-name="Good" style:base-cell-address="Sheet1.BN17"/>
      <style:map style:condition="cell-content()=0" style:apply-style-name="Bad" style:base-cell-address="Sheet1.BN17"/>
    </style:style>
    <style:style style:name="ce262" style:family="table-cell" style:parent-style-name="Default">
      <style:map style:condition="cell-content()=1" style:apply-style-name="Good" style:base-cell-address="Sheet1.BN18"/>
      <style:map style:condition="cell-content()=0" style:apply-style-name="Bad" style:base-cell-address="Sheet1.BN18"/>
    </style:style>
    <style:style style:name="ce263" style:family="table-cell" style:parent-style-name="Default">
      <style:map style:condition="cell-content()=1" style:apply-style-name="Good" style:base-cell-address="Sheet1.BN19"/>
      <style:map style:condition="cell-content()=0" style:apply-style-name="Bad" style:base-cell-address="Sheet1.BN19"/>
    </style:style>
    <style:style style:name="ce264" style:family="table-cell" style:parent-style-name="Default">
      <style:map style:condition="cell-content()=1" style:apply-style-name="Good" style:base-cell-address="Sheet1.BO16"/>
      <style:map style:condition="cell-content()=0" style:apply-style-name="Bad" style:base-cell-address="Sheet1.BO16"/>
    </style:style>
    <style:style style:name="ce265" style:family="table-cell" style:parent-style-name="Default">
      <style:map style:condition="cell-content()=1" style:apply-style-name="Good" style:base-cell-address="Sheet1.BO17"/>
      <style:map style:condition="cell-content()=0" style:apply-style-name="Bad" style:base-cell-address="Sheet1.BO17"/>
    </style:style>
    <style:style style:name="ce266" style:family="table-cell" style:parent-style-name="Default">
      <style:map style:condition="cell-content()=1" style:apply-style-name="Good" style:base-cell-address="Sheet1.BO18"/>
      <style:map style:condition="cell-content()=0" style:apply-style-name="Bad" style:base-cell-address="Sheet1.BO18"/>
    </style:style>
    <style:style style:name="ce267" style:family="table-cell" style:parent-style-name="Default">
      <style:map style:condition="cell-content()=1" style:apply-style-name="Good" style:base-cell-address="Sheet1.BO19"/>
      <style:map style:condition="cell-content()=0" style:apply-style-name="Bad" style:base-cell-address="Sheet1.BO19"/>
    </style:style>
    <style:style style:name="ce268" style:family="table-cell" style:parent-style-name="Default">
      <style:map style:condition="cell-content()=1" style:apply-style-name="Good" style:base-cell-address="Sheet1.BP16"/>
      <style:map style:condition="cell-content()=0" style:apply-style-name="Bad" style:base-cell-address="Sheet1.BP16"/>
    </style:style>
    <style:style style:name="ce269" style:family="table-cell" style:parent-style-name="Default">
      <style:map style:condition="cell-content()=1" style:apply-style-name="Good" style:base-cell-address="Sheet1.BP17"/>
      <style:map style:condition="cell-content()=0" style:apply-style-name="Bad" style:base-cell-address="Sheet1.BP17"/>
    </style:style>
    <style:style style:name="ce270" style:family="table-cell" style:parent-style-name="Default">
      <style:map style:condition="cell-content()=1" style:apply-style-name="Good" style:base-cell-address="Sheet1.BP18"/>
      <style:map style:condition="cell-content()=0" style:apply-style-name="Bad" style:base-cell-address="Sheet1.BP18"/>
    </style:style>
    <style:style style:name="ce271" style:family="table-cell" style:parent-style-name="Default">
      <style:map style:condition="cell-content()=1" style:apply-style-name="Good" style:base-cell-address="Sheet1.BP19"/>
      <style:map style:condition="cell-content()=0" style:apply-style-name="Bad" style:base-cell-address="Sheet1.BP19"/>
    </style:style>
    <style:style style:name="ce272" style:family="table-cell" style:parent-style-name="Default">
      <style:map style:condition="cell-content()=1" style:apply-style-name="Good" style:base-cell-address="Sheet1.BQ16"/>
      <style:map style:condition="cell-content()=0" style:apply-style-name="Bad" style:base-cell-address="Sheet1.BQ16"/>
    </style:style>
    <style:style style:name="ce273" style:family="table-cell" style:parent-style-name="Default">
      <style:map style:condition="cell-content()=1" style:apply-style-name="Good" style:base-cell-address="Sheet1.BQ17"/>
      <style:map style:condition="cell-content()=0" style:apply-style-name="Bad" style:base-cell-address="Sheet1.BQ17"/>
    </style:style>
    <style:style style:name="ce274" style:family="table-cell" style:parent-style-name="Default">
      <style:map style:condition="cell-content()=1" style:apply-style-name="Good" style:base-cell-address="Sheet1.BQ18"/>
      <style:map style:condition="cell-content()=0" style:apply-style-name="Bad" style:base-cell-address="Sheet1.BQ18"/>
    </style:style>
    <style:style style:name="ce275" style:family="table-cell" style:parent-style-name="Default">
      <style:map style:condition="cell-content()=1" style:apply-style-name="Good" style:base-cell-address="Sheet1.BQ19"/>
      <style:map style:condition="cell-content()=0" style:apply-style-name="Bad" style:base-cell-address="Sheet1.BQ19"/>
    </style:style>
    <style:style style:name="ce276" style:family="table-cell" style:parent-style-name="Default">
      <style:map style:condition="cell-content()=1" style:apply-style-name="Good" style:base-cell-address="Sheet1.BR16"/>
      <style:map style:condition="cell-content()=0" style:apply-style-name="Bad" style:base-cell-address="Sheet1.BR16"/>
    </style:style>
    <style:style style:name="ce277" style:family="table-cell" style:parent-style-name="Default">
      <style:map style:condition="cell-content()=1" style:apply-style-name="Good" style:base-cell-address="Sheet1.BR17"/>
      <style:map style:condition="cell-content()=0" style:apply-style-name="Bad" style:base-cell-address="Sheet1.BR17"/>
    </style:style>
    <style:style style:name="ce278" style:family="table-cell" style:parent-style-name="Default">
      <style:map style:condition="cell-content()=1" style:apply-style-name="Good" style:base-cell-address="Sheet1.BR18"/>
      <style:map style:condition="cell-content()=0" style:apply-style-name="Bad" style:base-cell-address="Sheet1.BR18"/>
    </style:style>
    <style:style style:name="ce279" style:family="table-cell" style:parent-style-name="Default">
      <style:map style:condition="cell-content()=1" style:apply-style-name="Good" style:base-cell-address="Sheet1.BR19"/>
      <style:map style:condition="cell-content()=0" style:apply-style-name="Bad" style:base-cell-address="Sheet1.BR19"/>
    </style:style>
    <style:style style:name="ce280" style:family="table-cell" style:parent-style-name="Default">
      <style:map style:condition="cell-content()=1" style:apply-style-name="Good" style:base-cell-address="Sheet1.BS16"/>
      <style:map style:condition="cell-content()=0" style:apply-style-name="Bad" style:base-cell-address="Sheet1.BS16"/>
    </style:style>
    <style:style style:name="ce281" style:family="table-cell" style:parent-style-name="Default">
      <style:map style:condition="cell-content()=1" style:apply-style-name="Good" style:base-cell-address="Sheet1.BS17"/>
      <style:map style:condition="cell-content()=0" style:apply-style-name="Bad" style:base-cell-address="Sheet1.BS17"/>
    </style:style>
    <style:style style:name="ce282" style:family="table-cell" style:parent-style-name="Default">
      <style:map style:condition="cell-content()=1" style:apply-style-name="Good" style:base-cell-address="Sheet1.BS18"/>
      <style:map style:condition="cell-content()=0" style:apply-style-name="Bad" style:base-cell-address="Sheet1.BS18"/>
    </style:style>
    <style:style style:name="ce283" style:family="table-cell" style:parent-style-name="Default">
      <style:map style:condition="cell-content()=1" style:apply-style-name="Good" style:base-cell-address="Sheet1.BS19"/>
      <style:map style:condition="cell-content()=0" style:apply-style-name="Bad" style:base-cell-address="Sheet1.BS19"/>
    </style:style>
    <style:style style:name="ce284" style:family="table-cell" style:parent-style-name="Default">
      <style:map style:condition="cell-content()=1" style:apply-style-name="Good" style:base-cell-address="Sheet1.BT16"/>
      <style:map style:condition="cell-content()=0" style:apply-style-name="Bad" style:base-cell-address="Sheet1.BT16"/>
    </style:style>
    <style:style style:name="ce285" style:family="table-cell" style:parent-style-name="Default">
      <style:map style:condition="cell-content()=1" style:apply-style-name="Good" style:base-cell-address="Sheet1.BT17"/>
      <style:map style:condition="cell-content()=0" style:apply-style-name="Bad" style:base-cell-address="Sheet1.BT17"/>
    </style:style>
    <style:style style:name="ce286" style:family="table-cell" style:parent-style-name="Default">
      <style:map style:condition="cell-content()=1" style:apply-style-name="Good" style:base-cell-address="Sheet1.BT18"/>
      <style:map style:condition="cell-content()=0" style:apply-style-name="Bad" style:base-cell-address="Sheet1.BT18"/>
    </style:style>
    <style:style style:name="ce287" style:family="table-cell" style:parent-style-name="Default">
      <style:map style:condition="cell-content()=1" style:apply-style-name="Good" style:base-cell-address="Sheet1.BT19"/>
      <style:map style:condition="cell-content()=0" style:apply-style-name="Bad" style:base-cell-address="Sheet1.BT19"/>
    </style:style>
    <style:style style:name="ce288" style:family="table-cell" style:parent-style-name="Default">
      <style:map style:condition="cell-content()=1" style:apply-style-name="Good" style:base-cell-address="Sheet1.BU16"/>
      <style:map style:condition="cell-content()=0" style:apply-style-name="Bad" style:base-cell-address="Sheet1.BU16"/>
    </style:style>
    <style:style style:name="ce289" style:family="table-cell" style:parent-style-name="Default">
      <style:map style:condition="cell-content()=1" style:apply-style-name="Good" style:base-cell-address="Sheet1.BU17"/>
      <style:map style:condition="cell-content()=0" style:apply-style-name="Bad" style:base-cell-address="Sheet1.BU17"/>
    </style:style>
    <style:style style:name="ce290" style:family="table-cell" style:parent-style-name="Default">
      <style:map style:condition="cell-content()=1" style:apply-style-name="Good" style:base-cell-address="Sheet1.BU18"/>
      <style:map style:condition="cell-content()=0" style:apply-style-name="Bad" style:base-cell-address="Sheet1.BU18"/>
    </style:style>
    <style:style style:name="ce291" style:family="table-cell" style:parent-style-name="Default">
      <style:map style:condition="cell-content()=1" style:apply-style-name="Good" style:base-cell-address="Sheet1.BU19"/>
      <style:map style:condition="cell-content()=0" style:apply-style-name="Bad" style:base-cell-address="Sheet1.BU19"/>
    </style:style>
    <style:style style:name="ce292" style:family="table-cell" style:parent-style-name="Default">
      <style:map style:condition="cell-content()=1" style:apply-style-name="Good" style:base-cell-address="Sheet1.BV16"/>
      <style:map style:condition="cell-content()=0" style:apply-style-name="Bad" style:base-cell-address="Sheet1.BV16"/>
    </style:style>
    <style:style style:name="ce293" style:family="table-cell" style:parent-style-name="Default">
      <style:map style:condition="cell-content()=1" style:apply-style-name="Good" style:base-cell-address="Sheet1.BV17"/>
      <style:map style:condition="cell-content()=0" style:apply-style-name="Bad" style:base-cell-address="Sheet1.BV17"/>
    </style:style>
    <style:style style:name="ce294" style:family="table-cell" style:parent-style-name="Default">
      <style:map style:condition="cell-content()=1" style:apply-style-name="Good" style:base-cell-address="Sheet1.BV18"/>
      <style:map style:condition="cell-content()=0" style:apply-style-name="Bad" style:base-cell-address="Sheet1.BV18"/>
    </style:style>
    <style:style style:name="ce295" style:family="table-cell" style:parent-style-name="Default">
      <style:map style:condition="cell-content()=1" style:apply-style-name="Good" style:base-cell-address="Sheet1.BV19"/>
      <style:map style:condition="cell-content()=0" style:apply-style-name="Bad" style:base-cell-address="Sheet1.BV19"/>
    </style:style>
    <style:style style:name="ce296" style:family="table-cell" style:parent-style-name="Default">
      <style:map style:condition="cell-content()=1" style:apply-style-name="Good" style:base-cell-address="Sheet1.BW16"/>
      <style:map style:condition="cell-content()=0" style:apply-style-name="Bad" style:base-cell-address="Sheet1.BW16"/>
    </style:style>
    <style:style style:name="ce297" style:family="table-cell" style:parent-style-name="Default">
      <style:map style:condition="cell-content()=1" style:apply-style-name="Good" style:base-cell-address="Sheet1.BW17"/>
      <style:map style:condition="cell-content()=0" style:apply-style-name="Bad" style:base-cell-address="Sheet1.BW17"/>
    </style:style>
    <style:style style:name="ce298" style:family="table-cell" style:parent-style-name="Default">
      <style:map style:condition="cell-content()=1" style:apply-style-name="Good" style:base-cell-address="Sheet1.BW18"/>
      <style:map style:condition="cell-content()=0" style:apply-style-name="Bad" style:base-cell-address="Sheet1.BW18"/>
    </style:style>
    <style:style style:name="ce299" style:family="table-cell" style:parent-style-name="Default">
      <style:map style:condition="cell-content()=1" style:apply-style-name="Good" style:base-cell-address="Sheet1.BW19"/>
      <style:map style:condition="cell-content()=0" style:apply-style-name="Bad" style:base-cell-address="Sheet1.BW19"/>
    </style:style>
    <style:style style:name="ce300" style:family="table-cell" style:parent-style-name="Default">
      <style:map style:condition="cell-content()=1" style:apply-style-name="Good" style:base-cell-address="Sheet1.BX16"/>
      <style:map style:condition="cell-content()=0" style:apply-style-name="Bad" style:base-cell-address="Sheet1.BX16"/>
    </style:style>
    <style:style style:name="ce301" style:family="table-cell" style:parent-style-name="Default">
      <style:map style:condition="cell-content()=1" style:apply-style-name="Good" style:base-cell-address="Sheet1.BX17"/>
      <style:map style:condition="cell-content()=0" style:apply-style-name="Bad" style:base-cell-address="Sheet1.BX17"/>
    </style:style>
    <style:style style:name="ce302" style:family="table-cell" style:parent-style-name="Default">
      <style:map style:condition="cell-content()=1" style:apply-style-name="Good" style:base-cell-address="Sheet1.BX18"/>
      <style:map style:condition="cell-content()=0" style:apply-style-name="Bad" style:base-cell-address="Sheet1.BX18"/>
    </style:style>
    <style:style style:name="ce303" style:family="table-cell" style:parent-style-name="Default">
      <style:map style:condition="cell-content()=1" style:apply-style-name="Good" style:base-cell-address="Sheet1.BX19"/>
      <style:map style:condition="cell-content()=0" style:apply-style-name="Bad" style:base-cell-address="Sheet1.BX19"/>
    </style:style>
    <style:style style:name="ce304" style:family="table-cell" style:parent-style-name="Default">
      <style:map style:condition="cell-content()=1" style:apply-style-name="Good" style:base-cell-address="Sheet1.BY16"/>
      <style:map style:condition="cell-content()=0" style:apply-style-name="Bad" style:base-cell-address="Sheet1.BY16"/>
    </style:style>
    <style:style style:name="ce305" style:family="table-cell" style:parent-style-name="Default">
      <style:map style:condition="cell-content()=1" style:apply-style-name="Good" style:base-cell-address="Sheet1.BY17"/>
      <style:map style:condition="cell-content()=0" style:apply-style-name="Bad" style:base-cell-address="Sheet1.BY17"/>
    </style:style>
    <style:style style:name="ce306" style:family="table-cell" style:parent-style-name="Default">
      <style:map style:condition="cell-content()=1" style:apply-style-name="Good" style:base-cell-address="Sheet1.BY18"/>
      <style:map style:condition="cell-content()=0" style:apply-style-name="Bad" style:base-cell-address="Sheet1.BY18"/>
    </style:style>
    <style:style style:name="ce307" style:family="table-cell" style:parent-style-name="Default">
      <style:map style:condition="cell-content()=1" style:apply-style-name="Good" style:base-cell-address="Sheet1.BY19"/>
      <style:map style:condition="cell-content()=0" style:apply-style-name="Bad" style:base-cell-address="Sheet1.BY19"/>
    </style:style>
    <style:style style:name="ce308" style:family="table-cell" style:parent-style-name="Default">
      <style:map style:condition="cell-content()=1" style:apply-style-name="Good" style:base-cell-address="Sheet1.BZ16"/>
      <style:map style:condition="cell-content()=0" style:apply-style-name="Bad" style:base-cell-address="Sheet1.BZ16"/>
    </style:style>
    <style:style style:name="ce309" style:family="table-cell" style:parent-style-name="Default">
      <style:map style:condition="cell-content()=1" style:apply-style-name="Good" style:base-cell-address="Sheet1.BZ17"/>
      <style:map style:condition="cell-content()=0" style:apply-style-name="Bad" style:base-cell-address="Sheet1.BZ17"/>
    </style:style>
    <style:style style:name="ce310" style:family="table-cell" style:parent-style-name="Default">
      <style:map style:condition="cell-content()=1" style:apply-style-name="Good" style:base-cell-address="Sheet1.BZ18"/>
      <style:map style:condition="cell-content()=0" style:apply-style-name="Bad" style:base-cell-address="Sheet1.BZ18"/>
    </style:style>
    <style:style style:name="ce311" style:family="table-cell" style:parent-style-name="Default">
      <style:map style:condition="cell-content()=1" style:apply-style-name="Good" style:base-cell-address="Sheet1.BZ19"/>
      <style:map style:condition="cell-content()=0" style:apply-style-name="Bad" style:base-cell-address="Sheet1.BZ19"/>
    </style:style>
    <style:style style:name="ce312" style:family="table-cell" style:parent-style-name="Default">
      <style:map style:condition="cell-content()=1" style:apply-style-name="Good" style:base-cell-address="Sheet1.CA16"/>
      <style:map style:condition="cell-content()=0" style:apply-style-name="Bad" style:base-cell-address="Sheet1.CA16"/>
    </style:style>
    <style:style style:name="ce313" style:family="table-cell" style:parent-style-name="Default">
      <style:map style:condition="cell-content()=1" style:apply-style-name="Good" style:base-cell-address="Sheet1.CA17"/>
      <style:map style:condition="cell-content()=0" style:apply-style-name="Bad" style:base-cell-address="Sheet1.CA17"/>
    </style:style>
    <style:style style:name="ce314" style:family="table-cell" style:parent-style-name="Default">
      <style:map style:condition="cell-content()=1" style:apply-style-name="Good" style:base-cell-address="Sheet1.CA18"/>
      <style:map style:condition="cell-content()=0" style:apply-style-name="Bad" style:base-cell-address="Sheet1.CA18"/>
    </style:style>
    <style:style style:name="ce315" style:family="table-cell" style:parent-style-name="Default">
      <style:map style:condition="cell-content()=1" style:apply-style-name="Good" style:base-cell-address="Sheet1.CA19"/>
      <style:map style:condition="cell-content()=0" style:apply-style-name="Bad" style:base-cell-address="Sheet1.CA19"/>
    </style:style>
    <style:style style:name="ce316" style:family="table-cell" style:parent-style-name="Default">
      <style:map style:condition="cell-content()=1" style:apply-style-name="Good" style:base-cell-address="Sheet1.CB16"/>
      <style:map style:condition="cell-content()=0" style:apply-style-name="Bad" style:base-cell-address="Sheet1.CB16"/>
    </style:style>
    <style:style style:name="ce317" style:family="table-cell" style:parent-style-name="Default">
      <style:map style:condition="cell-content()=1" style:apply-style-name="Good" style:base-cell-address="Sheet1.CB17"/>
      <style:map style:condition="cell-content()=0" style:apply-style-name="Bad" style:base-cell-address="Sheet1.CB17"/>
    </style:style>
    <style:style style:name="ce318" style:family="table-cell" style:parent-style-name="Default">
      <style:map style:condition="cell-content()=1" style:apply-style-name="Good" style:base-cell-address="Sheet1.CB18"/>
      <style:map style:condition="cell-content()=0" style:apply-style-name="Bad" style:base-cell-address="Sheet1.CB18"/>
    </style:style>
    <style:style style:name="ce319" style:family="table-cell" style:parent-style-name="Default">
      <style:map style:condition="cell-content()=1" style:apply-style-name="Good" style:base-cell-address="Sheet1.CB19"/>
      <style:map style:condition="cell-content()=0" style:apply-style-name="Bad" style:base-cell-address="Sheet1.CB19"/>
    </style:style>
    <style:style style:name="ce320" style:family="table-cell" style:parent-style-name="Default">
      <style:map style:condition="cell-content()=1" style:apply-style-name="Good" style:base-cell-address="Sheet1.CC16"/>
      <style:map style:condition="cell-content()=0" style:apply-style-name="Bad" style:base-cell-address="Sheet1.CC16"/>
    </style:style>
    <style:style style:name="ce321" style:family="table-cell" style:parent-style-name="Default">
      <style:map style:condition="cell-content()=1" style:apply-style-name="Good" style:base-cell-address="Sheet1.CC17"/>
      <style:map style:condition="cell-content()=0" style:apply-style-name="Bad" style:base-cell-address="Sheet1.CC17"/>
    </style:style>
    <style:style style:name="ce322" style:family="table-cell" style:parent-style-name="Default">
      <style:map style:condition="cell-content()=1" style:apply-style-name="Good" style:base-cell-address="Sheet1.CC18"/>
      <style:map style:condition="cell-content()=0" style:apply-style-name="Bad" style:base-cell-address="Sheet1.CC18"/>
    </style:style>
    <style:style style:name="ce323" style:family="table-cell" style:parent-style-name="Default">
      <style:map style:condition="cell-content()=1" style:apply-style-name="Good" style:base-cell-address="Sheet1.CC19"/>
      <style:map style:condition="cell-content()=0" style:apply-style-name="Bad" style:base-cell-address="Sheet1.CC19"/>
    </style:style>
    <style:style style:name="ce324" style:family="table-cell" style:parent-style-name="Default">
      <style:map style:condition="cell-content()=1" style:apply-style-name="Good" style:base-cell-address="Sheet1.CD16"/>
      <style:map style:condition="cell-content()=0" style:apply-style-name="Bad" style:base-cell-address="Sheet1.CD16"/>
    </style:style>
    <style:style style:name="ce325" style:family="table-cell" style:parent-style-name="Default">
      <style:map style:condition="cell-content()=1" style:apply-style-name="Good" style:base-cell-address="Sheet1.CD17"/>
      <style:map style:condition="cell-content()=0" style:apply-style-name="Bad" style:base-cell-address="Sheet1.CD17"/>
    </style:style>
    <style:style style:name="ce326" style:family="table-cell" style:parent-style-name="Default">
      <style:map style:condition="cell-content()=1" style:apply-style-name="Good" style:base-cell-address="Sheet1.CD18"/>
      <style:map style:condition="cell-content()=0" style:apply-style-name="Bad" style:base-cell-address="Sheet1.CD18"/>
    </style:style>
    <style:style style:name="ce327" style:family="table-cell" style:parent-style-name="Default">
      <style:map style:condition="cell-content()=1" style:apply-style-name="Good" style:base-cell-address="Sheet1.CD19"/>
      <style:map style:condition="cell-content()=0" style:apply-style-name="Bad" style:base-cell-address="Sheet1.CD19"/>
    </style:style>
    <style:style style:name="ce328" style:family="table-cell" style:parent-style-name="Default">
      <style:map style:condition="cell-content()=1" style:apply-style-name="Good" style:base-cell-address="Sheet1.CE16"/>
      <style:map style:condition="cell-content()=0" style:apply-style-name="Bad" style:base-cell-address="Sheet1.CE16"/>
    </style:style>
    <style:style style:name="ce329" style:family="table-cell" style:parent-style-name="Default">
      <style:map style:condition="cell-content()=1" style:apply-style-name="Good" style:base-cell-address="Sheet1.CE17"/>
      <style:map style:condition="cell-content()=0" style:apply-style-name="Bad" style:base-cell-address="Sheet1.CE17"/>
    </style:style>
    <style:style style:name="ce330" style:family="table-cell" style:parent-style-name="Default">
      <style:map style:condition="cell-content()=1" style:apply-style-name="Good" style:base-cell-address="Sheet1.CE18"/>
      <style:map style:condition="cell-content()=0" style:apply-style-name="Bad" style:base-cell-address="Sheet1.CE18"/>
    </style:style>
    <style:style style:name="ce331" style:family="table-cell" style:parent-style-name="Default">
      <style:map style:condition="cell-content()=1" style:apply-style-name="Good" style:base-cell-address="Sheet1.CE19"/>
      <style:map style:condition="cell-content()=0" style:apply-style-name="Bad" style:base-cell-address="Sheet1.CE19"/>
    </style:style>
    <style:style style:name="ce332" style:family="table-cell" style:parent-style-name="Default">
      <style:map style:condition="cell-content()=1" style:apply-style-name="Good" style:base-cell-address="Sheet1.CF16"/>
      <style:map style:condition="cell-content()=0" style:apply-style-name="Bad" style:base-cell-address="Sheet1.CF16"/>
    </style:style>
    <style:style style:name="ce333" style:family="table-cell" style:parent-style-name="Default">
      <style:map style:condition="cell-content()=1" style:apply-style-name="Good" style:base-cell-address="Sheet1.CF17"/>
      <style:map style:condition="cell-content()=0" style:apply-style-name="Bad" style:base-cell-address="Sheet1.CF17"/>
    </style:style>
    <style:style style:name="ce334" style:family="table-cell" style:parent-style-name="Default">
      <style:map style:condition="cell-content()=1" style:apply-style-name="Good" style:base-cell-address="Sheet1.CF18"/>
      <style:map style:condition="cell-content()=0" style:apply-style-name="Bad" style:base-cell-address="Sheet1.CF18"/>
    </style:style>
    <style:style style:name="ce335" style:family="table-cell" style:parent-style-name="Default">
      <style:map style:condition="cell-content()=1" style:apply-style-name="Good" style:base-cell-address="Sheet1.CF19"/>
      <style:map style:condition="cell-content()=0" style:apply-style-name="Bad" style:base-cell-address="Sheet1.CF19"/>
    </style:style>
    <style:style style:name="ce336" style:family="table-cell" style:parent-style-name="Default">
      <style:map style:condition="cell-content()=1" style:apply-style-name="Good" style:base-cell-address="Sheet1.CG16"/>
      <style:map style:condition="cell-content()=0" style:apply-style-name="Bad" style:base-cell-address="Sheet1.CG16"/>
    </style:style>
    <style:style style:name="ce337" style:family="table-cell" style:parent-style-name="Default">
      <style:map style:condition="cell-content()=1" style:apply-style-name="Good" style:base-cell-address="Sheet1.CG17"/>
      <style:map style:condition="cell-content()=0" style:apply-style-name="Bad" style:base-cell-address="Sheet1.CG17"/>
    </style:style>
    <style:style style:name="ce338" style:family="table-cell" style:parent-style-name="Default">
      <style:map style:condition="cell-content()=1" style:apply-style-name="Good" style:base-cell-address="Sheet1.CG18"/>
      <style:map style:condition="cell-content()=0" style:apply-style-name="Bad" style:base-cell-address="Sheet1.CG18"/>
    </style:style>
    <style:style style:name="ce339" style:family="table-cell" style:parent-style-name="Default">
      <style:map style:condition="cell-content()=1" style:apply-style-name="Good" style:base-cell-address="Sheet1.CG19"/>
      <style:map style:condition="cell-content()=0" style:apply-style-name="Bad" style:base-cell-address="Sheet1.CG19"/>
    </style:style>
    <style:style style:name="ce340" style:family="table-cell" style:parent-style-name="Default">
      <style:map style:condition="cell-content()=1" style:apply-style-name="Good" style:base-cell-address="Sheet1.CH16"/>
      <style:map style:condition="cell-content()=0" style:apply-style-name="Bad" style:base-cell-address="Sheet1.CH16"/>
    </style:style>
    <style:style style:name="ce341" style:family="table-cell" style:parent-style-name="Default">
      <style:map style:condition="cell-content()=1" style:apply-style-name="Good" style:base-cell-address="Sheet1.CH17"/>
      <style:map style:condition="cell-content()=0" style:apply-style-name="Bad" style:base-cell-address="Sheet1.CH17"/>
    </style:style>
    <style:style style:name="ce342" style:family="table-cell" style:parent-style-name="Default">
      <style:map style:condition="cell-content()=1" style:apply-style-name="Good" style:base-cell-address="Sheet1.CH18"/>
      <style:map style:condition="cell-content()=0" style:apply-style-name="Bad" style:base-cell-address="Sheet1.CH18"/>
    </style:style>
    <style:style style:name="ce343" style:family="table-cell" style:parent-style-name="Default">
      <style:map style:condition="cell-content()=1" style:apply-style-name="Good" style:base-cell-address="Sheet1.CH19"/>
      <style:map style:condition="cell-content()=0" style:apply-style-name="Bad" style:base-cell-address="Sheet1.CH19"/>
    </style:style>
    <style:style style:name="ce344" style:family="table-cell" style:parent-style-name="Default">
      <style:map style:condition="cell-content()=1" style:apply-style-name="Good" style:base-cell-address="Sheet1.CI16"/>
      <style:map style:condition="cell-content()=0" style:apply-style-name="Bad" style:base-cell-address="Sheet1.CI16"/>
    </style:style>
    <style:style style:name="ce345" style:family="table-cell" style:parent-style-name="Default">
      <style:map style:condition="cell-content()=1" style:apply-style-name="Good" style:base-cell-address="Sheet1.CI17"/>
      <style:map style:condition="cell-content()=0" style:apply-style-name="Bad" style:base-cell-address="Sheet1.CI17"/>
    </style:style>
    <style:style style:name="ce346" style:family="table-cell" style:parent-style-name="Default">
      <style:map style:condition="cell-content()=1" style:apply-style-name="Good" style:base-cell-address="Sheet1.CI18"/>
      <style:map style:condition="cell-content()=0" style:apply-style-name="Bad" style:base-cell-address="Sheet1.CI18"/>
    </style:style>
    <style:style style:name="ce347" style:family="table-cell" style:parent-style-name="Default">
      <style:map style:condition="cell-content()=1" style:apply-style-name="Good" style:base-cell-address="Sheet1.CI19"/>
      <style:map style:condition="cell-content()=0" style:apply-style-name="Bad" style:base-cell-address="Sheet1.CI19"/>
    </style:style>
    <style:style style:name="ce348" style:family="table-cell" style:parent-style-name="Default">
      <style:map style:condition="cell-content()=1" style:apply-style-name="Good" style:base-cell-address="Sheet1.CJ16"/>
      <style:map style:condition="cell-content()=0" style:apply-style-name="Bad" style:base-cell-address="Sheet1.CJ16"/>
    </style:style>
    <style:style style:name="ce349" style:family="table-cell" style:parent-style-name="Default">
      <style:map style:condition="cell-content()=1" style:apply-style-name="Good" style:base-cell-address="Sheet1.CJ17"/>
      <style:map style:condition="cell-content()=0" style:apply-style-name="Bad" style:base-cell-address="Sheet1.CJ17"/>
    </style:style>
    <style:style style:name="ce350" style:family="table-cell" style:parent-style-name="Default">
      <style:map style:condition="cell-content()=1" style:apply-style-name="Good" style:base-cell-address="Sheet1.CJ18"/>
      <style:map style:condition="cell-content()=0" style:apply-style-name="Bad" style:base-cell-address="Sheet1.CJ18"/>
    </style:style>
    <style:style style:name="ce351" style:family="table-cell" style:parent-style-name="Default">
      <style:map style:condition="cell-content()=1" style:apply-style-name="Good" style:base-cell-address="Sheet1.CJ19"/>
      <style:map style:condition="cell-content()=0" style:apply-style-name="Bad" style:base-cell-address="Sheet1.CJ19"/>
    </style:style>
    <style:style style:name="ce352" style:family="table-cell" style:parent-style-name="Default">
      <style:map style:condition="cell-content()=1" style:apply-style-name="Good" style:base-cell-address="Sheet1.CK16"/>
      <style:map style:condition="cell-content()=0" style:apply-style-name="Bad" style:base-cell-address="Sheet1.CK16"/>
    </style:style>
    <style:style style:name="ce353" style:family="table-cell" style:parent-style-name="Default">
      <style:map style:condition="cell-content()=1" style:apply-style-name="Good" style:base-cell-address="Sheet1.CK17"/>
      <style:map style:condition="cell-content()=0" style:apply-style-name="Bad" style:base-cell-address="Sheet1.CK17"/>
    </style:style>
    <style:style style:name="ce354" style:family="table-cell" style:parent-style-name="Default">
      <style:map style:condition="cell-content()=1" style:apply-style-name="Good" style:base-cell-address="Sheet1.CK18"/>
      <style:map style:condition="cell-content()=0" style:apply-style-name="Bad" style:base-cell-address="Sheet1.CK18"/>
    </style:style>
    <style:style style:name="ce355" style:family="table-cell" style:parent-style-name="Default">
      <style:map style:condition="cell-content()=1" style:apply-style-name="Good" style:base-cell-address="Sheet1.CK19"/>
      <style:map style:condition="cell-content()=0" style:apply-style-name="Bad" style:base-cell-address="Sheet1.CK19"/>
    </style:style>
    <style:style style:name="ce356" style:family="table-cell" style:parent-style-name="Default">
      <style:map style:condition="cell-content()=1" style:apply-style-name="Good" style:base-cell-address="Sheet1.CL16"/>
      <style:map style:condition="cell-content()=0" style:apply-style-name="Bad" style:base-cell-address="Sheet1.CL16"/>
    </style:style>
    <style:style style:name="ce357" style:family="table-cell" style:parent-style-name="Default">
      <style:map style:condition="cell-content()=1" style:apply-style-name="Good" style:base-cell-address="Sheet1.CL17"/>
      <style:map style:condition="cell-content()=0" style:apply-style-name="Bad" style:base-cell-address="Sheet1.CL17"/>
    </style:style>
    <style:style style:name="ce358" style:family="table-cell" style:parent-style-name="Default">
      <style:map style:condition="cell-content()=1" style:apply-style-name="Good" style:base-cell-address="Sheet1.CL18"/>
      <style:map style:condition="cell-content()=0" style:apply-style-name="Bad" style:base-cell-address="Sheet1.CL18"/>
    </style:style>
    <style:style style:name="ce359" style:family="table-cell" style:parent-style-name="Default">
      <style:map style:condition="cell-content()=1" style:apply-style-name="Good" style:base-cell-address="Sheet1.CL19"/>
      <style:map style:condition="cell-content()=0" style:apply-style-name="Bad" style:base-cell-address="Sheet1.CL19"/>
    </style:style>
    <style:style style:name="ce360" style:family="table-cell" style:parent-style-name="Default">
      <style:map style:condition="cell-content()=1" style:apply-style-name="Good" style:base-cell-address="Sheet1.CM16"/>
      <style:map style:condition="cell-content()=0" style:apply-style-name="Bad" style:base-cell-address="Sheet1.CM16"/>
    </style:style>
    <style:style style:name="ce361" style:family="table-cell" style:parent-style-name="Default">
      <style:map style:condition="cell-content()=1" style:apply-style-name="Good" style:base-cell-address="Sheet1.CM17"/>
      <style:map style:condition="cell-content()=0" style:apply-style-name="Bad" style:base-cell-address="Sheet1.CM17"/>
    </style:style>
    <style:style style:name="ce362" style:family="table-cell" style:parent-style-name="Default">
      <style:map style:condition="cell-content()=1" style:apply-style-name="Good" style:base-cell-address="Sheet1.CM18"/>
      <style:map style:condition="cell-content()=0" style:apply-style-name="Bad" style:base-cell-address="Sheet1.CM18"/>
    </style:style>
    <style:style style:name="ce363" style:family="table-cell" style:parent-style-name="Default">
      <style:map style:condition="cell-content()=1" style:apply-style-name="Good" style:base-cell-address="Sheet1.CM19"/>
      <style:map style:condition="cell-content()=0" style:apply-style-name="Bad" style:base-cell-address="Sheet1.CM19"/>
    </style:style>
    <style:style style:name="ce364" style:family="table-cell" style:parent-style-name="Default">
      <style:map style:condition="cell-content()=1" style:apply-style-name="Good" style:base-cell-address="Sheet1.CN16"/>
      <style:map style:condition="cell-content()=0" style:apply-style-name="Bad" style:base-cell-address="Sheet1.CN16"/>
    </style:style>
    <style:style style:name="ce365" style:family="table-cell" style:parent-style-name="Default">
      <style:map style:condition="cell-content()=1" style:apply-style-name="Good" style:base-cell-address="Sheet1.CN17"/>
      <style:map style:condition="cell-content()=0" style:apply-style-name="Bad" style:base-cell-address="Sheet1.CN17"/>
    </style:style>
    <style:style style:name="ce366" style:family="table-cell" style:parent-style-name="Default">
      <style:map style:condition="cell-content()=1" style:apply-style-name="Good" style:base-cell-address="Sheet1.CN18"/>
      <style:map style:condition="cell-content()=0" style:apply-style-name="Bad" style:base-cell-address="Sheet1.CN18"/>
    </style:style>
    <style:style style:name="ce367" style:family="table-cell" style:parent-style-name="Default">
      <style:map style:condition="cell-content()=1" style:apply-style-name="Good" style:base-cell-address="Sheet1.CN19"/>
      <style:map style:condition="cell-content()=0" style:apply-style-name="Bad" style:base-cell-address="Sheet1.CN19"/>
    </style:style>
    <style:style style:name="ce368" style:family="table-cell" style:parent-style-name="Default">
      <style:map style:condition="cell-content()=1" style:apply-style-name="Good" style:base-cell-address="Sheet1.CO16"/>
      <style:map style:condition="cell-content()=0" style:apply-style-name="Bad" style:base-cell-address="Sheet1.CO16"/>
    </style:style>
    <style:style style:name="ce369" style:family="table-cell" style:parent-style-name="Default">
      <style:map style:condition="cell-content()=1" style:apply-style-name="Good" style:base-cell-address="Sheet1.CO17"/>
      <style:map style:condition="cell-content()=0" style:apply-style-name="Bad" style:base-cell-address="Sheet1.CO17"/>
    </style:style>
    <style:style style:name="ce370" style:family="table-cell" style:parent-style-name="Default">
      <style:map style:condition="cell-content()=1" style:apply-style-name="Good" style:base-cell-address="Sheet1.CO18"/>
      <style:map style:condition="cell-content()=0" style:apply-style-name="Bad" style:base-cell-address="Sheet1.CO18"/>
    </style:style>
    <style:style style:name="ce371" style:family="table-cell" style:parent-style-name="Default">
      <style:map style:condition="cell-content()=1" style:apply-style-name="Good" style:base-cell-address="Sheet1.CO19"/>
      <style:map style:condition="cell-content()=0" style:apply-style-name="Bad" style:base-cell-address="Sheet1.CO19"/>
    </style:style>
    <style:style style:name="ce372" style:family="table-cell" style:parent-style-name="Default">
      <style:map style:condition="cell-content()=1" style:apply-style-name="Good" style:base-cell-address="Sheet1.CP16"/>
      <style:map style:condition="cell-content()=0" style:apply-style-name="Bad" style:base-cell-address="Sheet1.CP16"/>
    </style:style>
    <style:style style:name="ce373" style:family="table-cell" style:parent-style-name="Default">
      <style:map style:condition="cell-content()=1" style:apply-style-name="Good" style:base-cell-address="Sheet1.CP17"/>
      <style:map style:condition="cell-content()=0" style:apply-style-name="Bad" style:base-cell-address="Sheet1.CP17"/>
    </style:style>
    <style:style style:name="ce374" style:family="table-cell" style:parent-style-name="Default">
      <style:map style:condition="cell-content()=1" style:apply-style-name="Good" style:base-cell-address="Sheet1.CP18"/>
      <style:map style:condition="cell-content()=0" style:apply-style-name="Bad" style:base-cell-address="Sheet1.CP18"/>
    </style:style>
    <style:style style:name="ce375" style:family="table-cell" style:parent-style-name="Default">
      <style:map style:condition="cell-content()=1" style:apply-style-name="Good" style:base-cell-address="Sheet1.CP19"/>
      <style:map style:condition="cell-content()=0" style:apply-style-name="Bad" style:base-cell-address="Sheet1.CP19"/>
    </style:style>
    <style:style style:name="ce376" style:family="table-cell" style:parent-style-name="Default">
      <style:map style:condition="cell-content()=1" style:apply-style-name="Good" style:base-cell-address="Sheet1.CQ16"/>
      <style:map style:condition="cell-content()=0" style:apply-style-name="Bad" style:base-cell-address="Sheet1.CQ16"/>
    </style:style>
    <style:style style:name="ce377" style:family="table-cell" style:parent-style-name="Default">
      <style:map style:condition="cell-content()=1" style:apply-style-name="Good" style:base-cell-address="Sheet1.CQ17"/>
      <style:map style:condition="cell-content()=0" style:apply-style-name="Bad" style:base-cell-address="Sheet1.CQ17"/>
    </style:style>
    <style:style style:name="ce378" style:family="table-cell" style:parent-style-name="Default">
      <style:map style:condition="cell-content()=1" style:apply-style-name="Good" style:base-cell-address="Sheet1.CQ18"/>
      <style:map style:condition="cell-content()=0" style:apply-style-name="Bad" style:base-cell-address="Sheet1.CQ18"/>
    </style:style>
    <style:style style:name="ce379" style:family="table-cell" style:parent-style-name="Default">
      <style:map style:condition="cell-content()=1" style:apply-style-name="Good" style:base-cell-address="Sheet1.CQ19"/>
      <style:map style:condition="cell-content()=0" style:apply-style-name="Bad" style:base-cell-address="Sheet1.CQ19"/>
    </style:style>
    <style:style style:name="ce380" style:family="table-cell" style:parent-style-name="Default">
      <style:map style:condition="cell-content()=1" style:apply-style-name="Good" style:base-cell-address="Sheet1.CR16"/>
      <style:map style:condition="cell-content()=0" style:apply-style-name="Bad" style:base-cell-address="Sheet1.CR16"/>
    </style:style>
    <style:style style:name="ce381" style:family="table-cell" style:parent-style-name="Default">
      <style:map style:condition="cell-content()=1" style:apply-style-name="Good" style:base-cell-address="Sheet1.CR17"/>
      <style:map style:condition="cell-content()=0" style:apply-style-name="Bad" style:base-cell-address="Sheet1.CR17"/>
    </style:style>
    <style:style style:name="ce382" style:family="table-cell" style:parent-style-name="Default">
      <style:map style:condition="cell-content()=1" style:apply-style-name="Good" style:base-cell-address="Sheet1.CR18"/>
      <style:map style:condition="cell-content()=0" style:apply-style-name="Bad" style:base-cell-address="Sheet1.CR18"/>
    </style:style>
    <style:style style:name="ce383" style:family="table-cell" style:parent-style-name="Default">
      <style:map style:condition="cell-content()=1" style:apply-style-name="Good" style:base-cell-address="Sheet1.CR19"/>
      <style:map style:condition="cell-content()=0" style:apply-style-name="Bad" style:base-cell-address="Sheet1.CR19"/>
    </style:style>
    <style:style style:name="ce384" style:family="table-cell" style:parent-style-name="Default">
      <style:map style:condition="cell-content()=1" style:apply-style-name="Good" style:base-cell-address="Sheet1.CS16"/>
      <style:map style:condition="cell-content()=0" style:apply-style-name="Bad" style:base-cell-address="Sheet1.CS16"/>
    </style:style>
    <style:style style:name="ce385" style:family="table-cell" style:parent-style-name="Default">
      <style:map style:condition="cell-content()=1" style:apply-style-name="Good" style:base-cell-address="Sheet1.CS17"/>
      <style:map style:condition="cell-content()=0" style:apply-style-name="Bad" style:base-cell-address="Sheet1.CS17"/>
    </style:style>
    <style:style style:name="ce386" style:family="table-cell" style:parent-style-name="Default">
      <style:map style:condition="cell-content()=1" style:apply-style-name="Good" style:base-cell-address="Sheet1.CS18"/>
      <style:map style:condition="cell-content()=0" style:apply-style-name="Bad" style:base-cell-address="Sheet1.CS18"/>
    </style:style>
    <style:style style:name="ce387" style:family="table-cell" style:parent-style-name="Default">
      <style:map style:condition="cell-content()=1" style:apply-style-name="Good" style:base-cell-address="Sheet1.CS19"/>
      <style:map style:condition="cell-content()=0" style:apply-style-name="Bad" style:base-cell-address="Sheet1.CS19"/>
    </style:style>
    <style:style style:name="ce388" style:family="table-cell" style:parent-style-name="Default">
      <style:map style:condition="cell-content()=1" style:apply-style-name="Good" style:base-cell-address="Sheet1.CT16"/>
      <style:map style:condition="cell-content()=0" style:apply-style-name="Bad" style:base-cell-address="Sheet1.CT16"/>
    </style:style>
    <style:style style:name="ce389" style:family="table-cell" style:parent-style-name="Default">
      <style:map style:condition="cell-content()=1" style:apply-style-name="Good" style:base-cell-address="Sheet1.CT17"/>
      <style:map style:condition="cell-content()=0" style:apply-style-name="Bad" style:base-cell-address="Sheet1.CT17"/>
    </style:style>
    <style:style style:name="ce390" style:family="table-cell" style:parent-style-name="Default">
      <style:map style:condition="cell-content()=1" style:apply-style-name="Good" style:base-cell-address="Sheet1.CT18"/>
      <style:map style:condition="cell-content()=0" style:apply-style-name="Bad" style:base-cell-address="Sheet1.CT18"/>
    </style:style>
    <style:style style:name="ce391" style:family="table-cell" style:parent-style-name="Default">
      <style:map style:condition="cell-content()=1" style:apply-style-name="Good" style:base-cell-address="Sheet1.CT19"/>
      <style:map style:condition="cell-content()=0" style:apply-style-name="Bad" style:base-cell-address="Sheet1.CT19"/>
    </style:style>
    <style:style style:name="ce392" style:family="table-cell" style:parent-style-name="Default">
      <style:map style:condition="cell-content()=1" style:apply-style-name="Good" style:base-cell-address="Sheet1.CU16"/>
      <style:map style:condition="cell-content()=0" style:apply-style-name="Bad" style:base-cell-address="Sheet1.CU16"/>
    </style:style>
    <style:style style:name="ce393" style:family="table-cell" style:parent-style-name="Default">
      <style:map style:condition="cell-content()=1" style:apply-style-name="Good" style:base-cell-address="Sheet1.CU17"/>
      <style:map style:condition="cell-content()=0" style:apply-style-name="Bad" style:base-cell-address="Sheet1.CU17"/>
    </style:style>
    <style:style style:name="ce394" style:family="table-cell" style:parent-style-name="Default">
      <style:map style:condition="cell-content()=1" style:apply-style-name="Good" style:base-cell-address="Sheet1.CU18"/>
      <style:map style:condition="cell-content()=0" style:apply-style-name="Bad" style:base-cell-address="Sheet1.CU18"/>
    </style:style>
    <style:style style:name="ce395" style:family="table-cell" style:parent-style-name="Default">
      <style:map style:condition="cell-content()=1" style:apply-style-name="Good" style:base-cell-address="Sheet1.CU19"/>
      <style:map style:condition="cell-content()=0" style:apply-style-name="Bad" style:base-cell-address="Sheet1.CU19"/>
    </style:style>
    <style:style style:name="ce396" style:family="table-cell" style:parent-style-name="Default">
      <style:map style:condition="cell-content()=1" style:apply-style-name="Good" style:base-cell-address="Sheet1.CV16"/>
      <style:map style:condition="cell-content()=0" style:apply-style-name="Bad" style:base-cell-address="Sheet1.CV16"/>
    </style:style>
    <style:style style:name="ce397" style:family="table-cell" style:parent-style-name="Default">
      <style:map style:condition="cell-content()=1" style:apply-style-name="Good" style:base-cell-address="Sheet1.CV17"/>
      <style:map style:condition="cell-content()=0" style:apply-style-name="Bad" style:base-cell-address="Sheet1.CV17"/>
    </style:style>
    <style:style style:name="ce398" style:family="table-cell" style:parent-style-name="Default">
      <style:map style:condition="cell-content()=1" style:apply-style-name="Good" style:base-cell-address="Sheet1.CV18"/>
      <style:map style:condition="cell-content()=0" style:apply-style-name="Bad" style:base-cell-address="Sheet1.CV18"/>
    </style:style>
    <style:style style:name="ce399" style:family="table-cell" style:parent-style-name="Default">
      <style:map style:condition="cell-content()=1" style:apply-style-name="Good" style:base-cell-address="Sheet1.CV19"/>
      <style:map style:condition="cell-content()=0" style:apply-style-name="Bad" style:base-cell-address="Sheet1.CV19"/>
    </style:style>
    <style:style style:name="ce400" style:family="table-cell" style:parent-style-name="Default">
      <style:map style:condition="cell-content()=1" style:apply-style-name="Good" style:base-cell-address="Sheet1.CW16"/>
      <style:map style:condition="cell-content()=0" style:apply-style-name="Bad" style:base-cell-address="Sheet1.CW16"/>
    </style:style>
    <style:style style:name="ce401" style:family="table-cell" style:parent-style-name="Default">
      <style:map style:condition="cell-content()=1" style:apply-style-name="Good" style:base-cell-address="Sheet1.CW17"/>
      <style:map style:condition="cell-content()=0" style:apply-style-name="Bad" style:base-cell-address="Sheet1.CW17"/>
    </style:style>
    <style:style style:name="ce402" style:family="table-cell" style:parent-style-name="Default">
      <style:map style:condition="cell-content()=1" style:apply-style-name="Good" style:base-cell-address="Sheet1.CW18"/>
      <style:map style:condition="cell-content()=0" style:apply-style-name="Bad" style:base-cell-address="Sheet1.CW18"/>
    </style:style>
    <style:style style:name="ce403" style:family="table-cell" style:parent-style-name="Default">
      <style:map style:condition="cell-content()=1" style:apply-style-name="Good" style:base-cell-address="Sheet1.CW19"/>
      <style:map style:condition="cell-content()=0" style:apply-style-name="Bad" style:base-cell-address="Sheet1.CW19"/>
    </style:style>
    <style:style style:name="ce404" style:family="table-cell" style:parent-style-name="Default">
      <style:map style:condition="cell-content()=1" style:apply-style-name="Good" style:base-cell-address="Sheet1.CX16"/>
      <style:map style:condition="cell-content()=0" style:apply-style-name="Bad" style:base-cell-address="Sheet1.CX16"/>
    </style:style>
    <style:style style:name="ce405" style:family="table-cell" style:parent-style-name="Default">
      <style:map style:condition="cell-content()=1" style:apply-style-name="Good" style:base-cell-address="Sheet1.CX17"/>
      <style:map style:condition="cell-content()=0" style:apply-style-name="Bad" style:base-cell-address="Sheet1.CX17"/>
    </style:style>
    <style:style style:name="ce406" style:family="table-cell" style:parent-style-name="Default">
      <style:map style:condition="cell-content()=1" style:apply-style-name="Good" style:base-cell-address="Sheet1.CX18"/>
      <style:map style:condition="cell-content()=0" style:apply-style-name="Bad" style:base-cell-address="Sheet1.CX18"/>
    </style:style>
    <style:style style:name="ce407" style:family="table-cell" style:parent-style-name="Default">
      <style:map style:condition="cell-content()=1" style:apply-style-name="Good" style:base-cell-address="Sheet1.CX19"/>
      <style:map style:condition="cell-content()=0" style:apply-style-name="Bad" style:base-cell-address="Sheet1.CX19"/>
    </style:style>
    <style:style style:name="ce408" style:family="table-cell" style:parent-style-name="Default">
      <style:map style:condition="cell-content()=1" style:apply-style-name="Good" style:base-cell-address="Sheet1.CY16"/>
      <style:map style:condition="cell-content()=0" style:apply-style-name="Bad" style:base-cell-address="Sheet1.CY16"/>
    </style:style>
    <style:style style:name="ce409" style:family="table-cell" style:parent-style-name="Default">
      <style:map style:condition="cell-content()=1" style:apply-style-name="Good" style:base-cell-address="Sheet1.CY17"/>
      <style:map style:condition="cell-content()=0" style:apply-style-name="Bad" style:base-cell-address="Sheet1.CY17"/>
    </style:style>
    <style:style style:name="ce410" style:family="table-cell" style:parent-style-name="Default">
      <style:map style:condition="cell-content()=1" style:apply-style-name="Good" style:base-cell-address="Sheet1.CY18"/>
      <style:map style:condition="cell-content()=0" style:apply-style-name="Bad" style:base-cell-address="Sheet1.CY18"/>
    </style:style>
    <style:style style:name="ce411" style:family="table-cell" style:parent-style-name="Default">
      <style:map style:condition="cell-content()=1" style:apply-style-name="Good" style:base-cell-address="Sheet1.CY19"/>
      <style:map style:condition="cell-content()=0" style:apply-style-name="Bad" style:base-cell-address="Sheet1.CY19"/>
    </style:style>
    <style:style style:name="ce412" style:family="table-cell" style:parent-style-name="Default">
      <style:map style:condition="cell-content()=1" style:apply-style-name="Good" style:base-cell-address="Sheet1.CZ16"/>
      <style:map style:condition="cell-content()=0" style:apply-style-name="Bad" style:base-cell-address="Sheet1.CZ16"/>
    </style:style>
    <style:style style:name="ce413" style:family="table-cell" style:parent-style-name="Default">
      <style:map style:condition="cell-content()=1" style:apply-style-name="Good" style:base-cell-address="Sheet1.CZ17"/>
      <style:map style:condition="cell-content()=0" style:apply-style-name="Bad" style:base-cell-address="Sheet1.CZ17"/>
    </style:style>
    <style:style style:name="ce414" style:family="table-cell" style:parent-style-name="Default">
      <style:map style:condition="cell-content()=1" style:apply-style-name="Good" style:base-cell-address="Sheet1.CZ18"/>
      <style:map style:condition="cell-content()=0" style:apply-style-name="Bad" style:base-cell-address="Sheet1.CZ18"/>
    </style:style>
    <style:style style:name="ce415" style:family="table-cell" style:parent-style-name="Default">
      <style:map style:condition="cell-content()=1" style:apply-style-name="Good" style:base-cell-address="Sheet1.CZ19"/>
      <style:map style:condition="cell-content()=0" style:apply-style-name="Bad" style:base-cell-address="Sheet1.CZ19"/>
    </style:style>
    <style:style style:name="ce416" style:family="table-cell" style:parent-style-name="Default">
      <style:map style:condition="cell-content()=1" style:apply-style-name="Good" style:base-cell-address="Sheet1.DA16"/>
      <style:map style:condition="cell-content()=0" style:apply-style-name="Bad" style:base-cell-address="Sheet1.DA16"/>
    </style:style>
    <style:style style:name="ce417" style:family="table-cell" style:parent-style-name="Default">
      <style:map style:condition="cell-content()=1" style:apply-style-name="Good" style:base-cell-address="Sheet1.DA17"/>
      <style:map style:condition="cell-content()=0" style:apply-style-name="Bad" style:base-cell-address="Sheet1.DA17"/>
    </style:style>
    <style:style style:name="ce418" style:family="table-cell" style:parent-style-name="Default">
      <style:map style:condition="cell-content()=1" style:apply-style-name="Good" style:base-cell-address="Sheet1.DA18"/>
      <style:map style:condition="cell-content()=0" style:apply-style-name="Bad" style:base-cell-address="Sheet1.DA18"/>
    </style:style>
    <style:style style:name="ce419" style:family="table-cell" style:parent-style-name="Default">
      <style:map style:condition="cell-content()=1" style:apply-style-name="Good" style:base-cell-address="Sheet1.DA19"/>
      <style:map style:condition="cell-content()=0" style:apply-style-name="Bad" style:base-cell-address="Sheet1.DA19"/>
    </style:style>
    <style:style style:name="ce420" style:family="table-cell" style:parent-style-name="Default">
      <style:map style:condition="cell-content()=1" style:apply-style-name="Good" style:base-cell-address="Sheet1.DB16"/>
      <style:map style:condition="cell-content()=0" style:apply-style-name="Bad" style:base-cell-address="Sheet1.DB16"/>
    </style:style>
    <style:style style:name="ce421" style:family="table-cell" style:parent-style-name="Default">
      <style:map style:condition="cell-content()=1" style:apply-style-name="Good" style:base-cell-address="Sheet1.DB17"/>
      <style:map style:condition="cell-content()=0" style:apply-style-name="Bad" style:base-cell-address="Sheet1.DB17"/>
    </style:style>
    <style:style style:name="ce422" style:family="table-cell" style:parent-style-name="Default">
      <style:map style:condition="cell-content()=1" style:apply-style-name="Good" style:base-cell-address="Sheet1.DB18"/>
      <style:map style:condition="cell-content()=0" style:apply-style-name="Bad" style:base-cell-address="Sheet1.DB18"/>
    </style:style>
    <style:style style:name="ce423" style:family="table-cell" style:parent-style-name="Default">
      <style:map style:condition="cell-content()=1" style:apply-style-name="Good" style:base-cell-address="Sheet1.DB19"/>
      <style:map style:condition="cell-content()=0" style:apply-style-name="Bad" style:base-cell-address="Sheet1.DB19"/>
    </style:style>
    <style:style style:name="ce424" style:family="table-cell" style:parent-style-name="Default">
      <style:map style:condition="cell-content()=1" style:apply-style-name="Good" style:base-cell-address="Sheet1.DC16"/>
      <style:map style:condition="cell-content()=0" style:apply-style-name="Bad" style:base-cell-address="Sheet1.DC16"/>
    </style:style>
    <style:style style:name="ce425" style:family="table-cell" style:parent-style-name="Default">
      <style:map style:condition="cell-content()=1" style:apply-style-name="Good" style:base-cell-address="Sheet1.DC17"/>
      <style:map style:condition="cell-content()=0" style:apply-style-name="Bad" style:base-cell-address="Sheet1.DC17"/>
    </style:style>
    <style:style style:name="ce426" style:family="table-cell" style:parent-style-name="Default">
      <style:map style:condition="cell-content()=1" style:apply-style-name="Good" style:base-cell-address="Sheet1.DC18"/>
      <style:map style:condition="cell-content()=0" style:apply-style-name="Bad" style:base-cell-address="Sheet1.DC18"/>
    </style:style>
    <style:style style:name="ce427" style:family="table-cell" style:parent-style-name="Default">
      <style:map style:condition="cell-content()=1" style:apply-style-name="Good" style:base-cell-address="Sheet1.DC19"/>
      <style:map style:condition="cell-content()=0" style:apply-style-name="Bad" style:base-cell-address="Sheet1.DC19"/>
    </style:style>
    <style:style style:name="ce428" style:family="table-cell" style:parent-style-name="Default">
      <style:map style:condition="cell-content()=1" style:apply-style-name="Good" style:base-cell-address="Sheet1.DD16"/>
      <style:map style:condition="cell-content()=0" style:apply-style-name="Bad" style:base-cell-address="Sheet1.DD16"/>
    </style:style>
    <style:style style:name="ce429" style:family="table-cell" style:parent-style-name="Default">
      <style:map style:condition="cell-content()=1" style:apply-style-name="Good" style:base-cell-address="Sheet1.DD17"/>
      <style:map style:condition="cell-content()=0" style:apply-style-name="Bad" style:base-cell-address="Sheet1.DD17"/>
    </style:style>
    <style:style style:name="ce430" style:family="table-cell" style:parent-style-name="Default">
      <style:map style:condition="cell-content()=1" style:apply-style-name="Good" style:base-cell-address="Sheet1.DD18"/>
      <style:map style:condition="cell-content()=0" style:apply-style-name="Bad" style:base-cell-address="Sheet1.DD18"/>
    </style:style>
    <style:style style:name="ce431" style:family="table-cell" style:parent-style-name="Default">
      <style:map style:condition="cell-content()=1" style:apply-style-name="Good" style:base-cell-address="Sheet1.DD19"/>
      <style:map style:condition="cell-content()=0" style:apply-style-name="Bad" style:base-cell-address="Sheet1.DD19"/>
    </style:style>
    <style:style style:name="ce432" style:family="table-cell" style:parent-style-name="Default">
      <style:map style:condition="cell-content()=1" style:apply-style-name="Good" style:base-cell-address="Sheet1.DE16"/>
      <style:map style:condition="cell-content()=0" style:apply-style-name="Bad" style:base-cell-address="Sheet1.DE16"/>
    </style:style>
    <style:style style:name="ce433" style:family="table-cell" style:parent-style-name="Default">
      <style:map style:condition="cell-content()=1" style:apply-style-name="Good" style:base-cell-address="Sheet1.DE17"/>
      <style:map style:condition="cell-content()=0" style:apply-style-name="Bad" style:base-cell-address="Sheet1.DE17"/>
    </style:style>
    <style:style style:name="ce434" style:family="table-cell" style:parent-style-name="Default">
      <style:map style:condition="cell-content()=1" style:apply-style-name="Good" style:base-cell-address="Sheet1.DE18"/>
      <style:map style:condition="cell-content()=0" style:apply-style-name="Bad" style:base-cell-address="Sheet1.DE18"/>
    </style:style>
    <style:style style:name="ce435" style:family="table-cell" style:parent-style-name="Default">
      <style:map style:condition="cell-content()=1" style:apply-style-name="Good" style:base-cell-address="Sheet1.DE19"/>
      <style:map style:condition="cell-content()=0" style:apply-style-name="Bad" style:base-cell-address="Sheet1.DE19"/>
    </style:style>
    <style:style style:name="ce436" style:family="table-cell" style:parent-style-name="Default">
      <style:map style:condition="cell-content()=1" style:apply-style-name="Good" style:base-cell-address="Sheet1.DF16"/>
      <style:map style:condition="cell-content()=0" style:apply-style-name="Bad" style:base-cell-address="Sheet1.DF16"/>
    </style:style>
    <style:style style:name="ce437" style:family="table-cell" style:parent-style-name="Default">
      <style:map style:condition="cell-content()=1" style:apply-style-name="Good" style:base-cell-address="Sheet1.DF17"/>
      <style:map style:condition="cell-content()=0" style:apply-style-name="Bad" style:base-cell-address="Sheet1.DF17"/>
    </style:style>
    <style:style style:name="ce438" style:family="table-cell" style:parent-style-name="Default">
      <style:map style:condition="cell-content()=1" style:apply-style-name="Good" style:base-cell-address="Sheet1.DF18"/>
      <style:map style:condition="cell-content()=0" style:apply-style-name="Bad" style:base-cell-address="Sheet1.DF18"/>
    </style:style>
    <style:style style:name="ce439" style:family="table-cell" style:parent-style-name="Default">
      <style:map style:condition="cell-content()=1" style:apply-style-name="Good" style:base-cell-address="Sheet1.DF19"/>
      <style:map style:condition="cell-content()=0" style:apply-style-name="Bad" style:base-cell-address="Sheet1.DF19"/>
    </style:style>
    <style:style style:name="ce440" style:family="table-cell" style:parent-style-name="Default">
      <style:map style:condition="cell-content()=1" style:apply-style-name="Good" style:base-cell-address="Sheet1.DG16"/>
      <style:map style:condition="cell-content()=0" style:apply-style-name="Bad" style:base-cell-address="Sheet1.DG16"/>
    </style:style>
    <style:style style:name="ce441" style:family="table-cell" style:parent-style-name="Default">
      <style:map style:condition="cell-content()=1" style:apply-style-name="Good" style:base-cell-address="Sheet1.DG17"/>
      <style:map style:condition="cell-content()=0" style:apply-style-name="Bad" style:base-cell-address="Sheet1.DG17"/>
    </style:style>
    <style:style style:name="ce442" style:family="table-cell" style:parent-style-name="Default">
      <style:map style:condition="cell-content()=1" style:apply-style-name="Good" style:base-cell-address="Sheet1.DG18"/>
      <style:map style:condition="cell-content()=0" style:apply-style-name="Bad" style:base-cell-address="Sheet1.DG18"/>
    </style:style>
    <style:style style:name="ce443" style:family="table-cell" style:parent-style-name="Default">
      <style:map style:condition="cell-content()=1" style:apply-style-name="Good" style:base-cell-address="Sheet1.DG19"/>
      <style:map style:condition="cell-content()=0" style:apply-style-name="Bad" style:base-cell-address="Sheet1.DG19"/>
    </style:style>
    <style:style style:name="ce444" style:family="table-cell" style:parent-style-name="Default">
      <style:map style:condition="cell-content()=1" style:apply-style-name="Good" style:base-cell-address="Sheet1.DH16"/>
      <style:map style:condition="cell-content()=0" style:apply-style-name="Bad" style:base-cell-address="Sheet1.DH16"/>
    </style:style>
    <style:style style:name="ce445" style:family="table-cell" style:parent-style-name="Default">
      <style:map style:condition="cell-content()=1" style:apply-style-name="Good" style:base-cell-address="Sheet1.DH17"/>
      <style:map style:condition="cell-content()=0" style:apply-style-name="Bad" style:base-cell-address="Sheet1.DH17"/>
    </style:style>
    <style:style style:name="ce446" style:family="table-cell" style:parent-style-name="Default">
      <style:map style:condition="cell-content()=1" style:apply-style-name="Good" style:base-cell-address="Sheet1.DH18"/>
      <style:map style:condition="cell-content()=0" style:apply-style-name="Bad" style:base-cell-address="Sheet1.DH18"/>
    </style:style>
    <style:style style:name="ce447" style:family="table-cell" style:parent-style-name="Default">
      <style:map style:condition="cell-content()=1" style:apply-style-name="Good" style:base-cell-address="Sheet1.DH19"/>
      <style:map style:condition="cell-content()=0" style:apply-style-name="Bad" style:base-cell-address="Sheet1.DH19"/>
    </style:style>
    <style:style style:name="ce448" style:family="table-cell" style:parent-style-name="Default">
      <style:map style:condition="cell-content()=1" style:apply-style-name="Good" style:base-cell-address="Sheet1.DI16"/>
      <style:map style:condition="cell-content()=0" style:apply-style-name="Bad" style:base-cell-address="Sheet1.DI16"/>
    </style:style>
    <style:style style:name="ce449" style:family="table-cell" style:parent-style-name="Default">
      <style:map style:condition="cell-content()=1" style:apply-style-name="Good" style:base-cell-address="Sheet1.DI17"/>
      <style:map style:condition="cell-content()=0" style:apply-style-name="Bad" style:base-cell-address="Sheet1.DI17"/>
    </style:style>
    <style:style style:name="ce450" style:family="table-cell" style:parent-style-name="Default">
      <style:map style:condition="cell-content()=1" style:apply-style-name="Good" style:base-cell-address="Sheet1.DI18"/>
      <style:map style:condition="cell-content()=0" style:apply-style-name="Bad" style:base-cell-address="Sheet1.DI18"/>
    </style:style>
    <style:style style:name="ce451" style:family="table-cell" style:parent-style-name="Default">
      <style:map style:condition="cell-content()=1" style:apply-style-name="Good" style:base-cell-address="Sheet1.DI19"/>
      <style:map style:condition="cell-content()=0" style:apply-style-name="Bad" style:base-cell-address="Sheet1.DI19"/>
    </style:style>
    <style:style style:name="ce452" style:family="table-cell" style:parent-style-name="Default">
      <style:map style:condition="cell-content()=1" style:apply-style-name="Good" style:base-cell-address="Sheet1.DJ16"/>
      <style:map style:condition="cell-content()=0" style:apply-style-name="Bad" style:base-cell-address="Sheet1.DJ16"/>
    </style:style>
    <style:style style:name="ce453" style:family="table-cell" style:parent-style-name="Default">
      <style:map style:condition="cell-content()=1" style:apply-style-name="Good" style:base-cell-address="Sheet1.DJ17"/>
      <style:map style:condition="cell-content()=0" style:apply-style-name="Bad" style:base-cell-address="Sheet1.DJ17"/>
    </style:style>
    <style:style style:name="ce454" style:family="table-cell" style:parent-style-name="Default">
      <style:map style:condition="cell-content()=1" style:apply-style-name="Good" style:base-cell-address="Sheet1.DJ18"/>
      <style:map style:condition="cell-content()=0" style:apply-style-name="Bad" style:base-cell-address="Sheet1.DJ18"/>
    </style:style>
    <style:style style:name="ce455" style:family="table-cell" style:parent-style-name="Default">
      <style:map style:condition="cell-content()=1" style:apply-style-name="Good" style:base-cell-address="Sheet1.DJ19"/>
      <style:map style:condition="cell-content()=0" style:apply-style-name="Bad" style:base-cell-address="Sheet1.DJ19"/>
    </style:style>
    <style:style style:name="ce456" style:family="table-cell" style:parent-style-name="Default">
      <style:map style:condition="cell-content()=1" style:apply-style-name="Good" style:base-cell-address="Sheet1.DK16"/>
      <style:map style:condition="cell-content()=0" style:apply-style-name="Bad" style:base-cell-address="Sheet1.DK16"/>
    </style:style>
    <style:style style:name="ce457" style:family="table-cell" style:parent-style-name="Default">
      <style:map style:condition="cell-content()=1" style:apply-style-name="Good" style:base-cell-address="Sheet1.DK17"/>
      <style:map style:condition="cell-content()=0" style:apply-style-name="Bad" style:base-cell-address="Sheet1.DK17"/>
    </style:style>
    <style:style style:name="ce458" style:family="table-cell" style:parent-style-name="Default">
      <style:map style:condition="cell-content()=1" style:apply-style-name="Good" style:base-cell-address="Sheet1.DK18"/>
      <style:map style:condition="cell-content()=0" style:apply-style-name="Bad" style:base-cell-address="Sheet1.DK18"/>
    </style:style>
    <style:style style:name="ce459" style:family="table-cell" style:parent-style-name="Default">
      <style:map style:condition="cell-content()=1" style:apply-style-name="Good" style:base-cell-address="Sheet1.DK19"/>
      <style:map style:condition="cell-content()=0" style:apply-style-name="Bad" style:base-cell-address="Sheet1.DK19"/>
    </style:style>
    <style:style style:name="ce460" style:family="table-cell" style:parent-style-name="Default">
      <style:map style:condition="cell-content()=1" style:apply-style-name="Good" style:base-cell-address="Sheet1.DL16"/>
      <style:map style:condition="cell-content()=0" style:apply-style-name="Bad" style:base-cell-address="Sheet1.DL16"/>
    </style:style>
    <style:style style:name="ce461" style:family="table-cell" style:parent-style-name="Default">
      <style:map style:condition="cell-content()=1" style:apply-style-name="Good" style:base-cell-address="Sheet1.DL17"/>
      <style:map style:condition="cell-content()=0" style:apply-style-name="Bad" style:base-cell-address="Sheet1.DL17"/>
    </style:style>
    <style:style style:name="ce462" style:family="table-cell" style:parent-style-name="Default">
      <style:map style:condition="cell-content()=1" style:apply-style-name="Good" style:base-cell-address="Sheet1.DL18"/>
      <style:map style:condition="cell-content()=0" style:apply-style-name="Bad" style:base-cell-address="Sheet1.DL18"/>
    </style:style>
    <style:style style:name="ce463" style:family="table-cell" style:parent-style-name="Default">
      <style:map style:condition="cell-content()=1" style:apply-style-name="Good" style:base-cell-address="Sheet1.DL19"/>
      <style:map style:condition="cell-content()=0" style:apply-style-name="Bad" style:base-cell-address="Sheet1.DL19"/>
    </style:style>
    <style:style style:name="ce464" style:family="table-cell" style:parent-style-name="Default">
      <style:map style:condition="cell-content()=1" style:apply-style-name="Good" style:base-cell-address="Sheet1.DM16"/>
      <style:map style:condition="cell-content()=0" style:apply-style-name="Bad" style:base-cell-address="Sheet1.DM16"/>
    </style:style>
    <style:style style:name="ce465" style:family="table-cell" style:parent-style-name="Default">
      <style:map style:condition="cell-content()=1" style:apply-style-name="Good" style:base-cell-address="Sheet1.DM17"/>
      <style:map style:condition="cell-content()=0" style:apply-style-name="Bad" style:base-cell-address="Sheet1.DM17"/>
    </style:style>
    <style:style style:name="ce466" style:family="table-cell" style:parent-style-name="Default">
      <style:map style:condition="cell-content()=1" style:apply-style-name="Good" style:base-cell-address="Sheet1.DM18"/>
      <style:map style:condition="cell-content()=0" style:apply-style-name="Bad" style:base-cell-address="Sheet1.DM18"/>
    </style:style>
    <style:style style:name="ce467" style:family="table-cell" style:parent-style-name="Default">
      <style:map style:condition="cell-content()=1" style:apply-style-name="Good" style:base-cell-address="Sheet1.DM19"/>
      <style:map style:condition="cell-content()=0" style:apply-style-name="Bad" style:base-cell-address="Sheet1.DM19"/>
    </style:style>
    <style:style style:name="ce468" style:family="table-cell" style:parent-style-name="Default">
      <style:map style:condition="cell-content()=1" style:apply-style-name="Good" style:base-cell-address="Sheet1.DN16"/>
      <style:map style:condition="cell-content()=0" style:apply-style-name="Bad" style:base-cell-address="Sheet1.DN16"/>
    </style:style>
    <style:style style:name="ce469" style:family="table-cell" style:parent-style-name="Default">
      <style:map style:condition="cell-content()=1" style:apply-style-name="Good" style:base-cell-address="Sheet1.DN17"/>
      <style:map style:condition="cell-content()=0" style:apply-style-name="Bad" style:base-cell-address="Sheet1.DN17"/>
    </style:style>
    <style:style style:name="ce470" style:family="table-cell" style:parent-style-name="Default">
      <style:map style:condition="cell-content()=1" style:apply-style-name="Good" style:base-cell-address="Sheet1.DN18"/>
      <style:map style:condition="cell-content()=0" style:apply-style-name="Bad" style:base-cell-address="Sheet1.DN18"/>
    </style:style>
    <style:style style:name="ce471" style:family="table-cell" style:parent-style-name="Default">
      <style:map style:condition="cell-content()=1" style:apply-style-name="Good" style:base-cell-address="Sheet1.DN19"/>
      <style:map style:condition="cell-content()=0" style:apply-style-name="Bad" style:base-cell-address="Sheet1.DN19"/>
    </style:style>
    <style:style style:name="ce472" style:family="table-cell" style:parent-style-name="Default">
      <style:map style:condition="cell-content()=1" style:apply-style-name="Good" style:base-cell-address="Sheet1.DO16"/>
      <style:map style:condition="cell-content()=0" style:apply-style-name="Bad" style:base-cell-address="Sheet1.DO16"/>
    </style:style>
    <style:style style:name="ce473" style:family="table-cell" style:parent-style-name="Default">
      <style:map style:condition="cell-content()=1" style:apply-style-name="Good" style:base-cell-address="Sheet1.DO17"/>
      <style:map style:condition="cell-content()=0" style:apply-style-name="Bad" style:base-cell-address="Sheet1.DO17"/>
    </style:style>
    <style:style style:name="ce474" style:family="table-cell" style:parent-style-name="Default">
      <style:map style:condition="cell-content()=1" style:apply-style-name="Good" style:base-cell-address="Sheet1.DO18"/>
      <style:map style:condition="cell-content()=0" style:apply-style-name="Bad" style:base-cell-address="Sheet1.DO18"/>
    </style:style>
    <style:style style:name="ce475" style:family="table-cell" style:parent-style-name="Default">
      <style:map style:condition="cell-content()=1" style:apply-style-name="Good" style:base-cell-address="Sheet1.DO19"/>
      <style:map style:condition="cell-content()=0" style:apply-style-name="Bad" style:base-cell-address="Sheet1.DO19"/>
    </style:style>
    <style:style style:name="ce476" style:family="table-cell" style:parent-style-name="Default">
      <style:map style:condition="cell-content()=1" style:apply-style-name="Good" style:base-cell-address="Sheet1.DP16"/>
      <style:map style:condition="cell-content()=0" style:apply-style-name="Bad" style:base-cell-address="Sheet1.DP16"/>
    </style:style>
    <style:style style:name="ce477" style:family="table-cell" style:parent-style-name="Default">
      <style:map style:condition="cell-content()=1" style:apply-style-name="Good" style:base-cell-address="Sheet1.DP17"/>
      <style:map style:condition="cell-content()=0" style:apply-style-name="Bad" style:base-cell-address="Sheet1.DP17"/>
    </style:style>
    <style:style style:name="ce478" style:family="table-cell" style:parent-style-name="Default">
      <style:map style:condition="cell-content()=1" style:apply-style-name="Good" style:base-cell-address="Sheet1.DP18"/>
      <style:map style:condition="cell-content()=0" style:apply-style-name="Bad" style:base-cell-address="Sheet1.DP18"/>
    </style:style>
    <style:style style:name="ce479" style:family="table-cell" style:parent-style-name="Default">
      <style:map style:condition="cell-content()=1" style:apply-style-name="Good" style:base-cell-address="Sheet1.DP19"/>
      <style:map style:condition="cell-content()=0" style:apply-style-name="Bad" style:base-cell-address="Sheet1.DP19"/>
    </style:style>
    <style:style style:name="ce480" style:family="table-cell" style:parent-style-name="Default">
      <style:map style:condition="cell-content()=1" style:apply-style-name="Good" style:base-cell-address="Sheet1.DQ16"/>
      <style:map style:condition="cell-content()=0" style:apply-style-name="Bad" style:base-cell-address="Sheet1.DQ16"/>
    </style:style>
    <style:style style:name="ce481" style:family="table-cell" style:parent-style-name="Default">
      <style:map style:condition="cell-content()=1" style:apply-style-name="Good" style:base-cell-address="Sheet1.DQ17"/>
      <style:map style:condition="cell-content()=0" style:apply-style-name="Bad" style:base-cell-address="Sheet1.DQ17"/>
    </style:style>
    <style:style style:name="ce482" style:family="table-cell" style:parent-style-name="Default">
      <style:map style:condition="cell-content()=1" style:apply-style-name="Good" style:base-cell-address="Sheet1.DQ18"/>
      <style:map style:condition="cell-content()=0" style:apply-style-name="Bad" style:base-cell-address="Sheet1.DQ18"/>
    </style:style>
    <style:style style:name="ce483" style:family="table-cell" style:parent-style-name="Default">
      <style:map style:condition="cell-content()=1" style:apply-style-name="Good" style:base-cell-address="Sheet1.DQ19"/>
      <style:map style:condition="cell-content()=0" style:apply-style-name="Bad" style:base-cell-address="Sheet1.DQ19"/>
    </style:style>
    <style:style style:name="ce484" style:family="table-cell" style:parent-style-name="Default">
      <style:map style:condition="cell-content()=1" style:apply-style-name="Good" style:base-cell-address="Sheet1.DR16"/>
      <style:map style:condition="cell-content()=0" style:apply-style-name="Bad" style:base-cell-address="Sheet1.DR16"/>
    </style:style>
    <style:style style:name="ce485" style:family="table-cell" style:parent-style-name="Default">
      <style:map style:condition="cell-content()=1" style:apply-style-name="Good" style:base-cell-address="Sheet1.DR17"/>
      <style:map style:condition="cell-content()=0" style:apply-style-name="Bad" style:base-cell-address="Sheet1.DR17"/>
    </style:style>
    <style:style style:name="ce486" style:family="table-cell" style:parent-style-name="Default">
      <style:map style:condition="cell-content()=1" style:apply-style-name="Good" style:base-cell-address="Sheet1.DR18"/>
      <style:map style:condition="cell-content()=0" style:apply-style-name="Bad" style:base-cell-address="Sheet1.DR18"/>
    </style:style>
    <style:style style:name="ce487" style:family="table-cell" style:parent-style-name="Default">
      <style:map style:condition="cell-content()=1" style:apply-style-name="Good" style:base-cell-address="Sheet1.DR19"/>
      <style:map style:condition="cell-content()=0" style:apply-style-name="Bad" style:base-cell-address="Sheet1.DR19"/>
    </style:style>
    <style:style style:name="ce488" style:family="table-cell" style:parent-style-name="Default">
      <style:map style:condition="cell-content()=1" style:apply-style-name="Good" style:base-cell-address="Sheet1.DS16"/>
      <style:map style:condition="cell-content()=0" style:apply-style-name="Bad" style:base-cell-address="Sheet1.DS16"/>
    </style:style>
    <style:style style:name="ce489" style:family="table-cell" style:parent-style-name="Default">
      <style:map style:condition="cell-content()=1" style:apply-style-name="Good" style:base-cell-address="Sheet1.DS17"/>
      <style:map style:condition="cell-content()=0" style:apply-style-name="Bad" style:base-cell-address="Sheet1.DS17"/>
    </style:style>
    <style:style style:name="ce490" style:family="table-cell" style:parent-style-name="Default">
      <style:map style:condition="cell-content()=1" style:apply-style-name="Good" style:base-cell-address="Sheet1.DS18"/>
      <style:map style:condition="cell-content()=0" style:apply-style-name="Bad" style:base-cell-address="Sheet1.DS18"/>
    </style:style>
    <style:style style:name="ce491" style:family="table-cell" style:parent-style-name="Default">
      <style:map style:condition="cell-content()=1" style:apply-style-name="Good" style:base-cell-address="Sheet1.DS19"/>
      <style:map style:condition="cell-content()=0" style:apply-style-name="Bad" style:base-cell-address="Sheet1.DS19"/>
    </style:style>
    <style:style style:name="ce492" style:family="table-cell" style:parent-style-name="Default">
      <style:map style:condition="cell-content()=1" style:apply-style-name="Good" style:base-cell-address="Sheet1.DT16"/>
      <style:map style:condition="cell-content()=0" style:apply-style-name="Bad" style:base-cell-address="Sheet1.DT16"/>
    </style:style>
    <style:style style:name="ce493" style:family="table-cell" style:parent-style-name="Default">
      <style:map style:condition="cell-content()=1" style:apply-style-name="Good" style:base-cell-address="Sheet1.DT17"/>
      <style:map style:condition="cell-content()=0" style:apply-style-name="Bad" style:base-cell-address="Sheet1.DT17"/>
    </style:style>
    <style:style style:name="ce494" style:family="table-cell" style:parent-style-name="Default">
      <style:map style:condition="cell-content()=1" style:apply-style-name="Good" style:base-cell-address="Sheet1.DT18"/>
      <style:map style:condition="cell-content()=0" style:apply-style-name="Bad" style:base-cell-address="Sheet1.DT18"/>
    </style:style>
    <style:style style:name="ce495" style:family="table-cell" style:parent-style-name="Default">
      <style:map style:condition="cell-content()=1" style:apply-style-name="Good" style:base-cell-address="Sheet1.DT19"/>
      <style:map style:condition="cell-content()=0" style:apply-style-name="Bad" style:base-cell-address="Sheet1.DT19"/>
    </style:style>
    <style:style style:name="ce496" style:family="table-cell" style:parent-style-name="Default">
      <style:map style:condition="cell-content()=1" style:apply-style-name="Good" style:base-cell-address="Sheet1.DU16"/>
      <style:map style:condition="cell-content()=0" style:apply-style-name="Bad" style:base-cell-address="Sheet1.DU16"/>
    </style:style>
    <style:style style:name="ce497" style:family="table-cell" style:parent-style-name="Default">
      <style:map style:condition="cell-content()=1" style:apply-style-name="Good" style:base-cell-address="Sheet1.DU17"/>
      <style:map style:condition="cell-content()=0" style:apply-style-name="Bad" style:base-cell-address="Sheet1.DU17"/>
    </style:style>
    <style:style style:name="ce498" style:family="table-cell" style:parent-style-name="Default">
      <style:map style:condition="cell-content()=1" style:apply-style-name="Good" style:base-cell-address="Sheet1.DU18"/>
      <style:map style:condition="cell-content()=0" style:apply-style-name="Bad" style:base-cell-address="Sheet1.DU18"/>
    </style:style>
    <style:style style:name="ce499" style:family="table-cell" style:parent-style-name="Default">
      <style:map style:condition="cell-content()=1" style:apply-style-name="Good" style:base-cell-address="Sheet1.DU19"/>
      <style:map style:condition="cell-content()=0" style:apply-style-name="Bad" style:base-cell-address="Sheet1.DU19"/>
    </style:style>
    <style:style style:name="ce500" style:family="table-cell" style:parent-style-name="Default">
      <style:map style:condition="cell-content()=1" style:apply-style-name="Good" style:base-cell-address="Sheet1.DV16"/>
      <style:map style:condition="cell-content()=0" style:apply-style-name="Bad" style:base-cell-address="Sheet1.DV16"/>
    </style:style>
    <style:style style:name="ce501" style:family="table-cell" style:parent-style-name="Default">
      <style:map style:condition="cell-content()=1" style:apply-style-name="Good" style:base-cell-address="Sheet1.DV17"/>
      <style:map style:condition="cell-content()=0" style:apply-style-name="Bad" style:base-cell-address="Sheet1.DV17"/>
    </style:style>
    <style:style style:name="ce502" style:family="table-cell" style:parent-style-name="Default">
      <style:map style:condition="cell-content()=1" style:apply-style-name="Good" style:base-cell-address="Sheet1.DV18"/>
      <style:map style:condition="cell-content()=0" style:apply-style-name="Bad" style:base-cell-address="Sheet1.DV18"/>
    </style:style>
    <style:style style:name="ce503" style:family="table-cell" style:parent-style-name="Default">
      <style:map style:condition="cell-content()=1" style:apply-style-name="Good" style:base-cell-address="Sheet1.DV19"/>
      <style:map style:condition="cell-content()=0" style:apply-style-name="Bad" style:base-cell-address="Sheet1.DV19"/>
    </style:style>
    <style:style style:name="ce504" style:family="table-cell" style:parent-style-name="Default">
      <style:map style:condition="cell-content()=1" style:apply-style-name="Good" style:base-cell-address="Sheet1.DW16"/>
      <style:map style:condition="cell-content()=0" style:apply-style-name="Bad" style:base-cell-address="Sheet1.DW16"/>
    </style:style>
    <style:style style:name="ce505" style:family="table-cell" style:parent-style-name="Default">
      <style:map style:condition="cell-content()=1" style:apply-style-name="Good" style:base-cell-address="Sheet1.DW17"/>
      <style:map style:condition="cell-content()=0" style:apply-style-name="Bad" style:base-cell-address="Sheet1.DW17"/>
    </style:style>
    <style:style style:name="ce506" style:family="table-cell" style:parent-style-name="Default">
      <style:map style:condition="cell-content()=1" style:apply-style-name="Good" style:base-cell-address="Sheet1.DW18"/>
      <style:map style:condition="cell-content()=0" style:apply-style-name="Bad" style:base-cell-address="Sheet1.DW18"/>
    </style:style>
    <style:style style:name="ce507" style:family="table-cell" style:parent-style-name="Default">
      <style:map style:condition="cell-content()=1" style:apply-style-name="Good" style:base-cell-address="Sheet1.DW19"/>
      <style:map style:condition="cell-content()=0" style:apply-style-name="Bad" style:base-cell-address="Sheet1.DW19"/>
    </style:style>
    <style:style style:name="ce508" style:family="table-cell" style:parent-style-name="Default">
      <style:map style:condition="cell-content()=1" style:apply-style-name="Good" style:base-cell-address="Sheet1.DX16"/>
      <style:map style:condition="cell-content()=0" style:apply-style-name="Bad" style:base-cell-address="Sheet1.DX16"/>
    </style:style>
    <style:style style:name="ce509" style:family="table-cell" style:parent-style-name="Default">
      <style:map style:condition="cell-content()=1" style:apply-style-name="Good" style:base-cell-address="Sheet1.DX17"/>
      <style:map style:condition="cell-content()=0" style:apply-style-name="Bad" style:base-cell-address="Sheet1.DX17"/>
    </style:style>
    <style:style style:name="ce510" style:family="table-cell" style:parent-style-name="Default">
      <style:map style:condition="cell-content()=1" style:apply-style-name="Good" style:base-cell-address="Sheet1.DX18"/>
      <style:map style:condition="cell-content()=0" style:apply-style-name="Bad" style:base-cell-address="Sheet1.DX18"/>
    </style:style>
    <style:style style:name="ce511" style:family="table-cell" style:parent-style-name="Default">
      <style:map style:condition="cell-content()=1" style:apply-style-name="Good" style:base-cell-address="Sheet1.DX19"/>
      <style:map style:condition="cell-content()=0" style:apply-style-name="Bad" style:base-cell-address="Sheet1.DX19"/>
    </style:style>
    <style:style style:name="ce512" style:family="table-cell" style:parent-style-name="Default">
      <style:map style:condition="cell-content()=1" style:apply-style-name="Good" style:base-cell-address="Sheet1.DY16"/>
      <style:map style:condition="cell-content()=0" style:apply-style-name="Bad" style:base-cell-address="Sheet1.DY16"/>
    </style:style>
    <style:style style:name="ce513" style:family="table-cell" style:parent-style-name="Default">
      <style:map style:condition="cell-content()=1" style:apply-style-name="Good" style:base-cell-address="Sheet1.DY17"/>
      <style:map style:condition="cell-content()=0" style:apply-style-name="Bad" style:base-cell-address="Sheet1.DY17"/>
    </style:style>
    <style:style style:name="ce514" style:family="table-cell" style:parent-style-name="Default">
      <style:map style:condition="cell-content()=1" style:apply-style-name="Good" style:base-cell-address="Sheet1.DY18"/>
      <style:map style:condition="cell-content()=0" style:apply-style-name="Bad" style:base-cell-address="Sheet1.DY18"/>
    </style:style>
    <style:style style:name="ce515" style:family="table-cell" style:parent-style-name="Default">
      <style:map style:condition="cell-content()=1" style:apply-style-name="Good" style:base-cell-address="Sheet1.DY19"/>
      <style:map style:condition="cell-content()=0" style:apply-style-name="Bad" style:base-cell-address="Sheet1.DY19"/>
    </style:style>
    <style:style style:name="ce516" style:family="table-cell" style:parent-style-name="Default">
      <style:map style:condition="cell-content()=1" style:apply-style-name="Good" style:base-cell-address="Sheet1.DZ16"/>
      <style:map style:condition="cell-content()=0" style:apply-style-name="Bad" style:base-cell-address="Sheet1.DZ16"/>
    </style:style>
    <style:style style:name="ce517" style:family="table-cell" style:parent-style-name="Default">
      <style:map style:condition="cell-content()=1" style:apply-style-name="Good" style:base-cell-address="Sheet1.DZ17"/>
      <style:map style:condition="cell-content()=0" style:apply-style-name="Bad" style:base-cell-address="Sheet1.DZ17"/>
    </style:style>
    <style:style style:name="ce518" style:family="table-cell" style:parent-style-name="Default">
      <style:map style:condition="cell-content()=1" style:apply-style-name="Good" style:base-cell-address="Sheet1.DZ18"/>
      <style:map style:condition="cell-content()=0" style:apply-style-name="Bad" style:base-cell-address="Sheet1.DZ18"/>
    </style:style>
    <style:style style:name="ce519" style:family="table-cell" style:parent-style-name="Default">
      <style:map style:condition="cell-content()=1" style:apply-style-name="Good" style:base-cell-address="Sheet1.DZ19"/>
      <style:map style:condition="cell-content()=0" style:apply-style-name="Bad" style:base-cell-address="Sheet1.DZ19"/>
    </style:style>
    <style:style style:name="ce520" style:family="table-cell" style:parent-style-name="Default">
      <style:map style:condition="cell-content()=1" style:apply-style-name="Good" style:base-cell-address="Sheet1.EA16"/>
      <style:map style:condition="cell-content()=0" style:apply-style-name="Bad" style:base-cell-address="Sheet1.EA16"/>
    </style:style>
    <style:style style:name="ce521" style:family="table-cell" style:parent-style-name="Default">
      <style:map style:condition="cell-content()=1" style:apply-style-name="Good" style:base-cell-address="Sheet1.EA17"/>
      <style:map style:condition="cell-content()=0" style:apply-style-name="Bad" style:base-cell-address="Sheet1.EA17"/>
    </style:style>
    <style:style style:name="ce522" style:family="table-cell" style:parent-style-name="Default">
      <style:map style:condition="cell-content()=1" style:apply-style-name="Good" style:base-cell-address="Sheet1.EA18"/>
      <style:map style:condition="cell-content()=0" style:apply-style-name="Bad" style:base-cell-address="Sheet1.EA18"/>
    </style:style>
    <style:style style:name="ce523" style:family="table-cell" style:parent-style-name="Default">
      <style:map style:condition="cell-content()=1" style:apply-style-name="Good" style:base-cell-address="Sheet1.EA19"/>
      <style:map style:condition="cell-content()=0" style:apply-style-name="Bad" style:base-cell-address="Sheet1.EA19"/>
    </style:style>
    <style:style style:name="ce524" style:family="table-cell" style:parent-style-name="Default">
      <style:map style:condition="cell-content()=1" style:apply-style-name="Good" style:base-cell-address="Sheet1.EB16"/>
      <style:map style:condition="cell-content()=0" style:apply-style-name="Bad" style:base-cell-address="Sheet1.EB16"/>
    </style:style>
    <style:style style:name="ce525" style:family="table-cell" style:parent-style-name="Default">
      <style:map style:condition="cell-content()=1" style:apply-style-name="Good" style:base-cell-address="Sheet1.EB17"/>
      <style:map style:condition="cell-content()=0" style:apply-style-name="Bad" style:base-cell-address="Sheet1.EB17"/>
    </style:style>
    <style:style style:name="ce526" style:family="table-cell" style:parent-style-name="Default">
      <style:map style:condition="cell-content()=1" style:apply-style-name="Good" style:base-cell-address="Sheet1.EB18"/>
      <style:map style:condition="cell-content()=0" style:apply-style-name="Bad" style:base-cell-address="Sheet1.EB18"/>
    </style:style>
    <style:style style:name="ce527" style:family="table-cell" style:parent-style-name="Default">
      <style:map style:condition="cell-content()=1" style:apply-style-name="Good" style:base-cell-address="Sheet1.EB19"/>
      <style:map style:condition="cell-content()=0" style:apply-style-name="Bad" style:base-cell-address="Sheet1.EB19"/>
    </style:style>
    <style:style style:name="ce528" style:family="table-cell" style:parent-style-name="Default">
      <style:map style:condition="cell-content()=1" style:apply-style-name="Good" style:base-cell-address="Sheet1.EC16"/>
      <style:map style:condition="cell-content()=0" style:apply-style-name="Bad" style:base-cell-address="Sheet1.EC16"/>
    </style:style>
    <style:style style:name="ce529" style:family="table-cell" style:parent-style-name="Default">
      <style:map style:condition="cell-content()=1" style:apply-style-name="Good" style:base-cell-address="Sheet1.EC17"/>
      <style:map style:condition="cell-content()=0" style:apply-style-name="Bad" style:base-cell-address="Sheet1.EC17"/>
    </style:style>
    <style:style style:name="ce530" style:family="table-cell" style:parent-style-name="Default">
      <style:map style:condition="cell-content()=1" style:apply-style-name="Good" style:base-cell-address="Sheet1.EC18"/>
      <style:map style:condition="cell-content()=0" style:apply-style-name="Bad" style:base-cell-address="Sheet1.EC18"/>
    </style:style>
    <style:style style:name="ce531" style:family="table-cell" style:parent-style-name="Default">
      <style:map style:condition="cell-content()=1" style:apply-style-name="Good" style:base-cell-address="Sheet1.EC19"/>
      <style:map style:condition="cell-content()=0" style:apply-style-name="Bad" style:base-cell-address="Sheet1.EC19"/>
    </style:style>
    <style:style style:name="ce532" style:family="table-cell" style:parent-style-name="Default">
      <style:map style:condition="cell-content()=1" style:apply-style-name="Good" style:base-cell-address="Sheet1.ED16"/>
      <style:map style:condition="cell-content()=0" style:apply-style-name="Bad" style:base-cell-address="Sheet1.ED16"/>
    </style:style>
    <style:style style:name="ce533" style:family="table-cell" style:parent-style-name="Default">
      <style:map style:condition="cell-content()=1" style:apply-style-name="Good" style:base-cell-address="Sheet1.ED17"/>
      <style:map style:condition="cell-content()=0" style:apply-style-name="Bad" style:base-cell-address="Sheet1.ED17"/>
    </style:style>
    <style:style style:name="ce534" style:family="table-cell" style:parent-style-name="Default">
      <style:map style:condition="cell-content()=1" style:apply-style-name="Good" style:base-cell-address="Sheet1.ED18"/>
      <style:map style:condition="cell-content()=0" style:apply-style-name="Bad" style:base-cell-address="Sheet1.ED18"/>
    </style:style>
    <style:style style:name="ce535" style:family="table-cell" style:parent-style-name="Default">
      <style:map style:condition="cell-content()=1" style:apply-style-name="Good" style:base-cell-address="Sheet1.ED19"/>
      <style:map style:condition="cell-content()=0" style:apply-style-name="Bad" style:base-cell-address="Sheet1.ED19"/>
    </style:style>
    <style:style style:name="ce536" style:family="table-cell" style:parent-style-name="Default">
      <style:map style:condition="cell-content()=1" style:apply-style-name="Good" style:base-cell-address="Sheet1.EE16"/>
      <style:map style:condition="cell-content()=0" style:apply-style-name="Bad" style:base-cell-address="Sheet1.EE16"/>
    </style:style>
    <style:style style:name="ce537" style:family="table-cell" style:parent-style-name="Default">
      <style:map style:condition="cell-content()=1" style:apply-style-name="Good" style:base-cell-address="Sheet1.EE17"/>
      <style:map style:condition="cell-content()=0" style:apply-style-name="Bad" style:base-cell-address="Sheet1.EE17"/>
    </style:style>
    <style:style style:name="ce538" style:family="table-cell" style:parent-style-name="Default">
      <style:map style:condition="cell-content()=1" style:apply-style-name="Good" style:base-cell-address="Sheet1.EE18"/>
      <style:map style:condition="cell-content()=0" style:apply-style-name="Bad" style:base-cell-address="Sheet1.EE18"/>
    </style:style>
    <style:style style:name="ce539" style:family="table-cell" style:parent-style-name="Default">
      <style:map style:condition="cell-content()=1" style:apply-style-name="Good" style:base-cell-address="Sheet1.EE19"/>
      <style:map style:condition="cell-content()=0" style:apply-style-name="Bad" style:base-cell-address="Sheet1.EE19"/>
    </style:style>
    <style:style style:name="ce540" style:family="table-cell" style:parent-style-name="Default">
      <style:map style:condition="cell-content()=1" style:apply-style-name="Good" style:base-cell-address="Sheet1.EF16"/>
      <style:map style:condition="cell-content()=0" style:apply-style-name="Bad" style:base-cell-address="Sheet1.EF16"/>
    </style:style>
    <style:style style:name="ce541" style:family="table-cell" style:parent-style-name="Default">
      <style:map style:condition="cell-content()=1" style:apply-style-name="Good" style:base-cell-address="Sheet1.EF17"/>
      <style:map style:condition="cell-content()=0" style:apply-style-name="Bad" style:base-cell-address="Sheet1.EF17"/>
    </style:style>
    <style:style style:name="ce542" style:family="table-cell" style:parent-style-name="Default">
      <style:map style:condition="cell-content()=1" style:apply-style-name="Good" style:base-cell-address="Sheet1.EF18"/>
      <style:map style:condition="cell-content()=0" style:apply-style-name="Bad" style:base-cell-address="Sheet1.EF18"/>
    </style:style>
    <style:style style:name="ce543" style:family="table-cell" style:parent-style-name="Default">
      <style:map style:condition="cell-content()=1" style:apply-style-name="Good" style:base-cell-address="Sheet1.EF19"/>
      <style:map style:condition="cell-content()=0" style:apply-style-name="Bad" style:base-cell-address="Sheet1.EF19"/>
    </style:style>
    <style:style style:name="ce544" style:family="table-cell" style:parent-style-name="Default">
      <style:map style:condition="cell-content()=1" style:apply-style-name="Good" style:base-cell-address="Sheet1.EG16"/>
      <style:map style:condition="cell-content()=0" style:apply-style-name="Bad" style:base-cell-address="Sheet1.EG16"/>
    </style:style>
    <style:style style:name="ce545" style:family="table-cell" style:parent-style-name="Default">
      <style:map style:condition="cell-content()=1" style:apply-style-name="Good" style:base-cell-address="Sheet1.EG17"/>
      <style:map style:condition="cell-content()=0" style:apply-style-name="Bad" style:base-cell-address="Sheet1.EG17"/>
    </style:style>
    <style:style style:name="ce546" style:family="table-cell" style:parent-style-name="Default">
      <style:map style:condition="cell-content()=1" style:apply-style-name="Good" style:base-cell-address="Sheet1.EG18"/>
      <style:map style:condition="cell-content()=0" style:apply-style-name="Bad" style:base-cell-address="Sheet1.EG18"/>
    </style:style>
    <style:style style:name="ce547" style:family="table-cell" style:parent-style-name="Default">
      <style:map style:condition="cell-content()=1" style:apply-style-name="Good" style:base-cell-address="Sheet1.EG19"/>
      <style:map style:condition="cell-content()=0" style:apply-style-name="Bad" style:base-cell-address="Sheet1.EG19"/>
    </style:style>
    <style:style style:name="ce548" style:family="table-cell" style:parent-style-name="Default">
      <style:map style:condition="cell-content()=1" style:apply-style-name="Good" style:base-cell-address="Sheet1.EH16"/>
      <style:map style:condition="cell-content()=0" style:apply-style-name="Bad" style:base-cell-address="Sheet1.EH16"/>
    </style:style>
    <style:style style:name="ce549" style:family="table-cell" style:parent-style-name="Default">
      <style:map style:condition="cell-content()=1" style:apply-style-name="Good" style:base-cell-address="Sheet1.EH17"/>
      <style:map style:condition="cell-content()=0" style:apply-style-name="Bad" style:base-cell-address="Sheet1.EH17"/>
    </style:style>
    <style:style style:name="ce550" style:family="table-cell" style:parent-style-name="Default">
      <style:map style:condition="cell-content()=1" style:apply-style-name="Good" style:base-cell-address="Sheet1.EH18"/>
      <style:map style:condition="cell-content()=0" style:apply-style-name="Bad" style:base-cell-address="Sheet1.EH18"/>
    </style:style>
    <style:style style:name="ce551" style:family="table-cell" style:parent-style-name="Default">
      <style:map style:condition="cell-content()=1" style:apply-style-name="Good" style:base-cell-address="Sheet1.EH19"/>
      <style:map style:condition="cell-content()=0" style:apply-style-name="Bad" style:base-cell-address="Sheet1.EH19"/>
    </style:style>
    <style:style style:name="ce552" style:family="table-cell" style:parent-style-name="Default">
      <style:map style:condition="cell-content()=1" style:apply-style-name="Good" style:base-cell-address="Sheet1.EI16"/>
      <style:map style:condition="cell-content()=0" style:apply-style-name="Bad" style:base-cell-address="Sheet1.EI16"/>
    </style:style>
    <style:style style:name="ce553" style:family="table-cell" style:parent-style-name="Default">
      <style:map style:condition="cell-content()=1" style:apply-style-name="Good" style:base-cell-address="Sheet1.EI17"/>
      <style:map style:condition="cell-content()=0" style:apply-style-name="Bad" style:base-cell-address="Sheet1.EI17"/>
    </style:style>
    <style:style style:name="ce554" style:family="table-cell" style:parent-style-name="Default">
      <style:map style:condition="cell-content()=1" style:apply-style-name="Good" style:base-cell-address="Sheet1.EI18"/>
      <style:map style:condition="cell-content()=0" style:apply-style-name="Bad" style:base-cell-address="Sheet1.EI18"/>
    </style:style>
    <style:style style:name="ce555" style:family="table-cell" style:parent-style-name="Default">
      <style:map style:condition="cell-content()=1" style:apply-style-name="Good" style:base-cell-address="Sheet1.EI19"/>
      <style:map style:condition="cell-content()=0" style:apply-style-name="Bad" style:base-cell-address="Sheet1.EI19"/>
    </style:style>
    <style:style style:name="ce556" style:family="table-cell" style:parent-style-name="Default">
      <style:map style:condition="cell-content()=1" style:apply-style-name="Good" style:base-cell-address="Sheet1.EJ16"/>
      <style:map style:condition="cell-content()=0" style:apply-style-name="Bad" style:base-cell-address="Sheet1.EJ16"/>
    </style:style>
    <style:style style:name="ce557" style:family="table-cell" style:parent-style-name="Default">
      <style:map style:condition="cell-content()=1" style:apply-style-name="Good" style:base-cell-address="Sheet1.EJ17"/>
      <style:map style:condition="cell-content()=0" style:apply-style-name="Bad" style:base-cell-address="Sheet1.EJ17"/>
    </style:style>
    <style:style style:name="ce558" style:family="table-cell" style:parent-style-name="Default">
      <style:map style:condition="cell-content()=1" style:apply-style-name="Good" style:base-cell-address="Sheet1.EJ18"/>
      <style:map style:condition="cell-content()=0" style:apply-style-name="Bad" style:base-cell-address="Sheet1.EJ18"/>
    </style:style>
    <style:style style:name="ce559" style:family="table-cell" style:parent-style-name="Default">
      <style:map style:condition="cell-content()=1" style:apply-style-name="Good" style:base-cell-address="Sheet1.EJ19"/>
      <style:map style:condition="cell-content()=0" style:apply-style-name="Bad" style:base-cell-address="Sheet1.EJ19"/>
    </style:style>
    <style:style style:name="ce560" style:family="table-cell" style:parent-style-name="Default">
      <style:map style:condition="cell-content()=1" style:apply-style-name="Good" style:base-cell-address="Sheet1.EK16"/>
      <style:map style:condition="cell-content()=0" style:apply-style-name="Bad" style:base-cell-address="Sheet1.EK16"/>
    </style:style>
    <style:style style:name="ce561" style:family="table-cell" style:parent-style-name="Default">
      <style:map style:condition="cell-content()=1" style:apply-style-name="Good" style:base-cell-address="Sheet1.EK17"/>
      <style:map style:condition="cell-content()=0" style:apply-style-name="Bad" style:base-cell-address="Sheet1.EK17"/>
    </style:style>
    <style:style style:name="ce562" style:family="table-cell" style:parent-style-name="Default">
      <style:map style:condition="cell-content()=1" style:apply-style-name="Good" style:base-cell-address="Sheet1.EK18"/>
      <style:map style:condition="cell-content()=0" style:apply-style-name="Bad" style:base-cell-address="Sheet1.EK18"/>
    </style:style>
    <style:style style:name="ce563" style:family="table-cell" style:parent-style-name="Default">
      <style:map style:condition="cell-content()=1" style:apply-style-name="Good" style:base-cell-address="Sheet1.EK19"/>
      <style:map style:condition="cell-content()=0" style:apply-style-name="Bad" style:base-cell-address="Sheet1.EK19"/>
    </style:style>
    <style:style style:name="ce564" style:family="table-cell" style:parent-style-name="Default">
      <style:map style:condition="cell-content()=1" style:apply-style-name="Good" style:base-cell-address="Sheet1.EL16"/>
      <style:map style:condition="cell-content()=0" style:apply-style-name="Bad" style:base-cell-address="Sheet1.EL16"/>
    </style:style>
    <style:style style:name="ce565" style:family="table-cell" style:parent-style-name="Default">
      <style:map style:condition="cell-content()=1" style:apply-style-name="Good" style:base-cell-address="Sheet1.EL17"/>
      <style:map style:condition="cell-content()=0" style:apply-style-name="Bad" style:base-cell-address="Sheet1.EL17"/>
    </style:style>
    <style:style style:name="ce566" style:family="table-cell" style:parent-style-name="Default">
      <style:map style:condition="cell-content()=1" style:apply-style-name="Good" style:base-cell-address="Sheet1.EL18"/>
      <style:map style:condition="cell-content()=0" style:apply-style-name="Bad" style:base-cell-address="Sheet1.EL18"/>
    </style:style>
    <style:style style:name="ce567" style:family="table-cell" style:parent-style-name="Default">
      <style:map style:condition="cell-content()=1" style:apply-style-name="Good" style:base-cell-address="Sheet1.EL19"/>
      <style:map style:condition="cell-content()=0" style:apply-style-name="Bad" style:base-cell-address="Sheet1.EL19"/>
    </style:style>
    <style:style style:name="ce568" style:family="table-cell" style:parent-style-name="Default">
      <style:map style:condition="cell-content()=1" style:apply-style-name="Good" style:base-cell-address="Sheet1.EM16"/>
      <style:map style:condition="cell-content()=0" style:apply-style-name="Bad" style:base-cell-address="Sheet1.EM16"/>
    </style:style>
    <style:style style:name="ce569" style:family="table-cell" style:parent-style-name="Default">
      <style:map style:condition="cell-content()=1" style:apply-style-name="Good" style:base-cell-address="Sheet1.EM17"/>
      <style:map style:condition="cell-content()=0" style:apply-style-name="Bad" style:base-cell-address="Sheet1.EM17"/>
    </style:style>
    <style:style style:name="ce570" style:family="table-cell" style:parent-style-name="Default">
      <style:map style:condition="cell-content()=1" style:apply-style-name="Good" style:base-cell-address="Sheet1.EM18"/>
      <style:map style:condition="cell-content()=0" style:apply-style-name="Bad" style:base-cell-address="Sheet1.EM18"/>
    </style:style>
    <style:style style:name="ce571" style:family="table-cell" style:parent-style-name="Default">
      <style:map style:condition="cell-content()=1" style:apply-style-name="Good" style:base-cell-address="Sheet1.EM19"/>
      <style:map style:condition="cell-content()=0" style:apply-style-name="Bad" style:base-cell-address="Sheet1.EM19"/>
    </style:style>
    <style:style style:name="ce572" style:family="table-cell" style:parent-style-name="Default">
      <style:map style:condition="cell-content()=1" style:apply-style-name="Good" style:base-cell-address="Sheet1.EN16"/>
      <style:map style:condition="cell-content()=0" style:apply-style-name="Bad" style:base-cell-address="Sheet1.EN16"/>
    </style:style>
    <style:style style:name="ce573" style:family="table-cell" style:parent-style-name="Default">
      <style:map style:condition="cell-content()=1" style:apply-style-name="Good" style:base-cell-address="Sheet1.EN17"/>
      <style:map style:condition="cell-content()=0" style:apply-style-name="Bad" style:base-cell-address="Sheet1.EN17"/>
    </style:style>
    <style:style style:name="ce574" style:family="table-cell" style:parent-style-name="Default">
      <style:map style:condition="cell-content()=1" style:apply-style-name="Good" style:base-cell-address="Sheet1.EN18"/>
      <style:map style:condition="cell-content()=0" style:apply-style-name="Bad" style:base-cell-address="Sheet1.EN18"/>
    </style:style>
    <style:style style:name="ce575" style:family="table-cell" style:parent-style-name="Default">
      <style:map style:condition="cell-content()=1" style:apply-style-name="Good" style:base-cell-address="Sheet1.EN19"/>
      <style:map style:condition="cell-content()=0" style:apply-style-name="Bad" style:base-cell-address="Sheet1.EN19"/>
    </style:style>
    <style:style style:name="ce576" style:family="table-cell" style:parent-style-name="Default">
      <style:map style:condition="cell-content()=1" style:apply-style-name="Good" style:base-cell-address="Sheet1.EO16"/>
      <style:map style:condition="cell-content()=0" style:apply-style-name="Bad" style:base-cell-address="Sheet1.EO16"/>
    </style:style>
    <style:style style:name="ce577" style:family="table-cell" style:parent-style-name="Default">
      <style:map style:condition="cell-content()=1" style:apply-style-name="Good" style:base-cell-address="Sheet1.EO17"/>
      <style:map style:condition="cell-content()=0" style:apply-style-name="Bad" style:base-cell-address="Sheet1.EO17"/>
    </style:style>
    <style:style style:name="ce578" style:family="table-cell" style:parent-style-name="Default">
      <style:map style:condition="cell-content()=1" style:apply-style-name="Good" style:base-cell-address="Sheet1.EO18"/>
      <style:map style:condition="cell-content()=0" style:apply-style-name="Bad" style:base-cell-address="Sheet1.EO18"/>
    </style:style>
    <style:style style:name="ce579" style:family="table-cell" style:parent-style-name="Default">
      <style:map style:condition="cell-content()=1" style:apply-style-name="Good" style:base-cell-address="Sheet1.EO19"/>
      <style:map style:condition="cell-content()=0" style:apply-style-name="Bad" style:base-cell-address="Sheet1.EO19"/>
    </style:style>
    <style:style style:name="ce580" style:family="table-cell" style:parent-style-name="Default">
      <style:map style:condition="cell-content()=1" style:apply-style-name="Good" style:base-cell-address="Sheet1.EP16"/>
      <style:map style:condition="cell-content()=0" style:apply-style-name="Bad" style:base-cell-address="Sheet1.EP16"/>
    </style:style>
    <style:style style:name="ce581" style:family="table-cell" style:parent-style-name="Default">
      <style:map style:condition="cell-content()=1" style:apply-style-name="Good" style:base-cell-address="Sheet1.EP17"/>
      <style:map style:condition="cell-content()=0" style:apply-style-name="Bad" style:base-cell-address="Sheet1.EP17"/>
    </style:style>
    <style:style style:name="ce582" style:family="table-cell" style:parent-style-name="Default">
      <style:map style:condition="cell-content()=1" style:apply-style-name="Good" style:base-cell-address="Sheet1.EP18"/>
      <style:map style:condition="cell-content()=0" style:apply-style-name="Bad" style:base-cell-address="Sheet1.EP18"/>
    </style:style>
    <style:style style:name="ce583" style:family="table-cell" style:parent-style-name="Default">
      <style:map style:condition="cell-content()=1" style:apply-style-name="Good" style:base-cell-address="Sheet1.EP19"/>
      <style:map style:condition="cell-content()=0" style:apply-style-name="Bad" style:base-cell-address="Sheet1.EP19"/>
    </style:style>
    <style:style style:name="ce584" style:family="table-cell" style:parent-style-name="Default">
      <style:map style:condition="cell-content()=1" style:apply-style-name="Good" style:base-cell-address="Sheet1.EQ16"/>
      <style:map style:condition="cell-content()=0" style:apply-style-name="Bad" style:base-cell-address="Sheet1.EQ16"/>
    </style:style>
    <style:style style:name="ce585" style:family="table-cell" style:parent-style-name="Default">
      <style:map style:condition="cell-content()=1" style:apply-style-name="Good" style:base-cell-address="Sheet1.EQ17"/>
      <style:map style:condition="cell-content()=0" style:apply-style-name="Bad" style:base-cell-address="Sheet1.EQ17"/>
    </style:style>
    <style:style style:name="ce586" style:family="table-cell" style:parent-style-name="Default">
      <style:map style:condition="cell-content()=1" style:apply-style-name="Good" style:base-cell-address="Sheet1.EQ18"/>
      <style:map style:condition="cell-content()=0" style:apply-style-name="Bad" style:base-cell-address="Sheet1.EQ18"/>
    </style:style>
    <style:style style:name="ce587" style:family="table-cell" style:parent-style-name="Default">
      <style:map style:condition="cell-content()=1" style:apply-style-name="Good" style:base-cell-address="Sheet1.EQ19"/>
      <style:map style:condition="cell-content()=0" style:apply-style-name="Bad" style:base-cell-address="Sheet1.EQ19"/>
    </style:style>
    <style:style style:name="ce588" style:family="table-cell" style:parent-style-name="Default">
      <style:map style:condition="cell-content()=1" style:apply-style-name="Good" style:base-cell-address="Sheet1.ER16"/>
      <style:map style:condition="cell-content()=0" style:apply-style-name="Bad" style:base-cell-address="Sheet1.ER16"/>
    </style:style>
    <style:style style:name="ce589" style:family="table-cell" style:parent-style-name="Default">
      <style:map style:condition="cell-content()=1" style:apply-style-name="Good" style:base-cell-address="Sheet1.ER17"/>
      <style:map style:condition="cell-content()=0" style:apply-style-name="Bad" style:base-cell-address="Sheet1.ER17"/>
    </style:style>
    <style:style style:name="ce590" style:family="table-cell" style:parent-style-name="Default">
      <style:map style:condition="cell-content()=1" style:apply-style-name="Good" style:base-cell-address="Sheet1.ER18"/>
      <style:map style:condition="cell-content()=0" style:apply-style-name="Bad" style:base-cell-address="Sheet1.ER18"/>
    </style:style>
    <style:style style:name="ce591" style:family="table-cell" style:parent-style-name="Default">
      <style:map style:condition="cell-content()=1" style:apply-style-name="Good" style:base-cell-address="Sheet1.ER19"/>
      <style:map style:condition="cell-content()=0" style:apply-style-name="Bad" style:base-cell-address="Sheet1.ER19"/>
    </style:style>
    <style:style style:name="ce592" style:family="table-cell" style:parent-style-name="Default">
      <style:map style:condition="cell-content()=1" style:apply-style-name="Good" style:base-cell-address="Sheet1.ES16"/>
      <style:map style:condition="cell-content()=0" style:apply-style-name="Bad" style:base-cell-address="Sheet1.ES16"/>
    </style:style>
    <style:style style:name="ce593" style:family="table-cell" style:parent-style-name="Default">
      <style:map style:condition="cell-content()=1" style:apply-style-name="Good" style:base-cell-address="Sheet1.ES17"/>
      <style:map style:condition="cell-content()=0" style:apply-style-name="Bad" style:base-cell-address="Sheet1.ES17"/>
    </style:style>
    <style:style style:name="ce594" style:family="table-cell" style:parent-style-name="Default">
      <style:map style:condition="cell-content()=1" style:apply-style-name="Good" style:base-cell-address="Sheet1.ES18"/>
      <style:map style:condition="cell-content()=0" style:apply-style-name="Bad" style:base-cell-address="Sheet1.ES18"/>
    </style:style>
    <style:style style:name="ce595" style:family="table-cell" style:parent-style-name="Default">
      <style:map style:condition="cell-content()=1" style:apply-style-name="Good" style:base-cell-address="Sheet1.ES19"/>
      <style:map style:condition="cell-content()=0" style:apply-style-name="Bad" style:base-cell-address="Sheet1.ES19"/>
    </style:style>
    <style:style style:name="ce596" style:family="table-cell" style:parent-style-name="Default">
      <style:map style:condition="cell-content()=1" style:apply-style-name="Good" style:base-cell-address="Sheet1.ET16"/>
      <style:map style:condition="cell-content()=0" style:apply-style-name="Bad" style:base-cell-address="Sheet1.ET16"/>
    </style:style>
    <style:style style:name="ce597" style:family="table-cell" style:parent-style-name="Default">
      <style:map style:condition="cell-content()=1" style:apply-style-name="Good" style:base-cell-address="Sheet1.ET17"/>
      <style:map style:condition="cell-content()=0" style:apply-style-name="Bad" style:base-cell-address="Sheet1.ET17"/>
    </style:style>
    <style:style style:name="ce598" style:family="table-cell" style:parent-style-name="Default">
      <style:map style:condition="cell-content()=1" style:apply-style-name="Good" style:base-cell-address="Sheet1.ET18"/>
      <style:map style:condition="cell-content()=0" style:apply-style-name="Bad" style:base-cell-address="Sheet1.ET18"/>
    </style:style>
    <style:style style:name="ce599" style:family="table-cell" style:parent-style-name="Default">
      <style:map style:condition="cell-content()=1" style:apply-style-name="Good" style:base-cell-address="Sheet1.ET19"/>
      <style:map style:condition="cell-content()=0" style:apply-style-name="Bad" style:base-cell-address="Sheet1.ET19"/>
    </style:style>
    <style:style style:name="ce600" style:family="table-cell" style:parent-style-name="Default">
      <style:map style:condition="cell-content()=1" style:apply-style-name="Good" style:base-cell-address="Sheet1.EU16"/>
      <style:map style:condition="cell-content()=0" style:apply-style-name="Bad" style:base-cell-address="Sheet1.EU16"/>
    </style:style>
    <style:style style:name="ce601" style:family="table-cell" style:parent-style-name="Default">
      <style:map style:condition="cell-content()=1" style:apply-style-name="Good" style:base-cell-address="Sheet1.EU17"/>
      <style:map style:condition="cell-content()=0" style:apply-style-name="Bad" style:base-cell-address="Sheet1.EU17"/>
    </style:style>
    <style:style style:name="ce602" style:family="table-cell" style:parent-style-name="Default">
      <style:map style:condition="cell-content()=1" style:apply-style-name="Good" style:base-cell-address="Sheet1.EU18"/>
      <style:map style:condition="cell-content()=0" style:apply-style-name="Bad" style:base-cell-address="Sheet1.EU18"/>
    </style:style>
    <style:style style:name="ce603" style:family="table-cell" style:parent-style-name="Default">
      <style:map style:condition="cell-content()=1" style:apply-style-name="Good" style:base-cell-address="Sheet1.EU19"/>
      <style:map style:condition="cell-content()=0" style:apply-style-name="Bad" style:base-cell-address="Sheet1.EU19"/>
    </style:style>
    <style:style style:name="ce604" style:family="table-cell" style:parent-style-name="Default">
      <style:map style:condition="cell-content()=1" style:apply-style-name="Good" style:base-cell-address="Sheet1.EV16"/>
      <style:map style:condition="cell-content()=0" style:apply-style-name="Bad" style:base-cell-address="Sheet1.EV16"/>
    </style:style>
    <style:style style:name="ce605" style:family="table-cell" style:parent-style-name="Default">
      <style:map style:condition="cell-content()=1" style:apply-style-name="Good" style:base-cell-address="Sheet1.EV17"/>
      <style:map style:condition="cell-content()=0" style:apply-style-name="Bad" style:base-cell-address="Sheet1.EV17"/>
    </style:style>
    <style:style style:name="ce606" style:family="table-cell" style:parent-style-name="Default">
      <style:map style:condition="cell-content()=1" style:apply-style-name="Good" style:base-cell-address="Sheet1.EV18"/>
      <style:map style:condition="cell-content()=0" style:apply-style-name="Bad" style:base-cell-address="Sheet1.EV18"/>
    </style:style>
    <style:style style:name="ce607" style:family="table-cell" style:parent-style-name="Default">
      <style:map style:condition="cell-content()=1" style:apply-style-name="Good" style:base-cell-address="Sheet1.EV19"/>
      <style:map style:condition="cell-content()=0" style:apply-style-name="Bad" style:base-cell-address="Sheet1.EV19"/>
    </style:style>
    <style:style style:name="ce608" style:family="table-cell" style:parent-style-name="Default">
      <style:map style:condition="cell-content()=1" style:apply-style-name="Good" style:base-cell-address="Sheet1.EW16"/>
      <style:map style:condition="cell-content()=0" style:apply-style-name="Bad" style:base-cell-address="Sheet1.EW16"/>
    </style:style>
    <style:style style:name="ce609" style:family="table-cell" style:parent-style-name="Default">
      <style:map style:condition="cell-content()=1" style:apply-style-name="Good" style:base-cell-address="Sheet1.EW17"/>
      <style:map style:condition="cell-content()=0" style:apply-style-name="Bad" style:base-cell-address="Sheet1.EW17"/>
    </style:style>
    <style:style style:name="ce610" style:family="table-cell" style:parent-style-name="Default">
      <style:map style:condition="cell-content()=1" style:apply-style-name="Good" style:base-cell-address="Sheet1.EW18"/>
      <style:map style:condition="cell-content()=0" style:apply-style-name="Bad" style:base-cell-address="Sheet1.EW18"/>
    </style:style>
    <style:style style:name="ce611" style:family="table-cell" style:parent-style-name="Default">
      <style:map style:condition="cell-content()=1" style:apply-style-name="Good" style:base-cell-address="Sheet1.EW19"/>
      <style:map style:condition="cell-content()=0" style:apply-style-name="Bad" style:base-cell-address="Sheet1.EW19"/>
    </style:style>
    <style:style style:name="ce612" style:family="table-cell" style:parent-style-name="Default">
      <style:map style:condition="cell-content()=1" style:apply-style-name="Good" style:base-cell-address="Sheet1.EX16"/>
      <style:map style:condition="cell-content()=0" style:apply-style-name="Bad" style:base-cell-address="Sheet1.EX16"/>
    </style:style>
    <style:style style:name="ce613" style:family="table-cell" style:parent-style-name="Default">
      <style:map style:condition="cell-content()=1" style:apply-style-name="Good" style:base-cell-address="Sheet1.EX17"/>
      <style:map style:condition="cell-content()=0" style:apply-style-name="Bad" style:base-cell-address="Sheet1.EX17"/>
    </style:style>
    <style:style style:name="ce614" style:family="table-cell" style:parent-style-name="Default">
      <style:map style:condition="cell-content()=1" style:apply-style-name="Good" style:base-cell-address="Sheet1.EX18"/>
      <style:map style:condition="cell-content()=0" style:apply-style-name="Bad" style:base-cell-address="Sheet1.EX18"/>
    </style:style>
    <style:style style:name="ce615" style:family="table-cell" style:parent-style-name="Default">
      <style:map style:condition="cell-content()=1" style:apply-style-name="Good" style:base-cell-address="Sheet1.EX19"/>
      <style:map style:condition="cell-content()=0" style:apply-style-name="Bad" style:base-cell-address="Sheet1.EX19"/>
    </style:style>
    <style:style style:name="ce616" style:family="table-cell" style:parent-style-name="Default">
      <style:map style:condition="cell-content()=1" style:apply-style-name="Good" style:base-cell-address="Sheet1.EY16"/>
      <style:map style:condition="cell-content()=0" style:apply-style-name="Bad" style:base-cell-address="Sheet1.EY16"/>
    </style:style>
    <style:style style:name="ce617" style:family="table-cell" style:parent-style-name="Default">
      <style:map style:condition="cell-content()=1" style:apply-style-name="Good" style:base-cell-address="Sheet1.EY17"/>
      <style:map style:condition="cell-content()=0" style:apply-style-name="Bad" style:base-cell-address="Sheet1.EY17"/>
    </style:style>
    <style:style style:name="ce618" style:family="table-cell" style:parent-style-name="Default">
      <style:map style:condition="cell-content()=1" style:apply-style-name="Good" style:base-cell-address="Sheet1.EY18"/>
      <style:map style:condition="cell-content()=0" style:apply-style-name="Bad" style:base-cell-address="Sheet1.EY18"/>
    </style:style>
    <style:style style:name="ce619" style:family="table-cell" style:parent-style-name="Default">
      <style:map style:condition="cell-content()=1" style:apply-style-name="Good" style:base-cell-address="Sheet1.EY19"/>
      <style:map style:condition="cell-content()=0" style:apply-style-name="Bad" style:base-cell-address="Sheet1.EY19"/>
    </style:style>
    <style:style style:name="ce620" style:family="table-cell" style:parent-style-name="Default">
      <style:map style:condition="cell-content()=1" style:apply-style-name="Good" style:base-cell-address="Sheet1.EZ16"/>
      <style:map style:condition="cell-content()=0" style:apply-style-name="Bad" style:base-cell-address="Sheet1.EZ16"/>
    </style:style>
    <style:style style:name="ce621" style:family="table-cell" style:parent-style-name="Default">
      <style:map style:condition="cell-content()=1" style:apply-style-name="Good" style:base-cell-address="Sheet1.EZ17"/>
      <style:map style:condition="cell-content()=0" style:apply-style-name="Bad" style:base-cell-address="Sheet1.EZ17"/>
    </style:style>
    <style:style style:name="ce622" style:family="table-cell" style:parent-style-name="Default">
      <style:map style:condition="cell-content()=1" style:apply-style-name="Good" style:base-cell-address="Sheet1.EZ18"/>
      <style:map style:condition="cell-content()=0" style:apply-style-name="Bad" style:base-cell-address="Sheet1.EZ18"/>
    </style:style>
    <style:style style:name="ce623" style:family="table-cell" style:parent-style-name="Default">
      <style:map style:condition="cell-content()=1" style:apply-style-name="Good" style:base-cell-address="Sheet1.EZ19"/>
      <style:map style:condition="cell-content()=0" style:apply-style-name="Bad" style:base-cell-address="Sheet1.EZ19"/>
    </style:style>
    <style:style style:name="ce624" style:family="table-cell" style:parent-style-name="Default">
      <style:map style:condition="cell-content()=1" style:apply-style-name="Good" style:base-cell-address="Sheet1.FA16"/>
      <style:map style:condition="cell-content()=0" style:apply-style-name="Bad" style:base-cell-address="Sheet1.FA16"/>
    </style:style>
    <style:style style:name="ce625" style:family="table-cell" style:parent-style-name="Default">
      <style:map style:condition="cell-content()=1" style:apply-style-name="Good" style:base-cell-address="Sheet1.FA17"/>
      <style:map style:condition="cell-content()=0" style:apply-style-name="Bad" style:base-cell-address="Sheet1.FA17"/>
    </style:style>
    <style:style style:name="ce626" style:family="table-cell" style:parent-style-name="Default">
      <style:map style:condition="cell-content()=1" style:apply-style-name="Good" style:base-cell-address="Sheet1.FA18"/>
      <style:map style:condition="cell-content()=0" style:apply-style-name="Bad" style:base-cell-address="Sheet1.FA18"/>
    </style:style>
    <style:style style:name="ce627" style:family="table-cell" style:parent-style-name="Default">
      <style:map style:condition="cell-content()=1" style:apply-style-name="Good" style:base-cell-address="Sheet1.FA19"/>
      <style:map style:condition="cell-content()=0" style:apply-style-name="Bad" style:base-cell-address="Sheet1.FA19"/>
    </style:style>
    <style:style style:name="ce628" style:family="table-cell" style:parent-style-name="Default">
      <style:map style:condition="cell-content()=1" style:apply-style-name="Good" style:base-cell-address="Sheet1.FB16"/>
      <style:map style:condition="cell-content()=0" style:apply-style-name="Bad" style:base-cell-address="Sheet1.FB16"/>
    </style:style>
    <style:style style:name="ce629" style:family="table-cell" style:parent-style-name="Default">
      <style:map style:condition="cell-content()=1" style:apply-style-name="Good" style:base-cell-address="Sheet1.FB17"/>
      <style:map style:condition="cell-content()=0" style:apply-style-name="Bad" style:base-cell-address="Sheet1.FB17"/>
    </style:style>
    <style:style style:name="ce630" style:family="table-cell" style:parent-style-name="Default">
      <style:map style:condition="cell-content()=1" style:apply-style-name="Good" style:base-cell-address="Sheet1.FB18"/>
      <style:map style:condition="cell-content()=0" style:apply-style-name="Bad" style:base-cell-address="Sheet1.FB18"/>
    </style:style>
    <style:style style:name="ce631" style:family="table-cell" style:parent-style-name="Default">
      <style:map style:condition="cell-content()=1" style:apply-style-name="Good" style:base-cell-address="Sheet1.FB19"/>
      <style:map style:condition="cell-content()=0" style:apply-style-name="Bad" style:base-cell-address="Sheet1.FB19"/>
    </style:style>
    <style:style style:name="ce632" style:family="table-cell" style:parent-style-name="Default">
      <style:map style:condition="cell-content()=1" style:apply-style-name="Good" style:base-cell-address="Sheet1.FC16"/>
      <style:map style:condition="cell-content()=0" style:apply-style-name="Bad" style:base-cell-address="Sheet1.FC16"/>
    </style:style>
    <style:style style:name="ce633" style:family="table-cell" style:parent-style-name="Default">
      <style:map style:condition="cell-content()=1" style:apply-style-name="Good" style:base-cell-address="Sheet1.FC17"/>
      <style:map style:condition="cell-content()=0" style:apply-style-name="Bad" style:base-cell-address="Sheet1.FC17"/>
    </style:style>
    <style:style style:name="ce634" style:family="table-cell" style:parent-style-name="Default">
      <style:map style:condition="cell-content()=1" style:apply-style-name="Good" style:base-cell-address="Sheet1.FC18"/>
      <style:map style:condition="cell-content()=0" style:apply-style-name="Bad" style:base-cell-address="Sheet1.FC18"/>
    </style:style>
    <style:style style:name="ce635" style:family="table-cell" style:parent-style-name="Default">
      <style:map style:condition="cell-content()=1" style:apply-style-name="Good" style:base-cell-address="Sheet1.FC19"/>
      <style:map style:condition="cell-content()=0" style:apply-style-name="Bad" style:base-cell-address="Sheet1.FC19"/>
    </style:style>
    <style:style style:name="ce636" style:family="table-cell" style:parent-style-name="Default">
      <style:map style:condition="cell-content()=1" style:apply-style-name="Good" style:base-cell-address="Sheet1.FD16"/>
      <style:map style:condition="cell-content()=0" style:apply-style-name="Bad" style:base-cell-address="Sheet1.FD16"/>
    </style:style>
    <style:style style:name="ce637" style:family="table-cell" style:parent-style-name="Default">
      <style:map style:condition="cell-content()=1" style:apply-style-name="Good" style:base-cell-address="Sheet1.FD17"/>
      <style:map style:condition="cell-content()=0" style:apply-style-name="Bad" style:base-cell-address="Sheet1.FD17"/>
    </style:style>
    <style:style style:name="ce638" style:family="table-cell" style:parent-style-name="Default">
      <style:map style:condition="cell-content()=1" style:apply-style-name="Good" style:base-cell-address="Sheet1.FD18"/>
      <style:map style:condition="cell-content()=0" style:apply-style-name="Bad" style:base-cell-address="Sheet1.FD18"/>
    </style:style>
    <style:style style:name="ce639" style:family="table-cell" style:parent-style-name="Default">
      <style:map style:condition="cell-content()=1" style:apply-style-name="Good" style:base-cell-address="Sheet1.FD19"/>
      <style:map style:condition="cell-content()=0" style:apply-style-name="Bad" style:base-cell-address="Sheet1.FD19"/>
    </style:style>
    <style:style style:name="ce640" style:family="table-cell" style:parent-style-name="Default">
      <style:map style:condition="cell-content()=1" style:apply-style-name="Good" style:base-cell-address="Sheet1.FE16"/>
      <style:map style:condition="cell-content()=0" style:apply-style-name="Bad" style:base-cell-address="Sheet1.FE16"/>
    </style:style>
    <style:style style:name="ce641" style:family="table-cell" style:parent-style-name="Default">
      <style:map style:condition="cell-content()=1" style:apply-style-name="Good" style:base-cell-address="Sheet1.FE17"/>
      <style:map style:condition="cell-content()=0" style:apply-style-name="Bad" style:base-cell-address="Sheet1.FE17"/>
    </style:style>
    <style:style style:name="ce642" style:family="table-cell" style:parent-style-name="Default">
      <style:map style:condition="cell-content()=1" style:apply-style-name="Good" style:base-cell-address="Sheet1.FE18"/>
      <style:map style:condition="cell-content()=0" style:apply-style-name="Bad" style:base-cell-address="Sheet1.FE18"/>
    </style:style>
    <style:style style:name="ce643" style:family="table-cell" style:parent-style-name="Default">
      <style:map style:condition="cell-content()=1" style:apply-style-name="Good" style:base-cell-address="Sheet1.FE19"/>
      <style:map style:condition="cell-content()=0" style:apply-style-name="Bad" style:base-cell-address="Sheet1.FE19"/>
    </style:style>
    <style:style style:name="ce644" style:family="table-cell" style:parent-style-name="Default">
      <style:map style:condition="cell-content()=1" style:apply-style-name="Good" style:base-cell-address="Sheet1.FF16"/>
      <style:map style:condition="cell-content()=0" style:apply-style-name="Bad" style:base-cell-address="Sheet1.FF16"/>
    </style:style>
    <style:style style:name="ce645" style:family="table-cell" style:parent-style-name="Default">
      <style:map style:condition="cell-content()=1" style:apply-style-name="Good" style:base-cell-address="Sheet1.FF17"/>
      <style:map style:condition="cell-content()=0" style:apply-style-name="Bad" style:base-cell-address="Sheet1.FF17"/>
    </style:style>
    <style:style style:name="ce646" style:family="table-cell" style:parent-style-name="Default">
      <style:map style:condition="cell-content()=1" style:apply-style-name="Good" style:base-cell-address="Sheet1.FF18"/>
      <style:map style:condition="cell-content()=0" style:apply-style-name="Bad" style:base-cell-address="Sheet1.FF18"/>
    </style:style>
    <style:style style:name="ce647" style:family="table-cell" style:parent-style-name="Default">
      <style:map style:condition="cell-content()=1" style:apply-style-name="Good" style:base-cell-address="Sheet1.FF19"/>
      <style:map style:condition="cell-content()=0" style:apply-style-name="Bad" style:base-cell-address="Sheet1.FF19"/>
    </style:style>
    <style:style style:name="ce648" style:family="table-cell" style:parent-style-name="Default">
      <style:map style:condition="cell-content()=1" style:apply-style-name="Good" style:base-cell-address="Sheet1.FG16"/>
      <style:map style:condition="cell-content()=0" style:apply-style-name="Bad" style:base-cell-address="Sheet1.FG16"/>
    </style:style>
    <style:style style:name="ce649" style:family="table-cell" style:parent-style-name="Default">
      <style:map style:condition="cell-content()=1" style:apply-style-name="Good" style:base-cell-address="Sheet1.FG17"/>
      <style:map style:condition="cell-content()=0" style:apply-style-name="Bad" style:base-cell-address="Sheet1.FG17"/>
    </style:style>
    <style:style style:name="ce650" style:family="table-cell" style:parent-style-name="Default">
      <style:map style:condition="cell-content()=1" style:apply-style-name="Good" style:base-cell-address="Sheet1.FG18"/>
      <style:map style:condition="cell-content()=0" style:apply-style-name="Bad" style:base-cell-address="Sheet1.FG18"/>
    </style:style>
    <style:style style:name="ce651" style:family="table-cell" style:parent-style-name="Default">
      <style:map style:condition="cell-content()=1" style:apply-style-name="Good" style:base-cell-address="Sheet1.FG19"/>
      <style:map style:condition="cell-content()=0" style:apply-style-name="Bad" style:base-cell-address="Sheet1.FG19"/>
    </style:style>
    <style:style style:name="ce652" style:family="table-cell" style:parent-style-name="Default">
      <style:map style:condition="cell-content()=1" style:apply-style-name="Good" style:base-cell-address="Sheet1.FH16"/>
      <style:map style:condition="cell-content()=0" style:apply-style-name="Bad" style:base-cell-address="Sheet1.FH16"/>
    </style:style>
    <style:style style:name="ce653" style:family="table-cell" style:parent-style-name="Default">
      <style:map style:condition="cell-content()=1" style:apply-style-name="Good" style:base-cell-address="Sheet1.FH17"/>
      <style:map style:condition="cell-content()=0" style:apply-style-name="Bad" style:base-cell-address="Sheet1.FH17"/>
    </style:style>
    <style:style style:name="ce654" style:family="table-cell" style:parent-style-name="Default">
      <style:map style:condition="cell-content()=1" style:apply-style-name="Good" style:base-cell-address="Sheet1.FH18"/>
      <style:map style:condition="cell-content()=0" style:apply-style-name="Bad" style:base-cell-address="Sheet1.FH18"/>
    </style:style>
    <style:style style:name="ce655" style:family="table-cell" style:parent-style-name="Default">
      <style:map style:condition="cell-content()=1" style:apply-style-name="Good" style:base-cell-address="Sheet1.FH19"/>
      <style:map style:condition="cell-content()=0" style:apply-style-name="Bad" style:base-cell-address="Sheet1.FH19"/>
    </style:style>
    <style:style style:name="ce656" style:family="table-cell" style:parent-style-name="Default">
      <style:map style:condition="cell-content()=1" style:apply-style-name="Good" style:base-cell-address="Sheet1.FI16"/>
      <style:map style:condition="cell-content()=0" style:apply-style-name="Bad" style:base-cell-address="Sheet1.FI16"/>
    </style:style>
    <style:style style:name="ce657" style:family="table-cell" style:parent-style-name="Default">
      <style:map style:condition="cell-content()=1" style:apply-style-name="Good" style:base-cell-address="Sheet1.FI17"/>
      <style:map style:condition="cell-content()=0" style:apply-style-name="Bad" style:base-cell-address="Sheet1.FI17"/>
    </style:style>
    <style:style style:name="ce658" style:family="table-cell" style:parent-style-name="Default">
      <style:map style:condition="cell-content()=1" style:apply-style-name="Good" style:base-cell-address="Sheet1.FI18"/>
      <style:map style:condition="cell-content()=0" style:apply-style-name="Bad" style:base-cell-address="Sheet1.FI18"/>
    </style:style>
    <style:style style:name="ce659" style:family="table-cell" style:parent-style-name="Default">
      <style:map style:condition="cell-content()=1" style:apply-style-name="Good" style:base-cell-address="Sheet1.FI19"/>
      <style:map style:condition="cell-content()=0" style:apply-style-name="Bad" style:base-cell-address="Sheet1.FI19"/>
    </style:style>
    <style:style style:name="ce660" style:family="table-cell" style:parent-style-name="Default">
      <style:map style:condition="cell-content()=1" style:apply-style-name="Good" style:base-cell-address="Sheet1.FJ16"/>
      <style:map style:condition="cell-content()=0" style:apply-style-name="Bad" style:base-cell-address="Sheet1.FJ16"/>
    </style:style>
    <style:style style:name="ce661" style:family="table-cell" style:parent-style-name="Default">
      <style:map style:condition="cell-content()=1" style:apply-style-name="Good" style:base-cell-address="Sheet1.FJ17"/>
      <style:map style:condition="cell-content()=0" style:apply-style-name="Bad" style:base-cell-address="Sheet1.FJ17"/>
    </style:style>
    <style:style style:name="ce662" style:family="table-cell" style:parent-style-name="Default">
      <style:map style:condition="cell-content()=1" style:apply-style-name="Good" style:base-cell-address="Sheet1.FJ18"/>
      <style:map style:condition="cell-content()=0" style:apply-style-name="Bad" style:base-cell-address="Sheet1.FJ18"/>
    </style:style>
    <style:style style:name="ce663" style:family="table-cell" style:parent-style-name="Default">
      <style:map style:condition="cell-content()=1" style:apply-style-name="Good" style:base-cell-address="Sheet1.FJ19"/>
      <style:map style:condition="cell-content()=0" style:apply-style-name="Bad" style:base-cell-address="Sheet1.FJ19"/>
    </style:style>
    <style:style style:name="ce664" style:family="table-cell" style:parent-style-name="Default">
      <style:map style:condition="cell-content()=1" style:apply-style-name="Good" style:base-cell-address="Sheet1.FK16"/>
      <style:map style:condition="cell-content()=0" style:apply-style-name="Bad" style:base-cell-address="Sheet1.FK16"/>
    </style:style>
    <style:style style:name="ce665" style:family="table-cell" style:parent-style-name="Default">
      <style:map style:condition="cell-content()=1" style:apply-style-name="Good" style:base-cell-address="Sheet1.FK17"/>
      <style:map style:condition="cell-content()=0" style:apply-style-name="Bad" style:base-cell-address="Sheet1.FK17"/>
    </style:style>
    <style:style style:name="ce666" style:family="table-cell" style:parent-style-name="Default">
      <style:map style:condition="cell-content()=1" style:apply-style-name="Good" style:base-cell-address="Sheet1.FK18"/>
      <style:map style:condition="cell-content()=0" style:apply-style-name="Bad" style:base-cell-address="Sheet1.FK18"/>
    </style:style>
    <style:style style:name="ce667" style:family="table-cell" style:parent-style-name="Default">
      <style:map style:condition="cell-content()=1" style:apply-style-name="Good" style:base-cell-address="Sheet1.FK19"/>
      <style:map style:condition="cell-content()=0" style:apply-style-name="Bad" style:base-cell-address="Sheet1.FK19"/>
    </style:style>
    <style:style style:name="ce668" style:family="table-cell" style:parent-style-name="Default">
      <style:map style:condition="cell-content()=1" style:apply-style-name="Good" style:base-cell-address="Sheet1.FL16"/>
      <style:map style:condition="cell-content()=0" style:apply-style-name="Bad" style:base-cell-address="Sheet1.FL16"/>
    </style:style>
    <style:style style:name="ce669" style:family="table-cell" style:parent-style-name="Default">
      <style:map style:condition="cell-content()=1" style:apply-style-name="Good" style:base-cell-address="Sheet1.FL17"/>
      <style:map style:condition="cell-content()=0" style:apply-style-name="Bad" style:base-cell-address="Sheet1.FL17"/>
    </style:style>
    <style:style style:name="ce670" style:family="table-cell" style:parent-style-name="Default">
      <style:map style:condition="cell-content()=1" style:apply-style-name="Good" style:base-cell-address="Sheet1.FL18"/>
      <style:map style:condition="cell-content()=0" style:apply-style-name="Bad" style:base-cell-address="Sheet1.FL18"/>
    </style:style>
    <style:style style:name="ce671" style:family="table-cell" style:parent-style-name="Default">
      <style:map style:condition="cell-content()=1" style:apply-style-name="Good" style:base-cell-address="Sheet1.FL19"/>
      <style:map style:condition="cell-content()=0" style:apply-style-name="Bad" style:base-cell-address="Sheet1.FL19"/>
    </style:style>
    <style:style style:name="ce672" style:family="table-cell" style:parent-style-name="Default">
      <style:map style:condition="cell-content()=1" style:apply-style-name="Good" style:base-cell-address="Sheet1.FM16"/>
      <style:map style:condition="cell-content()=0" style:apply-style-name="Bad" style:base-cell-address="Sheet1.FM16"/>
    </style:style>
    <style:style style:name="ce673" style:family="table-cell" style:parent-style-name="Default">
      <style:map style:condition="cell-content()=1" style:apply-style-name="Good" style:base-cell-address="Sheet1.FM17"/>
      <style:map style:condition="cell-content()=0" style:apply-style-name="Bad" style:base-cell-address="Sheet1.FM17"/>
    </style:style>
    <style:style style:name="ce674" style:family="table-cell" style:parent-style-name="Default">
      <style:map style:condition="cell-content()=1" style:apply-style-name="Good" style:base-cell-address="Sheet1.FM18"/>
      <style:map style:condition="cell-content()=0" style:apply-style-name="Bad" style:base-cell-address="Sheet1.FM18"/>
    </style:style>
    <style:style style:name="ce675" style:family="table-cell" style:parent-style-name="Default">
      <style:map style:condition="cell-content()=1" style:apply-style-name="Good" style:base-cell-address="Sheet1.FM19"/>
      <style:map style:condition="cell-content()=0" style:apply-style-name="Bad" style:base-cell-address="Sheet1.FM19"/>
    </style:style>
    <style:style style:name="ce676" style:family="table-cell" style:parent-style-name="Default">
      <style:map style:condition="cell-content()=1" style:apply-style-name="Good" style:base-cell-address="Sheet1.FN16"/>
      <style:map style:condition="cell-content()=0" style:apply-style-name="Bad" style:base-cell-address="Sheet1.FN16"/>
    </style:style>
    <style:style style:name="ce677" style:family="table-cell" style:parent-style-name="Default">
      <style:map style:condition="cell-content()=1" style:apply-style-name="Good" style:base-cell-address="Sheet1.FN17"/>
      <style:map style:condition="cell-content()=0" style:apply-style-name="Bad" style:base-cell-address="Sheet1.FN17"/>
    </style:style>
    <style:style style:name="ce678" style:family="table-cell" style:parent-style-name="Default">
      <style:map style:condition="cell-content()=1" style:apply-style-name="Good" style:base-cell-address="Sheet1.FN18"/>
      <style:map style:condition="cell-content()=0" style:apply-style-name="Bad" style:base-cell-address="Sheet1.FN18"/>
    </style:style>
    <style:style style:name="ce679" style:family="table-cell" style:parent-style-name="Default">
      <style:map style:condition="cell-content()=1" style:apply-style-name="Good" style:base-cell-address="Sheet1.FN19"/>
      <style:map style:condition="cell-content()=0" style:apply-style-name="Bad" style:base-cell-address="Sheet1.FN19"/>
    </style:style>
    <style:style style:name="ce680" style:family="table-cell" style:parent-style-name="Default">
      <style:map style:condition="cell-content()=1" style:apply-style-name="Good" style:base-cell-address="Sheet1.FO16"/>
      <style:map style:condition="cell-content()=0" style:apply-style-name="Bad" style:base-cell-address="Sheet1.FO16"/>
    </style:style>
    <style:style style:name="ce681" style:family="table-cell" style:parent-style-name="Default">
      <style:map style:condition="cell-content()=1" style:apply-style-name="Good" style:base-cell-address="Sheet1.FO17"/>
      <style:map style:condition="cell-content()=0" style:apply-style-name="Bad" style:base-cell-address="Sheet1.FO17"/>
    </style:style>
    <style:style style:name="ce682" style:family="table-cell" style:parent-style-name="Default">
      <style:map style:condition="cell-content()=1" style:apply-style-name="Good" style:base-cell-address="Sheet1.FO18"/>
      <style:map style:condition="cell-content()=0" style:apply-style-name="Bad" style:base-cell-address="Sheet1.FO18"/>
    </style:style>
    <style:style style:name="ce683" style:family="table-cell" style:parent-style-name="Default">
      <style:map style:condition="cell-content()=1" style:apply-style-name="Good" style:base-cell-address="Sheet1.FO19"/>
      <style:map style:condition="cell-content()=0" style:apply-style-name="Bad" style:base-cell-address="Sheet1.FO19"/>
    </style:style>
    <style:style style:name="ce684" style:family="table-cell" style:parent-style-name="Default">
      <style:map style:condition="cell-content()=1" style:apply-style-name="Good" style:base-cell-address="Sheet1.FP16"/>
      <style:map style:condition="cell-content()=0" style:apply-style-name="Bad" style:base-cell-address="Sheet1.FP16"/>
    </style:style>
    <style:style style:name="ce685" style:family="table-cell" style:parent-style-name="Default">
      <style:map style:condition="cell-content()=1" style:apply-style-name="Good" style:base-cell-address="Sheet1.FP17"/>
      <style:map style:condition="cell-content()=0" style:apply-style-name="Bad" style:base-cell-address="Sheet1.FP17"/>
    </style:style>
    <style:style style:name="ce686" style:family="table-cell" style:parent-style-name="Default">
      <style:map style:condition="cell-content()=1" style:apply-style-name="Good" style:base-cell-address="Sheet1.FP18"/>
      <style:map style:condition="cell-content()=0" style:apply-style-name="Bad" style:base-cell-address="Sheet1.FP18"/>
    </style:style>
    <style:style style:name="ce687" style:family="table-cell" style:parent-style-name="Default">
      <style:map style:condition="cell-content()=1" style:apply-style-name="Good" style:base-cell-address="Sheet1.FP19"/>
      <style:map style:condition="cell-content()=0" style:apply-style-name="Bad" style:base-cell-address="Sheet1.FP19"/>
    </style:style>
    <style:style style:name="ce688" style:family="table-cell" style:parent-style-name="Default">
      <style:map style:condition="cell-content()=1" style:apply-style-name="Good" style:base-cell-address="Sheet1.FQ16"/>
      <style:map style:condition="cell-content()=0" style:apply-style-name="Bad" style:base-cell-address="Sheet1.FQ16"/>
    </style:style>
    <style:style style:name="ce689" style:family="table-cell" style:parent-style-name="Default">
      <style:map style:condition="cell-content()=1" style:apply-style-name="Good" style:base-cell-address="Sheet1.FQ17"/>
      <style:map style:condition="cell-content()=0" style:apply-style-name="Bad" style:base-cell-address="Sheet1.FQ17"/>
    </style:style>
    <style:style style:name="ce690" style:family="table-cell" style:parent-style-name="Default">
      <style:map style:condition="cell-content()=1" style:apply-style-name="Good" style:base-cell-address="Sheet1.FQ18"/>
      <style:map style:condition="cell-content()=0" style:apply-style-name="Bad" style:base-cell-address="Sheet1.FQ18"/>
    </style:style>
    <style:style style:name="ce691" style:family="table-cell" style:parent-style-name="Default">
      <style:map style:condition="cell-content()=1" style:apply-style-name="Good" style:base-cell-address="Sheet1.FQ19"/>
      <style:map style:condition="cell-content()=0" style:apply-style-name="Bad" style:base-cell-address="Sheet1.FQ19"/>
    </style:style>
    <style:style style:name="ce692" style:family="table-cell" style:parent-style-name="Default">
      <style:map style:condition="cell-content()=1" style:apply-style-name="Good" style:base-cell-address="Sheet1.FR16"/>
      <style:map style:condition="cell-content()=0" style:apply-style-name="Bad" style:base-cell-address="Sheet1.FR16"/>
    </style:style>
    <style:style style:name="ce693" style:family="table-cell" style:parent-style-name="Default">
      <style:map style:condition="cell-content()=1" style:apply-style-name="Good" style:base-cell-address="Sheet1.FR17"/>
      <style:map style:condition="cell-content()=0" style:apply-style-name="Bad" style:base-cell-address="Sheet1.FR17"/>
    </style:style>
    <style:style style:name="ce694" style:family="table-cell" style:parent-style-name="Default">
      <style:map style:condition="cell-content()=1" style:apply-style-name="Good" style:base-cell-address="Sheet1.FR18"/>
      <style:map style:condition="cell-content()=0" style:apply-style-name="Bad" style:base-cell-address="Sheet1.FR18"/>
    </style:style>
    <style:style style:name="ce695" style:family="table-cell" style:parent-style-name="Default">
      <style:map style:condition="cell-content()=1" style:apply-style-name="Good" style:base-cell-address="Sheet1.FR19"/>
      <style:map style:condition="cell-content()=0" style:apply-style-name="Bad" style:base-cell-address="Sheet1.FR19"/>
    </style:style>
    <style:style style:name="ce696" style:family="table-cell" style:parent-style-name="Default">
      <style:map style:condition="cell-content()=1" style:apply-style-name="Good" style:base-cell-address="Sheet1.FS16"/>
      <style:map style:condition="cell-content()=0" style:apply-style-name="Bad" style:base-cell-address="Sheet1.FS16"/>
    </style:style>
    <style:style style:name="ce697" style:family="table-cell" style:parent-style-name="Default">
      <style:map style:condition="cell-content()=1" style:apply-style-name="Good" style:base-cell-address="Sheet1.FS17"/>
      <style:map style:condition="cell-content()=0" style:apply-style-name="Bad" style:base-cell-address="Sheet1.FS17"/>
    </style:style>
    <style:style style:name="ce698" style:family="table-cell" style:parent-style-name="Default">
      <style:map style:condition="cell-content()=1" style:apply-style-name="Good" style:base-cell-address="Sheet1.FS18"/>
      <style:map style:condition="cell-content()=0" style:apply-style-name="Bad" style:base-cell-address="Sheet1.FS18"/>
    </style:style>
    <style:style style:name="ce699" style:family="table-cell" style:parent-style-name="Default">
      <style:map style:condition="cell-content()=1" style:apply-style-name="Good" style:base-cell-address="Sheet1.FS19"/>
      <style:map style:condition="cell-content()=0" style:apply-style-name="Bad" style:base-cell-address="Sheet1.FS19"/>
    </style:style>
    <style:style style:name="ce700" style:family="table-cell" style:parent-style-name="Default">
      <style:map style:condition="cell-content()=1" style:apply-style-name="Good" style:base-cell-address="Sheet1.FT16"/>
      <style:map style:condition="cell-content()=0" style:apply-style-name="Bad" style:base-cell-address="Sheet1.FT16"/>
    </style:style>
    <style:style style:name="ce701" style:family="table-cell" style:parent-style-name="Default">
      <style:map style:condition="cell-content()=1" style:apply-style-name="Good" style:base-cell-address="Sheet1.FT17"/>
      <style:map style:condition="cell-content()=0" style:apply-style-name="Bad" style:base-cell-address="Sheet1.FT17"/>
    </style:style>
    <style:style style:name="ce702" style:family="table-cell" style:parent-style-name="Default">
      <style:map style:condition="cell-content()=1" style:apply-style-name="Good" style:base-cell-address="Sheet1.FT18"/>
      <style:map style:condition="cell-content()=0" style:apply-style-name="Bad" style:base-cell-address="Sheet1.FT18"/>
    </style:style>
    <style:style style:name="ce703" style:family="table-cell" style:parent-style-name="Default">
      <style:map style:condition="cell-content()=1" style:apply-style-name="Good" style:base-cell-address="Sheet1.FT19"/>
      <style:map style:condition="cell-content()=0" style:apply-style-name="Bad" style:base-cell-address="Sheet1.FT19"/>
    </style:style>
    <style:style style:name="ce704" style:family="table-cell" style:parent-style-name="Default">
      <style:map style:condition="cell-content()=1" style:apply-style-name="Good" style:base-cell-address="Sheet1.FU16"/>
      <style:map style:condition="cell-content()=0" style:apply-style-name="Bad" style:base-cell-address="Sheet1.FU16"/>
    </style:style>
    <style:style style:name="ce705" style:family="table-cell" style:parent-style-name="Default">
      <style:map style:condition="cell-content()=1" style:apply-style-name="Good" style:base-cell-address="Sheet1.FU17"/>
      <style:map style:condition="cell-content()=0" style:apply-style-name="Bad" style:base-cell-address="Sheet1.FU17"/>
    </style:style>
    <style:style style:name="ce706" style:family="table-cell" style:parent-style-name="Default">
      <style:map style:condition="cell-content()=1" style:apply-style-name="Good" style:base-cell-address="Sheet1.FU18"/>
      <style:map style:condition="cell-content()=0" style:apply-style-name="Bad" style:base-cell-address="Sheet1.FU18"/>
    </style:style>
    <style:style style:name="ce707" style:family="table-cell" style:parent-style-name="Default">
      <style:map style:condition="cell-content()=1" style:apply-style-name="Good" style:base-cell-address="Sheet1.FU19"/>
      <style:map style:condition="cell-content()=0" style:apply-style-name="Bad" style:base-cell-address="Sheet1.FU19"/>
    </style:style>
    <style:style style:name="ce708" style:family="table-cell" style:parent-style-name="Default">
      <style:map style:condition="cell-content()=1" style:apply-style-name="Good" style:base-cell-address="Sheet1.FV16"/>
      <style:map style:condition="cell-content()=0" style:apply-style-name="Bad" style:base-cell-address="Sheet1.FV16"/>
    </style:style>
    <style:style style:name="ce709" style:family="table-cell" style:parent-style-name="Default">
      <style:map style:condition="cell-content()=1" style:apply-style-name="Good" style:base-cell-address="Sheet1.FV17"/>
      <style:map style:condition="cell-content()=0" style:apply-style-name="Bad" style:base-cell-address="Sheet1.FV17"/>
    </style:style>
    <style:style style:name="ce710" style:family="table-cell" style:parent-style-name="Default">
      <style:map style:condition="cell-content()=1" style:apply-style-name="Good" style:base-cell-address="Sheet1.FV18"/>
      <style:map style:condition="cell-content()=0" style:apply-style-name="Bad" style:base-cell-address="Sheet1.FV18"/>
    </style:style>
    <style:style style:name="ce711" style:family="table-cell" style:parent-style-name="Default">
      <style:map style:condition="cell-content()=1" style:apply-style-name="Good" style:base-cell-address="Sheet1.FV19"/>
      <style:map style:condition="cell-content()=0" style:apply-style-name="Bad" style:base-cell-address="Sheet1.FV19"/>
    </style:style>
    <style:style style:name="ce712" style:family="table-cell" style:parent-style-name="Default">
      <style:map style:condition="cell-content()=1" style:apply-style-name="Good" style:base-cell-address="Sheet1.FW16"/>
      <style:map style:condition="cell-content()=0" style:apply-style-name="Bad" style:base-cell-address="Sheet1.FW16"/>
    </style:style>
    <style:style style:name="ce713" style:family="table-cell" style:parent-style-name="Default">
      <style:map style:condition="cell-content()=1" style:apply-style-name="Good" style:base-cell-address="Sheet1.FW17"/>
      <style:map style:condition="cell-content()=0" style:apply-style-name="Bad" style:base-cell-address="Sheet1.FW17"/>
    </style:style>
    <style:style style:name="ce714" style:family="table-cell" style:parent-style-name="Default">
      <style:map style:condition="cell-content()=1" style:apply-style-name="Good" style:base-cell-address="Sheet1.FW18"/>
      <style:map style:condition="cell-content()=0" style:apply-style-name="Bad" style:base-cell-address="Sheet1.FW18"/>
    </style:style>
    <style:style style:name="ce715" style:family="table-cell" style:parent-style-name="Default">
      <style:map style:condition="cell-content()=1" style:apply-style-name="Good" style:base-cell-address="Sheet1.FW19"/>
      <style:map style:condition="cell-content()=0" style:apply-style-name="Bad" style:base-cell-address="Sheet1.FW19"/>
    </style:style>
    <style:style style:name="ce716" style:family="table-cell" style:parent-style-name="Default">
      <style:map style:condition="cell-content()=1" style:apply-style-name="Good" style:base-cell-address="Sheet1.FX16"/>
      <style:map style:condition="cell-content()=0" style:apply-style-name="Bad" style:base-cell-address="Sheet1.FX16"/>
    </style:style>
    <style:style style:name="ce717" style:family="table-cell" style:parent-style-name="Default">
      <style:map style:condition="cell-content()=1" style:apply-style-name="Good" style:base-cell-address="Sheet1.FX17"/>
      <style:map style:condition="cell-content()=0" style:apply-style-name="Bad" style:base-cell-address="Sheet1.FX17"/>
    </style:style>
    <style:style style:name="ce718" style:family="table-cell" style:parent-style-name="Default">
      <style:map style:condition="cell-content()=1" style:apply-style-name="Good" style:base-cell-address="Sheet1.FX18"/>
      <style:map style:condition="cell-content()=0" style:apply-style-name="Bad" style:base-cell-address="Sheet1.FX18"/>
    </style:style>
    <style:style style:name="ce719" style:family="table-cell" style:parent-style-name="Default">
      <style:map style:condition="cell-content()=1" style:apply-style-name="Good" style:base-cell-address="Sheet1.FX19"/>
      <style:map style:condition="cell-content()=0" style:apply-style-name="Bad" style:base-cell-address="Sheet1.FX19"/>
    </style:style>
    <style:style style:name="ce720" style:family="table-cell" style:parent-style-name="Default">
      <style:map style:condition="cell-content()=1" style:apply-style-name="Good" style:base-cell-address="Sheet1.FY16"/>
      <style:map style:condition="cell-content()=0" style:apply-style-name="Bad" style:base-cell-address="Sheet1.FY16"/>
    </style:style>
    <style:style style:name="ce721" style:family="table-cell" style:parent-style-name="Default">
      <style:map style:condition="cell-content()=1" style:apply-style-name="Good" style:base-cell-address="Sheet1.FY17"/>
      <style:map style:condition="cell-content()=0" style:apply-style-name="Bad" style:base-cell-address="Sheet1.FY17"/>
    </style:style>
    <style:style style:name="ce722" style:family="table-cell" style:parent-style-name="Default">
      <style:map style:condition="cell-content()=1" style:apply-style-name="Good" style:base-cell-address="Sheet1.FY18"/>
      <style:map style:condition="cell-content()=0" style:apply-style-name="Bad" style:base-cell-address="Sheet1.FY18"/>
    </style:style>
    <style:style style:name="ce723" style:family="table-cell" style:parent-style-name="Default">
      <style:map style:condition="cell-content()=1" style:apply-style-name="Good" style:base-cell-address="Sheet1.FY19"/>
      <style:map style:condition="cell-content()=0" style:apply-style-name="Bad" style:base-cell-address="Sheet1.FY19"/>
    </style:style>
    <style:style style:name="ce724" style:family="table-cell" style:parent-style-name="Default">
      <style:map style:condition="cell-content()=1" style:apply-style-name="Good" style:base-cell-address="Sheet1.FZ16"/>
      <style:map style:condition="cell-content()=0" style:apply-style-name="Bad" style:base-cell-address="Sheet1.FZ16"/>
    </style:style>
    <style:style style:name="ce725" style:family="table-cell" style:parent-style-name="Default">
      <style:map style:condition="cell-content()=1" style:apply-style-name="Good" style:base-cell-address="Sheet1.FZ17"/>
      <style:map style:condition="cell-content()=0" style:apply-style-name="Bad" style:base-cell-address="Sheet1.FZ17"/>
    </style:style>
    <style:style style:name="ce726" style:family="table-cell" style:parent-style-name="Default">
      <style:map style:condition="cell-content()=1" style:apply-style-name="Good" style:base-cell-address="Sheet1.FZ18"/>
      <style:map style:condition="cell-content()=0" style:apply-style-name="Bad" style:base-cell-address="Sheet1.FZ18"/>
    </style:style>
    <style:style style:name="ce727" style:family="table-cell" style:parent-style-name="Default">
      <style:map style:condition="cell-content()=1" style:apply-style-name="Good" style:base-cell-address="Sheet1.FZ19"/>
      <style:map style:condition="cell-content()=0" style:apply-style-name="Bad" style:base-cell-address="Sheet1.FZ19"/>
    </style:style>
    <style:style style:name="ce728" style:family="table-cell" style:parent-style-name="Default">
      <style:map style:condition="cell-content()=1" style:apply-style-name="Good" style:base-cell-address="Sheet1.GA16"/>
      <style:map style:condition="cell-content()=0" style:apply-style-name="Bad" style:base-cell-address="Sheet1.GA16"/>
    </style:style>
    <style:style style:name="ce729" style:family="table-cell" style:parent-style-name="Default">
      <style:map style:condition="cell-content()=1" style:apply-style-name="Good" style:base-cell-address="Sheet1.GA17"/>
      <style:map style:condition="cell-content()=0" style:apply-style-name="Bad" style:base-cell-address="Sheet1.GA17"/>
    </style:style>
    <style:style style:name="ce730" style:family="table-cell" style:parent-style-name="Default">
      <style:map style:condition="cell-content()=1" style:apply-style-name="Good" style:base-cell-address="Sheet1.GA18"/>
      <style:map style:condition="cell-content()=0" style:apply-style-name="Bad" style:base-cell-address="Sheet1.GA18"/>
    </style:style>
    <style:style style:name="ce731" style:family="table-cell" style:parent-style-name="Default">
      <style:map style:condition="cell-content()=1" style:apply-style-name="Good" style:base-cell-address="Sheet1.GA19"/>
      <style:map style:condition="cell-content()=0" style:apply-style-name="Bad" style:base-cell-address="Sheet1.GA19"/>
    </style:style>
    <style:style style:name="ce732" style:family="table-cell" style:parent-style-name="Default">
      <style:map style:condition="cell-content()=1" style:apply-style-name="Good" style:base-cell-address="Sheet1.GB16"/>
      <style:map style:condition="cell-content()=0" style:apply-style-name="Bad" style:base-cell-address="Sheet1.GB16"/>
    </style:style>
    <style:style style:name="ce733" style:family="table-cell" style:parent-style-name="Default">
      <style:map style:condition="cell-content()=1" style:apply-style-name="Good" style:base-cell-address="Sheet1.GB17"/>
      <style:map style:condition="cell-content()=0" style:apply-style-name="Bad" style:base-cell-address="Sheet1.GB17"/>
    </style:style>
    <style:style style:name="ce734" style:family="table-cell" style:parent-style-name="Default">
      <style:map style:condition="cell-content()=1" style:apply-style-name="Good" style:base-cell-address="Sheet1.GB18"/>
      <style:map style:condition="cell-content()=0" style:apply-style-name="Bad" style:base-cell-address="Sheet1.GB18"/>
    </style:style>
    <style:style style:name="ce735" style:family="table-cell" style:parent-style-name="Default">
      <style:map style:condition="cell-content()=1" style:apply-style-name="Good" style:base-cell-address="Sheet1.GB19"/>
      <style:map style:condition="cell-content()=0" style:apply-style-name="Bad" style:base-cell-address="Sheet1.GB19"/>
    </style:style>
    <style:style style:name="ce736" style:family="table-cell" style:parent-style-name="Default">
      <style:map style:condition="cell-content()=1" style:apply-style-name="Good" style:base-cell-address="Sheet1.GC16"/>
      <style:map style:condition="cell-content()=0" style:apply-style-name="Bad" style:base-cell-address="Sheet1.GC16"/>
    </style:style>
    <style:style style:name="ce737" style:family="table-cell" style:parent-style-name="Default">
      <style:map style:condition="cell-content()=1" style:apply-style-name="Good" style:base-cell-address="Sheet1.GC17"/>
      <style:map style:condition="cell-content()=0" style:apply-style-name="Bad" style:base-cell-address="Sheet1.GC17"/>
    </style:style>
    <style:style style:name="ce738" style:family="table-cell" style:parent-style-name="Default">
      <style:map style:condition="cell-content()=1" style:apply-style-name="Good" style:base-cell-address="Sheet1.GC18"/>
      <style:map style:condition="cell-content()=0" style:apply-style-name="Bad" style:base-cell-address="Sheet1.GC18"/>
    </style:style>
    <style:style style:name="ce739" style:family="table-cell" style:parent-style-name="Default">
      <style:map style:condition="cell-content()=1" style:apply-style-name="Good" style:base-cell-address="Sheet1.GC19"/>
      <style:map style:condition="cell-content()=0" style:apply-style-name="Bad" style:base-cell-address="Sheet1.GC19"/>
    </style:style>
    <style:style style:name="ce740" style:family="table-cell" style:parent-style-name="Default">
      <style:map style:condition="cell-content()=1" style:apply-style-name="Good" style:base-cell-address="Sheet1.GD16"/>
      <style:map style:condition="cell-content()=0" style:apply-style-name="Bad" style:base-cell-address="Sheet1.GD16"/>
    </style:style>
    <style:style style:name="ce741" style:family="table-cell" style:parent-style-name="Default">
      <style:map style:condition="cell-content()=1" style:apply-style-name="Good" style:base-cell-address="Sheet1.GD17"/>
      <style:map style:condition="cell-content()=0" style:apply-style-name="Bad" style:base-cell-address="Sheet1.GD17"/>
    </style:style>
    <style:style style:name="ce742" style:family="table-cell" style:parent-style-name="Default">
      <style:map style:condition="cell-content()=1" style:apply-style-name="Good" style:base-cell-address="Sheet1.GD18"/>
      <style:map style:condition="cell-content()=0" style:apply-style-name="Bad" style:base-cell-address="Sheet1.GD18"/>
    </style:style>
    <style:style style:name="ce743" style:family="table-cell" style:parent-style-name="Default">
      <style:map style:condition="cell-content()=1" style:apply-style-name="Good" style:base-cell-address="Sheet1.GD19"/>
      <style:map style:condition="cell-content()=0" style:apply-style-name="Bad" style:base-cell-address="Sheet1.GD19"/>
    </style:style>
    <style:style style:name="ce744" style:family="table-cell" style:parent-style-name="Default">
      <style:map style:condition="cell-content()=1" style:apply-style-name="Good" style:base-cell-address="Sheet1.GE16"/>
      <style:map style:condition="cell-content()=0" style:apply-style-name="Bad" style:base-cell-address="Sheet1.GE16"/>
    </style:style>
    <style:style style:name="ce745" style:family="table-cell" style:parent-style-name="Default">
      <style:map style:condition="cell-content()=1" style:apply-style-name="Good" style:base-cell-address="Sheet1.GE17"/>
      <style:map style:condition="cell-content()=0" style:apply-style-name="Bad" style:base-cell-address="Sheet1.GE17"/>
    </style:style>
    <style:style style:name="ce746" style:family="table-cell" style:parent-style-name="Default">
      <style:map style:condition="cell-content()=1" style:apply-style-name="Good" style:base-cell-address="Sheet1.GE18"/>
      <style:map style:condition="cell-content()=0" style:apply-style-name="Bad" style:base-cell-address="Sheet1.GE18"/>
    </style:style>
    <style:style style:name="ce747" style:family="table-cell" style:parent-style-name="Default">
      <style:map style:condition="cell-content()=1" style:apply-style-name="Good" style:base-cell-address="Sheet1.GE19"/>
      <style:map style:condition="cell-content()=0" style:apply-style-name="Bad" style:base-cell-address="Sheet1.GE19"/>
    </style:style>
    <style:style style:name="ce748" style:family="table-cell" style:parent-style-name="Default">
      <style:map style:condition="cell-content()=1" style:apply-style-name="Good" style:base-cell-address="Sheet1.GF16"/>
      <style:map style:condition="cell-content()=0" style:apply-style-name="Bad" style:base-cell-address="Sheet1.GF16"/>
    </style:style>
    <style:style style:name="ce749" style:family="table-cell" style:parent-style-name="Default">
      <style:map style:condition="cell-content()=1" style:apply-style-name="Good" style:base-cell-address="Sheet1.GF17"/>
      <style:map style:condition="cell-content()=0" style:apply-style-name="Bad" style:base-cell-address="Sheet1.GF17"/>
    </style:style>
    <style:style style:name="ce750" style:family="table-cell" style:parent-style-name="Default">
      <style:map style:condition="cell-content()=1" style:apply-style-name="Good" style:base-cell-address="Sheet1.GF18"/>
      <style:map style:condition="cell-content()=0" style:apply-style-name="Bad" style:base-cell-address="Sheet1.GF18"/>
    </style:style>
    <style:style style:name="ce751" style:family="table-cell" style:parent-style-name="Default">
      <style:map style:condition="cell-content()=1" style:apply-style-name="Good" style:base-cell-address="Sheet1.GF19"/>
      <style:map style:condition="cell-content()=0" style:apply-style-name="Bad" style:base-cell-address="Sheet1.GF19"/>
    </style:style>
    <style:style style:name="ce752" style:family="table-cell" style:parent-style-name="Default">
      <style:map style:condition="cell-content()=1" style:apply-style-name="Good" style:base-cell-address="Sheet1.GG16"/>
      <style:map style:condition="cell-content()=0" style:apply-style-name="Bad" style:base-cell-address="Sheet1.GG16"/>
    </style:style>
    <style:style style:name="ce753" style:family="table-cell" style:parent-style-name="Default">
      <style:map style:condition="cell-content()=1" style:apply-style-name="Good" style:base-cell-address="Sheet1.GG17"/>
      <style:map style:condition="cell-content()=0" style:apply-style-name="Bad" style:base-cell-address="Sheet1.GG17"/>
    </style:style>
    <style:style style:name="ce754" style:family="table-cell" style:parent-style-name="Default">
      <style:map style:condition="cell-content()=1" style:apply-style-name="Good" style:base-cell-address="Sheet1.GG18"/>
      <style:map style:condition="cell-content()=0" style:apply-style-name="Bad" style:base-cell-address="Sheet1.GG18"/>
    </style:style>
    <style:style style:name="ce755" style:family="table-cell" style:parent-style-name="Default">
      <style:map style:condition="cell-content()=1" style:apply-style-name="Good" style:base-cell-address="Sheet1.GG19"/>
      <style:map style:condition="cell-content()=0" style:apply-style-name="Bad" style:base-cell-address="Sheet1.GG19"/>
    </style:style>
    <style:style style:name="ce756" style:family="table-cell" style:parent-style-name="Default">
      <style:map style:condition="cell-content()=1" style:apply-style-name="Good" style:base-cell-address="Sheet1.GH16"/>
      <style:map style:condition="cell-content()=0" style:apply-style-name="Bad" style:base-cell-address="Sheet1.GH16"/>
    </style:style>
    <style:style style:name="ce757" style:family="table-cell" style:parent-style-name="Default">
      <style:map style:condition="cell-content()=1" style:apply-style-name="Good" style:base-cell-address="Sheet1.GH17"/>
      <style:map style:condition="cell-content()=0" style:apply-style-name="Bad" style:base-cell-address="Sheet1.GH17"/>
    </style:style>
    <style:style style:name="ce758" style:family="table-cell" style:parent-style-name="Default">
      <style:map style:condition="cell-content()=1" style:apply-style-name="Good" style:base-cell-address="Sheet1.GH18"/>
      <style:map style:condition="cell-content()=0" style:apply-style-name="Bad" style:base-cell-address="Sheet1.GH18"/>
    </style:style>
    <style:style style:name="ce759" style:family="table-cell" style:parent-style-name="Default">
      <style:map style:condition="cell-content()=1" style:apply-style-name="Good" style:base-cell-address="Sheet1.GH19"/>
      <style:map style:condition="cell-content()=0" style:apply-style-name="Bad" style:base-cell-address="Sheet1.GH19"/>
    </style:style>
    <style:style style:name="ce760" style:family="table-cell" style:parent-style-name="Default">
      <style:map style:condition="cell-content()=1" style:apply-style-name="Good" style:base-cell-address="Sheet1.GI16"/>
      <style:map style:condition="cell-content()=0" style:apply-style-name="Bad" style:base-cell-address="Sheet1.GI16"/>
    </style:style>
    <style:style style:name="ce761" style:family="table-cell" style:parent-style-name="Default">
      <style:map style:condition="cell-content()=1" style:apply-style-name="Good" style:base-cell-address="Sheet1.GI17"/>
      <style:map style:condition="cell-content()=0" style:apply-style-name="Bad" style:base-cell-address="Sheet1.GI17"/>
    </style:style>
    <style:style style:name="ce762" style:family="table-cell" style:parent-style-name="Default">
      <style:map style:condition="cell-content()=1" style:apply-style-name="Good" style:base-cell-address="Sheet1.GI18"/>
      <style:map style:condition="cell-content()=0" style:apply-style-name="Bad" style:base-cell-address="Sheet1.GI18"/>
    </style:style>
    <style:style style:name="ce763" style:family="table-cell" style:parent-style-name="Default">
      <style:map style:condition="cell-content()=1" style:apply-style-name="Good" style:base-cell-address="Sheet1.GI19"/>
      <style:map style:condition="cell-content()=0" style:apply-style-name="Bad" style:base-cell-address="Sheet1.GI19"/>
    </style:style>
    <style:style style:name="ce764" style:family="table-cell" style:parent-style-name="Default">
      <style:map style:condition="cell-content()=1" style:apply-style-name="Good" style:base-cell-address="Sheet1.GJ16"/>
      <style:map style:condition="cell-content()=0" style:apply-style-name="Bad" style:base-cell-address="Sheet1.GJ16"/>
    </style:style>
    <style:style style:name="ce765" style:family="table-cell" style:parent-style-name="Default">
      <style:map style:condition="cell-content()=1" style:apply-style-name="Good" style:base-cell-address="Sheet1.GJ17"/>
      <style:map style:condition="cell-content()=0" style:apply-style-name="Bad" style:base-cell-address="Sheet1.GJ17"/>
    </style:style>
    <style:style style:name="ce766" style:family="table-cell" style:parent-style-name="Default">
      <style:map style:condition="cell-content()=1" style:apply-style-name="Good" style:base-cell-address="Sheet1.GJ18"/>
      <style:map style:condition="cell-content()=0" style:apply-style-name="Bad" style:base-cell-address="Sheet1.GJ18"/>
    </style:style>
    <style:style style:name="ce767" style:family="table-cell" style:parent-style-name="Default">
      <style:map style:condition="cell-content()=1" style:apply-style-name="Good" style:base-cell-address="Sheet1.GJ19"/>
      <style:map style:condition="cell-content()=0" style:apply-style-name="Bad" style:base-cell-address="Sheet1.GJ19"/>
    </style:style>
    <style:style style:name="ce768" style:family="table-cell" style:parent-style-name="Default">
      <style:map style:condition="cell-content()=1" style:apply-style-name="Good" style:base-cell-address="Sheet1.GK16"/>
      <style:map style:condition="cell-content()=0" style:apply-style-name="Bad" style:base-cell-address="Sheet1.GK16"/>
    </style:style>
    <style:style style:name="ce769" style:family="table-cell" style:parent-style-name="Default">
      <style:map style:condition="cell-content()=1" style:apply-style-name="Good" style:base-cell-address="Sheet1.GK17"/>
      <style:map style:condition="cell-content()=0" style:apply-style-name="Bad" style:base-cell-address="Sheet1.GK17"/>
    </style:style>
    <style:style style:name="ce770" style:family="table-cell" style:parent-style-name="Default">
      <style:map style:condition="cell-content()=1" style:apply-style-name="Good" style:base-cell-address="Sheet1.GK18"/>
      <style:map style:condition="cell-content()=0" style:apply-style-name="Bad" style:base-cell-address="Sheet1.GK18"/>
    </style:style>
    <style:style style:name="ce771" style:family="table-cell" style:parent-style-name="Default">
      <style:map style:condition="cell-content()=1" style:apply-style-name="Good" style:base-cell-address="Sheet1.GK19"/>
      <style:map style:condition="cell-content()=0" style:apply-style-name="Bad" style:base-cell-address="Sheet1.GK19"/>
    </style:style>
    <style:style style:name="ce772" style:family="table-cell" style:parent-style-name="Default">
      <style:map style:condition="cell-content()=1" style:apply-style-name="Good" style:base-cell-address="Sheet1.GL16"/>
      <style:map style:condition="cell-content()=0" style:apply-style-name="Bad" style:base-cell-address="Sheet1.GL16"/>
    </style:style>
    <style:style style:name="ce773" style:family="table-cell" style:parent-style-name="Default">
      <style:map style:condition="cell-content()=1" style:apply-style-name="Good" style:base-cell-address="Sheet1.GL17"/>
      <style:map style:condition="cell-content()=0" style:apply-style-name="Bad" style:base-cell-address="Sheet1.GL17"/>
    </style:style>
    <style:style style:name="ce774" style:family="table-cell" style:parent-style-name="Default">
      <style:map style:condition="cell-content()=1" style:apply-style-name="Good" style:base-cell-address="Sheet1.GL18"/>
      <style:map style:condition="cell-content()=0" style:apply-style-name="Bad" style:base-cell-address="Sheet1.GL18"/>
    </style:style>
    <style:style style:name="ce775" style:family="table-cell" style:parent-style-name="Default">
      <style:map style:condition="cell-content()=1" style:apply-style-name="Good" style:base-cell-address="Sheet1.GL19"/>
      <style:map style:condition="cell-content()=0" style:apply-style-name="Bad" style:base-cell-address="Sheet1.GL19"/>
    </style:style>
    <style:style style:name="ce776" style:family="table-cell" style:parent-style-name="Default">
      <style:map style:condition="cell-content()=1" style:apply-style-name="Good" style:base-cell-address="Sheet1.GM16"/>
      <style:map style:condition="cell-content()=0" style:apply-style-name="Bad" style:base-cell-address="Sheet1.GM16"/>
    </style:style>
    <style:style style:name="ce777" style:family="table-cell" style:parent-style-name="Default">
      <style:map style:condition="cell-content()=1" style:apply-style-name="Good" style:base-cell-address="Sheet1.GM17"/>
      <style:map style:condition="cell-content()=0" style:apply-style-name="Bad" style:base-cell-address="Sheet1.GM17"/>
    </style:style>
    <style:style style:name="ce778" style:family="table-cell" style:parent-style-name="Default">
      <style:map style:condition="cell-content()=1" style:apply-style-name="Good" style:base-cell-address="Sheet1.GM18"/>
      <style:map style:condition="cell-content()=0" style:apply-style-name="Bad" style:base-cell-address="Sheet1.GM18"/>
    </style:style>
    <style:style style:name="ce779" style:family="table-cell" style:parent-style-name="Default">
      <style:map style:condition="cell-content()=1" style:apply-style-name="Good" style:base-cell-address="Sheet1.GM19"/>
      <style:map style:condition="cell-content()=0" style:apply-style-name="Bad" style:base-cell-address="Sheet1.GM19"/>
    </style:style>
    <style:style style:name="ce780" style:family="table-cell" style:parent-style-name="Default">
      <style:map style:condition="cell-content()=1" style:apply-style-name="Good" style:base-cell-address="Sheet1.GN16"/>
      <style:map style:condition="cell-content()=0" style:apply-style-name="Bad" style:base-cell-address="Sheet1.GN16"/>
    </style:style>
    <style:style style:name="ce781" style:family="table-cell" style:parent-style-name="Default">
      <style:map style:condition="cell-content()=1" style:apply-style-name="Good" style:base-cell-address="Sheet1.GN17"/>
      <style:map style:condition="cell-content()=0" style:apply-style-name="Bad" style:base-cell-address="Sheet1.GN17"/>
    </style:style>
    <style:style style:name="ce782" style:family="table-cell" style:parent-style-name="Default">
      <style:map style:condition="cell-content()=1" style:apply-style-name="Good" style:base-cell-address="Sheet1.GN18"/>
      <style:map style:condition="cell-content()=0" style:apply-style-name="Bad" style:base-cell-address="Sheet1.GN18"/>
    </style:style>
    <style:style style:name="ce783" style:family="table-cell" style:parent-style-name="Default">
      <style:map style:condition="cell-content()=1" style:apply-style-name="Good" style:base-cell-address="Sheet1.GN19"/>
      <style:map style:condition="cell-content()=0" style:apply-style-name="Bad" style:base-cell-address="Sheet1.GN19"/>
    </style:style>
    <style:style style:name="ce784" style:family="table-cell" style:parent-style-name="Default">
      <style:map style:condition="cell-content()=1" style:apply-style-name="Good" style:base-cell-address="Sheet1.GO16"/>
      <style:map style:condition="cell-content()=0" style:apply-style-name="Bad" style:base-cell-address="Sheet1.GO16"/>
    </style:style>
    <style:style style:name="ce785" style:family="table-cell" style:parent-style-name="Default">
      <style:map style:condition="cell-content()=1" style:apply-style-name="Good" style:base-cell-address="Sheet1.GO17"/>
      <style:map style:condition="cell-content()=0" style:apply-style-name="Bad" style:base-cell-address="Sheet1.GO17"/>
    </style:style>
    <style:style style:name="ce786" style:family="table-cell" style:parent-style-name="Default">
      <style:map style:condition="cell-content()=1" style:apply-style-name="Good" style:base-cell-address="Sheet1.GO18"/>
      <style:map style:condition="cell-content()=0" style:apply-style-name="Bad" style:base-cell-address="Sheet1.GO18"/>
    </style:style>
    <style:style style:name="ce787" style:family="table-cell" style:parent-style-name="Default">
      <style:map style:condition="cell-content()=1" style:apply-style-name="Good" style:base-cell-address="Sheet1.GO19"/>
      <style:map style:condition="cell-content()=0" style:apply-style-name="Bad" style:base-cell-address="Sheet1.GO19"/>
    </style:style>
    <style:style style:name="ce788" style:family="table-cell" style:parent-style-name="Default">
      <style:map style:condition="cell-content()=1" style:apply-style-name="Good" style:base-cell-address="Sheet1.GP16"/>
      <style:map style:condition="cell-content()=0" style:apply-style-name="Bad" style:base-cell-address="Sheet1.GP16"/>
    </style:style>
    <style:style style:name="ce789" style:family="table-cell" style:parent-style-name="Default">
      <style:map style:condition="cell-content()=1" style:apply-style-name="Good" style:base-cell-address="Sheet1.GP17"/>
      <style:map style:condition="cell-content()=0" style:apply-style-name="Bad" style:base-cell-address="Sheet1.GP17"/>
    </style:style>
    <style:style style:name="ce790" style:family="table-cell" style:parent-style-name="Default">
      <style:map style:condition="cell-content()=1" style:apply-style-name="Good" style:base-cell-address="Sheet1.GP18"/>
      <style:map style:condition="cell-content()=0" style:apply-style-name="Bad" style:base-cell-address="Sheet1.GP18"/>
    </style:style>
    <style:style style:name="ce791" style:family="table-cell" style:parent-style-name="Default">
      <style:map style:condition="cell-content()=1" style:apply-style-name="Good" style:base-cell-address="Sheet1.GP19"/>
      <style:map style:condition="cell-content()=0" style:apply-style-name="Bad" style:base-cell-address="Sheet1.GP19"/>
    </style:style>
    <style:style style:name="ce792" style:family="table-cell" style:parent-style-name="Default">
      <style:map style:condition="cell-content()=1" style:apply-style-name="Good" style:base-cell-address="Sheet1.GQ16"/>
      <style:map style:condition="cell-content()=0" style:apply-style-name="Bad" style:base-cell-address="Sheet1.GQ16"/>
    </style:style>
    <style:style style:name="ce793" style:family="table-cell" style:parent-style-name="Default">
      <style:map style:condition="cell-content()=1" style:apply-style-name="Good" style:base-cell-address="Sheet1.GQ17"/>
      <style:map style:condition="cell-content()=0" style:apply-style-name="Bad" style:base-cell-address="Sheet1.GQ17"/>
    </style:style>
    <style:style style:name="ce794" style:family="table-cell" style:parent-style-name="Default">
      <style:map style:condition="cell-content()=1" style:apply-style-name="Good" style:base-cell-address="Sheet1.GQ18"/>
      <style:map style:condition="cell-content()=0" style:apply-style-name="Bad" style:base-cell-address="Sheet1.GQ18"/>
    </style:style>
    <style:style style:name="ce795" style:family="table-cell" style:parent-style-name="Default">
      <style:map style:condition="cell-content()=1" style:apply-style-name="Good" style:base-cell-address="Sheet1.GQ19"/>
      <style:map style:condition="cell-content()=0" style:apply-style-name="Bad" style:base-cell-address="Sheet1.GQ19"/>
    </style:style>
    <style:style style:name="ce796" style:family="table-cell" style:parent-style-name="Default">
      <style:map style:condition="cell-content()=1" style:apply-style-name="Good" style:base-cell-address="Sheet1.GR16"/>
      <style:map style:condition="cell-content()=0" style:apply-style-name="Bad" style:base-cell-address="Sheet1.GR16"/>
    </style:style>
    <style:style style:name="ce797" style:family="table-cell" style:parent-style-name="Default">
      <style:map style:condition="cell-content()=1" style:apply-style-name="Good" style:base-cell-address="Sheet1.GR17"/>
      <style:map style:condition="cell-content()=0" style:apply-style-name="Bad" style:base-cell-address="Sheet1.GR17"/>
    </style:style>
    <style:style style:name="ce798" style:family="table-cell" style:parent-style-name="Default">
      <style:map style:condition="cell-content()=1" style:apply-style-name="Good" style:base-cell-address="Sheet1.GR18"/>
      <style:map style:condition="cell-content()=0" style:apply-style-name="Bad" style:base-cell-address="Sheet1.GR18"/>
    </style:style>
    <style:style style:name="ce799" style:family="table-cell" style:parent-style-name="Default">
      <style:map style:condition="cell-content()=1" style:apply-style-name="Good" style:base-cell-address="Sheet1.GR19"/>
      <style:map style:condition="cell-content()=0" style:apply-style-name="Bad" style:base-cell-address="Sheet1.GR19"/>
    </style:style>
    <style:style style:name="ce800" style:family="table-cell" style:parent-style-name="Default">
      <style:map style:condition="cell-content()=1" style:apply-style-name="Good" style:base-cell-address="Sheet1.GS16"/>
      <style:map style:condition="cell-content()=0" style:apply-style-name="Bad" style:base-cell-address="Sheet1.GS16"/>
    </style:style>
    <style:style style:name="ce801" style:family="table-cell" style:parent-style-name="Default">
      <style:map style:condition="cell-content()=1" style:apply-style-name="Good" style:base-cell-address="Sheet1.GS17"/>
      <style:map style:condition="cell-content()=0" style:apply-style-name="Bad" style:base-cell-address="Sheet1.GS17"/>
    </style:style>
    <style:style style:name="ce802" style:family="table-cell" style:parent-style-name="Default">
      <style:map style:condition="cell-content()=1" style:apply-style-name="Good" style:base-cell-address="Sheet1.GS18"/>
      <style:map style:condition="cell-content()=0" style:apply-style-name="Bad" style:base-cell-address="Sheet1.GS18"/>
    </style:style>
    <style:style style:name="ce803" style:family="table-cell" style:parent-style-name="Default">
      <style:map style:condition="cell-content()=1" style:apply-style-name="Good" style:base-cell-address="Sheet1.GS19"/>
      <style:map style:condition="cell-content()=0" style:apply-style-name="Bad" style:base-cell-address="Sheet1.GS1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5pt" svg:height="255.26pt" svg:x="92.69pt" svg:y="289.9pt">
            <draw:object draw:notify-on-update-of-ranges="Sheet1.B21:Sheet1.GS21 Sheet1.B20:Sheet1.GS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0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6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style-name="ce212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8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304" office:value-type="float" office:value="1" calcext:value-type="float">
            <text:p>1</text:p>
          </table:table-cell>
          <table:table-cell table:style-name="ce30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table:style-name="ce320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40" office:value-type="float" office:value="1" calcext:value-type="float">
            <text:p>1</text:p>
          </table:table-cell>
          <table:table-cell table:style-name="ce344" office:value-type="float" office:value="1" calcext:value-type="float">
            <text:p>1</text:p>
          </table:table-cell>
          <table:table-cell table:style-name="ce348" office:value-type="float" office:value="1" calcext:value-type="float">
            <text:p>1</text:p>
          </table:table-cell>
          <table:table-cell table:style-name="ce352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60" office:value-type="float" office:value="1" calcext:value-type="float">
            <text:p>1</text:p>
          </table:table-cell>
          <table:table-cell table:style-name="ce364" office:value-type="float" office:value="1" calcext:value-type="float">
            <text:p>1</text:p>
          </table:table-cell>
          <table:table-cell table:style-name="ce368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0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9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12" office:value-type="float" office:value="1" calcext:value-type="float">
            <text:p>1</text:p>
          </table:table-cell>
          <table:table-cell table:style-name="ce416" office:value-type="float" office:value="1" calcext:value-type="float">
            <text:p>1</text:p>
          </table:table-cell>
          <table:table-cell table:style-name="ce420" office:value-type="float" office:value="1" calcext:value-type="float">
            <text:p>1</text:p>
          </table:table-cell>
          <table:table-cell table:style-name="ce424" office:value-type="float" office:value="1" calcext:value-type="float">
            <text:p>1</text:p>
          </table:table-cell>
          <table:table-cell table:style-name="ce428" office:value-type="float" office:value="1" calcext:value-type="float">
            <text:p>1</text:p>
          </table:table-cell>
          <table:table-cell table:style-name="ce432" office:value-type="float" office:value="1" calcext:value-type="float">
            <text:p>1</text:p>
          </table:table-cell>
          <table:table-cell table:style-name="ce436" office:value-type="float" office:value="1" calcext:value-type="float">
            <text:p>1</text:p>
          </table:table-cell>
          <table:table-cell table:style-name="ce440" office:value-type="float" office:value="1" calcext:value-type="float">
            <text:p>1</text:p>
          </table:table-cell>
          <table:table-cell table:style-name="ce444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452" office:value-type="float" office:value="1" calcext:value-type="float">
            <text:p>1</text:p>
          </table:table-cell>
          <table:table-cell table:style-name="ce456" office:value-type="float" office:value="1" calcext:value-type="float">
            <text:p>1</text:p>
          </table:table-cell>
          <table:table-cell table:style-name="ce460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468" office:value-type="float" office:value="1" calcext:value-type="float">
            <text:p>1</text:p>
          </table:table-cell>
          <table:table-cell table:style-name="ce472" office:value-type="float" office:value="1" calcext:value-type="float">
            <text:p>1</text:p>
          </table:table-cell>
          <table:table-cell table:style-name="ce476" office:value-type="float" office:value="1" calcext:value-type="float">
            <text:p>1</text:p>
          </table:table-cell>
          <table:table-cell table:style-name="ce480" office:value-type="float" office:value="1" calcext:value-type="float">
            <text:p>1</text:p>
          </table:table-cell>
          <table:table-cell table:style-name="ce484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12" office:value-type="float" office:value="1" calcext:value-type="float">
            <text:p>1</text:p>
          </table:table-cell>
          <table:table-cell table:style-name="ce516" office:value-type="float" office:value="1" calcext:value-type="float">
            <text:p>1</text:p>
          </table:table-cell>
          <table:table-cell table:style-name="ce520" office:value-type="float" office:value="0" calcext:value-type="float">
            <text:p>0</text:p>
          </table:table-cell>
          <table:table-cell table:style-name="ce524" office:value-type="float" office:value="1" calcext:value-type="float">
            <text:p>1</text:p>
          </table:table-cell>
          <table:table-cell table:style-name="ce528" office:value-type="float" office:value="1" calcext:value-type="float">
            <text:p>1</text:p>
          </table:table-cell>
          <table:table-cell table:style-name="ce532" office:value-type="float" office:value="1" calcext:value-type="float">
            <text:p>1</text:p>
          </table:table-cell>
          <table:table-cell table:style-name="ce536" office:value-type="float" office:value="1" calcext:value-type="float">
            <text:p>1</text:p>
          </table:table-cell>
          <table:table-cell table:style-name="ce540" office:value-type="float" office:value="1" calcext:value-type="float">
            <text:p>1</text:p>
          </table:table-cell>
          <table:table-cell table:style-name="ce544" office:value-type="float" office:value="0" calcext:value-type="float">
            <text:p>0</text:p>
          </table:table-cell>
          <table:table-cell table:style-name="ce548" office:value-type="float" office:value="1" calcext:value-type="float">
            <text:p>1</text:p>
          </table:table-cell>
          <table:table-cell table:style-name="ce552" office:value-type="float" office:value="1" calcext:value-type="float">
            <text:p>1</text:p>
          </table:table-cell>
          <table:table-cell table:style-name="ce556" office:value-type="float" office:value="1" calcext:value-type="float">
            <text:p>1</text:p>
          </table:table-cell>
          <table:table-cell table:style-name="ce560" office:value-type="float" office:value="1" calcext:value-type="float">
            <text:p>1</text:p>
          </table:table-cell>
          <table:table-cell table:style-name="ce564" office:value-type="float" office:value="1" calcext:value-type="float">
            <text:p>1</text:p>
          </table:table-cell>
          <table:table-cell table:style-name="ce568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4" office:value-type="float" office:value="0" calcext:value-type="float">
            <text:p>0</text:p>
          </table:table-cell>
          <table:table-cell table:style-name="ce588" office:value-type="float" office:value="0" calcext:value-type="float">
            <text:p>0</text:p>
          </table:table-cell>
          <table:table-cell table:style-name="ce592" office:value-type="float" office:value="0" calcext:value-type="float">
            <text:p>0</text:p>
          </table:table-cell>
          <table:table-cell table:style-name="ce596" office:value-type="float" office:value="1" calcext:value-type="float">
            <text:p>1</text:p>
          </table:table-cell>
          <table:table-cell table:style-name="ce600" office:value-type="float" office:value="1" calcext:value-type="float">
            <text:p>1</text:p>
          </table:table-cell>
          <table:table-cell table:style-name="ce604" office:value-type="float" office:value="1" calcext:value-type="float">
            <text:p>1</text:p>
          </table:table-cell>
          <table:table-cell table:style-name="ce608" office:value-type="float" office:value="0" calcext:value-type="float">
            <text:p>0</text:p>
          </table:table-cell>
          <table:table-cell table:style-name="ce612" office:value-type="float" office:value="0" calcext:value-type="float">
            <text:p>0</text:p>
          </table:table-cell>
          <table:table-cell table:style-name="ce616" office:value-type="float" office:value="1" calcext:value-type="float">
            <text:p>1</text:p>
          </table:table-cell>
          <table:table-cell table:style-name="ce620" office:value-type="float" office:value="0" calcext:value-type="float">
            <text:p>0</text:p>
          </table:table-cell>
          <table:table-cell table:style-name="ce624" office:value-type="float" office:value="1" calcext:value-type="float">
            <text:p>1</text:p>
          </table:table-cell>
          <table:table-cell table:style-name="ce628" office:value-type="float" office:value="1" calcext:value-type="float">
            <text:p>1</text:p>
          </table:table-cell>
          <table:table-cell table:style-name="ce632" office:value-type="float" office:value="1" calcext:value-type="float">
            <text:p>1</text:p>
          </table:table-cell>
          <table:table-cell table:style-name="ce636" office:value-type="float" office:value="1" calcext:value-type="float">
            <text:p>1</text:p>
          </table:table-cell>
          <table:table-cell table:style-name="ce640" office:value-type="float" office:value="1" calcext:value-type="float">
            <text:p>1</text:p>
          </table:table-cell>
          <table:table-cell table:style-name="ce644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style-name="ce652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style-name="ce660" office:value-type="float" office:value="1" calcext:value-type="float">
            <text:p>1</text:p>
          </table:table-cell>
          <table:table-cell table:style-name="ce664" office:value-type="float" office:value="1" calcext:value-type="float">
            <text:p>1</text:p>
          </table:table-cell>
          <table:table-cell table:style-name="ce668" office:value-type="float" office:value="1" calcext:value-type="float">
            <text:p>1</text:p>
          </table:table-cell>
          <table:table-cell table:style-name="ce672" office:value-type="float" office:value="1" calcext:value-type="float">
            <text:p>1</text:p>
          </table:table-cell>
          <table:table-cell table:style-name="ce676" office:value-type="float" office:value="1" calcext:value-type="float">
            <text:p>1</text:p>
          </table:table-cell>
          <table:table-cell table:style-name="ce680" office:value-type="float" office:value="1" calcext:value-type="float">
            <text:p>1</text:p>
          </table:table-cell>
          <table:table-cell table:style-name="ce684" office:value-type="float" office:value="1" calcext:value-type="float">
            <text:p>1</text:p>
          </table:table-cell>
          <table:table-cell table:style-name="ce688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696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712" office:value-type="float" office:value="1" calcext:value-type="float">
            <text:p>1</text:p>
          </table:table-cell>
          <table:table-cell table:style-name="ce716" office:value-type="float" office:value="1" calcext:value-type="float">
            <text:p>1</text:p>
          </table:table-cell>
          <table:table-cell table:style-name="ce720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728" office:value-type="float" office:value="1" calcext:value-type="float">
            <text:p>1</text:p>
          </table:table-cell>
          <table:table-cell table:style-name="ce732" office:value-type="float" office:value="1" calcext:value-type="float">
            <text:p>1</text:p>
          </table:table-cell>
          <table:table-cell table:style-name="ce736" office:value-type="float" office:value="0" calcext:value-type="float">
            <text:p>0</text:p>
          </table:table-cell>
          <table:table-cell table:style-name="ce740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748" office:value-type="float" office:value="1" calcext:value-type="float">
            <text:p>1</text:p>
          </table:table-cell>
          <table:table-cell table:style-name="ce752" office:value-type="float" office:value="1" calcext:value-type="float">
            <text:p>1</text:p>
          </table:table-cell>
          <table:table-cell table:style-name="ce756" office:value-type="float" office:value="1" calcext:value-type="float">
            <text:p>1</text:p>
          </table:table-cell>
          <table:table-cell table:style-name="ce760" office:value-type="float" office:value="1" calcext:value-type="float">
            <text:p>1</text:p>
          </table:table-cell>
          <table:table-cell table:style-name="ce764" office:value-type="float" office:value="0" calcext:value-type="float">
            <text:p>0</text:p>
          </table:table-cell>
          <table:table-cell table:style-name="ce768" office:value-type="float" office:value="1" calcext:value-type="float">
            <text:p>1</text:p>
          </table:table-cell>
          <table:table-cell table:style-name="ce772" office:value-type="float" office:value="1" calcext:value-type="float">
            <text:p>1</text:p>
          </table:table-cell>
          <table:table-cell table:style-name="ce776" office:value-type="float" office:value="1" calcext:value-type="float">
            <text:p>1</text:p>
          </table:table-cell>
          <table:table-cell table:style-name="ce780" office:value-type="float" office:value="0" calcext:value-type="float">
            <text:p>0</text:p>
          </table:table-cell>
          <table:table-cell table:style-name="ce784" office:value-type="float" office:value="0" calcext:value-type="float">
            <text:p>0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1" calcext:value-type="float">
            <text:p>1</text:p>
          </table:table-cell>
          <table:table-cell table:style-name="ce796" office:value-type="float" office:value="1" calcext:value-type="float">
            <text:p>1</text:p>
          </table:table-cell>
          <table:table-cell table:style-name="ce800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69" office:value-type="float" office:value="1" calcext:value-type="float">
            <text:p>1</text:p>
          </table:table-cell>
          <table:table-cell table:style-name="ce273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9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301" office:value-type="float" office:value="0" calcext:value-type="float">
            <text:p>0</text:p>
          </table:table-cell>
          <table:table-cell table:style-name="ce305" office:value-type="float" office:value="1" calcext:value-type="float">
            <text:p>1</text:p>
          </table:table-cell>
          <table:table-cell table:style-name="ce309" office:value-type="float" office:value="1" calcext:value-type="float">
            <text:p>1</text:p>
          </table:table-cell>
          <table:table-cell table:style-name="ce31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345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353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361" office:value-type="float" office:value="1" calcext:value-type="float">
            <text:p>1</text:p>
          </table:table-cell>
          <table:table-cell table:style-name="ce365" office:value-type="float" office:value="1" calcext:value-type="float">
            <text:p>1</text:p>
          </table:table-cell>
          <table:table-cell table:style-name="ce369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429" office:value-type="float" office:value="1" calcext:value-type="float">
            <text:p>1</text:p>
          </table:table-cell>
          <table:table-cell table:style-name="ce433" office:value-type="float" office:value="1" calcext:value-type="float">
            <text:p>1</text:p>
          </table:table-cell>
          <table:table-cell table:style-name="ce437" office:value-type="float" office:value="1" calcext:value-type="float">
            <text:p>1</text:p>
          </table:table-cell>
          <table:table-cell table:style-name="ce441" office:value-type="float" office:value="1" calcext:value-type="float">
            <text:p>1</text:p>
          </table:table-cell>
          <table:table-cell table:style-name="ce445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45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461" office:value-type="float" office:value="1" calcext:value-type="float">
            <text:p>1</text:p>
          </table:table-cell>
          <table:table-cell table:style-name="ce465" office:value-type="float" office:value="1" calcext:value-type="float">
            <text:p>1</text:p>
          </table:table-cell>
          <table:table-cell table:style-name="ce469" office:value-type="float" office:value="1" calcext:value-type="float">
            <text:p>1</text:p>
          </table:table-cell>
          <table:table-cell table:style-name="ce473" office:value-type="float" office:value="1" calcext:value-type="float">
            <text:p>1</text:p>
          </table:table-cell>
          <table:table-cell table:style-name="ce477" office:value-type="float" office:value="1" calcext:value-type="float">
            <text:p>1</text:p>
          </table:table-cell>
          <table:table-cell table:style-name="ce481" office:value-type="float" office:value="1" calcext:value-type="float">
            <text:p>1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3" office:value-type="float" office:value="0" calcext:value-type="float">
            <text:p>0</text:p>
          </table:table-cell>
          <table:table-cell table:style-name="ce49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13" office:value-type="float" office:value="1" calcext:value-type="float">
            <text:p>1</text:p>
          </table:table-cell>
          <table:table-cell table:style-name="ce517" office:value-type="float" office:value="1" calcext:value-type="float">
            <text:p>1</text:p>
          </table:table-cell>
          <table:table-cell table:style-name="ce521" office:value-type="float" office:value="1" calcext:value-type="float">
            <text:p>1</text:p>
          </table:table-cell>
          <table:table-cell table:style-name="ce525" office:value-type="float" office:value="1" calcext:value-type="float">
            <text:p>1</text:p>
          </table:table-cell>
          <table:table-cell table:style-name="ce529" office:value-type="float" office:value="1" calcext:value-type="float">
            <text:p>1</text:p>
          </table:table-cell>
          <table:table-cell table:style-name="ce533" office:value-type="float" office:value="1" calcext:value-type="float">
            <text:p>1</text:p>
          </table:table-cell>
          <table:table-cell table:style-name="ce537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5" office:value-type="float" office:value="1" calcext:value-type="float">
            <text:p>1</text:p>
          </table:table-cell>
          <table:table-cell table:style-name="ce549" office:value-type="float" office:value="1" calcext:value-type="float">
            <text:p>1</text:p>
          </table:table-cell>
          <table:table-cell table:style-name="ce553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9" office:value-type="float" office:value="0" calcext:value-type="float">
            <text:p>0</text:p>
          </table:table-cell>
          <table:table-cell table:style-name="ce573" office:value-type="float" office:value="1" calcext:value-type="float">
            <text:p>1</text:p>
          </table:table-cell>
          <table:table-cell table:style-name="ce577" office:value-type="float" office:value="0" calcext:value-type="float">
            <text:p>0</text:p>
          </table:table-cell>
          <table:table-cell table:style-name="ce581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01" office:value-type="float" office:value="0" calcext:value-type="float">
            <text:p>0</text:p>
          </table:table-cell>
          <table:table-cell table:style-name="ce605" office:value-type="float" office:value="1" calcext:value-type="float">
            <text:p>1</text:p>
          </table:table-cell>
          <table:table-cell table:style-name="ce609" office:value-type="float" office:value="1" calcext:value-type="float">
            <text:p>1</text:p>
          </table:table-cell>
          <table:table-cell table:style-name="ce613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table-cell table:style-name="ce621" office:value-type="float" office:value="1" calcext:value-type="float">
            <text:p>1</text:p>
          </table:table-cell>
          <table:table-cell table:style-name="ce625" office:value-type="float" office:value="1" calcext:value-type="float">
            <text:p>1</text:p>
          </table:table-cell>
          <table:table-cell table:style-name="ce629" office:value-type="float" office:value="1" calcext:value-type="float">
            <text:p>1</text:p>
          </table:table-cell>
          <table:table-cell table:style-name="ce633" office:value-type="float" office:value="1" calcext:value-type="float">
            <text:p>1</text:p>
          </table:table-cell>
          <table:table-cell table:style-name="ce637" office:value-type="float" office:value="1" calcext:value-type="float">
            <text:p>1</text:p>
          </table:table-cell>
          <table:table-cell table:style-name="ce641" office:value-type="float" office:value="1" calcext:value-type="float">
            <text:p>1</text:p>
          </table:table-cell>
          <table:table-cell table:style-name="ce645" office:value-type="float" office:value="0" calcext:value-type="float">
            <text:p>0</text:p>
          </table:table-cell>
          <table:table-cell table:style-name="ce649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61" office:value-type="float" office:value="1" calcext:value-type="float">
            <text:p>1</text:p>
          </table:table-cell>
          <table:table-cell table:style-name="ce665" office:value-type="float" office:value="1" calcext:value-type="float">
            <text:p>1</text:p>
          </table:table-cell>
          <table:table-cell table:style-name="ce669" office:value-type="float" office:value="1" calcext:value-type="float">
            <text:p>1</text:p>
          </table:table-cell>
          <table:table-cell table:style-name="ce673" office:value-type="float" office:value="1" calcext:value-type="float">
            <text:p>1</text:p>
          </table:table-cell>
          <table:table-cell table:style-name="ce677" office:value-type="float" office:value="1" calcext:value-type="float">
            <text:p>1</text:p>
          </table:table-cell>
          <table:table-cell table:style-name="ce681" office:value-type="float" office:value="1" calcext:value-type="float">
            <text:p>1</text:p>
          </table:table-cell>
          <table:table-cell table:style-name="ce685" office:value-type="float" office:value="1" calcext:value-type="float">
            <text:p>1</text:p>
          </table:table-cell>
          <table:table-cell table:style-name="ce689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697" office:value-type="float" office:value="1" calcext:value-type="float">
            <text:p>1</text:p>
          </table:table-cell>
          <table:table-cell table:style-name="ce701" office:value-type="float" office:value="1" calcext:value-type="float">
            <text:p>1</text:p>
          </table:table-cell>
          <table:table-cell table:style-name="ce705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1" calcext:value-type="float">
            <text:p>1</text:p>
          </table:table-cell>
          <table:table-cell table:style-name="ce717" office:value-type="float" office:value="1" calcext:value-type="float">
            <text:p>1</text:p>
          </table:table-cell>
          <table:table-cell table:style-name="ce721" office:value-type="float" office:value="1" calcext:value-type="float">
            <text:p>1</text:p>
          </table:table-cell>
          <table:table-cell table:style-name="ce725" office:value-type="float" office:value="1" calcext:value-type="float">
            <text:p>1</text:p>
          </table:table-cell>
          <table:table-cell table:style-name="ce729" office:value-type="float" office:value="1" calcext:value-type="float">
            <text:p>1</text:p>
          </table:table-cell>
          <table:table-cell table:style-name="ce733" office:value-type="float" office:value="1" calcext:value-type="float">
            <text:p>1</text:p>
          </table:table-cell>
          <table:table-cell table:style-name="ce737" office:value-type="float" office:value="1" calcext:value-type="float">
            <text:p>1</text:p>
          </table:table-cell>
          <table:table-cell table:style-name="ce741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49" office:value-type="float" office:value="1" calcext:value-type="float">
            <text:p>1</text:p>
          </table:table-cell>
          <table:table-cell table:style-name="ce753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761" office:value-type="float" office:value="1" calcext:value-type="float">
            <text:p>1</text:p>
          </table:table-cell>
          <table:table-cell table:style-name="ce765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773" office:value-type="float" office:value="1" calcext:value-type="float">
            <text:p>1</text:p>
          </table:table-cell>
          <table:table-cell table:style-name="ce777" office:value-type="float" office:value="1" calcext:value-type="float">
            <text:p>1</text:p>
          </table:table-cell>
          <table:table-cell table:style-name="ce781" office:value-type="float" office:value="1" calcext:value-type="float">
            <text:p>1</text:p>
          </table:table-cell>
          <table:table-cell table:style-name="ce785" office:value-type="float" office:value="0" calcext:value-type="float">
            <text:p>0</text:p>
          </table:table-cell>
          <table:table-cell table:style-name="ce789" office:value-type="float" office:value="1" calcext:value-type="float">
            <text:p>1</text:p>
          </table:table-cell>
          <table:table-cell table:style-name="ce793" office:value-type="float" office:value="1" calcext:value-type="float">
            <text:p>1</text:p>
          </table:table-cell>
          <table:table-cell table:style-name="ce797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1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70" office:value-type="float" office:value="1" calcext:value-type="float">
            <text:p>1</text:p>
          </table:table-cell>
          <table:table-cell table:style-name="ce274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6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style-name="ce298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306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4" office:value-type="float" office:value="1" calcext:value-type="float">
            <text:p>1</text:p>
          </table:table-cell>
          <table:table-cell table:style-name="ce318" office:value-type="float" office:value="1" calcext:value-type="float">
            <text:p>1</text:p>
          </table:table-cell>
          <table:table-cell table:style-name="ce322" office:value-type="float" office:value="1" calcext:value-type="float">
            <text:p>1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style-name="ce342" office:value-type="float" office:value="1" calcext:value-type="float">
            <text:p>1</text:p>
          </table:table-cell>
          <table:table-cell table:style-name="ce346" office:value-type="float" office:value="0" calcext:value-type="float">
            <text:p>0</text:p>
          </table:table-cell>
          <table:table-cell table:style-name="ce350" office:value-type="float" office:value="1" calcext:value-type="float">
            <text:p>1</text:p>
          </table:table-cell>
          <table:table-cell table:style-name="ce354" office:value-type="float" office:value="1" calcext:value-type="float">
            <text:p>1</text:p>
          </table:table-cell>
          <table:table-cell table:style-name="ce358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366" office:value-type="float" office:value="1" calcext:value-type="float">
            <text:p>1</text:p>
          </table:table-cell>
          <table:table-cell table:style-name="ce370" office:value-type="float" office:value="1" calcext:value-type="float">
            <text:p>1</text:p>
          </table:table-cell>
          <table:table-cell table:style-name="ce374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6" office:value-type="float" office:value="0" calcext:value-type="float">
            <text:p>0</text:p>
          </table:table-cell>
          <table:table-cell table:style-name="ce390" office:value-type="float" office:value="1" calcext:value-type="float">
            <text:p>1</text:p>
          </table:table-cell>
          <table:table-cell table:style-name="ce394" office:value-type="float" office:value="1" calcext:value-type="float">
            <text:p>1</text:p>
          </table:table-cell>
          <table:table-cell table:style-name="ce398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410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26" office:value-type="float" office:value="0" calcext:value-type="float">
            <text:p>0</text:p>
          </table:table-cell>
          <table:table-cell table:style-name="ce430" office:value-type="float" office:value="1" calcext:value-type="float">
            <text:p>1</text:p>
          </table:table-cell>
          <table:table-cell table:style-name="ce434" office:value-type="float" office:value="1" calcext:value-type="float">
            <text:p>1</text:p>
          </table:table-cell>
          <table:table-cell table:style-name="ce438" office:value-type="float" office:value="1" calcext:value-type="float">
            <text:p>1</text:p>
          </table:table-cell>
          <table:table-cell table:style-name="ce442" office:value-type="float" office:value="1" calcext:value-type="float">
            <text:p>1</text:p>
          </table:table-cell>
          <table:table-cell table:style-name="ce446" office:value-type="float" office:value="1" calcext:value-type="float">
            <text:p>1</text:p>
          </table:table-cell>
          <table:table-cell table:style-name="ce450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458" office:value-type="float" office:value="1" calcext:value-type="float">
            <text:p>1</text:p>
          </table:table-cell>
          <table:table-cell table:style-name="ce462" office:value-type="float" office:value="1" calcext:value-type="float">
            <text:p>1</text:p>
          </table:table-cell>
          <table:table-cell table:style-name="ce466" office:value-type="float" office:value="1" calcext:value-type="float">
            <text:p>1</text:p>
          </table:table-cell>
          <table:table-cell table:style-name="ce470" office:value-type="float" office:value="1" calcext:value-type="float">
            <text:p>1</text:p>
          </table:table-cell>
          <table:table-cell table:style-name="ce474" office:value-type="float" office:value="0" calcext:value-type="float">
            <text:p>0</text:p>
          </table:table-cell>
          <table:table-cell table:style-name="ce478" office:value-type="float" office:value="1" calcext:value-type="float">
            <text:p>1</text:p>
          </table:table-cell>
          <table:table-cell table:style-name="ce482" office:value-type="float" office:value="1" calcext:value-type="float">
            <text:p>1</text:p>
          </table:table-cell>
          <table:table-cell table:style-name="ce486" office:value-type="float" office:value="1" calcext:value-type="float">
            <text:p>1</text:p>
          </table:table-cell>
          <table:table-cell table:style-name="ce490" office:value-type="float" office:value="0" calcext:value-type="float">
            <text:p>0</text:p>
          </table:table-cell>
          <table:table-cell table:style-name="ce494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510" office:value-type="float" office:value="1" calcext:value-type="float">
            <text:p>1</text:p>
          </table:table-cell>
          <table:table-cell table:style-name="ce514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1" calcext:value-type="float">
            <text:p>1</text:p>
          </table:table-cell>
          <table:table-cell table:style-name="ce526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4" office:value-type="float" office:value="1" calcext:value-type="float">
            <text:p>1</text:p>
          </table:table-cell>
          <table:table-cell table:style-name="ce538" office:value-type="float" office:value="0" calcext:value-type="float">
            <text:p>0</text:p>
          </table:table-cell>
          <table:table-cell table:style-name="ce542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50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style-name="ce558" office:value-type="float" office:value="1" calcext:value-type="float">
            <text:p>1</text:p>
          </table:table-cell>
          <table:table-cell table:style-name="ce562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570" office:value-type="float" office:value="1" calcext:value-type="float">
            <text:p>1</text:p>
          </table:table-cell>
          <table:table-cell table:style-name="ce574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582" office:value-type="float" office:value="1" calcext:value-type="float">
            <text:p>1</text:p>
          </table:table-cell>
          <table:table-cell table:style-name="ce586" office:value-type="float" office:value="1" calcext:value-type="float">
            <text:p>1</text:p>
          </table:table-cell>
          <table:table-cell table:style-name="ce590" office:value-type="float" office:value="0" calcext:value-type="float">
            <text:p>0</text:p>
          </table:table-cell>
          <table:table-cell table:style-name="ce594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02" office:value-type="float" office:value="0" calcext:value-type="float">
            <text:p>0</text:p>
          </table:table-cell>
          <table:table-cell table:style-name="ce606" office:value-type="float" office:value="1" calcext:value-type="float">
            <text:p>1</text:p>
          </table:table-cell>
          <table:table-cell table:style-name="ce610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8" office:value-type="float" office:value="1" calcext:value-type="float">
            <text:p>1</text:p>
          </table:table-cell>
          <table:table-cell table:style-name="ce622" office:value-type="float" office:value="1" calcext:value-type="float">
            <text:p>1</text:p>
          </table:table-cell>
          <table:table-cell table:style-name="ce626" office:value-type="float" office:value="1" calcext:value-type="float">
            <text:p>1</text:p>
          </table:table-cell>
          <table:table-cell table:style-name="ce630" office:value-type="float" office:value="1" calcext:value-type="float">
            <text:p>1</text:p>
          </table:table-cell>
          <table:table-cell table:style-name="ce634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42" office:value-type="float" office:value="1" calcext:value-type="float">
            <text:p>1</text:p>
          </table:table-cell>
          <table:table-cell table:style-name="ce646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style-name="ce654" office:value-type="float" office:value="1" calcext:value-type="float">
            <text:p>1</text:p>
          </table:table-cell>
          <table:table-cell table:style-name="ce658" office:value-type="float" office:value="1" calcext:value-type="float">
            <text:p>1</text:p>
          </table:table-cell>
          <table:table-cell table:style-name="ce662" office:value-type="float" office:value="1" calcext:value-type="float">
            <text:p>1</text:p>
          </table:table-cell>
          <table:table-cell table:style-name="ce666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674" office:value-type="float" office:value="1" calcext:value-type="float">
            <text:p>1</text:p>
          </table:table-cell>
          <table:table-cell table:style-name="ce678" office:value-type="float" office:value="0" calcext:value-type="float">
            <text:p>0</text:p>
          </table:table-cell>
          <table:table-cell table:style-name="ce682" office:value-type="float" office:value="0" calcext:value-type="float">
            <text:p>0</text:p>
          </table:table-cell>
          <table:table-cell table:style-name="ce686" office:value-type="float" office:value="1" calcext:value-type="float">
            <text:p>1</text:p>
          </table:table-cell>
          <table:table-cell table:style-name="ce690" office:value-type="float" office:value="1" calcext:value-type="float">
            <text:p>1</text:p>
          </table:table-cell>
          <table:table-cell table:style-name="ce694" office:value-type="float" office:value="1" calcext:value-type="float">
            <text:p>1</text:p>
          </table:table-cell>
          <table:table-cell table:style-name="ce698" office:value-type="float" office:value="0" calcext:value-type="float">
            <text:p>0</text:p>
          </table:table-cell>
          <table:table-cell table:style-name="ce702" office:value-type="float" office:value="1" calcext:value-type="float">
            <text:p>1</text:p>
          </table:table-cell>
          <table:table-cell table:style-name="ce706" office:value-type="float" office:value="1" calcext:value-type="float">
            <text:p>1</text:p>
          </table:table-cell>
          <table:table-cell table:style-name="ce710" office:value-type="float" office:value="1" calcext:value-type="float">
            <text:p>1</text:p>
          </table:table-cell>
          <table:table-cell table:style-name="ce714" office:value-type="float" office:value="0" calcext:value-type="float">
            <text:p>0</text:p>
          </table:table-cell>
          <table:table-cell table:style-name="ce718" office:value-type="float" office:value="0" calcext:value-type="float">
            <text:p>0</text:p>
          </table:table-cell>
          <table:table-cell table:style-name="ce722" office:value-type="float" office:value="1" calcext:value-type="float">
            <text:p>1</text:p>
          </table:table-cell>
          <table:table-cell table:style-name="ce726" office:value-type="float" office:value="1" calcext:value-type="float">
            <text:p>1</text:p>
          </table:table-cell>
          <table:table-cell table:style-name="ce730" office:value-type="float" office:value="0" calcext:value-type="float">
            <text:p>0</text:p>
          </table:table-cell>
          <table:table-cell table:style-name="ce734" office:value-type="float" office:value="1" calcext:value-type="float">
            <text:p>1</text:p>
          </table:table-cell>
          <table:table-cell table:style-name="ce738" office:value-type="float" office:value="0" calcext:value-type="float">
            <text:p>0</text:p>
          </table:table-cell>
          <table:table-cell table:style-name="ce742" office:value-type="float" office:value="1" calcext:value-type="float">
            <text:p>1</text:p>
          </table:table-cell>
          <table:table-cell table:style-name="ce746" office:value-type="float" office:value="1" calcext:value-type="float">
            <text:p>1</text:p>
          </table:table-cell>
          <table:table-cell table:style-name="ce750" office:value-type="float" office:value="1" calcext:value-type="float">
            <text:p>1</text:p>
          </table:table-cell>
          <table:table-cell table:style-name="ce754" office:value-type="float" office:value="1" calcext:value-type="float">
            <text:p>1</text:p>
          </table:table-cell>
          <table:table-cell table:style-name="ce758" office:value-type="float" office:value="1" calcext:value-type="float">
            <text:p>1</text:p>
          </table:table-cell>
          <table:table-cell table:style-name="ce762" office:value-type="float" office:value="1" calcext:value-type="float">
            <text:p>1</text:p>
          </table:table-cell>
          <table:table-cell table:style-name="ce766" office:value-type="float" office:value="1" calcext:value-type="float">
            <text:p>1</text:p>
          </table:table-cell>
          <table:table-cell table:style-name="ce770" office:value-type="float" office:value="1" calcext:value-type="float">
            <text:p>1</text:p>
          </table:table-cell>
          <table:table-cell table:style-name="ce774" office:value-type="float" office:value="1" calcext:value-type="float">
            <text:p>1</text:p>
          </table:table-cell>
          <table:table-cell table:style-name="ce778" office:value-type="float" office:value="1" calcext:value-type="float">
            <text:p>1</text:p>
          </table:table-cell>
          <table:table-cell table:style-name="ce782" office:value-type="float" office:value="0" calcext:value-type="float">
            <text:p>0</text:p>
          </table:table-cell>
          <table:table-cell table:style-name="ce786" office:value-type="float" office:value="1" calcext:value-type="float">
            <text:p>1</text:p>
          </table:table-cell>
          <table:table-cell table:style-name="ce790" office:value-type="float" office:value="1" calcext:value-type="float">
            <text:p>1</text:p>
          </table:table-cell>
          <table:table-cell table:style-name="ce794" office:value-type="float" office:value="1" calcext:value-type="float">
            <text:p>1</text:p>
          </table:table-cell>
          <table:table-cell table:style-name="ce798" office:value-type="float" office:value="0" calcext:value-type="float">
            <text:p>0</text:p>
          </table:table-cell>
          <table:table-cell table:style-name="ce80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style-name="ce291" office:value-type="float" office:value="1" calcext:value-type="float">
            <text:p>1</text:p>
          </table:table-cell>
          <table:table-cell table:style-name="ce295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table:style-name="ce303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11"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9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7" office:value-type="float" office:value="1" calcext:value-type="float">
            <text:p>1</text:p>
          </table:table-cell>
          <table:table-cell table:style-name="ce331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343" office:value-type="float" office:value="1" calcext:value-type="float">
            <text:p>1</text:p>
          </table:table-cell>
          <table:table-cell table:style-name="ce347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55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table-cell table:style-name="ce363" office:value-type="float" office:value="1" calcext:value-type="float">
            <text:p>1</text:p>
          </table:table-cell>
          <table:table-cell table:style-name="ce367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7" office:value-type="float" office:value="1" calcext:value-type="float">
            <text:p>1</text:p>
          </table:table-cell>
          <table:table-cell table:style-name="ce391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style-name="ce403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table:style-name="ce411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427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1" calcext:value-type="float">
            <text:p>1</text:p>
          </table:table-cell>
          <table:table-cell table:style-name="ce439" office:value-type="float" office:value="1" calcext:value-type="float">
            <text:p>1</text:p>
          </table:table-cell>
          <table:table-cell table:style-name="ce443" office:value-type="float" office:value="1" calcext:value-type="float">
            <text:p>1</text:p>
          </table:table-cell>
          <table:table-cell table:style-name="ce447" office:value-type="float" office:value="1" calcext:value-type="float">
            <text:p>1</text:p>
          </table:table-cell>
          <table:table-cell table:style-name="ce451" office:value-type="float" office:value="1" calcext:value-type="float">
            <text:p>1</text:p>
          </table:table-cell>
          <table:table-cell table:style-name="ce455" office:value-type="float" office:value="1" calcext:value-type="float">
            <text:p>1</text:p>
          </table:table-cell>
          <table:table-cell table:style-name="ce459" office:value-type="float" office:value="1" calcext:value-type="float">
            <text:p>1</text:p>
          </table:table-cell>
          <table:table-cell table:style-name="ce463" office:value-type="float" office:value="1" calcext:value-type="float">
            <text:p>1</text:p>
          </table:table-cell>
          <table:table-cell table:style-name="ce467" office:value-type="float" office:value="1" calcext:value-type="float">
            <text:p>1</text:p>
          </table:table-cell>
          <table:table-cell table:style-name="ce471" office:value-type="float" office:value="1" calcext:value-type="float">
            <text:p>1</text:p>
          </table:table-cell>
          <table:table-cell table:style-name="ce475" office:value-type="float" office:value="1" calcext:value-type="float">
            <text:p>1</text:p>
          </table:table-cell>
          <table:table-cell table:style-name="ce479" office:value-type="float" office:value="1" calcext:value-type="float">
            <text:p>1</text:p>
          </table:table-cell>
          <table:table-cell table:style-name="ce483" office:value-type="float" office:value="1" calcext:value-type="float">
            <text:p>1</text:p>
          </table:table-cell>
          <table:table-cell table:style-name="ce487" office:value-type="float" office:value="1" calcext:value-type="float">
            <text:p>1</text:p>
          </table:table-cell>
          <table:table-cell table:style-name="ce491" office:value-type="float" office:value="1" calcext:value-type="float">
            <text:p>1</text:p>
          </table:table-cell>
          <table:table-cell table:style-name="ce495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503" office:value-type="float" office:value="0" calcext:value-type="float">
            <text:p>0</text:p>
          </table:table-cell>
          <table:table-cell table:style-name="ce507"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15" office:value-type="float" office:value="1" calcext:value-type="float">
            <text:p>1</text:p>
          </table:table-cell>
          <table:table-cell table:style-name="ce519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7" office:value-type="float" office:value="0" calcext:value-type="float">
            <text:p>0</text:p>
          </table:table-cell>
          <table:table-cell table:style-name="ce531" office:value-type="float" office:value="1" calcext:value-type="float">
            <text:p>1</text:p>
          </table:table-cell>
          <table:table-cell table:style-name="ce535" office:value-type="float" office:value="1" calcext:value-type="float">
            <text:p>1</text:p>
          </table:table-cell>
          <table:table-cell table:style-name="ce539" office:value-type="float" office:value="0" calcext:value-type="float">
            <text:p>0</text:p>
          </table:table-cell>
          <table:table-cell table:style-name="ce543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551" office:value-type="float" office:value="1" calcext:value-type="float">
            <text:p>1</text:p>
          </table:table-cell>
          <table:table-cell table:style-name="ce555" office:value-type="float" office:value="1" calcext:value-type="float">
            <text:p>1</text:p>
          </table:table-cell>
          <table:table-cell table:style-name="ce559" office:value-type="float" office:value="0" calcext:value-type="float">
            <text:p>0</text:p>
          </table:table-cell>
          <table:table-cell table:style-name="ce563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83" office:value-type="float" office:value="0" calcext:value-type="float">
            <text:p>0</text:p>
          </table:table-cell>
          <table:table-cell table:style-name="ce587" office:value-type="float" office:value="1" calcext:value-type="float">
            <text:p>1</text:p>
          </table:table-cell>
          <table:table-cell table:style-name="ce591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9" office:value-type="float" office:value="0" calcext:value-type="float">
            <text:p>0</text:p>
          </table:table-cell>
          <table:table-cell table:style-name="ce603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11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19" office:value-type="float" office:value="1" calcext:value-type="float">
            <text:p>1</text:p>
          </table:table-cell>
          <table:table-cell table:style-name="ce623" office:value-type="float" office:value="1" calcext:value-type="float">
            <text:p>1</text:p>
          </table:table-cell>
          <table:table-cell table:style-name="ce627" office:value-type="float" office:value="1" calcext:value-type="float">
            <text:p>1</text:p>
          </table:table-cell>
          <table:table-cell table:style-name="ce631" office:value-type="float" office:value="1" calcext:value-type="float">
            <text:p>1</text:p>
          </table:table-cell>
          <table:table-cell table:style-name="ce635" office:value-type="float" office:value="1" calcext:value-type="float">
            <text:p>1</text:p>
          </table:table-cell>
          <table:table-cell table:style-name="ce639" office:value-type="float" office:value="1" calcext:value-type="float">
            <text:p>1</text:p>
          </table:table-cell>
          <table:table-cell table:style-name="ce643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51" office:value-type="float" office:value="1" calcext:value-type="float">
            <text:p>1</text:p>
          </table:table-cell>
          <table:table-cell table:style-name="ce655" office:value-type="float" office:value="1" calcext:value-type="float">
            <text:p>1</text:p>
          </table:table-cell>
          <table:table-cell table:style-name="ce659" office:value-type="float" office:value="1" calcext:value-type="float">
            <text:p>1</text:p>
          </table:table-cell>
          <table:table-cell table:style-name="ce663" office:value-type="float" office:value="1" calcext:value-type="float">
            <text:p>1</text:p>
          </table:table-cell>
          <table:table-cell table:style-name="ce667" office:value-type="float" office:value="1" calcext:value-type="float">
            <text:p>1</text:p>
          </table:table-cell>
          <table:table-cell table:style-name="ce671" office:value-type="float" office:value="1" calcext:value-type="float">
            <text:p>1</text:p>
          </table:table-cell>
          <table:table-cell table:style-name="ce675" office:value-type="float" office:value="1" calcext:value-type="float">
            <text:p>1</text:p>
          </table:table-cell>
          <table:table-cell table:style-name="ce679" office:value-type="float" office:value="1" calcext:value-type="float">
            <text:p>1</text:p>
          </table:table-cell>
          <table:table-cell table:style-name="ce683" office:value-type="float" office:value="1" calcext:value-type="float">
            <text:p>1</text:p>
          </table:table-cell>
          <table:table-cell table:style-name="ce687" office:value-type="float" office:value="1" calcext:value-type="float">
            <text:p>1</text:p>
          </table:table-cell>
          <table:table-cell table:style-name="ce691" office:value-type="float" office:value="1" calcext:value-type="float">
            <text:p>1</text:p>
          </table:table-cell>
          <table:table-cell table:style-name="ce695" office:value-type="float" office:value="1" calcext:value-type="float">
            <text:p>1</text:p>
          </table:table-cell>
          <table:table-cell table:style-name="ce699" office:value-type="float" office:value="1" calcext:value-type="float">
            <text:p>1</text:p>
          </table:table-cell>
          <table:table-cell table:style-name="ce703" office:value-type="float" office:value="1" calcext:value-type="float">
            <text:p>1</text:p>
          </table:table-cell>
          <table:table-cell table:style-name="ce707" office:value-type="float" office:value="1" calcext:value-type="float">
            <text:p>1</text:p>
          </table:table-cell>
          <table:table-cell table:style-name="ce711" office:value-type="float" office:value="1" calcext:value-type="float">
            <text:p>1</text:p>
          </table:table-cell>
          <table:table-cell table:style-name="ce715" office:value-type="float" office:value="1" calcext:value-type="float">
            <text:p>1</text:p>
          </table:table-cell>
          <table:table-cell table:style-name="ce719" office:value-type="float" office:value="1" calcext:value-type="float">
            <text:p>1</text:p>
          </table:table-cell>
          <table:table-cell table:style-name="ce723" office:value-type="float" office:value="1" calcext:value-type="float">
            <text:p>1</text:p>
          </table:table-cell>
          <table:table-cell table:style-name="ce727" office:value-type="float" office:value="1" calcext:value-type="float">
            <text:p>1</text:p>
          </table:table-cell>
          <table:table-cell table:style-name="ce731" office:value-type="float" office:value="1" calcext:value-type="float">
            <text:p>1</text:p>
          </table:table-cell>
          <table:table-cell table:style-name="ce735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743" office:value-type="float" office:value="1" calcext:value-type="float">
            <text:p>1</text:p>
          </table:table-cell>
          <table:table-cell table:style-name="ce747" office:value-type="float" office:value="1" calcext:value-type="float">
            <text:p>1</text:p>
          </table:table-cell>
          <table:table-cell table:style-name="ce751" office:value-type="float" office:value="1" calcext:value-type="float">
            <text:p>1</text:p>
          </table:table-cell>
          <table:table-cell table:style-name="ce755" office:value-type="float" office:value="1" calcext:value-type="float">
            <text:p>1</text:p>
          </table:table-cell>
          <table:table-cell table:style-name="ce759" office:value-type="float" office:value="1" calcext:value-type="float">
            <text:p>1</text:p>
          </table:table-cell>
          <table:table-cell table:style-name="ce763" office:value-type="float" office:value="1" calcext:value-type="float">
            <text:p>1</text:p>
          </table:table-cell>
          <table:table-cell table:style-name="ce767" office:value-type="float" office:value="1" calcext:value-type="float">
            <text:p>1</text:p>
          </table:table-cell>
          <table:table-cell table:style-name="ce771" office:value-type="float" office:value="1" calcext:value-type="float">
            <text:p>1</text:p>
          </table:table-cell>
          <table:table-cell table:style-name="ce775" office:value-type="float" office:value="0" calcext:value-type="float">
            <text:p>0</text:p>
          </table:table-cell>
          <table:table-cell table:style-name="ce779" office:value-type="float" office:value="1" calcext:value-type="float">
            <text:p>1</text:p>
          </table:table-cell>
          <table:table-cell table:style-name="ce783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1" calcext:value-type="float">
            <text:p>1</text:p>
          </table:table-cell>
          <table:table-cell table:style-name="ce795" office:value-type="float" office:value="1" calcext:value-type="float">
            <text:p>1</text:p>
          </table:table-cell>
          <table:table-cell table:style-name="ce799" office:value-type="float" office:value="1" calcext:value-type="float">
            <text:p>1</text:p>
          </table:table-cell>
          <table:table-cell table:style-name="ce80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formula="of:=AVERAGE([.B1:.B19])" office:value-type="float" office:value="0" calcext:value-type="float">
            <text:p>0</text:p>
          </table:table-cell>
          <table:table-cell table:style-name="ce7" table:formula="of:=AVERAGE([.C1:.C19])" office:value-type="float" office:value="1" calcext:value-type="float">
            <text:p>1</text:p>
          </table:table-cell>
          <table:table-cell table:style-name="ce7" table:formula="of:=AVERAGE([.D1:.D19])" office:value-type="float" office:value="1" calcext:value-type="float">
            <text:p>1</text:p>
          </table:table-cell>
          <table:table-cell table:style-name="ce7" table:formula="of:=AVERAGE([.E1:.E19])" office:value-type="float" office:value="0" calcext:value-type="float">
            <text:p>0</text:p>
          </table:table-cell>
          <table:table-cell table:style-name="ce7" table:formula="of:=AVERAGE([.F1:.F19])" office:value-type="float" office:value="0.375" calcext:value-type="float">
            <text:p>0.375</text:p>
          </table:table-cell>
          <table:table-cell table:style-name="ce7" table:formula="of:=AVERAGE([.G1:.G19])" office:value-type="float" office:value="0.375" calcext:value-type="float">
            <text:p>0.375</text:p>
          </table:table-cell>
          <table:table-cell table:style-name="ce7" table:formula="of:=AVERAGE([.H1:.H19])" office:value-type="float" office:value="0.5" calcext:value-type="float">
            <text:p>0.5</text:p>
          </table:table-cell>
          <table:table-cell table:style-name="ce7" table:formula="of:=AVERAGE([.I1:.I19])" office:value-type="float" office:value="0.625" calcext:value-type="float">
            <text:p>0.625</text:p>
          </table:table-cell>
          <table:table-cell table:style-name="ce7" table:formula="of:=AVERAGE([.J1:.J19])" office:value-type="float" office:value="0.375" calcext:value-type="float">
            <text:p>0.375</text:p>
          </table:table-cell>
          <table:table-cell table:style-name="ce7" table:formula="of:=AVERAGE([.K1:.K19])" office:value-type="float" office:value="0.375" calcext:value-type="float">
            <text:p>0.375</text:p>
          </table:table-cell>
          <table:table-cell table:style-name="ce7" table:formula="of:=AVERAGE([.L1:.L19])" office:value-type="float" office:value="0.25" calcext:value-type="float">
            <text:p>0.25</text:p>
          </table:table-cell>
          <table:table-cell table:style-name="ce7" table:formula="of:=AVERAGE([.M1:.M19])" office:value-type="float" office:value="0.625" calcext:value-type="float">
            <text:p>0.625</text:p>
          </table:table-cell>
          <table:table-cell table:style-name="ce7" table:formula="of:=AVERAGE([.N1:.N19])" office:value-type="float" office:value="0.375" calcext:value-type="float">
            <text:p>0.375</text:p>
          </table:table-cell>
          <table:table-cell table:style-name="ce7" table:formula="of:=AVERAGE([.O1:.O19])" office:value-type="float" office:value="0.5" calcext:value-type="float">
            <text:p>0.5</text:p>
          </table:table-cell>
          <table:table-cell table:style-name="ce7" table:formula="of:=AVERAGE([.P1:.P19])" office:value-type="float" office:value="0.375" calcext:value-type="float">
            <text:p>0.375</text:p>
          </table:table-cell>
          <table:table-cell table:style-name="ce7" table:formula="of:=AVERAGE([.Q1:.Q19])" office:value-type="float" office:value="0.5" calcext:value-type="float">
            <text:p>0.5</text:p>
          </table:table-cell>
          <table:table-cell table:style-name="ce7" table:formula="of:=AVERAGE([.R1:.R19])" office:value-type="float" office:value="0.5" calcext:value-type="float">
            <text:p>0.5</text:p>
          </table:table-cell>
          <table:table-cell table:style-name="ce7" table:formula="of:=AVERAGE([.S1:.S19])" office:value-type="float" office:value="0.75" calcext:value-type="float">
            <text:p>0.75</text:p>
          </table:table-cell>
          <table:table-cell table:style-name="ce7" table:formula="of:=AVERAGE([.T1:.T19])" office:value-type="float" office:value="0.875" calcext:value-type="float">
            <text:p>0.875</text:p>
          </table:table-cell>
          <table:table-cell table:style-name="ce7" table:formula="of:=AVERAGE([.U1:.U19])" office:value-type="float" office:value="1" calcext:value-type="float">
            <text:p>1</text:p>
          </table:table-cell>
          <table:table-cell table:style-name="ce7" table:formula="of:=AVERAGE([.V1:.V19])" office:value-type="float" office:value="0.625" calcext:value-type="float">
            <text:p>0.625</text:p>
          </table:table-cell>
          <table:table-cell table:style-name="ce7" table:formula="of:=AVERAGE([.W1:.W19])" office:value-type="float" office:value="0.75" calcext:value-type="float">
            <text:p>0.75</text:p>
          </table:table-cell>
          <table:table-cell table:style-name="ce7" table:formula="of:=AVERAGE([.X1:.X19])" office:value-type="float" office:value="0.625" calcext:value-type="float">
            <text:p>0.625</text:p>
          </table:table-cell>
          <table:table-cell table:style-name="ce7" table:formula="of:=AVERAGE([.Y1:.Y19])" office:value-type="float" office:value="0.75" calcext:value-type="float">
            <text:p>0.75</text:p>
          </table:table-cell>
          <table:table-cell table:style-name="ce7" table:formula="of:=AVERAGE([.Z1:.Z19])" office:value-type="float" office:value="0.625" calcext:value-type="float">
            <text:p>0.625</text:p>
          </table:table-cell>
          <table:table-cell table:style-name="ce7" table:formula="of:=AVERAGE([.AA1:.AA19])" office:value-type="float" office:value="0.875" calcext:value-type="float">
            <text:p>0.875</text:p>
          </table:table-cell>
          <table:table-cell table:style-name="ce7" table:formula="of:=AVERAGE([.AB1:.AB19])" office:value-type="float" office:value="0.625" calcext:value-type="float">
            <text:p>0.625</text:p>
          </table:table-cell>
          <table:table-cell table:style-name="ce7" table:formula="of:=AVERAGE([.AC1:.AC19])" office:value-type="float" office:value="0.875" calcext:value-type="float">
            <text:p>0.875</text:p>
          </table:table-cell>
          <table:table-cell table:style-name="ce7" table:formula="of:=AVERAGE([.AD1:.AD19])" office:value-type="float" office:value="1" calcext:value-type="float">
            <text:p>1</text:p>
          </table:table-cell>
          <table:table-cell table:style-name="ce7" table:formula="of:=AVERAGE([.AE1:.AE19])" office:value-type="float" office:value="1" calcext:value-type="float">
            <text:p>1</text:p>
          </table:table-cell>
          <table:table-cell table:style-name="ce7" table:formula="of:=AVERAGE([.AF1:.AF19])" office:value-type="float" office:value="0.875" calcext:value-type="float">
            <text:p>0.875</text:p>
          </table:table-cell>
          <table:table-cell table:style-name="ce7" table:formula="of:=AVERAGE([.AG1:.AG19])" office:value-type="float" office:value="0.875" calcext:value-type="float">
            <text:p>0.875</text:p>
          </table:table-cell>
          <table:table-cell table:style-name="ce7" table:formula="of:=AVERAGE([.AH1:.AH19])" office:value-type="float" office:value="0.875" calcext:value-type="float">
            <text:p>0.875</text:p>
          </table:table-cell>
          <table:table-cell table:style-name="ce7" table:formula="of:=AVERAGE([.AI1:.AI19])" office:value-type="float" office:value="0.75" calcext:value-type="float">
            <text:p>0.75</text:p>
          </table:table-cell>
          <table:table-cell table:style-name="ce7" table:formula="of:=AVERAGE([.AJ1:.AJ19])" office:value-type="float" office:value="0.875" calcext:value-type="float">
            <text:p>0.875</text:p>
          </table:table-cell>
          <table:table-cell table:style-name="ce7" table:formula="of:=AVERAGE([.AK1:.AK19])" office:value-type="float" office:value="1" calcext:value-type="float">
            <text:p>1</text:p>
          </table:table-cell>
          <table:table-cell table:style-name="ce7" table:formula="of:=AVERAGE([.AL1:.AL19])" office:value-type="float" office:value="0.75" calcext:value-type="float">
            <text:p>0.75</text:p>
          </table:table-cell>
          <table:table-cell table:style-name="ce7" table:formula="of:=AVERAGE([.AM1:.AM19])" office:value-type="float" office:value="1" calcext:value-type="float">
            <text:p>1</text:p>
          </table:table-cell>
          <table:table-cell table:style-name="ce7" table:formula="of:=AVERAGE([.AN1:.AN19])" office:value-type="float" office:value="1" calcext:value-type="float">
            <text:p>1</text:p>
          </table:table-cell>
          <table:table-cell table:style-name="ce7" table:formula="of:=AVERAGE([.AO1:.AO19])" office:value-type="float" office:value="0.625" calcext:value-type="float">
            <text:p>0.625</text:p>
          </table:table-cell>
          <table:table-cell table:style-name="ce7" table:formula="of:=AVERAGE([.AP1:.AP19])" office:value-type="float" office:value="0.875" calcext:value-type="float">
            <text:p>0.875</text:p>
          </table:table-cell>
          <table:table-cell table:style-name="ce7" table:formula="of:=AVERAGE([.AQ1:.AQ19])" office:value-type="float" office:value="0.625" calcext:value-type="float">
            <text:p>0.625</text:p>
          </table:table-cell>
          <table:table-cell table:style-name="ce7" table:formula="of:=AVERAGE([.AR1:.AR19])" office:value-type="float" office:value="0.875" calcext:value-type="float">
            <text:p>0.875</text:p>
          </table:table-cell>
          <table:table-cell table:style-name="ce7" table:formula="of:=AVERAGE([.AS1:.AS19])" office:value-type="float" office:value="0.875" calcext:value-type="float">
            <text:p>0.875</text:p>
          </table:table-cell>
          <table:table-cell table:style-name="ce7" table:formula="of:=AVERAGE([.AT1:.AT19])" office:value-type="float" office:value="0.75" calcext:value-type="float">
            <text:p>0.75</text:p>
          </table:table-cell>
          <table:table-cell table:style-name="ce7" table:formula="of:=AVERAGE([.AU1:.AU19])" office:value-type="float" office:value="1" calcext:value-type="float">
            <text:p>1</text:p>
          </table:table-cell>
          <table:table-cell table:style-name="ce7" table:formula="of:=AVERAGE([.AV1:.AV19])" office:value-type="float" office:value="1" calcext:value-type="float">
            <text:p>1</text:p>
          </table:table-cell>
          <table:table-cell table:style-name="ce7" table:formula="of:=AVERAGE([.AW1:.AW19])" office:value-type="float" office:value="0.75" calcext:value-type="float">
            <text:p>0.75</text:p>
          </table:table-cell>
          <table:table-cell table:style-name="ce7" table:formula="of:=AVERAGE([.AX1:.AX19])" office:value-type="float" office:value="0.875" calcext:value-type="float">
            <text:p>0.875</text:p>
          </table:table-cell>
          <table:table-cell table:style-name="ce7" table:formula="of:=AVERAGE([.AY1:.AY19])" office:value-type="float" office:value="0.875" calcext:value-type="float">
            <text:p>0.875</text:p>
          </table:table-cell>
          <table:table-cell table:style-name="ce7" table:formula="of:=AVERAGE([.AZ1:.AZ19])" office:value-type="float" office:value="1" calcext:value-type="float">
            <text:p>1</text:p>
          </table:table-cell>
          <table:table-cell table:style-name="ce7" table:formula="of:=AVERAGE([.BA1:.BA19])" office:value-type="float" office:value="0.875" calcext:value-type="float">
            <text:p>0.875</text:p>
          </table:table-cell>
          <table:table-cell table:style-name="ce7" table:formula="of:=AVERAGE([.BB1:.BB19])" office:value-type="float" office:value="0.875" calcext:value-type="float">
            <text:p>0.875</text:p>
          </table:table-cell>
          <table:table-cell table:style-name="ce7" table:formula="of:=AVERAGE([.BC1:.BC19])" office:value-type="float" office:value="1" calcext:value-type="float">
            <text:p>1</text:p>
          </table:table-cell>
          <table:table-cell table:style-name="ce7" table:formula="of:=AVERAGE([.BD1:.BD19])" office:value-type="float" office:value="1" calcext:value-type="float">
            <text:p>1</text:p>
          </table:table-cell>
          <table:table-cell table:style-name="ce7" table:formula="of:=AVERAGE([.BE1:.BE19])" office:value-type="float" office:value="0.75" calcext:value-type="float">
            <text:p>0.75</text:p>
          </table:table-cell>
          <table:table-cell table:style-name="ce7" table:formula="of:=AVERAGE([.BF1:.BF19])" office:value-type="float" office:value="0.75" calcext:value-type="float">
            <text:p>0.75</text:p>
          </table:table-cell>
          <table:table-cell table:style-name="ce7" table:formula="of:=AVERAGE([.BG1:.BG19])" office:value-type="float" office:value="0.75" calcext:value-type="float">
            <text:p>0.75</text:p>
          </table:table-cell>
          <table:table-cell table:style-name="ce7" table:formula="of:=AVERAGE([.BH1:.BH19])" office:value-type="float" office:value="0.875" calcext:value-type="float">
            <text:p>0.875</text:p>
          </table:table-cell>
          <table:table-cell table:style-name="ce7" table:formula="of:=AVERAGE([.BI1:.BI19])" office:value-type="float" office:value="0.875" calcext:value-type="float">
            <text:p>0.875</text:p>
          </table:table-cell>
          <table:table-cell table:style-name="ce7" table:formula="of:=AVERAGE([.BJ1:.BJ19])" office:value-type="float" office:value="0.875" calcext:value-type="float">
            <text:p>0.875</text:p>
          </table:table-cell>
          <table:table-cell table:style-name="ce7" table:formula="of:=AVERAGE([.BK1:.BK19])" office:value-type="float" office:value="1" calcext:value-type="float">
            <text:p>1</text:p>
          </table:table-cell>
          <table:table-cell table:style-name="ce7" table:formula="of:=AVERAGE([.BL1:.BL19])" office:value-type="float" office:value="1" calcext:value-type="float">
            <text:p>1</text:p>
          </table:table-cell>
          <table:table-cell table:style-name="ce7" table:formula="of:=AVERAGE([.BM1:.BM19])" office:value-type="float" office:value="0.875" calcext:value-type="float">
            <text:p>0.875</text:p>
          </table:table-cell>
          <table:table-cell table:style-name="ce7" table:formula="of:=AVERAGE([.BN1:.BN19])" office:value-type="float" office:value="1" calcext:value-type="float">
            <text:p>1</text:p>
          </table:table-cell>
          <table:table-cell table:style-name="ce7" table:formula="of:=AVERAGE([.BO1:.BO19])" office:value-type="float" office:value="0.875" calcext:value-type="float">
            <text:p>0.875</text:p>
          </table:table-cell>
          <table:table-cell table:style-name="ce7" table:formula="of:=AVERAGE([.BP1:.BP19])" office:value-type="float" office:value="1" calcext:value-type="float">
            <text:p>1</text:p>
          </table:table-cell>
          <table:table-cell table:style-name="ce7" table:formula="of:=AVERAGE([.BQ1:.BQ19])" office:value-type="float" office:value="1" calcext:value-type="float">
            <text:p>1</text:p>
          </table:table-cell>
          <table:table-cell table:style-name="ce7" table:formula="of:=AVERAGE([.BR1:.BR19])" office:value-type="float" office:value="0.75" calcext:value-type="float">
            <text:p>0.75</text:p>
          </table:table-cell>
          <table:table-cell table:style-name="ce7" table:formula="of:=AVERAGE([.BS1:.BS19])" office:value-type="float" office:value="0.625" calcext:value-type="float">
            <text:p>0.625</text:p>
          </table:table-cell>
          <table:table-cell table:style-name="ce7" table:formula="of:=AVERAGE([.BT1:.BT19])" office:value-type="float" office:value="0.875" calcext:value-type="float">
            <text:p>0.875</text:p>
          </table:table-cell>
          <table:table-cell table:style-name="ce7" table:formula="of:=AVERAGE([.BU1:.BU19])" office:value-type="float" office:value="0.875" calcext:value-type="float">
            <text:p>0.875</text:p>
          </table:table-cell>
          <table:table-cell table:style-name="ce7" table:formula="of:=AVERAGE([.BV1:.BV19])" office:value-type="float" office:value="0.875" calcext:value-type="float">
            <text:p>0.875</text:p>
          </table:table-cell>
          <table:table-cell table:style-name="ce7" table:formula="of:=AVERAGE([.BW1:.BW19])" office:value-type="float" office:value="0.875" calcext:value-type="float">
            <text:p>0.875</text:p>
          </table:table-cell>
          <table:table-cell table:style-name="ce7" table:formula="of:=AVERAGE([.BX1:.BX19])" office:value-type="float" office:value="0.875" calcext:value-type="float">
            <text:p>0.875</text:p>
          </table:table-cell>
          <table:table-cell table:style-name="ce7" table:formula="of:=AVERAGE([.BY1:.BY19])" office:value-type="float" office:value="1" calcext:value-type="float">
            <text:p>1</text:p>
          </table:table-cell>
          <table:table-cell table:style-name="ce7" table:formula="of:=AVERAGE([.BZ1:.BZ19])" office:value-type="float" office:value="0.875" calcext:value-type="float">
            <text:p>0.875</text:p>
          </table:table-cell>
          <table:table-cell table:style-name="ce7" table:formula="of:=AVERAGE([.CA1:.CA19])" office:value-type="float" office:value="0.875" calcext:value-type="float">
            <text:p>0.875</text:p>
          </table:table-cell>
          <table:table-cell table:style-name="ce7" table:formula="of:=AVERAGE([.CB1:.CB19])" office:value-type="float" office:value="0.875" calcext:value-type="float">
            <text:p>0.875</text:p>
          </table:table-cell>
          <table:table-cell table:style-name="ce7" table:formula="of:=AVERAGE([.CC1:.CC19])" office:value-type="float" office:value="0.875" calcext:value-type="float">
            <text:p>0.875</text:p>
          </table:table-cell>
          <table:table-cell table:style-name="ce7" table:formula="of:=AVERAGE([.CD1:.CD19])" office:value-type="float" office:value="0.875" calcext:value-type="float">
            <text:p>0.875</text:p>
          </table:table-cell>
          <table:table-cell table:style-name="ce7" table:formula="of:=AVERAGE([.CE1:.CE19])" office:value-type="float" office:value="0.75" calcext:value-type="float">
            <text:p>0.75</text:p>
          </table:table-cell>
          <table:table-cell table:style-name="ce7" table:formula="of:=AVERAGE([.CF1:.CF19])" office:value-type="float" office:value="0.75" calcext:value-type="float">
            <text:p>0.75</text:p>
          </table:table-cell>
          <table:table-cell table:style-name="ce7" table:formula="of:=AVERAGE([.CG1:.CG19])" office:value-type="float" office:value="0.875" calcext:value-type="float">
            <text:p>0.875</text:p>
          </table:table-cell>
          <table:table-cell table:style-name="ce7" table:formula="of:=AVERAGE([.CH1:.CH19])" office:value-type="float" office:value="0.875" calcext:value-type="float">
            <text:p>0.875</text:p>
          </table:table-cell>
          <table:table-cell table:style-name="ce7" table:formula="of:=AVERAGE([.CI1:.CI19])" office:value-type="float" office:value="0.625" calcext:value-type="float">
            <text:p>0.625</text:p>
          </table:table-cell>
          <table:table-cell table:style-name="ce7" table:formula="of:=AVERAGE([.CJ1:.CJ19])" office:value-type="float" office:value="0.75" calcext:value-type="float">
            <text:p>0.75</text:p>
          </table:table-cell>
          <table:table-cell table:style-name="ce7" table:formula="of:=AVERAGE([.CK1:.CK19])" office:value-type="float" office:value="0.875" calcext:value-type="float">
            <text:p>0.875</text:p>
          </table:table-cell>
          <table:table-cell table:style-name="ce7" table:formula="of:=AVERAGE([.CL1:.CL19])" office:value-type="float" office:value="1" calcext:value-type="float">
            <text:p>1</text:p>
          </table:table-cell>
          <table:table-cell table:style-name="ce7" table:formula="of:=AVERAGE([.CM1:.CM19])" office:value-type="float" office:value="0.75" calcext:value-type="float">
            <text:p>0.75</text:p>
          </table:table-cell>
          <table:table-cell table:style-name="ce7" table:formula="of:=AVERAGE([.CN1:.CN19])" office:value-type="float" office:value="0.875" calcext:value-type="float">
            <text:p>0.875</text:p>
          </table:table-cell>
          <table:table-cell table:style-name="ce7" table:formula="of:=AVERAGE([.CO1:.CO19])" office:value-type="float" office:value="0.875" calcext:value-type="float">
            <text:p>0.875</text:p>
          </table:table-cell>
          <table:table-cell table:style-name="ce7" table:formula="of:=AVERAGE([.CP1:.CP19])" office:value-type="float" office:value="0.75" calcext:value-type="float">
            <text:p>0.75</text:p>
          </table:table-cell>
          <table:table-cell table:style-name="ce7" table:formula="of:=AVERAGE([.CQ1:.CQ19])" office:value-type="float" office:value="0.75" calcext:value-type="float">
            <text:p>0.75</text:p>
          </table:table-cell>
          <table:table-cell table:style-name="ce7" table:formula="of:=AVERAGE([.CR1:.CR19])" office:value-type="float" office:value="0.75" calcext:value-type="float">
            <text:p>0.75</text:p>
          </table:table-cell>
          <table:table-cell table:style-name="ce7" table:formula="of:=AVERAGE([.CS1:.CS19])" office:value-type="float" office:value="0.75" calcext:value-type="float">
            <text:p>0.75</text:p>
          </table:table-cell>
          <table:table-cell table:style-name="ce7" table:formula="of:=AVERAGE([.CT1:.CT19])" office:value-type="float" office:value="0.875" calcext:value-type="float">
            <text:p>0.875</text:p>
          </table:table-cell>
          <table:table-cell table:style-name="ce7" table:formula="of:=AVERAGE([.CU1:.CU19])" office:value-type="float" office:value="1" calcext:value-type="float">
            <text:p>1</text:p>
          </table:table-cell>
          <table:table-cell table:style-name="ce7" table:formula="of:=AVERAGE([.CV1:.CV19])" office:value-type="float" office:value="1" calcext:value-type="float">
            <text:p>1</text:p>
          </table:table-cell>
          <table:table-cell table:style-name="ce7" table:formula="of:=AVERAGE([.CW1:.CW19])" office:value-type="float" office:value="0.75" calcext:value-type="float">
            <text:p>0.75</text:p>
          </table:table-cell>
          <table:table-cell table:style-name="ce7" table:formula="of:=AVERAGE([.CX1:.CX19])" office:value-type="float" office:value="0.75" calcext:value-type="float">
            <text:p>0.75</text:p>
          </table:table-cell>
          <table:table-cell table:style-name="ce7" table:formula="of:=AVERAGE([.CY1:.CY19])" office:value-type="float" office:value="0.75" calcext:value-type="float">
            <text:p>0.75</text:p>
          </table:table-cell>
          <table:table-cell table:style-name="ce7" table:formula="of:=AVERAGE([.CZ1:.CZ19])" office:value-type="float" office:value="0.75" calcext:value-type="float">
            <text:p>0.75</text:p>
          </table:table-cell>
          <table:table-cell table:style-name="ce7" table:formula="of:=AVERAGE([.DA1:.DA19])" office:value-type="float" office:value="0.625" calcext:value-type="float">
            <text:p>0.625</text:p>
          </table:table-cell>
          <table:table-cell table:style-name="ce7" table:formula="of:=AVERAGE([.DB1:.DB19])" office:value-type="float" office:value="0.875" calcext:value-type="float">
            <text:p>0.875</text:p>
          </table:table-cell>
          <table:table-cell table:style-name="ce7" table:formula="of:=AVERAGE([.DC1:.DC19])" office:value-type="float" office:value="0.625" calcext:value-type="float">
            <text:p>0.625</text:p>
          </table:table-cell>
          <table:table-cell table:style-name="ce7" table:formula="of:=AVERAGE([.DD1:.DD19])" office:value-type="float" office:value="1" calcext:value-type="float">
            <text:p>1</text:p>
          </table:table-cell>
          <table:table-cell table:style-name="ce7" table:formula="of:=AVERAGE([.DE1:.DE19])" office:value-type="float" office:value="0.875" calcext:value-type="float">
            <text:p>0.875</text:p>
          </table:table-cell>
          <table:table-cell table:style-name="ce7" table:formula="of:=AVERAGE([.DF1:.DF19])" office:value-type="float" office:value="1" calcext:value-type="float">
            <text:p>1</text:p>
          </table:table-cell>
          <table:table-cell table:style-name="ce7" table:formula="of:=AVERAGE([.DG1:.DG19])" office:value-type="float" office:value="0.75" calcext:value-type="float">
            <text:p>0.75</text:p>
          </table:table-cell>
          <table:table-cell table:style-name="ce7" table:formula="of:=AVERAGE([.DH1:.DH19])" office:value-type="float" office:value="0.875" calcext:value-type="float">
            <text:p>0.875</text:p>
          </table:table-cell>
          <table:table-cell table:style-name="ce7" table:formula="of:=AVERAGE([.DI1:.DI19])" office:value-type="float" office:value="0.75" calcext:value-type="float">
            <text:p>0.75</text:p>
          </table:table-cell>
          <table:table-cell table:style-name="ce7" table:formula="of:=AVERAGE([.DJ1:.DJ19])" office:value-type="float" office:value="1" calcext:value-type="float">
            <text:p>1</text:p>
          </table:table-cell>
          <table:table-cell table:style-name="ce7" table:formula="of:=AVERAGE([.DK1:.DK19])" office:value-type="float" office:value="0.875" calcext:value-type="float">
            <text:p>0.875</text:p>
          </table:table-cell>
          <table:table-cell table:style-name="ce7" table:formula="of:=AVERAGE([.DL1:.DL19])" office:value-type="float" office:value="1" calcext:value-type="float">
            <text:p>1</text:p>
          </table:table-cell>
          <table:table-cell table:style-name="ce7" table:formula="of:=AVERAGE([.DM1:.DM19])" office:value-type="float" office:value="0.875" calcext:value-type="float">
            <text:p>0.875</text:p>
          </table:table-cell>
          <table:table-cell table:style-name="ce7" table:formula="of:=AVERAGE([.DN1:.DN19])" office:value-type="float" office:value="0.875" calcext:value-type="float">
            <text:p>0.875</text:p>
          </table:table-cell>
          <table:table-cell table:style-name="ce7" table:formula="of:=AVERAGE([.DO1:.DO19])" office:value-type="float" office:value="0.875" calcext:value-type="float">
            <text:p>0.875</text:p>
          </table:table-cell>
          <table:table-cell table:style-name="ce7" table:formula="of:=AVERAGE([.DP1:.DP19])" office:value-type="float" office:value="1" calcext:value-type="float">
            <text:p>1</text:p>
          </table:table-cell>
          <table:table-cell table:style-name="ce7" table:formula="of:=AVERAGE([.DQ1:.DQ19])" office:value-type="float" office:value="1" calcext:value-type="float">
            <text:p>1</text:p>
          </table:table-cell>
          <table:table-cell table:style-name="ce7" table:formula="of:=AVERAGE([.DR1:.DR19])" office:value-type="float" office:value="0.875" calcext:value-type="float">
            <text:p>0.875</text:p>
          </table:table-cell>
          <table:table-cell table:style-name="ce7" table:formula="of:=AVERAGE([.DS1:.DS19])" office:value-type="float" office:value="0.625" calcext:value-type="float">
            <text:p>0.625</text:p>
          </table:table-cell>
          <table:table-cell table:style-name="ce7" table:formula="of:=AVERAGE([.DT1:.DT19])" office:value-type="float" office:value="0.625" calcext:value-type="float">
            <text:p>0.625</text:p>
          </table:table-cell>
          <table:table-cell table:style-name="ce7" table:formula="of:=AVERAGE([.DU1:.DU19])" office:value-type="float" office:value="0.75" calcext:value-type="float">
            <text:p>0.75</text:p>
          </table:table-cell>
          <table:table-cell table:style-name="ce7" table:formula="of:=AVERAGE([.DV1:.DV19])" office:value-type="float" office:value="0.875" calcext:value-type="float">
            <text:p>0.875</text:p>
          </table:table-cell>
          <table:table-cell table:style-name="ce7" table:formula="of:=AVERAGE([.DW1:.DW19])" office:value-type="float" office:value="0.875" calcext:value-type="float">
            <text:p>0.875</text:p>
          </table:table-cell>
          <table:table-cell table:style-name="ce7" table:formula="of:=AVERAGE([.DX1:.DX19])" office:value-type="float" office:value="1" calcext:value-type="float">
            <text:p>1</text:p>
          </table:table-cell>
          <table:table-cell table:style-name="ce7" table:formula="of:=AVERAGE([.DY1:.DY19])" office:value-type="float" office:value="0.75" calcext:value-type="float">
            <text:p>0.75</text:p>
          </table:table-cell>
          <table:table-cell table:style-name="ce7" table:formula="of:=AVERAGE([.DZ1:.DZ19])" office:value-type="float" office:value="0.875" calcext:value-type="float">
            <text:p>0.875</text:p>
          </table:table-cell>
          <table:table-cell table:style-name="ce7" table:formula="of:=AVERAGE([.EA1:.EA19])" office:value-type="float" office:value="0.75" calcext:value-type="float">
            <text:p>0.75</text:p>
          </table:table-cell>
          <table:table-cell table:style-name="ce7" table:formula="of:=AVERAGE([.EB1:.EB19])" office:value-type="float" office:value="0.875" calcext:value-type="float">
            <text:p>0.875</text:p>
          </table:table-cell>
          <table:table-cell table:style-name="ce7" table:formula="of:=AVERAGE([.EC1:.EC19])" office:value-type="float" office:value="0.875" calcext:value-type="float">
            <text:p>0.875</text:p>
          </table:table-cell>
          <table:table-cell table:style-name="ce7" table:formula="of:=AVERAGE([.ED1:.ED19])" office:value-type="float" office:value="0.875" calcext:value-type="float">
            <text:p>0.875</text:p>
          </table:table-cell>
          <table:table-cell table:style-name="ce7" table:formula="of:=AVERAGE([.EE1:.EE19])" office:value-type="float" office:value="0.625" calcext:value-type="float">
            <text:p>0.625</text:p>
          </table:table-cell>
          <table:table-cell table:style-name="ce7" table:formula="of:=AVERAGE([.EF1:.EF19])" office:value-type="float" office:value="0.875" calcext:value-type="float">
            <text:p>0.875</text:p>
          </table:table-cell>
          <table:table-cell table:style-name="ce7" table:formula="of:=AVERAGE([.EG1:.EG19])" office:value-type="float" office:value="0.75" calcext:value-type="float">
            <text:p>0.75</text:p>
          </table:table-cell>
          <table:table-cell table:style-name="ce7" table:formula="of:=AVERAGE([.EH1:.EH19])" office:value-type="float" office:value="0.75" calcext:value-type="float">
            <text:p>0.75</text:p>
          </table:table-cell>
          <table:table-cell table:style-name="ce7" table:formula="of:=AVERAGE([.EI1:.EI19])" office:value-type="float" office:value="0.625" calcext:value-type="float">
            <text:p>0.625</text:p>
          </table:table-cell>
          <table:table-cell table:style-name="ce7" table:formula="of:=AVERAGE([.EJ1:.EJ19])" office:value-type="float" office:value="0.875" calcext:value-type="float">
            <text:p>0.875</text:p>
          </table:table-cell>
          <table:table-cell table:style-name="ce7" table:formula="of:=AVERAGE([.EK1:.EK19])" office:value-type="float" office:value="1" calcext:value-type="float">
            <text:p>1</text:p>
          </table:table-cell>
          <table:table-cell table:style-name="ce7" table:formula="of:=AVERAGE([.EL1:.EL19])" office:value-type="float" office:value="0.875" calcext:value-type="float">
            <text:p>0.875</text:p>
          </table:table-cell>
          <table:table-cell table:style-name="ce7" table:formula="of:=AVERAGE([.EM1:.EM19])" office:value-type="float" office:value="0.625" calcext:value-type="float">
            <text:p>0.625</text:p>
          </table:table-cell>
          <table:table-cell table:style-name="ce7" table:formula="of:=AVERAGE([.EN1:.EN19])" office:value-type="float" office:value="0.75" calcext:value-type="float">
            <text:p>0.75</text:p>
          </table:table-cell>
          <table:table-cell table:style-name="ce7" table:formula="of:=AVERAGE([.EO1:.EO19])" office:value-type="float" office:value="0.5" calcext:value-type="float">
            <text:p>0.5</text:p>
          </table:table-cell>
          <table:table-cell table:style-name="ce7" table:formula="of:=AVERAGE([.EP1:.EP19])" office:value-type="float" office:value="0.625" calcext:value-type="float">
            <text:p>0.625</text:p>
          </table:table-cell>
          <table:table-cell table:style-name="ce7" table:formula="of:=AVERAGE([.EQ1:.EQ19])" office:value-type="float" office:value="0.875" calcext:value-type="float">
            <text:p>0.875</text:p>
          </table:table-cell>
          <table:table-cell table:style-name="ce7" table:formula="of:=AVERAGE([.ER1:.ER19])" office:value-type="float" office:value="0.625" calcext:value-type="float">
            <text:p>0.625</text:p>
          </table:table-cell>
          <table:table-cell table:style-name="ce7" table:formula="of:=AVERAGE([.ES1:.ES19])" office:value-type="float" office:value="0.5" calcext:value-type="float">
            <text:p>0.5</text:p>
          </table:table-cell>
          <table:table-cell table:style-name="ce7" table:formula="of:=AVERAGE([.ET1:.ET19])" office:value-type="float" office:value="0.75" calcext:value-type="float">
            <text:p>0.75</text:p>
          </table:table-cell>
          <table:table-cell table:style-name="ce7" table:formula="of:=AVERAGE([.EU1:.EU19])" office:value-type="float" office:value="0.625" calcext:value-type="float">
            <text:p>0.625</text:p>
          </table:table-cell>
          <table:table-cell table:style-name="ce7" table:formula="of:=AVERAGE([.EV1:.EV19])" office:value-type="float" office:value="0.75" calcext:value-type="float">
            <text:p>0.75</text:p>
          </table:table-cell>
          <table:table-cell table:style-name="ce7" table:formula="of:=AVERAGE([.EW1:.EW19])" office:value-type="float" office:value="0.75" calcext:value-type="float">
            <text:p>0.75</text:p>
          </table:table-cell>
          <table:table-cell table:style-name="ce7" table:formula="of:=AVERAGE([.EX1:.EX19])" office:value-type="float" office:value="0.5" calcext:value-type="float">
            <text:p>0.5</text:p>
          </table:table-cell>
          <table:table-cell table:style-name="ce7" table:formula="of:=AVERAGE([.EY1:.EY19])" office:value-type="float" office:value="1" calcext:value-type="float">
            <text:p>1</text:p>
          </table:table-cell>
          <table:table-cell table:style-name="ce7" table:formula="of:=AVERAGE([.EZ1:.EZ19])" office:value-type="float" office:value="0.625" calcext:value-type="float">
            <text:p>0.625</text:p>
          </table:table-cell>
          <table:table-cell table:style-name="ce7" table:formula="of:=AVERAGE([.FA1:.FA19])" office:value-type="float" office:value="1" calcext:value-type="float">
            <text:p>1</text:p>
          </table:table-cell>
          <table:table-cell table:style-name="ce7" table:formula="of:=AVERAGE([.FB1:.FB19])" office:value-type="float" office:value="0.875" calcext:value-type="float">
            <text:p>0.875</text:p>
          </table:table-cell>
          <table:table-cell table:style-name="ce7" table:formula="of:=AVERAGE([.FC1:.FC19])" office:value-type="float" office:value="0.875" calcext:value-type="float">
            <text:p>0.875</text:p>
          </table:table-cell>
          <table:table-cell table:style-name="ce7" table:formula="of:=AVERAGE([.FD1:.FD19])" office:value-type="float" office:value="0.75" calcext:value-type="float">
            <text:p>0.75</text:p>
          </table:table-cell>
          <table:table-cell table:style-name="ce7" table:formula="of:=AVERAGE([.FE1:.FE19])" office:value-type="float" office:value="0.5" calcext:value-type="float">
            <text:p>0.5</text:p>
          </table:table-cell>
          <table:table-cell table:style-name="ce7" table:formula="of:=AVERAGE([.FF1:.FF19])" office:value-type="float" office:value="0.125" calcext:value-type="float">
            <text:p>0.125</text:p>
          </table:table-cell>
          <table:table-cell table:style-name="ce7" table:formula="of:=AVERAGE([.FG1:.FG19])" office:value-type="float" office:value="0.75" calcext:value-type="float">
            <text:p>0.75</text:p>
          </table:table-cell>
          <table:table-cell table:style-name="ce7" table:formula="of:=AVERAGE([.FH1:.FH19])" office:value-type="float" office:value="0.75" calcext:value-type="float">
            <text:p>0.75</text:p>
          </table:table-cell>
          <table:table-cell table:style-name="ce7" table:formula="of:=AVERAGE([.FI1:.FI19])" office:value-type="float" office:value="0.875" calcext:value-type="float">
            <text:p>0.875</text:p>
          </table:table-cell>
          <table:table-cell table:style-name="ce7" table:formula="of:=AVERAGE([.FJ1:.FJ19])" office:value-type="float" office:value="0.875" calcext:value-type="float">
            <text:p>0.875</text:p>
          </table:table-cell>
          <table:table-cell table:style-name="ce7" table:formula="of:=AVERAGE([.FK1:.FK19])" office:value-type="float" office:value="0.625" calcext:value-type="float">
            <text:p>0.625</text:p>
          </table:table-cell>
          <table:table-cell table:style-name="ce7" table:formula="of:=AVERAGE([.FL1:.FL19])" office:value-type="float" office:value="0.875" calcext:value-type="float">
            <text:p>0.875</text:p>
          </table:table-cell>
          <table:table-cell table:style-name="ce7" table:formula="of:=AVERAGE([.FM1:.FM19])" office:value-type="float" office:value="1" calcext:value-type="float">
            <text:p>1</text:p>
          </table:table-cell>
          <table:table-cell table:style-name="ce7" table:formula="of:=AVERAGE([.FN1:.FN19])" office:value-type="float" office:value="0.75" calcext:value-type="float">
            <text:p>0.75</text:p>
          </table:table-cell>
          <table:table-cell table:style-name="ce7" table:formula="of:=AVERAGE([.FO1:.FO19])" office:value-type="float" office:value="0.875" calcext:value-type="float">
            <text:p>0.875</text:p>
          </table:table-cell>
          <table:table-cell table:style-name="ce7" table:formula="of:=AVERAGE([.FP1:.FP19])" office:value-type="float" office:value="0.875" calcext:value-type="float">
            <text:p>0.875</text:p>
          </table:table-cell>
          <table:table-cell table:style-name="ce7" table:formula="of:=AVERAGE([.FQ1:.FQ19])" office:value-type="float" office:value="0.875" calcext:value-type="float">
            <text:p>0.875</text:p>
          </table:table-cell>
          <table:table-cell table:style-name="ce7" table:formula="of:=AVERAGE([.FR1:.FR19])" office:value-type="float" office:value="0.75" calcext:value-type="float">
            <text:p>0.75</text:p>
          </table:table-cell>
          <table:table-cell table:style-name="ce7" table:formula="of:=AVERAGE([.FS1:.FS19])" office:value-type="float" office:value="0.75" calcext:value-type="float">
            <text:p>0.75</text:p>
          </table:table-cell>
          <table:table-cell table:style-name="ce7" table:formula="of:=AVERAGE([.FT1:.FT19])" office:value-type="float" office:value="0.625" calcext:value-type="float">
            <text:p>0.625</text:p>
          </table:table-cell>
          <table:table-cell table:style-name="ce7" table:formula="of:=AVERAGE([.FU1:.FU19])" office:value-type="float" office:value="0.75" calcext:value-type="float">
            <text:p>0.75</text:p>
          </table:table-cell>
          <table:table-cell table:style-name="ce7" table:formula="of:=AVERAGE([.FV1:.FV19])" office:value-type="float" office:value="0.875" calcext:value-type="float">
            <text:p>0.875</text:p>
          </table:table-cell>
          <table:table-cell table:style-name="ce7" table:formula="of:=AVERAGE([.FW1:.FW19])" office:value-type="float" office:value="0.75" calcext:value-type="float">
            <text:p>0.75</text:p>
          </table:table-cell>
          <table:table-cell table:style-name="ce7" table:formula="of:=AVERAGE([.FX1:.FX19])" office:value-type="float" office:value="0.625" calcext:value-type="float">
            <text:p>0.625</text:p>
          </table:table-cell>
          <table:table-cell table:style-name="ce7" table:formula="of:=AVERAGE([.FY1:.FY19])" office:value-type="float" office:value="1" calcext:value-type="float">
            <text:p>1</text:p>
          </table:table-cell>
          <table:table-cell table:style-name="ce7" table:formula="of:=AVERAGE([.FZ1:.FZ19])" office:value-type="float" office:value="0.875" calcext:value-type="float">
            <text:p>0.875</text:p>
          </table:table-cell>
          <table:table-cell table:style-name="ce7" table:formula="of:=AVERAGE([.GA1:.GA19])" office:value-type="float" office:value="0.75" calcext:value-type="float">
            <text:p>0.75</text:p>
          </table:table-cell>
          <table:table-cell table:style-name="ce7" table:formula="of:=AVERAGE([.GB1:.GB19])" office:value-type="float" office:value="0.875" calcext:value-type="float">
            <text:p>0.875</text:p>
          </table:table-cell>
          <table:table-cell table:style-name="ce7" table:formula="of:=AVERAGE([.GC1:.GC19])" office:value-type="float" office:value="0.625" calcext:value-type="float">
            <text:p>0.625</text:p>
          </table:table-cell>
          <table:table-cell table:style-name="ce7" table:formula="of:=AVERAGE([.GD1:.GD19])" office:value-type="float" office:value="0.625" calcext:value-type="float">
            <text:p>0.625</text:p>
          </table:table-cell>
          <table:table-cell table:style-name="ce7" table:formula="of:=AVERAGE([.GE1:.GE19])" office:value-type="float" office:value="0.875" calcext:value-type="float">
            <text:p>0.875</text:p>
          </table:table-cell>
          <table:table-cell table:style-name="ce7" table:formula="of:=AVERAGE([.GF1:.GF19])" office:value-type="float" office:value="1" calcext:value-type="float">
            <text:p>1</text:p>
          </table:table-cell>
          <table:table-cell table:style-name="ce7" table:formula="of:=AVERAGE([.GG1:.GG19])" office:value-type="float" office:value="0.875" calcext:value-type="float">
            <text:p>0.875</text:p>
          </table:table-cell>
          <table:table-cell table:style-name="ce7" table:formula="of:=AVERAGE([.GH1:.GH19])" office:value-type="float" office:value="0.625" calcext:value-type="float">
            <text:p>0.625</text:p>
          </table:table-cell>
          <table:table-cell table:style-name="ce7" table:formula="of:=AVERAGE([.GI1:.GI19])" office:value-type="float" office:value="0.75" calcext:value-type="float">
            <text:p>0.75</text:p>
          </table:table-cell>
          <table:table-cell table:style-name="ce7" table:formula="of:=AVERAGE([.GJ1:.GJ19])" office:value-type="float" office:value="0.5" calcext:value-type="float">
            <text:p>0.5</text:p>
          </table:table-cell>
          <table:table-cell table:style-name="ce7" table:formula="of:=AVERAGE([.GK1:.GK19])" office:value-type="float" office:value="0.875" calcext:value-type="float">
            <text:p>0.875</text:p>
          </table:table-cell>
          <table:table-cell table:style-name="ce7" table:formula="of:=AVERAGE([.GL1:.GL19])" office:value-type="float" office:value="0.75" calcext:value-type="float">
            <text:p>0.75</text:p>
          </table:table-cell>
          <table:table-cell table:style-name="ce7" table:formula="of:=AVERAGE([.GM1:.GM19])" office:value-type="float" office:value="0.875" calcext:value-type="float">
            <text:p>0.875</text:p>
          </table:table-cell>
          <table:table-cell table:style-name="ce7" table:formula="of:=AVERAGE([.GN1:.GN19])" office:value-type="float" office:value="0.375" calcext:value-type="float">
            <text:p>0.375</text:p>
          </table:table-cell>
          <table:table-cell table:style-name="ce7" table:formula="of:=AVERAGE([.GO1:.GO19])" office:value-type="float" office:value="0.5" calcext:value-type="float">
            <text:p>0.5</text:p>
          </table:table-cell>
          <table:table-cell table:style-name="ce7" table:formula="of:=AVERAGE([.GP1:.GP19])" office:value-type="float" office:value="1" calcext:value-type="float">
            <text:p>1</text:p>
          </table:table-cell>
          <table:table-cell table:style-name="ce7" table:formula="of:=AVERAGE([.GQ1:.GQ19])" office:value-type="float" office:value="0.875" calcext:value-type="float">
            <text:p>0.875</text:p>
          </table:table-cell>
          <table:table-cell table:style-name="ce7" table:formula="of:=AVERAGE([.GR1:.GR19])" office:value-type="float" office:value="0.75" calcext:value-type="float">
            <text:p>0.75</text:p>
          </table:table-cell>
          <table:table-cell table:style-name="ce7" table:formula="of:=AVERAGE([.GS1:.GS19])" office:value-type="float" office:value="0.875" calcext:value-type="float">
            <text:p>0.875</text:p>
          </table:table-cell>
        </table:table-row>
        <table:table-row table:style-name="ro1">
          <table:table-cell table:style-name="ce2" office:value-type="string" calcext:value-type="string">
            <text:p>Timestep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float" office:value="601" calcext:value-type="float">
            <text:p>601</text:p>
          </table:table-cell>
          <table:table-cell table:style-name="ce7" office:value-type="float" office:value="701" calcext:value-type="float">
            <text:p>701</text:p>
          </table:table-cell>
          <table:table-cell table:style-name="ce7" office:value-type="float" office:value="801" calcext:value-type="float">
            <text:p>801</text:p>
          </table:table-cell>
          <table:table-cell table:style-name="ce7" office:value-type="float" office:value="901" calcext:value-type="float">
            <text:p>901</text:p>
          </table:table-cell>
          <table:table-cell table:style-name="ce7" office:value-type="float" office:value="1001" calcext:value-type="float">
            <text:p>1001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office:value-type="float" office:value="1201" calcext:value-type="float">
            <text:p>1201</text:p>
          </table:table-cell>
          <table:table-cell table:style-name="ce7" office:value-type="float" office:value="1301" calcext:value-type="float">
            <text:p>1301</text:p>
          </table:table-cell>
          <table:table-cell table:style-name="ce7" office:value-type="float" office:value="1401" calcext:value-type="float">
            <text:p>1401</text:p>
          </table:table-cell>
          <table:table-cell table:style-name="ce7" office:value-type="float" office:value="1501" calcext:value-type="float">
            <text:p>1501</text:p>
          </table:table-cell>
          <table:table-cell table:style-name="ce7" office:value-type="float" office:value="1601" calcext:value-type="float">
            <text:p>1601</text:p>
          </table:table-cell>
          <table:table-cell table:style-name="ce7" office:value-type="float" office:value="1701" calcext:value-type="float">
            <text:p>1701</text:p>
          </table:table-cell>
          <table:table-cell table:style-name="ce7" office:value-type="float" office:value="1801" calcext:value-type="float">
            <text:p>1801</text:p>
          </table:table-cell>
          <table:table-cell table:style-name="ce7" office:value-type="float" office:value="1901" calcext:value-type="float">
            <text:p>1901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2101" calcext:value-type="float">
            <text:p>2101</text:p>
          </table:table-cell>
          <table:table-cell table:style-name="ce7" office:value-type="float" office:value="2201" calcext:value-type="float">
            <text:p>2201</text:p>
          </table:table-cell>
          <table:table-cell table:style-name="ce7" office:value-type="float" office:value="2301" calcext:value-type="float">
            <text:p>2301</text:p>
          </table:table-cell>
          <table:table-cell table:style-name="ce7" office:value-type="float" office:value="2401" calcext:value-type="float">
            <text:p>2401</text:p>
          </table:table-cell>
          <table:table-cell table:style-name="ce7" office:value-type="float" office:value="2501" calcext:value-type="float">
            <text:p>2501</text:p>
          </table:table-cell>
          <table:table-cell table:style-name="ce7" office:value-type="float" office:value="2601" calcext:value-type="float">
            <text:p>2601</text:p>
          </table:table-cell>
          <table:table-cell table:style-name="ce7" office:value-type="float" office:value="2701" calcext:value-type="float">
            <text:p>2701</text:p>
          </table:table-cell>
          <table:table-cell table:style-name="ce7" office:value-type="float" office:value="2801" calcext:value-type="float">
            <text:p>2801</text:p>
          </table:table-cell>
          <table:table-cell table:style-name="ce7" office:value-type="float" office:value="2901" calcext:value-type="float">
            <text:p>2901</text:p>
          </table:table-cell>
          <table:table-cell table:style-name="ce7" office:value-type="float" office:value="3001" calcext:value-type="float">
            <text:p>3001</text:p>
          </table:table-cell>
          <table:table-cell table:style-name="ce7" office:value-type="float" office:value="3101" calcext:value-type="float">
            <text:p>3101</text:p>
          </table:table-cell>
          <table:table-cell table:style-name="ce7" office:value-type="float" office:value="3201" calcext:value-type="float">
            <text:p>3201</text:p>
          </table:table-cell>
          <table:table-cell table:style-name="ce7" office:value-type="float" office:value="3301" calcext:value-type="float">
            <text:p>3301</text:p>
          </table:table-cell>
          <table:table-cell table:style-name="ce7" office:value-type="float" office:value="3401" calcext:value-type="float">
            <text:p>3401</text:p>
          </table:table-cell>
          <table:table-cell table:style-name="ce7" office:value-type="float" office:value="3501" calcext:value-type="float">
            <text:p>3501</text:p>
          </table:table-cell>
          <table:table-cell table:style-name="ce7" office:value-type="float" office:value="3601" calcext:value-type="float">
            <text:p>3601</text:p>
          </table:table-cell>
          <table:table-cell table:style-name="ce7" office:value-type="float" office:value="3701" calcext:value-type="float">
            <text:p>3701</text:p>
          </table:table-cell>
          <table:table-cell table:style-name="ce7" office:value-type="float" office:value="3801" calcext:value-type="float">
            <text:p>3801</text:p>
          </table:table-cell>
          <table:table-cell table:style-name="ce7" office:value-type="float" office:value="3901" calcext:value-type="float">
            <text:p>3901</text:p>
          </table:table-cell>
          <table:table-cell table:style-name="ce7" office:value-type="float" office:value="4001" calcext:value-type="float">
            <text:p>4001</text:p>
          </table:table-cell>
          <table:table-cell table:style-name="ce7" office:value-type="float" office:value="4101" calcext:value-type="float">
            <text:p>4101</text:p>
          </table:table-cell>
          <table:table-cell table:style-name="ce7" office:value-type="float" office:value="4201" calcext:value-type="float">
            <text:p>4201</text:p>
          </table:table-cell>
          <table:table-cell table:style-name="ce7" office:value-type="float" office:value="4301" calcext:value-type="float">
            <text:p>4301</text:p>
          </table:table-cell>
          <table:table-cell table:style-name="ce7" office:value-type="float" office:value="4401" calcext:value-type="float">
            <text:p>4401</text:p>
          </table:table-cell>
          <table:table-cell table:style-name="ce7" office:value-type="float" office:value="4501" calcext:value-type="float">
            <text:p>4501</text:p>
          </table:table-cell>
          <table:table-cell table:style-name="ce7" office:value-type="float" office:value="4601" calcext:value-type="float">
            <text:p>4601</text:p>
          </table:table-cell>
          <table:table-cell table:style-name="ce7" office:value-type="float" office:value="4701" calcext:value-type="float">
            <text:p>4701</text:p>
          </table:table-cell>
          <table:table-cell table:style-name="ce7" office:value-type="float" office:value="4801" calcext:value-type="float">
            <text:p>4801</text:p>
          </table:table-cell>
          <table:table-cell table:style-name="ce7" office:value-type="float" office:value="4901" calcext:value-type="float">
            <text:p>4901</text:p>
          </table:table-cell>
          <table:table-cell table:style-name="ce7" office:value-type="float" office:value="5001" calcext:value-type="float">
            <text:p>5001</text:p>
          </table:table-cell>
          <table:table-cell table:style-name="ce7" office:value-type="float" office:value="5101" calcext:value-type="float">
            <text:p>5101</text:p>
          </table:table-cell>
          <table:table-cell table:style-name="ce7" office:value-type="float" office:value="5201" calcext:value-type="float">
            <text:p>5201</text:p>
          </table:table-cell>
          <table:table-cell table:style-name="ce7" office:value-type="float" office:value="5301" calcext:value-type="float">
            <text:p>5301</text:p>
          </table:table-cell>
          <table:table-cell table:style-name="ce7" office:value-type="float" office:value="5401" calcext:value-type="float">
            <text:p>5401</text:p>
          </table:table-cell>
          <table:table-cell table:style-name="ce7" office:value-type="float" office:value="5501" calcext:value-type="float">
            <text:p>5501</text:p>
          </table:table-cell>
          <table:table-cell table:style-name="ce7" office:value-type="float" office:value="5601" calcext:value-type="float">
            <text:p>5601</text:p>
          </table:table-cell>
          <table:table-cell table:style-name="ce7" office:value-type="float" office:value="5701" calcext:value-type="float">
            <text:p>5701</text:p>
          </table:table-cell>
          <table:table-cell table:style-name="ce7" office:value-type="float" office:value="5801" calcext:value-type="float">
            <text:p>5801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6001" calcext:value-type="float">
            <text:p>6001</text:p>
          </table:table-cell>
          <table:table-cell table:style-name="ce7" office:value-type="float" office:value="6101" calcext:value-type="float">
            <text:p>6101</text:p>
          </table:table-cell>
          <table:table-cell table:style-name="ce7" office:value-type="float" office:value="6201" calcext:value-type="float">
            <text:p>6201</text:p>
          </table:table-cell>
          <table:table-cell table:style-name="ce7" office:value-type="float" office:value="6301" calcext:value-type="float">
            <text:p>6301</text:p>
          </table:table-cell>
          <table:table-cell table:style-name="ce7" office:value-type="float" office:value="6401" calcext:value-type="float">
            <text:p>6401</text:p>
          </table:table-cell>
          <table:table-cell table:style-name="ce7" office:value-type="float" office:value="6501" calcext:value-type="float">
            <text:p>6501</text:p>
          </table:table-cell>
          <table:table-cell table:style-name="ce7" office:value-type="float" office:value="6601" calcext:value-type="float">
            <text:p>6601</text:p>
          </table:table-cell>
          <table:table-cell table:style-name="ce7" office:value-type="float" office:value="6701" calcext:value-type="float">
            <text:p>6701</text:p>
          </table:table-cell>
          <table:table-cell table:style-name="ce7" office:value-type="float" office:value="6801" calcext:value-type="float">
            <text:p>6801</text:p>
          </table:table-cell>
          <table:table-cell table:style-name="ce7" office:value-type="float" office:value="6901" calcext:value-type="float">
            <text:p>6901</text:p>
          </table:table-cell>
          <table:table-cell table:style-name="ce7" office:value-type="float" office:value="7001" calcext:value-type="float">
            <text:p>7001</text:p>
          </table:table-cell>
          <table:table-cell table:style-name="ce7" office:value-type="float" office:value="7101" calcext:value-type="float">
            <text:p>7101</text:p>
          </table:table-cell>
          <table:table-cell table:style-name="ce7" office:value-type="float" office:value="7201" calcext:value-type="float">
            <text:p>7201</text:p>
          </table:table-cell>
          <table:table-cell table:style-name="ce7" office:value-type="float" office:value="7301" calcext:value-type="float">
            <text:p>7301</text:p>
          </table:table-cell>
          <table:table-cell table:style-name="ce7" office:value-type="float" office:value="7401" calcext:value-type="float">
            <text:p>7401</text:p>
          </table:table-cell>
          <table:table-cell table:style-name="ce7" office:value-type="float" office:value="7501" calcext:value-type="float">
            <text:p>7501</text:p>
          </table:table-cell>
          <table:table-cell table:style-name="ce7" office:value-type="float" office:value="7601" calcext:value-type="float">
            <text:p>7601</text:p>
          </table:table-cell>
          <table:table-cell table:style-name="ce7" office:value-type="float" office:value="7701" calcext:value-type="float">
            <text:p>7701</text:p>
          </table:table-cell>
          <table:table-cell table:style-name="ce7" office:value-type="float" office:value="7801" calcext:value-type="float">
            <text:p>7801</text:p>
          </table:table-cell>
          <table:table-cell table:style-name="ce7" office:value-type="float" office:value="7901" calcext:value-type="float">
            <text:p>7901</text:p>
          </table:table-cell>
          <table:table-cell table:style-name="ce7" office:value-type="float" office:value="8001" calcext:value-type="float">
            <text:p>8001</text:p>
          </table:table-cell>
          <table:table-cell table:style-name="ce7" office:value-type="float" office:value="8101" calcext:value-type="float">
            <text:p>8101</text:p>
          </table:table-cell>
          <table:table-cell table:style-name="ce7" office:value-type="float" office:value="8201" calcext:value-type="float">
            <text:p>8201</text:p>
          </table:table-cell>
          <table:table-cell table:style-name="ce7" office:value-type="float" office:value="8301" calcext:value-type="float">
            <text:p>8301</text:p>
          </table:table-cell>
          <table:table-cell table:style-name="ce7" office:value-type="float" office:value="8401" calcext:value-type="float">
            <text:p>8401</text:p>
          </table:table-cell>
          <table:table-cell table:style-name="ce7" office:value-type="float" office:value="8501" calcext:value-type="float">
            <text:p>8501</text:p>
          </table:table-cell>
          <table:table-cell table:style-name="ce7" office:value-type="float" office:value="8601" calcext:value-type="float">
            <text:p>8601</text:p>
          </table:table-cell>
          <table:table-cell table:style-name="ce7" office:value-type="float" office:value="8701" calcext:value-type="float">
            <text:p>8701</text:p>
          </table:table-cell>
          <table:table-cell table:style-name="ce7" office:value-type="float" office:value="8801" calcext:value-type="float">
            <text:p>8801</text:p>
          </table:table-cell>
          <table:table-cell table:style-name="ce7" office:value-type="float" office:value="8901" calcext:value-type="float">
            <text:p>8901</text:p>
          </table:table-cell>
          <table:table-cell table:style-name="ce7" office:value-type="float" office:value="9001" calcext:value-type="float">
            <text:p>9001</text:p>
          </table:table-cell>
          <table:table-cell table:style-name="ce7" office:value-type="float" office:value="9101" calcext:value-type="float">
            <text:p>9101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9301" calcext:value-type="float">
            <text:p>9301</text:p>
          </table:table-cell>
          <table:table-cell table:style-name="ce7" office:value-type="float" office:value="9401" calcext:value-type="float">
            <text:p>9401</text:p>
          </table:table-cell>
          <table:table-cell table:style-name="ce7" office:value-type="float" office:value="9501" calcext:value-type="float">
            <text:p>9501</text:p>
          </table:table-cell>
          <table:table-cell table:style-name="ce7" office:value-type="float" office:value="9601" calcext:value-type="float">
            <text:p>9601</text:p>
          </table:table-cell>
          <table:table-cell table:style-name="ce7" office:value-type="float" office:value="9701" calcext:value-type="float">
            <text:p>9701</text:p>
          </table:table-cell>
          <table:table-cell table:style-name="ce7" office:value-type="float" office:value="9801" calcext:value-type="float">
            <text:p>9801</text:p>
          </table:table-cell>
          <table:table-cell table:style-name="ce7" office:value-type="float" office:value="9901" calcext:value-type="float">
            <text:p>9901</text:p>
          </table:table-cell>
          <table:table-cell table:style-name="ce7" office:value-type="float" office:value="10001" calcext:value-type="float">
            <text:p>10001</text:p>
          </table:table-cell>
          <table:table-cell table:style-name="ce7" office:value-type="float" office:value="10101" calcext:value-type="float">
            <text:p>10101</text:p>
          </table:table-cell>
          <table:table-cell table:style-name="ce7" office:value-type="float" office:value="10201" calcext:value-type="float">
            <text:p>10201</text:p>
          </table:table-cell>
          <table:table-cell table:style-name="ce7" office:value-type="float" office:value="10301" calcext:value-type="float">
            <text:p>10301</text:p>
          </table:table-cell>
          <table:table-cell table:style-name="ce7" office:value-type="float" office:value="10401" calcext:value-type="float">
            <text:p>10401</text:p>
          </table:table-cell>
          <table:table-cell table:style-name="ce7" office:value-type="float" office:value="10501" calcext:value-type="float">
            <text:p>10501</text:p>
          </table:table-cell>
          <table:table-cell table:style-name="ce7" office:value-type="float" office:value="10601" calcext:value-type="float">
            <text:p>10601</text:p>
          </table:table-cell>
          <table:table-cell table:style-name="ce7" office:value-type="float" office:value="10701" calcext:value-type="float">
            <text:p>10701</text:p>
          </table:table-cell>
          <table:table-cell table:style-name="ce7" office:value-type="float" office:value="10801" calcext:value-type="float">
            <text:p>10801</text:p>
          </table:table-cell>
          <table:table-cell table:style-name="ce7" office:value-type="float" office:value="10901" calcext:value-type="float">
            <text:p>10901</text:p>
          </table:table-cell>
          <table:table-cell table:style-name="ce7" office:value-type="float" office:value="11001" calcext:value-type="float">
            <text:p>11001</text:p>
          </table:table-cell>
          <table:table-cell table:style-name="ce7" office:value-type="float" office:value="11101" calcext:value-type="float">
            <text:p>11101</text:p>
          </table:table-cell>
          <table:table-cell table:style-name="ce7" office:value-type="float" office:value="11201" calcext:value-type="float">
            <text:p>11201</text:p>
          </table:table-cell>
          <table:table-cell table:style-name="ce7" office:value-type="float" office:value="11301" calcext:value-type="float">
            <text:p>11301</text:p>
          </table:table-cell>
          <table:table-cell table:style-name="ce7" office:value-type="float" office:value="11401" calcext:value-type="float">
            <text:p>11401</text:p>
          </table:table-cell>
          <table:table-cell table:style-name="ce7" office:value-type="float" office:value="11501" calcext:value-type="float">
            <text:p>11501</text:p>
          </table:table-cell>
          <table:table-cell table:style-name="ce7" office:value-type="float" office:value="11601" calcext:value-type="float">
            <text:p>11601</text:p>
          </table:table-cell>
          <table:table-cell table:style-name="ce7" office:value-type="float" office:value="11701" calcext:value-type="float">
            <text:p>11701</text:p>
          </table:table-cell>
          <table:table-cell table:style-name="ce7" office:value-type="float" office:value="11801" calcext:value-type="float">
            <text:p>11801</text:p>
          </table:table-cell>
          <table:table-cell table:style-name="ce7" office:value-type="float" office:value="11901" calcext:value-type="float">
            <text:p>11901</text:p>
          </table:table-cell>
          <table:table-cell table:style-name="ce7" office:value-type="float" office:value="12001" calcext:value-type="float">
            <text:p>12001</text:p>
          </table:table-cell>
          <table:table-cell table:style-name="ce7" office:value-type="float" office:value="12101" calcext:value-type="float">
            <text:p>12101</text:p>
          </table:table-cell>
          <table:table-cell table:style-name="ce7" office:value-type="float" office:value="12201" calcext:value-type="float">
            <text:p>12201</text:p>
          </table:table-cell>
          <table:table-cell table:style-name="ce7" office:value-type="float" office:value="12301" calcext:value-type="float">
            <text:p>12301</text:p>
          </table:table-cell>
          <table:table-cell table:style-name="ce7" office:value-type="float" office:value="12401" calcext:value-type="float">
            <text:p>12401</text:p>
          </table:table-cell>
          <table:table-cell table:style-name="ce7" office:value-type="float" office:value="12501" calcext:value-type="float">
            <text:p>12501</text:p>
          </table:table-cell>
          <table:table-cell table:style-name="ce7" office:value-type="float" office:value="12601" calcext:value-type="float">
            <text:p>12601</text:p>
          </table:table-cell>
          <table:table-cell table:style-name="ce7" office:value-type="float" office:value="12701" calcext:value-type="float">
            <text:p>12701</text:p>
          </table:table-cell>
          <table:table-cell table:style-name="ce7" office:value-type="float" office:value="12801" calcext:value-type="float">
            <text:p>12801</text:p>
          </table:table-cell>
          <table:table-cell table:style-name="ce7" office:value-type="float" office:value="12901" calcext:value-type="float">
            <text:p>12901</text:p>
          </table:table-cell>
          <table:table-cell table:style-name="ce7" office:value-type="float" office:value="13001" calcext:value-type="float">
            <text:p>13001</text:p>
          </table:table-cell>
          <table:table-cell table:style-name="ce7" office:value-type="float" office:value="13101" calcext:value-type="float">
            <text:p>13101</text:p>
          </table:table-cell>
          <table:table-cell table:style-name="ce7" office:value-type="float" office:value="13201" calcext:value-type="float">
            <text:p>13201</text:p>
          </table:table-cell>
          <table:table-cell table:style-name="ce7" office:value-type="float" office:value="13301" calcext:value-type="float">
            <text:p>13301</text:p>
          </table:table-cell>
          <table:table-cell table:style-name="ce7" office:value-type="float" office:value="13401" calcext:value-type="float">
            <text:p>13401</text:p>
          </table:table-cell>
          <table:table-cell table:style-name="ce7" office:value-type="float" office:value="13501" calcext:value-type="float">
            <text:p>13501</text:p>
          </table:table-cell>
          <table:table-cell table:style-name="ce7" office:value-type="float" office:value="13601" calcext:value-type="float">
            <text:p>13601</text:p>
          </table:table-cell>
          <table:table-cell table:style-name="ce7" office:value-type="float" office:value="13701" calcext:value-type="float">
            <text:p>13701</text:p>
          </table:table-cell>
          <table:table-cell table:style-name="ce7" office:value-type="float" office:value="13801" calcext:value-type="float">
            <text:p>13801</text:p>
          </table:table-cell>
          <table:table-cell table:style-name="ce7" office:value-type="float" office:value="13901" calcext:value-type="float">
            <text:p>13901</text:p>
          </table:table-cell>
          <table:table-cell table:style-name="ce7" office:value-type="float" office:value="14001" calcext:value-type="float">
            <text:p>14001</text:p>
          </table:table-cell>
          <table:table-cell table:style-name="ce7" office:value-type="float" office:value="14101" calcext:value-type="float">
            <text:p>14101</text:p>
          </table:table-cell>
          <table:table-cell table:style-name="ce7" office:value-type="float" office:value="14201" calcext:value-type="float">
            <text:p>14201</text:p>
          </table:table-cell>
          <table:table-cell table:style-name="ce7" office:value-type="float" office:value="14301" calcext:value-type="float">
            <text:p>14301</text:p>
          </table:table-cell>
          <table:table-cell table:style-name="ce7" office:value-type="float" office:value="14401" calcext:value-type="float">
            <text:p>14401</text:p>
          </table:table-cell>
          <table:table-cell table:style-name="ce7" office:value-type="float" office:value="14501" calcext:value-type="float">
            <text:p>14501</text:p>
          </table:table-cell>
          <table:table-cell table:style-name="ce7" office:value-type="float" office:value="14601" calcext:value-type="float">
            <text:p>14601</text:p>
          </table:table-cell>
          <table:table-cell table:style-name="ce7" office:value-type="float" office:value="14701" calcext:value-type="float">
            <text:p>14701</text:p>
          </table:table-cell>
          <table:table-cell table:style-name="ce7" office:value-type="float" office:value="14801" calcext:value-type="float">
            <text:p>14801</text:p>
          </table:table-cell>
          <table:table-cell table:style-name="ce7" office:value-type="float" office:value="14901" calcext:value-type="float">
            <text:p>14901</text:p>
          </table:table-cell>
          <table:table-cell table:style-name="ce7" office:value-type="float" office:value="15001" calcext:value-type="float">
            <text:p>15001</text:p>
          </table:table-cell>
          <table:table-cell table:style-name="ce7" office:value-type="float" office:value="15101" calcext:value-type="float">
            <text:p>15101</text:p>
          </table:table-cell>
          <table:table-cell table:style-name="ce7" office:value-type="float" office:value="15201" calcext:value-type="float">
            <text:p>15201</text:p>
          </table:table-cell>
          <table:table-cell table:style-name="ce7" office:value-type="float" office:value="15301" calcext:value-type="float">
            <text:p>15301</text:p>
          </table:table-cell>
          <table:table-cell table:style-name="ce7" office:value-type="float" office:value="15401" calcext:value-type="float">
            <text:p>15401</text:p>
          </table:table-cell>
          <table:table-cell table:style-name="ce7" office:value-type="float" office:value="15501" calcext:value-type="float">
            <text:p>15501</text:p>
          </table:table-cell>
          <table:table-cell table:style-name="ce7" office:value-type="float" office:value="15601" calcext:value-type="float">
            <text:p>15601</text:p>
          </table:table-cell>
          <table:table-cell table:style-name="ce7" office:value-type="float" office:value="15701" calcext:value-type="float">
            <text:p>15701</text:p>
          </table:table-cell>
          <table:table-cell table:style-name="ce7" office:value-type="float" office:value="15801" calcext:value-type="float">
            <text:p>15801</text:p>
          </table:table-cell>
          <table:table-cell table:style-name="ce7" office:value-type="float" office:value="15901" calcext:value-type="float">
            <text:p>15901</text:p>
          </table:table-cell>
          <table:table-cell table:style-name="ce7" office:value-type="float" office:value="16001" calcext:value-type="float">
            <text:p>16001</text:p>
          </table:table-cell>
          <table:table-cell table:style-name="ce7" office:value-type="float" office:value="16101" calcext:value-type="float">
            <text:p>16101</text:p>
          </table:table-cell>
          <table:table-cell table:style-name="ce7" office:value-type="float" office:value="16201" calcext:value-type="float">
            <text:p>16201</text:p>
          </table:table-cell>
          <table:table-cell table:style-name="ce7" office:value-type="float" office:value="16301" calcext:value-type="float">
            <text:p>16301</text:p>
          </table:table-cell>
          <table:table-cell table:style-name="ce7" office:value-type="float" office:value="16401" calcext:value-type="float">
            <text:p>16401</text:p>
          </table:table-cell>
          <table:table-cell table:style-name="ce7" office:value-type="float" office:value="16501" calcext:value-type="float">
            <text:p>16501</text:p>
          </table:table-cell>
          <table:table-cell table:style-name="ce7" office:value-type="float" office:value="16601" calcext:value-type="float">
            <text:p>16601</text:p>
          </table:table-cell>
          <table:table-cell table:style-name="ce7" office:value-type="float" office:value="16701" calcext:value-type="float">
            <text:p>16701</text:p>
          </table:table-cell>
          <table:table-cell table:style-name="ce7" office:value-type="float" office:value="16801" calcext:value-type="float">
            <text:p>16801</text:p>
          </table:table-cell>
          <table:table-cell table:style-name="ce7" office:value-type="float" office:value="16901" calcext:value-type="float">
            <text:p>16901</text:p>
          </table:table-cell>
          <table:table-cell table:style-name="ce7" office:value-type="float" office:value="17001" calcext:value-type="float">
            <text:p>17001</text:p>
          </table:table-cell>
          <table:table-cell table:style-name="ce7" office:value-type="float" office:value="17101" calcext:value-type="float">
            <text:p>17101</text:p>
          </table:table-cell>
          <table:table-cell table:style-name="ce7" office:value-type="float" office:value="17201" calcext:value-type="float">
            <text:p>17201</text:p>
          </table:table-cell>
          <table:table-cell table:style-name="ce7" office:value-type="float" office:value="17301" calcext:value-type="float">
            <text:p>17301</text:p>
          </table:table-cell>
          <table:table-cell table:style-name="ce7" office:value-type="float" office:value="17401" calcext:value-type="float">
            <text:p>17401</text:p>
          </table:table-cell>
          <table:table-cell table:style-name="ce7" office:value-type="float" office:value="17501" calcext:value-type="float">
            <text:p>17501</text:p>
          </table:table-cell>
          <table:table-cell table:style-name="ce7" office:value-type="float" office:value="17601" calcext:value-type="float">
            <text:p>17601</text:p>
          </table:table-cell>
          <table:table-cell table:style-name="ce7" office:value-type="float" office:value="17701" calcext:value-type="float">
            <text:p>17701</text:p>
          </table:table-cell>
          <table:table-cell table:style-name="ce7" office:value-type="float" office:value="17801" calcext:value-type="float">
            <text:p>17801</text:p>
          </table:table-cell>
          <table:table-cell table:style-name="ce7" office:value-type="float" office:value="17901" calcext:value-type="float">
            <text:p>17901</text:p>
          </table:table-cell>
          <table:table-cell table:style-name="ce7" office:value-type="float" office:value="18001" calcext:value-type="float">
            <text:p>18001</text:p>
          </table:table-cell>
          <table:table-cell table:style-name="ce7" office:value-type="float" office:value="18101" calcext:value-type="float">
            <text:p>18101</text:p>
          </table:table-cell>
          <table:table-cell table:style-name="ce7" office:value-type="float" office:value="18201" calcext:value-type="float">
            <text:p>18201</text:p>
          </table:table-cell>
          <table:table-cell table:style-name="ce7" office:value-type="float" office:value="18301" calcext:value-type="float">
            <text:p>18301</text:p>
          </table:table-cell>
          <table:table-cell table:style-name="ce7" office:value-type="float" office:value="18401" calcext:value-type="float">
            <text:p>18401</text:p>
          </table:table-cell>
          <table:table-cell table:style-name="ce7" office:value-type="float" office:value="18501" calcext:value-type="float">
            <text:p>18501</text:p>
          </table:table-cell>
          <table:table-cell table:style-name="ce7" office:value-type="float" office:value="18601" calcext:value-type="float">
            <text:p>18601</text:p>
          </table:table-cell>
          <table:table-cell table:style-name="ce7" office:value-type="float" office:value="18701" calcext:value-type="float">
            <text:p>18701</text:p>
          </table:table-cell>
          <table:table-cell table:style-name="ce7" office:value-type="float" office:value="18801" calcext:value-type="float">
            <text:p>18801</text:p>
          </table:table-cell>
          <table:table-cell table:style-name="ce7" office:value-type="float" office:value="18901" calcext:value-type="float">
            <text:p>18901</text:p>
          </table:table-cell>
          <table:table-cell table:style-name="ce7" office:value-type="float" office:value="19001" calcext:value-type="float">
            <text:p>19001</text:p>
          </table:table-cell>
          <table:table-cell table:style-name="ce7" office:value-type="float" office:value="19101" calcext:value-type="float">
            <text:p>19101</text:p>
          </table:table-cell>
          <table:table-cell table:style-name="ce7" office:value-type="float" office:value="19201" calcext:value-type="float">
            <text:p>19201</text:p>
          </table:table-cell>
          <table:table-cell table:style-name="ce7" office:value-type="float" office:value="19301" calcext:value-type="float">
            <text:p>19301</text:p>
          </table:table-cell>
          <table:table-cell table:style-name="ce7" office:value-type="float" office:value="19401" calcext:value-type="float">
            <text:p>19401</text:p>
          </table:table-cell>
          <table:table-cell table:style-name="ce7" office:value-type="float" office:value="19501" calcext:value-type="float">
            <text:p>19501</text:p>
          </table:table-cell>
          <table:table-cell table:style-name="ce7" office:value-type="float" office:value="19601" calcext:value-type="float">
            <text:p>19601</text:p>
          </table:table-cell>
          <table:table-cell table:style-name="ce7" office:value-type="float" office:value="19701" calcext:value-type="float">
            <text:p>19701</text:p>
          </table:table-cell>
          <table:table-cell table:style-name="ce7" office:value-type="float" office:value="19801" calcext:value-type="float">
            <text:p>19801</text:p>
          </table:table-cell>
          <table:table-cell table:style-name="ce7" office:value-type="float" office:value="19901" calcext:value-type="float">
            <text:p>19901</text:p>
          </table:table-cell>
        </table:table-row>
        <calcext:conditional-formats>
          <calcext:conditional-format calcext:target-range-address="Sheet1.B19:Sheet1.B19">
            <calcext:condition calcext:apply-style-name="Good" calcext:value="=1" calcext:base-cell-address="Sheet1.B19"/>
            <calcext:condition calcext:apply-style-name="Bad" calcext:value="=0" calcext:base-cell-address="Sheet1.B19"/>
          </calcext:conditional-format>
          <calcext:conditional-format calcext:target-range-address="Sheet1.C19:Sheet1.C19">
            <calcext:condition calcext:apply-style-name="Good" calcext:value="=1" calcext:base-cell-address="Sheet1.C19"/>
            <calcext:condition calcext:apply-style-name="Bad" calcext:value="=0" calcext:base-cell-address="Sheet1.C19"/>
          </calcext:conditional-format>
          <calcext:conditional-format calcext:target-range-address="Sheet1.D19:Sheet1.D19">
            <calcext:condition calcext:apply-style-name="Good" calcext:value="=1" calcext:base-cell-address="Sheet1.D19"/>
            <calcext:condition calcext:apply-style-name="Bad" calcext:value="=0" calcext:base-cell-address="Sheet1.D19"/>
          </calcext:conditional-format>
          <calcext:conditional-format calcext:target-range-address="Sheet1.E19:Sheet1.E19">
            <calcext:condition calcext:apply-style-name="Good" calcext:value="=1" calcext:base-cell-address="Sheet1.E19"/>
            <calcext:condition calcext:apply-style-name="Bad" calcext:value="=0" calcext:base-cell-address="Sheet1.E19"/>
          </calcext:conditional-format>
          <calcext:conditional-format calcext:target-range-address="Sheet1.F19:Sheet1.F19">
            <calcext:condition calcext:apply-style-name="Good" calcext:value="=1" calcext:base-cell-address="Sheet1.F19"/>
            <calcext:condition calcext:apply-style-name="Bad" calcext:value="=0" calcext:base-cell-address="Sheet1.F19"/>
          </calcext:conditional-format>
          <calcext:conditional-format calcext:target-range-address="Sheet1.G19:Sheet1.G19">
            <calcext:condition calcext:apply-style-name="Good" calcext:value="=1" calcext:base-cell-address="Sheet1.G19"/>
            <calcext:condition calcext:apply-style-name="Bad" calcext:value="=0" calcext:base-cell-address="Sheet1.G19"/>
          </calcext:conditional-format>
          <calcext:conditional-format calcext:target-range-address="Sheet1.H19:Sheet1.H19">
            <calcext:condition calcext:apply-style-name="Good" calcext:value="=1" calcext:base-cell-address="Sheet1.H19"/>
            <calcext:condition calcext:apply-style-name="Bad" calcext:value="=0" calcext:base-cell-address="Sheet1.H19"/>
          </calcext:conditional-format>
          <calcext:conditional-format calcext:target-range-address="Sheet1.I19:Sheet1.I19">
            <calcext:condition calcext:apply-style-name="Good" calcext:value="=1" calcext:base-cell-address="Sheet1.I19"/>
            <calcext:condition calcext:apply-style-name="Bad" calcext:value="=0" calcext:base-cell-address="Sheet1.I19"/>
          </calcext:conditional-format>
          <calcext:conditional-format calcext:target-range-address="Sheet1.J19:Sheet1.J19">
            <calcext:condition calcext:apply-style-name="Good" calcext:value="=1" calcext:base-cell-address="Sheet1.J19"/>
            <calcext:condition calcext:apply-style-name="Bad" calcext:value="=0" calcext:base-cell-address="Sheet1.J19"/>
          </calcext:conditional-format>
          <calcext:conditional-format calcext:target-range-address="Sheet1.K19:Sheet1.K19">
            <calcext:condition calcext:apply-style-name="Good" calcext:value="=1" calcext:base-cell-address="Sheet1.K19"/>
            <calcext:condition calcext:apply-style-name="Bad" calcext:value="=0" calcext:base-cell-address="Sheet1.K19"/>
          </calcext:conditional-format>
          <calcext:conditional-format calcext:target-range-address="Sheet1.L19:Sheet1.L19">
            <calcext:condition calcext:apply-style-name="Good" calcext:value="=1" calcext:base-cell-address="Sheet1.L19"/>
            <calcext:condition calcext:apply-style-name="Bad" calcext:value="=0" calcext:base-cell-address="Sheet1.L19"/>
          </calcext:conditional-format>
          <calcext:conditional-format calcext:target-range-address="Sheet1.M19:Sheet1.M19">
            <calcext:condition calcext:apply-style-name="Good" calcext:value="=1" calcext:base-cell-address="Sheet1.M19"/>
            <calcext:condition calcext:apply-style-name="Bad" calcext:value="=0" calcext:base-cell-address="Sheet1.M19"/>
          </calcext:conditional-format>
          <calcext:conditional-format calcext:target-range-address="Sheet1.N19:Sheet1.N19">
            <calcext:condition calcext:apply-style-name="Good" calcext:value="=1" calcext:base-cell-address="Sheet1.N19"/>
            <calcext:condition calcext:apply-style-name="Bad" calcext:value="=0" calcext:base-cell-address="Sheet1.N19"/>
          </calcext:conditional-format>
          <calcext:conditional-format calcext:target-range-address="Sheet1.O19:Sheet1.O19">
            <calcext:condition calcext:apply-style-name="Good" calcext:value="=1" calcext:base-cell-address="Sheet1.O19"/>
            <calcext:condition calcext:apply-style-name="Bad" calcext:value="=0" calcext:base-cell-address="Sheet1.O19"/>
          </calcext:conditional-format>
          <calcext:conditional-format calcext:target-range-address="Sheet1.P19:Sheet1.P19">
            <calcext:condition calcext:apply-style-name="Good" calcext:value="=1" calcext:base-cell-address="Sheet1.P19"/>
            <calcext:condition calcext:apply-style-name="Bad" calcext:value="=0" calcext:base-cell-address="Sheet1.P19"/>
          </calcext:conditional-format>
          <calcext:conditional-format calcext:target-range-address="Sheet1.Q19:Sheet1.Q19">
            <calcext:condition calcext:apply-style-name="Good" calcext:value="=1" calcext:base-cell-address="Sheet1.Q19"/>
            <calcext:condition calcext:apply-style-name="Bad" calcext:value="=0" calcext:base-cell-address="Sheet1.Q19"/>
          </calcext:conditional-format>
          <calcext:conditional-format calcext:target-range-address="Sheet1.R19:Sheet1.R19">
            <calcext:condition calcext:apply-style-name="Good" calcext:value="=1" calcext:base-cell-address="Sheet1.R19"/>
            <calcext:condition calcext:apply-style-name="Bad" calcext:value="=0" calcext:base-cell-address="Sheet1.R19"/>
          </calcext:conditional-format>
          <calcext:conditional-format calcext:target-range-address="Sheet1.S19:Sheet1.S19">
            <calcext:condition calcext:apply-style-name="Good" calcext:value="=1" calcext:base-cell-address="Sheet1.S19"/>
            <calcext:condition calcext:apply-style-name="Bad" calcext:value="=0" calcext:base-cell-address="Sheet1.S19"/>
          </calcext:conditional-format>
          <calcext:conditional-format calcext:target-range-address="Sheet1.T19:Sheet1.T19">
            <calcext:condition calcext:apply-style-name="Good" calcext:value="=1" calcext:base-cell-address="Sheet1.T19"/>
            <calcext:condition calcext:apply-style-name="Bad" calcext:value="=0" calcext:base-cell-address="Sheet1.T19"/>
          </calcext:conditional-format>
          <calcext:conditional-format calcext:target-range-address="Sheet1.U19:Sheet1.U19">
            <calcext:condition calcext:apply-style-name="Good" calcext:value="=1" calcext:base-cell-address="Sheet1.U19"/>
            <calcext:condition calcext:apply-style-name="Bad" calcext:value="=0" calcext:base-cell-address="Sheet1.U19"/>
          </calcext:conditional-format>
          <calcext:conditional-format calcext:target-range-address="Sheet1.V19:Sheet1.V19">
            <calcext:condition calcext:apply-style-name="Good" calcext:value="=1" calcext:base-cell-address="Sheet1.V19"/>
            <calcext:condition calcext:apply-style-name="Bad" calcext:value="=0" calcext:base-cell-address="Sheet1.V19"/>
          </calcext:conditional-format>
          <calcext:conditional-format calcext:target-range-address="Sheet1.W19:Sheet1.W19">
            <calcext:condition calcext:apply-style-name="Good" calcext:value="=1" calcext:base-cell-address="Sheet1.W19"/>
            <calcext:condition calcext:apply-style-name="Bad" calcext:value="=0" calcext:base-cell-address="Sheet1.W19"/>
          </calcext:conditional-format>
          <calcext:conditional-format calcext:target-range-address="Sheet1.X19:Sheet1.X19">
            <calcext:condition calcext:apply-style-name="Good" calcext:value="=1" calcext:base-cell-address="Sheet1.X19"/>
            <calcext:condition calcext:apply-style-name="Bad" calcext:value="=0" calcext:base-cell-address="Sheet1.X19"/>
          </calcext:conditional-format>
          <calcext:conditional-format calcext:target-range-address="Sheet1.Y19:Sheet1.Y19">
            <calcext:condition calcext:apply-style-name="Good" calcext:value="=1" calcext:base-cell-address="Sheet1.Y19"/>
            <calcext:condition calcext:apply-style-name="Bad" calcext:value="=0" calcext:base-cell-address="Sheet1.Y19"/>
          </calcext:conditional-format>
          <calcext:conditional-format calcext:target-range-address="Sheet1.Z19:Sheet1.Z19">
            <calcext:condition calcext:apply-style-name="Good" calcext:value="=1" calcext:base-cell-address="Sheet1.Z19"/>
            <calcext:condition calcext:apply-style-name="Bad" calcext:value="=0" calcext:base-cell-address="Sheet1.Z19"/>
          </calcext:conditional-format>
          <calcext:conditional-format calcext:target-range-address="Sheet1.AA19:Sheet1.AA19">
            <calcext:condition calcext:apply-style-name="Good" calcext:value="=1" calcext:base-cell-address="Sheet1.AA19"/>
            <calcext:condition calcext:apply-style-name="Bad" calcext:value="=0" calcext:base-cell-address="Sheet1.AA19"/>
          </calcext:conditional-format>
          <calcext:conditional-format calcext:target-range-address="Sheet1.AB19:Sheet1.AB19">
            <calcext:condition calcext:apply-style-name="Good" calcext:value="=1" calcext:base-cell-address="Sheet1.AB19"/>
            <calcext:condition calcext:apply-style-name="Bad" calcext:value="=0" calcext:base-cell-address="Sheet1.AB19"/>
          </calcext:conditional-format>
          <calcext:conditional-format calcext:target-range-address="Sheet1.AC19:Sheet1.AC19">
            <calcext:condition calcext:apply-style-name="Good" calcext:value="=1" calcext:base-cell-address="Sheet1.AC19"/>
            <calcext:condition calcext:apply-style-name="Bad" calcext:value="=0" calcext:base-cell-address="Sheet1.AC19"/>
          </calcext:conditional-format>
          <calcext:conditional-format calcext:target-range-address="Sheet1.AD19:Sheet1.AD19">
            <calcext:condition calcext:apply-style-name="Good" calcext:value="=1" calcext:base-cell-address="Sheet1.AD19"/>
            <calcext:condition calcext:apply-style-name="Bad" calcext:value="=0" calcext:base-cell-address="Sheet1.AD19"/>
          </calcext:conditional-format>
          <calcext:conditional-format calcext:target-range-address="Sheet1.AE19:Sheet1.AE19">
            <calcext:condition calcext:apply-style-name="Good" calcext:value="=1" calcext:base-cell-address="Sheet1.AE19"/>
            <calcext:condition calcext:apply-style-name="Bad" calcext:value="=0" calcext:base-cell-address="Sheet1.AE19"/>
          </calcext:conditional-format>
          <calcext:conditional-format calcext:target-range-address="Sheet1.AF19:Sheet1.AF19">
            <calcext:condition calcext:apply-style-name="Good" calcext:value="=1" calcext:base-cell-address="Sheet1.AF19"/>
            <calcext:condition calcext:apply-style-name="Bad" calcext:value="=0" calcext:base-cell-address="Sheet1.AF19"/>
          </calcext:conditional-format>
          <calcext:conditional-format calcext:target-range-address="Sheet1.AG19:Sheet1.AG19">
            <calcext:condition calcext:apply-style-name="Good" calcext:value="=1" calcext:base-cell-address="Sheet1.AG19"/>
            <calcext:condition calcext:apply-style-name="Bad" calcext:value="=0" calcext:base-cell-address="Sheet1.AG19"/>
          </calcext:conditional-format>
          <calcext:conditional-format calcext:target-range-address="Sheet1.AH19:Sheet1.AH19">
            <calcext:condition calcext:apply-style-name="Good" calcext:value="=1" calcext:base-cell-address="Sheet1.AH19"/>
            <calcext:condition calcext:apply-style-name="Bad" calcext:value="=0" calcext:base-cell-address="Sheet1.AH19"/>
          </calcext:conditional-format>
          <calcext:conditional-format calcext:target-range-address="Sheet1.AI19:Sheet1.AI19">
            <calcext:condition calcext:apply-style-name="Good" calcext:value="=1" calcext:base-cell-address="Sheet1.AI19"/>
            <calcext:condition calcext:apply-style-name="Bad" calcext:value="=0" calcext:base-cell-address="Sheet1.AI19"/>
          </calcext:conditional-format>
          <calcext:conditional-format calcext:target-range-address="Sheet1.AJ19:Sheet1.AJ19">
            <calcext:condition calcext:apply-style-name="Good" calcext:value="=1" calcext:base-cell-address="Sheet1.AJ19"/>
            <calcext:condition calcext:apply-style-name="Bad" calcext:value="=0" calcext:base-cell-address="Sheet1.AJ19"/>
          </calcext:conditional-format>
          <calcext:conditional-format calcext:target-range-address="Sheet1.AK19:Sheet1.AK19">
            <calcext:condition calcext:apply-style-name="Good" calcext:value="=1" calcext:base-cell-address="Sheet1.AK19"/>
            <calcext:condition calcext:apply-style-name="Bad" calcext:value="=0" calcext:base-cell-address="Sheet1.AK19"/>
          </calcext:conditional-format>
          <calcext:conditional-format calcext:target-range-address="Sheet1.AL19:Sheet1.AL19">
            <calcext:condition calcext:apply-style-name="Good" calcext:value="=1" calcext:base-cell-address="Sheet1.AL19"/>
            <calcext:condition calcext:apply-style-name="Bad" calcext:value="=0" calcext:base-cell-address="Sheet1.AL19"/>
          </calcext:conditional-format>
          <calcext:conditional-format calcext:target-range-address="Sheet1.AM19:Sheet1.AM19">
            <calcext:condition calcext:apply-style-name="Good" calcext:value="=1" calcext:base-cell-address="Sheet1.AM19"/>
            <calcext:condition calcext:apply-style-name="Bad" calcext:value="=0" calcext:base-cell-address="Sheet1.AM19"/>
          </calcext:conditional-format>
          <calcext:conditional-format calcext:target-range-address="Sheet1.AN19:Sheet1.AN19">
            <calcext:condition calcext:apply-style-name="Good" calcext:value="=1" calcext:base-cell-address="Sheet1.AN19"/>
            <calcext:condition calcext:apply-style-name="Bad" calcext:value="=0" calcext:base-cell-address="Sheet1.AN19"/>
          </calcext:conditional-format>
          <calcext:conditional-format calcext:target-range-address="Sheet1.AO19:Sheet1.AO19">
            <calcext:condition calcext:apply-style-name="Good" calcext:value="=1" calcext:base-cell-address="Sheet1.AO19"/>
            <calcext:condition calcext:apply-style-name="Bad" calcext:value="=0" calcext:base-cell-address="Sheet1.AO19"/>
          </calcext:conditional-format>
          <calcext:conditional-format calcext:target-range-address="Sheet1.AP19:Sheet1.AP19">
            <calcext:condition calcext:apply-style-name="Good" calcext:value="=1" calcext:base-cell-address="Sheet1.AP19"/>
            <calcext:condition calcext:apply-style-name="Bad" calcext:value="=0" calcext:base-cell-address="Sheet1.AP19"/>
          </calcext:conditional-format>
          <calcext:conditional-format calcext:target-range-address="Sheet1.AQ19:Sheet1.AQ19">
            <calcext:condition calcext:apply-style-name="Good" calcext:value="=1" calcext:base-cell-address="Sheet1.AQ19"/>
            <calcext:condition calcext:apply-style-name="Bad" calcext:value="=0" calcext:base-cell-address="Sheet1.AQ19"/>
          </calcext:conditional-format>
          <calcext:conditional-format calcext:target-range-address="Sheet1.AR19:Sheet1.AR19">
            <calcext:condition calcext:apply-style-name="Good" calcext:value="=1" calcext:base-cell-address="Sheet1.AR19"/>
            <calcext:condition calcext:apply-style-name="Bad" calcext:value="=0" calcext:base-cell-address="Sheet1.AR19"/>
          </calcext:conditional-format>
          <calcext:conditional-format calcext:target-range-address="Sheet1.AS19:Sheet1.AS19">
            <calcext:condition calcext:apply-style-name="Good" calcext:value="=1" calcext:base-cell-address="Sheet1.AS19"/>
            <calcext:condition calcext:apply-style-name="Bad" calcext:value="=0" calcext:base-cell-address="Sheet1.AS19"/>
          </calcext:conditional-format>
          <calcext:conditional-format calcext:target-range-address="Sheet1.AT19:Sheet1.AT19">
            <calcext:condition calcext:apply-style-name="Good" calcext:value="=1" calcext:base-cell-address="Sheet1.AT19"/>
            <calcext:condition calcext:apply-style-name="Bad" calcext:value="=0" calcext:base-cell-address="Sheet1.AT19"/>
          </calcext:conditional-format>
          <calcext:conditional-format calcext:target-range-address="Sheet1.AU19:Sheet1.AU19">
            <calcext:condition calcext:apply-style-name="Good" calcext:value="=1" calcext:base-cell-address="Sheet1.AU19"/>
            <calcext:condition calcext:apply-style-name="Bad" calcext:value="=0" calcext:base-cell-address="Sheet1.AU19"/>
          </calcext:conditional-format>
          <calcext:conditional-format calcext:target-range-address="Sheet1.AV19:Sheet1.AV19">
            <calcext:condition calcext:apply-style-name="Good" calcext:value="=1" calcext:base-cell-address="Sheet1.AV19"/>
            <calcext:condition calcext:apply-style-name="Bad" calcext:value="=0" calcext:base-cell-address="Sheet1.AV19"/>
          </calcext:conditional-format>
          <calcext:conditional-format calcext:target-range-address="Sheet1.AW19:Sheet1.AW19">
            <calcext:condition calcext:apply-style-name="Good" calcext:value="=1" calcext:base-cell-address="Sheet1.AW19"/>
            <calcext:condition calcext:apply-style-name="Bad" calcext:value="=0" calcext:base-cell-address="Sheet1.AW19"/>
          </calcext:conditional-format>
          <calcext:conditional-format calcext:target-range-address="Sheet1.AX19:Sheet1.AX19">
            <calcext:condition calcext:apply-style-name="Good" calcext:value="=1" calcext:base-cell-address="Sheet1.AX19"/>
            <calcext:condition calcext:apply-style-name="Bad" calcext:value="=0" calcext:base-cell-address="Sheet1.AX19"/>
          </calcext:conditional-format>
          <calcext:conditional-format calcext:target-range-address="Sheet1.AY19:Sheet1.AY19">
            <calcext:condition calcext:apply-style-name="Good" calcext:value="=1" calcext:base-cell-address="Sheet1.AY19"/>
            <calcext:condition calcext:apply-style-name="Bad" calcext:value="=0" calcext:base-cell-address="Sheet1.AY19"/>
          </calcext:conditional-format>
          <calcext:conditional-format calcext:target-range-address="Sheet1.AZ19:Sheet1.AZ19">
            <calcext:condition calcext:apply-style-name="Good" calcext:value="=1" calcext:base-cell-address="Sheet1.AZ19"/>
            <calcext:condition calcext:apply-style-name="Bad" calcext:value="=0" calcext:base-cell-address="Sheet1.AZ19"/>
          </calcext:conditional-format>
          <calcext:conditional-format calcext:target-range-address="Sheet1.BA19:Sheet1.BA19">
            <calcext:condition calcext:apply-style-name="Good" calcext:value="=1" calcext:base-cell-address="Sheet1.BA19"/>
            <calcext:condition calcext:apply-style-name="Bad" calcext:value="=0" calcext:base-cell-address="Sheet1.BA19"/>
          </calcext:conditional-format>
          <calcext:conditional-format calcext:target-range-address="Sheet1.BB19:Sheet1.BB19">
            <calcext:condition calcext:apply-style-name="Good" calcext:value="=1" calcext:base-cell-address="Sheet1.BB19"/>
            <calcext:condition calcext:apply-style-name="Bad" calcext:value="=0" calcext:base-cell-address="Sheet1.BB19"/>
          </calcext:conditional-format>
          <calcext:conditional-format calcext:target-range-address="Sheet1.BC19:Sheet1.BC19">
            <calcext:condition calcext:apply-style-name="Good" calcext:value="=1" calcext:base-cell-address="Sheet1.BC19"/>
            <calcext:condition calcext:apply-style-name="Bad" calcext:value="=0" calcext:base-cell-address="Sheet1.BC19"/>
          </calcext:conditional-format>
          <calcext:conditional-format calcext:target-range-address="Sheet1.BD19:Sheet1.BD19">
            <calcext:condition calcext:apply-style-name="Good" calcext:value="=1" calcext:base-cell-address="Sheet1.BD19"/>
            <calcext:condition calcext:apply-style-name="Bad" calcext:value="=0" calcext:base-cell-address="Sheet1.BD19"/>
          </calcext:conditional-format>
          <calcext:conditional-format calcext:target-range-address="Sheet1.BE19:Sheet1.BE19">
            <calcext:condition calcext:apply-style-name="Good" calcext:value="=1" calcext:base-cell-address="Sheet1.BE19"/>
            <calcext:condition calcext:apply-style-name="Bad" calcext:value="=0" calcext:base-cell-address="Sheet1.BE19"/>
          </calcext:conditional-format>
          <calcext:conditional-format calcext:target-range-address="Sheet1.BF19:Sheet1.BF19">
            <calcext:condition calcext:apply-style-name="Good" calcext:value="=1" calcext:base-cell-address="Sheet1.BF19"/>
            <calcext:condition calcext:apply-style-name="Bad" calcext:value="=0" calcext:base-cell-address="Sheet1.BF19"/>
          </calcext:conditional-format>
          <calcext:conditional-format calcext:target-range-address="Sheet1.BG19:Sheet1.BG19">
            <calcext:condition calcext:apply-style-name="Good" calcext:value="=1" calcext:base-cell-address="Sheet1.BG19"/>
            <calcext:condition calcext:apply-style-name="Bad" calcext:value="=0" calcext:base-cell-address="Sheet1.BG19"/>
          </calcext:conditional-format>
          <calcext:conditional-format calcext:target-range-address="Sheet1.BH19:Sheet1.BH19">
            <calcext:condition calcext:apply-style-name="Good" calcext:value="=1" calcext:base-cell-address="Sheet1.BH19"/>
            <calcext:condition calcext:apply-style-name="Bad" calcext:value="=0" calcext:base-cell-address="Sheet1.BH19"/>
          </calcext:conditional-format>
          <calcext:conditional-format calcext:target-range-address="Sheet1.BI19:Sheet1.BI19">
            <calcext:condition calcext:apply-style-name="Good" calcext:value="=1" calcext:base-cell-address="Sheet1.BI19"/>
            <calcext:condition calcext:apply-style-name="Bad" calcext:value="=0" calcext:base-cell-address="Sheet1.BI19"/>
          </calcext:conditional-format>
          <calcext:conditional-format calcext:target-range-address="Sheet1.BJ19:Sheet1.BJ19">
            <calcext:condition calcext:apply-style-name="Good" calcext:value="=1" calcext:base-cell-address="Sheet1.BJ19"/>
            <calcext:condition calcext:apply-style-name="Bad" calcext:value="=0" calcext:base-cell-address="Sheet1.BJ19"/>
          </calcext:conditional-format>
          <calcext:conditional-format calcext:target-range-address="Sheet1.BK19:Sheet1.BK19">
            <calcext:condition calcext:apply-style-name="Good" calcext:value="=1" calcext:base-cell-address="Sheet1.BK19"/>
            <calcext:condition calcext:apply-style-name="Bad" calcext:value="=0" calcext:base-cell-address="Sheet1.BK19"/>
          </calcext:conditional-format>
          <calcext:conditional-format calcext:target-range-address="Sheet1.BL19:Sheet1.BL19">
            <calcext:condition calcext:apply-style-name="Good" calcext:value="=1" calcext:base-cell-address="Sheet1.BL19"/>
            <calcext:condition calcext:apply-style-name="Bad" calcext:value="=0" calcext:base-cell-address="Sheet1.BL19"/>
          </calcext:conditional-format>
          <calcext:conditional-format calcext:target-range-address="Sheet1.BM19:Sheet1.BM19">
            <calcext:condition calcext:apply-style-name="Good" calcext:value="=1" calcext:base-cell-address="Sheet1.BM19"/>
            <calcext:condition calcext:apply-style-name="Bad" calcext:value="=0" calcext:base-cell-address="Sheet1.BM19"/>
          </calcext:conditional-format>
          <calcext:conditional-format calcext:target-range-address="Sheet1.BN19:Sheet1.BN19">
            <calcext:condition calcext:apply-style-name="Good" calcext:value="=1" calcext:base-cell-address="Sheet1.BN19"/>
            <calcext:condition calcext:apply-style-name="Bad" calcext:value="=0" calcext:base-cell-address="Sheet1.BN19"/>
          </calcext:conditional-format>
          <calcext:conditional-format calcext:target-range-address="Sheet1.BO19:Sheet1.BO19">
            <calcext:condition calcext:apply-style-name="Good" calcext:value="=1" calcext:base-cell-address="Sheet1.BO19"/>
            <calcext:condition calcext:apply-style-name="Bad" calcext:value="=0" calcext:base-cell-address="Sheet1.BO19"/>
          </calcext:conditional-format>
          <calcext:conditional-format calcext:target-range-address="Sheet1.BP19:Sheet1.BP19">
            <calcext:condition calcext:apply-style-name="Good" calcext:value="=1" calcext:base-cell-address="Sheet1.BP19"/>
            <calcext:condition calcext:apply-style-name="Bad" calcext:value="=0" calcext:base-cell-address="Sheet1.BP19"/>
          </calcext:conditional-format>
          <calcext:conditional-format calcext:target-range-address="Sheet1.BQ19:Sheet1.BQ19">
            <calcext:condition calcext:apply-style-name="Good" calcext:value="=1" calcext:base-cell-address="Sheet1.BQ19"/>
            <calcext:condition calcext:apply-style-name="Bad" calcext:value="=0" calcext:base-cell-address="Sheet1.BQ19"/>
          </calcext:conditional-format>
          <calcext:conditional-format calcext:target-range-address="Sheet1.BR19:Sheet1.BR19">
            <calcext:condition calcext:apply-style-name="Good" calcext:value="=1" calcext:base-cell-address="Sheet1.BR19"/>
            <calcext:condition calcext:apply-style-name="Bad" calcext:value="=0" calcext:base-cell-address="Sheet1.BR19"/>
          </calcext:conditional-format>
          <calcext:conditional-format calcext:target-range-address="Sheet1.BS19:Sheet1.BS19">
            <calcext:condition calcext:apply-style-name="Good" calcext:value="=1" calcext:base-cell-address="Sheet1.BS19"/>
            <calcext:condition calcext:apply-style-name="Bad" calcext:value="=0" calcext:base-cell-address="Sheet1.BS19"/>
          </calcext:conditional-format>
          <calcext:conditional-format calcext:target-range-address="Sheet1.BT19:Sheet1.BT19">
            <calcext:condition calcext:apply-style-name="Good" calcext:value="=1" calcext:base-cell-address="Sheet1.BT19"/>
            <calcext:condition calcext:apply-style-name="Bad" calcext:value="=0" calcext:base-cell-address="Sheet1.BT19"/>
          </calcext:conditional-format>
          <calcext:conditional-format calcext:target-range-address="Sheet1.BU19:Sheet1.BU19">
            <calcext:condition calcext:apply-style-name="Good" calcext:value="=1" calcext:base-cell-address="Sheet1.BU19"/>
            <calcext:condition calcext:apply-style-name="Bad" calcext:value="=0" calcext:base-cell-address="Sheet1.BU19"/>
          </calcext:conditional-format>
          <calcext:conditional-format calcext:target-range-address="Sheet1.BV19:Sheet1.BV19">
            <calcext:condition calcext:apply-style-name="Good" calcext:value="=1" calcext:base-cell-address="Sheet1.BV19"/>
            <calcext:condition calcext:apply-style-name="Bad" calcext:value="=0" calcext:base-cell-address="Sheet1.BV19"/>
          </calcext:conditional-format>
          <calcext:conditional-format calcext:target-range-address="Sheet1.BW19:Sheet1.BW19">
            <calcext:condition calcext:apply-style-name="Good" calcext:value="=1" calcext:base-cell-address="Sheet1.BW19"/>
            <calcext:condition calcext:apply-style-name="Bad" calcext:value="=0" calcext:base-cell-address="Sheet1.BW19"/>
          </calcext:conditional-format>
          <calcext:conditional-format calcext:target-range-address="Sheet1.BX19:Sheet1.BX19">
            <calcext:condition calcext:apply-style-name="Good" calcext:value="=1" calcext:base-cell-address="Sheet1.BX19"/>
            <calcext:condition calcext:apply-style-name="Bad" calcext:value="=0" calcext:base-cell-address="Sheet1.BX19"/>
          </calcext:conditional-format>
          <calcext:conditional-format calcext:target-range-address="Sheet1.BY19:Sheet1.BY19">
            <calcext:condition calcext:apply-style-name="Good" calcext:value="=1" calcext:base-cell-address="Sheet1.BY19"/>
            <calcext:condition calcext:apply-style-name="Bad" calcext:value="=0" calcext:base-cell-address="Sheet1.BY19"/>
          </calcext:conditional-format>
          <calcext:conditional-format calcext:target-range-address="Sheet1.BZ19:Sheet1.BZ19">
            <calcext:condition calcext:apply-style-name="Good" calcext:value="=1" calcext:base-cell-address="Sheet1.BZ19"/>
            <calcext:condition calcext:apply-style-name="Bad" calcext:value="=0" calcext:base-cell-address="Sheet1.BZ19"/>
          </calcext:conditional-format>
          <calcext:conditional-format calcext:target-range-address="Sheet1.CA19:Sheet1.CA19">
            <calcext:condition calcext:apply-style-name="Good" calcext:value="=1" calcext:base-cell-address="Sheet1.CA19"/>
            <calcext:condition calcext:apply-style-name="Bad" calcext:value="=0" calcext:base-cell-address="Sheet1.CA19"/>
          </calcext:conditional-format>
          <calcext:conditional-format calcext:target-range-address="Sheet1.CB19:Sheet1.CB19">
            <calcext:condition calcext:apply-style-name="Good" calcext:value="=1" calcext:base-cell-address="Sheet1.CB19"/>
            <calcext:condition calcext:apply-style-name="Bad" calcext:value="=0" calcext:base-cell-address="Sheet1.CB19"/>
          </calcext:conditional-format>
          <calcext:conditional-format calcext:target-range-address="Sheet1.CC19:Sheet1.CC19">
            <calcext:condition calcext:apply-style-name="Good" calcext:value="=1" calcext:base-cell-address="Sheet1.CC19"/>
            <calcext:condition calcext:apply-style-name="Bad" calcext:value="=0" calcext:base-cell-address="Sheet1.CC19"/>
          </calcext:conditional-format>
          <calcext:conditional-format calcext:target-range-address="Sheet1.CD19:Sheet1.CD19">
            <calcext:condition calcext:apply-style-name="Good" calcext:value="=1" calcext:base-cell-address="Sheet1.CD19"/>
            <calcext:condition calcext:apply-style-name="Bad" calcext:value="=0" calcext:base-cell-address="Sheet1.CD19"/>
          </calcext:conditional-format>
          <calcext:conditional-format calcext:target-range-address="Sheet1.CE19:Sheet1.CE19">
            <calcext:condition calcext:apply-style-name="Good" calcext:value="=1" calcext:base-cell-address="Sheet1.CE19"/>
            <calcext:condition calcext:apply-style-name="Bad" calcext:value="=0" calcext:base-cell-address="Sheet1.CE19"/>
          </calcext:conditional-format>
          <calcext:conditional-format calcext:target-range-address="Sheet1.CF19:Sheet1.CF19">
            <calcext:condition calcext:apply-style-name="Good" calcext:value="=1" calcext:base-cell-address="Sheet1.CF19"/>
            <calcext:condition calcext:apply-style-name="Bad" calcext:value="=0" calcext:base-cell-address="Sheet1.CF19"/>
          </calcext:conditional-format>
          <calcext:conditional-format calcext:target-range-address="Sheet1.CG19:Sheet1.CG19">
            <calcext:condition calcext:apply-style-name="Good" calcext:value="=1" calcext:base-cell-address="Sheet1.CG19"/>
            <calcext:condition calcext:apply-style-name="Bad" calcext:value="=0" calcext:base-cell-address="Sheet1.CG19"/>
          </calcext:conditional-format>
          <calcext:conditional-format calcext:target-range-address="Sheet1.CH19:Sheet1.CH19">
            <calcext:condition calcext:apply-style-name="Good" calcext:value="=1" calcext:base-cell-address="Sheet1.CH19"/>
            <calcext:condition calcext:apply-style-name="Bad" calcext:value="=0" calcext:base-cell-address="Sheet1.CH19"/>
          </calcext:conditional-format>
          <calcext:conditional-format calcext:target-range-address="Sheet1.CI19:Sheet1.CI19">
            <calcext:condition calcext:apply-style-name="Good" calcext:value="=1" calcext:base-cell-address="Sheet1.CI19"/>
            <calcext:condition calcext:apply-style-name="Bad" calcext:value="=0" calcext:base-cell-address="Sheet1.CI19"/>
          </calcext:conditional-format>
          <calcext:conditional-format calcext:target-range-address="Sheet1.CJ19:Sheet1.CJ19">
            <calcext:condition calcext:apply-style-name="Good" calcext:value="=1" calcext:base-cell-address="Sheet1.CJ19"/>
            <calcext:condition calcext:apply-style-name="Bad" calcext:value="=0" calcext:base-cell-address="Sheet1.CJ19"/>
          </calcext:conditional-format>
          <calcext:conditional-format calcext:target-range-address="Sheet1.CK19:Sheet1.CK19">
            <calcext:condition calcext:apply-style-name="Good" calcext:value="=1" calcext:base-cell-address="Sheet1.CK19"/>
            <calcext:condition calcext:apply-style-name="Bad" calcext:value="=0" calcext:base-cell-address="Sheet1.CK19"/>
          </calcext:conditional-format>
          <calcext:conditional-format calcext:target-range-address="Sheet1.CL19:Sheet1.CL19">
            <calcext:condition calcext:apply-style-name="Good" calcext:value="=1" calcext:base-cell-address="Sheet1.CL19"/>
            <calcext:condition calcext:apply-style-name="Bad" calcext:value="=0" calcext:base-cell-address="Sheet1.CL19"/>
          </calcext:conditional-format>
          <calcext:conditional-format calcext:target-range-address="Sheet1.CM19:Sheet1.CM19">
            <calcext:condition calcext:apply-style-name="Good" calcext:value="=1" calcext:base-cell-address="Sheet1.CM19"/>
            <calcext:condition calcext:apply-style-name="Bad" calcext:value="=0" calcext:base-cell-address="Sheet1.CM19"/>
          </calcext:conditional-format>
          <calcext:conditional-format calcext:target-range-address="Sheet1.CN19:Sheet1.CN19">
            <calcext:condition calcext:apply-style-name="Good" calcext:value="=1" calcext:base-cell-address="Sheet1.CN19"/>
            <calcext:condition calcext:apply-style-name="Bad" calcext:value="=0" calcext:base-cell-address="Sheet1.CN19"/>
          </calcext:conditional-format>
          <calcext:conditional-format calcext:target-range-address="Sheet1.CO19:Sheet1.CO19">
            <calcext:condition calcext:apply-style-name="Good" calcext:value="=1" calcext:base-cell-address="Sheet1.CO19"/>
            <calcext:condition calcext:apply-style-name="Bad" calcext:value="=0" calcext:base-cell-address="Sheet1.CO19"/>
          </calcext:conditional-format>
          <calcext:conditional-format calcext:target-range-address="Sheet1.CP19:Sheet1.CP19">
            <calcext:condition calcext:apply-style-name="Good" calcext:value="=1" calcext:base-cell-address="Sheet1.CP19"/>
            <calcext:condition calcext:apply-style-name="Bad" calcext:value="=0" calcext:base-cell-address="Sheet1.CP19"/>
          </calcext:conditional-format>
          <calcext:conditional-format calcext:target-range-address="Sheet1.CQ19:Sheet1.CQ19">
            <calcext:condition calcext:apply-style-name="Good" calcext:value="=1" calcext:base-cell-address="Sheet1.CQ19"/>
            <calcext:condition calcext:apply-style-name="Bad" calcext:value="=0" calcext:base-cell-address="Sheet1.CQ19"/>
          </calcext:conditional-format>
          <calcext:conditional-format calcext:target-range-address="Sheet1.CR19:Sheet1.CR19">
            <calcext:condition calcext:apply-style-name="Good" calcext:value="=1" calcext:base-cell-address="Sheet1.CR19"/>
            <calcext:condition calcext:apply-style-name="Bad" calcext:value="=0" calcext:base-cell-address="Sheet1.CR19"/>
          </calcext:conditional-format>
          <calcext:conditional-format calcext:target-range-address="Sheet1.CS19:Sheet1.CS19">
            <calcext:condition calcext:apply-style-name="Good" calcext:value="=1" calcext:base-cell-address="Sheet1.CS19"/>
            <calcext:condition calcext:apply-style-name="Bad" calcext:value="=0" calcext:base-cell-address="Sheet1.CS19"/>
          </calcext:conditional-format>
          <calcext:conditional-format calcext:target-range-address="Sheet1.CT19:Sheet1.CT19">
            <calcext:condition calcext:apply-style-name="Good" calcext:value="=1" calcext:base-cell-address="Sheet1.CT19"/>
            <calcext:condition calcext:apply-style-name="Bad" calcext:value="=0" calcext:base-cell-address="Sheet1.CT19"/>
          </calcext:conditional-format>
          <calcext:conditional-format calcext:target-range-address="Sheet1.CU19:Sheet1.CU19">
            <calcext:condition calcext:apply-style-name="Good" calcext:value="=1" calcext:base-cell-address="Sheet1.CU19"/>
            <calcext:condition calcext:apply-style-name="Bad" calcext:value="=0" calcext:base-cell-address="Sheet1.CU19"/>
          </calcext:conditional-format>
          <calcext:conditional-format calcext:target-range-address="Sheet1.CV19:Sheet1.CV19">
            <calcext:condition calcext:apply-style-name="Good" calcext:value="=1" calcext:base-cell-address="Sheet1.CV19"/>
            <calcext:condition calcext:apply-style-name="Bad" calcext:value="=0" calcext:base-cell-address="Sheet1.CV19"/>
          </calcext:conditional-format>
          <calcext:conditional-format calcext:target-range-address="Sheet1.CW19:Sheet1.CW19">
            <calcext:condition calcext:apply-style-name="Good" calcext:value="=1" calcext:base-cell-address="Sheet1.CW19"/>
            <calcext:condition calcext:apply-style-name="Bad" calcext:value="=0" calcext:base-cell-address="Sheet1.CW19"/>
          </calcext:conditional-format>
          <calcext:conditional-format calcext:target-range-address="Sheet1.CX19:Sheet1.CX19">
            <calcext:condition calcext:apply-style-name="Good" calcext:value="=1" calcext:base-cell-address="Sheet1.CX19"/>
            <calcext:condition calcext:apply-style-name="Bad" calcext:value="=0" calcext:base-cell-address="Sheet1.CX19"/>
          </calcext:conditional-format>
          <calcext:conditional-format calcext:target-range-address="Sheet1.CY19:Sheet1.CY19">
            <calcext:condition calcext:apply-style-name="Good" calcext:value="=1" calcext:base-cell-address="Sheet1.CY19"/>
            <calcext:condition calcext:apply-style-name="Bad" calcext:value="=0" calcext:base-cell-address="Sheet1.CY19"/>
          </calcext:conditional-format>
          <calcext:conditional-format calcext:target-range-address="Sheet1.CZ19:Sheet1.CZ19">
            <calcext:condition calcext:apply-style-name="Good" calcext:value="=1" calcext:base-cell-address="Sheet1.CZ19"/>
            <calcext:condition calcext:apply-style-name="Bad" calcext:value="=0" calcext:base-cell-address="Sheet1.CZ19"/>
          </calcext:conditional-format>
          <calcext:conditional-format calcext:target-range-address="Sheet1.DA19:Sheet1.DA19">
            <calcext:condition calcext:apply-style-name="Good" calcext:value="=1" calcext:base-cell-address="Sheet1.DA19"/>
            <calcext:condition calcext:apply-style-name="Bad" calcext:value="=0" calcext:base-cell-address="Sheet1.DA19"/>
          </calcext:conditional-format>
          <calcext:conditional-format calcext:target-range-address="Sheet1.DB19:Sheet1.DB19">
            <calcext:condition calcext:apply-style-name="Good" calcext:value="=1" calcext:base-cell-address="Sheet1.DB19"/>
            <calcext:condition calcext:apply-style-name="Bad" calcext:value="=0" calcext:base-cell-address="Sheet1.DB19"/>
          </calcext:conditional-format>
          <calcext:conditional-format calcext:target-range-address="Sheet1.DC19:Sheet1.DC19">
            <calcext:condition calcext:apply-style-name="Good" calcext:value="=1" calcext:base-cell-address="Sheet1.DC19"/>
            <calcext:condition calcext:apply-style-name="Bad" calcext:value="=0" calcext:base-cell-address="Sheet1.DC19"/>
          </calcext:conditional-format>
          <calcext:conditional-format calcext:target-range-address="Sheet1.DD19:Sheet1.DD19">
            <calcext:condition calcext:apply-style-name="Good" calcext:value="=1" calcext:base-cell-address="Sheet1.DD19"/>
            <calcext:condition calcext:apply-style-name="Bad" calcext:value="=0" calcext:base-cell-address="Sheet1.DD19"/>
          </calcext:conditional-format>
          <calcext:conditional-format calcext:target-range-address="Sheet1.DE19:Sheet1.DE19">
            <calcext:condition calcext:apply-style-name="Good" calcext:value="=1" calcext:base-cell-address="Sheet1.DE19"/>
            <calcext:condition calcext:apply-style-name="Bad" calcext:value="=0" calcext:base-cell-address="Sheet1.DE19"/>
          </calcext:conditional-format>
          <calcext:conditional-format calcext:target-range-address="Sheet1.DF19:Sheet1.DF19">
            <calcext:condition calcext:apply-style-name="Good" calcext:value="=1" calcext:base-cell-address="Sheet1.DF19"/>
            <calcext:condition calcext:apply-style-name="Bad" calcext:value="=0" calcext:base-cell-address="Sheet1.DF19"/>
          </calcext:conditional-format>
          <calcext:conditional-format calcext:target-range-address="Sheet1.DG19:Sheet1.DG19">
            <calcext:condition calcext:apply-style-name="Good" calcext:value="=1" calcext:base-cell-address="Sheet1.DG19"/>
            <calcext:condition calcext:apply-style-name="Bad" calcext:value="=0" calcext:base-cell-address="Sheet1.DG19"/>
          </calcext:conditional-format>
          <calcext:conditional-format calcext:target-range-address="Sheet1.DH19:Sheet1.DH19">
            <calcext:condition calcext:apply-style-name="Good" calcext:value="=1" calcext:base-cell-address="Sheet1.DH19"/>
            <calcext:condition calcext:apply-style-name="Bad" calcext:value="=0" calcext:base-cell-address="Sheet1.DH19"/>
          </calcext:conditional-format>
          <calcext:conditional-format calcext:target-range-address="Sheet1.DI19:Sheet1.DI19">
            <calcext:condition calcext:apply-style-name="Good" calcext:value="=1" calcext:base-cell-address="Sheet1.DI19"/>
            <calcext:condition calcext:apply-style-name="Bad" calcext:value="=0" calcext:base-cell-address="Sheet1.DI19"/>
          </calcext:conditional-format>
          <calcext:conditional-format calcext:target-range-address="Sheet1.DJ19:Sheet1.DJ19">
            <calcext:condition calcext:apply-style-name="Good" calcext:value="=1" calcext:base-cell-address="Sheet1.DJ19"/>
            <calcext:condition calcext:apply-style-name="Bad" calcext:value="=0" calcext:base-cell-address="Sheet1.DJ19"/>
          </calcext:conditional-format>
          <calcext:conditional-format calcext:target-range-address="Sheet1.DK19:Sheet1.DK19">
            <calcext:condition calcext:apply-style-name="Good" calcext:value="=1" calcext:base-cell-address="Sheet1.DK19"/>
            <calcext:condition calcext:apply-style-name="Bad" calcext:value="=0" calcext:base-cell-address="Sheet1.DK19"/>
          </calcext:conditional-format>
          <calcext:conditional-format calcext:target-range-address="Sheet1.DL19:Sheet1.DL19">
            <calcext:condition calcext:apply-style-name="Good" calcext:value="=1" calcext:base-cell-address="Sheet1.DL19"/>
            <calcext:condition calcext:apply-style-name="Bad" calcext:value="=0" calcext:base-cell-address="Sheet1.DL19"/>
          </calcext:conditional-format>
          <calcext:conditional-format calcext:target-range-address="Sheet1.DM19:Sheet1.DM19">
            <calcext:condition calcext:apply-style-name="Good" calcext:value="=1" calcext:base-cell-address="Sheet1.DM19"/>
            <calcext:condition calcext:apply-style-name="Bad" calcext:value="=0" calcext:base-cell-address="Sheet1.DM19"/>
          </calcext:conditional-format>
          <calcext:conditional-format calcext:target-range-address="Sheet1.DN19:Sheet1.DN19">
            <calcext:condition calcext:apply-style-name="Good" calcext:value="=1" calcext:base-cell-address="Sheet1.DN19"/>
            <calcext:condition calcext:apply-style-name="Bad" calcext:value="=0" calcext:base-cell-address="Sheet1.DN19"/>
          </calcext:conditional-format>
          <calcext:conditional-format calcext:target-range-address="Sheet1.DO19:Sheet1.DO19">
            <calcext:condition calcext:apply-style-name="Good" calcext:value="=1" calcext:base-cell-address="Sheet1.DO19"/>
            <calcext:condition calcext:apply-style-name="Bad" calcext:value="=0" calcext:base-cell-address="Sheet1.DO19"/>
          </calcext:conditional-format>
          <calcext:conditional-format calcext:target-range-address="Sheet1.DP19:Sheet1.DP19">
            <calcext:condition calcext:apply-style-name="Good" calcext:value="=1" calcext:base-cell-address="Sheet1.DP19"/>
            <calcext:condition calcext:apply-style-name="Bad" calcext:value="=0" calcext:base-cell-address="Sheet1.DP19"/>
          </calcext:conditional-format>
          <calcext:conditional-format calcext:target-range-address="Sheet1.DQ19:Sheet1.DQ19">
            <calcext:condition calcext:apply-style-name="Good" calcext:value="=1" calcext:base-cell-address="Sheet1.DQ19"/>
            <calcext:condition calcext:apply-style-name="Bad" calcext:value="=0" calcext:base-cell-address="Sheet1.DQ19"/>
          </calcext:conditional-format>
          <calcext:conditional-format calcext:target-range-address="Sheet1.DR19:Sheet1.DR19">
            <calcext:condition calcext:apply-style-name="Good" calcext:value="=1" calcext:base-cell-address="Sheet1.DR19"/>
            <calcext:condition calcext:apply-style-name="Bad" calcext:value="=0" calcext:base-cell-address="Sheet1.DR19"/>
          </calcext:conditional-format>
          <calcext:conditional-format calcext:target-range-address="Sheet1.DS19:Sheet1.DS19">
            <calcext:condition calcext:apply-style-name="Good" calcext:value="=1" calcext:base-cell-address="Sheet1.DS19"/>
            <calcext:condition calcext:apply-style-name="Bad" calcext:value="=0" calcext:base-cell-address="Sheet1.DS19"/>
          </calcext:conditional-format>
          <calcext:conditional-format calcext:target-range-address="Sheet1.DT19:Sheet1.DT19">
            <calcext:condition calcext:apply-style-name="Good" calcext:value="=1" calcext:base-cell-address="Sheet1.DT19"/>
            <calcext:condition calcext:apply-style-name="Bad" calcext:value="=0" calcext:base-cell-address="Sheet1.DT19"/>
          </calcext:conditional-format>
          <calcext:conditional-format calcext:target-range-address="Sheet1.DU19:Sheet1.DU19">
            <calcext:condition calcext:apply-style-name="Good" calcext:value="=1" calcext:base-cell-address="Sheet1.DU19"/>
            <calcext:condition calcext:apply-style-name="Bad" calcext:value="=0" calcext:base-cell-address="Sheet1.DU19"/>
          </calcext:conditional-format>
          <calcext:conditional-format calcext:target-range-address="Sheet1.DV19:Sheet1.DV19">
            <calcext:condition calcext:apply-style-name="Good" calcext:value="=1" calcext:base-cell-address="Sheet1.DV19"/>
            <calcext:condition calcext:apply-style-name="Bad" calcext:value="=0" calcext:base-cell-address="Sheet1.DV19"/>
          </calcext:conditional-format>
          <calcext:conditional-format calcext:target-range-address="Sheet1.DW19:Sheet1.DW19">
            <calcext:condition calcext:apply-style-name="Good" calcext:value="=1" calcext:base-cell-address="Sheet1.DW19"/>
            <calcext:condition calcext:apply-style-name="Bad" calcext:value="=0" calcext:base-cell-address="Sheet1.DW19"/>
          </calcext:conditional-format>
          <calcext:conditional-format calcext:target-range-address="Sheet1.DX19:Sheet1.DX19">
            <calcext:condition calcext:apply-style-name="Good" calcext:value="=1" calcext:base-cell-address="Sheet1.DX19"/>
            <calcext:condition calcext:apply-style-name="Bad" calcext:value="=0" calcext:base-cell-address="Sheet1.DX19"/>
          </calcext:conditional-format>
          <calcext:conditional-format calcext:target-range-address="Sheet1.DY19:Sheet1.DY19">
            <calcext:condition calcext:apply-style-name="Good" calcext:value="=1" calcext:base-cell-address="Sheet1.DY19"/>
            <calcext:condition calcext:apply-style-name="Bad" calcext:value="=0" calcext:base-cell-address="Sheet1.DY19"/>
          </calcext:conditional-format>
          <calcext:conditional-format calcext:target-range-address="Sheet1.DZ19:Sheet1.DZ19">
            <calcext:condition calcext:apply-style-name="Good" calcext:value="=1" calcext:base-cell-address="Sheet1.DZ19"/>
            <calcext:condition calcext:apply-style-name="Bad" calcext:value="=0" calcext:base-cell-address="Sheet1.DZ19"/>
          </calcext:conditional-format>
          <calcext:conditional-format calcext:target-range-address="Sheet1.EA19:Sheet1.EA19">
            <calcext:condition calcext:apply-style-name="Good" calcext:value="=1" calcext:base-cell-address="Sheet1.EA19"/>
            <calcext:condition calcext:apply-style-name="Bad" calcext:value="=0" calcext:base-cell-address="Sheet1.EA19"/>
          </calcext:conditional-format>
          <calcext:conditional-format calcext:target-range-address="Sheet1.EB19:Sheet1.EB19">
            <calcext:condition calcext:apply-style-name="Good" calcext:value="=1" calcext:base-cell-address="Sheet1.EB19"/>
            <calcext:condition calcext:apply-style-name="Bad" calcext:value="=0" calcext:base-cell-address="Sheet1.EB19"/>
          </calcext:conditional-format>
          <calcext:conditional-format calcext:target-range-address="Sheet1.EC19:Sheet1.EC19">
            <calcext:condition calcext:apply-style-name="Good" calcext:value="=1" calcext:base-cell-address="Sheet1.EC19"/>
            <calcext:condition calcext:apply-style-name="Bad" calcext:value="=0" calcext:base-cell-address="Sheet1.EC19"/>
          </calcext:conditional-format>
          <calcext:conditional-format calcext:target-range-address="Sheet1.ED19:Sheet1.ED19">
            <calcext:condition calcext:apply-style-name="Good" calcext:value="=1" calcext:base-cell-address="Sheet1.ED19"/>
            <calcext:condition calcext:apply-style-name="Bad" calcext:value="=0" calcext:base-cell-address="Sheet1.ED19"/>
          </calcext:conditional-format>
          <calcext:conditional-format calcext:target-range-address="Sheet1.EE19:Sheet1.EE19">
            <calcext:condition calcext:apply-style-name="Good" calcext:value="=1" calcext:base-cell-address="Sheet1.EE19"/>
            <calcext:condition calcext:apply-style-name="Bad" calcext:value="=0" calcext:base-cell-address="Sheet1.EE19"/>
          </calcext:conditional-format>
          <calcext:conditional-format calcext:target-range-address="Sheet1.EF19:Sheet1.EF19">
            <calcext:condition calcext:apply-style-name="Good" calcext:value="=1" calcext:base-cell-address="Sheet1.EF19"/>
            <calcext:condition calcext:apply-style-name="Bad" calcext:value="=0" calcext:base-cell-address="Sheet1.EF19"/>
          </calcext:conditional-format>
          <calcext:conditional-format calcext:target-range-address="Sheet1.EG19:Sheet1.EG19">
            <calcext:condition calcext:apply-style-name="Good" calcext:value="=1" calcext:base-cell-address="Sheet1.EG19"/>
            <calcext:condition calcext:apply-style-name="Bad" calcext:value="=0" calcext:base-cell-address="Sheet1.EG19"/>
          </calcext:conditional-format>
          <calcext:conditional-format calcext:target-range-address="Sheet1.EH19:Sheet1.EH19">
            <calcext:condition calcext:apply-style-name="Good" calcext:value="=1" calcext:base-cell-address="Sheet1.EH19"/>
            <calcext:condition calcext:apply-style-name="Bad" calcext:value="=0" calcext:base-cell-address="Sheet1.EH19"/>
          </calcext:conditional-format>
          <calcext:conditional-format calcext:target-range-address="Sheet1.EI19:Sheet1.EI19">
            <calcext:condition calcext:apply-style-name="Good" calcext:value="=1" calcext:base-cell-address="Sheet1.EI19"/>
            <calcext:condition calcext:apply-style-name="Bad" calcext:value="=0" calcext:base-cell-address="Sheet1.EI19"/>
          </calcext:conditional-format>
          <calcext:conditional-format calcext:target-range-address="Sheet1.EJ19:Sheet1.EJ19">
            <calcext:condition calcext:apply-style-name="Good" calcext:value="=1" calcext:base-cell-address="Sheet1.EJ19"/>
            <calcext:condition calcext:apply-style-name="Bad" calcext:value="=0" calcext:base-cell-address="Sheet1.EJ19"/>
          </calcext:conditional-format>
          <calcext:conditional-format calcext:target-range-address="Sheet1.EK19:Sheet1.EK19">
            <calcext:condition calcext:apply-style-name="Good" calcext:value="=1" calcext:base-cell-address="Sheet1.EK19"/>
            <calcext:condition calcext:apply-style-name="Bad" calcext:value="=0" calcext:base-cell-address="Sheet1.EK19"/>
          </calcext:conditional-format>
          <calcext:conditional-format calcext:target-range-address="Sheet1.EL19:Sheet1.EL19">
            <calcext:condition calcext:apply-style-name="Good" calcext:value="=1" calcext:base-cell-address="Sheet1.EL19"/>
            <calcext:condition calcext:apply-style-name="Bad" calcext:value="=0" calcext:base-cell-address="Sheet1.EL19"/>
          </calcext:conditional-format>
          <calcext:conditional-format calcext:target-range-address="Sheet1.EM19:Sheet1.EM19">
            <calcext:condition calcext:apply-style-name="Good" calcext:value="=1" calcext:base-cell-address="Sheet1.EM19"/>
            <calcext:condition calcext:apply-style-name="Bad" calcext:value="=0" calcext:base-cell-address="Sheet1.EM19"/>
          </calcext:conditional-format>
          <calcext:conditional-format calcext:target-range-address="Sheet1.EN19:Sheet1.EN19">
            <calcext:condition calcext:apply-style-name="Good" calcext:value="=1" calcext:base-cell-address="Sheet1.EN19"/>
            <calcext:condition calcext:apply-style-name="Bad" calcext:value="=0" calcext:base-cell-address="Sheet1.EN19"/>
          </calcext:conditional-format>
          <calcext:conditional-format calcext:target-range-address="Sheet1.EO19:Sheet1.EO19">
            <calcext:condition calcext:apply-style-name="Good" calcext:value="=1" calcext:base-cell-address="Sheet1.EO19"/>
            <calcext:condition calcext:apply-style-name="Bad" calcext:value="=0" calcext:base-cell-address="Sheet1.EO19"/>
          </calcext:conditional-format>
          <calcext:conditional-format calcext:target-range-address="Sheet1.EP19:Sheet1.EP19">
            <calcext:condition calcext:apply-style-name="Good" calcext:value="=1" calcext:base-cell-address="Sheet1.EP19"/>
            <calcext:condition calcext:apply-style-name="Bad" calcext:value="=0" calcext:base-cell-address="Sheet1.EP19"/>
          </calcext:conditional-format>
          <calcext:conditional-format calcext:target-range-address="Sheet1.EQ19:Sheet1.EQ19">
            <calcext:condition calcext:apply-style-name="Good" calcext:value="=1" calcext:base-cell-address="Sheet1.EQ19"/>
            <calcext:condition calcext:apply-style-name="Bad" calcext:value="=0" calcext:base-cell-address="Sheet1.EQ19"/>
          </calcext:conditional-format>
          <calcext:conditional-format calcext:target-range-address="Sheet1.ER19:Sheet1.ER19">
            <calcext:condition calcext:apply-style-name="Good" calcext:value="=1" calcext:base-cell-address="Sheet1.ER19"/>
            <calcext:condition calcext:apply-style-name="Bad" calcext:value="=0" calcext:base-cell-address="Sheet1.ER19"/>
          </calcext:conditional-format>
          <calcext:conditional-format calcext:target-range-address="Sheet1.ES19:Sheet1.ES19">
            <calcext:condition calcext:apply-style-name="Good" calcext:value="=1" calcext:base-cell-address="Sheet1.ES19"/>
            <calcext:condition calcext:apply-style-name="Bad" calcext:value="=0" calcext:base-cell-address="Sheet1.ES19"/>
          </calcext:conditional-format>
          <calcext:conditional-format calcext:target-range-address="Sheet1.ET19:Sheet1.ET19">
            <calcext:condition calcext:apply-style-name="Good" calcext:value="=1" calcext:base-cell-address="Sheet1.ET19"/>
            <calcext:condition calcext:apply-style-name="Bad" calcext:value="=0" calcext:base-cell-address="Sheet1.ET19"/>
          </calcext:conditional-format>
          <calcext:conditional-format calcext:target-range-address="Sheet1.EU19:Sheet1.EU19">
            <calcext:condition calcext:apply-style-name="Good" calcext:value="=1" calcext:base-cell-address="Sheet1.EU19"/>
            <calcext:condition calcext:apply-style-name="Bad" calcext:value="=0" calcext:base-cell-address="Sheet1.EU19"/>
          </calcext:conditional-format>
          <calcext:conditional-format calcext:target-range-address="Sheet1.EV19:Sheet1.EV19">
            <calcext:condition calcext:apply-style-name="Good" calcext:value="=1" calcext:base-cell-address="Sheet1.EV19"/>
            <calcext:condition calcext:apply-style-name="Bad" calcext:value="=0" calcext:base-cell-address="Sheet1.EV19"/>
          </calcext:conditional-format>
          <calcext:conditional-format calcext:target-range-address="Sheet1.EW19:Sheet1.EW19">
            <calcext:condition calcext:apply-style-name="Good" calcext:value="=1" calcext:base-cell-address="Sheet1.EW19"/>
            <calcext:condition calcext:apply-style-name="Bad" calcext:value="=0" calcext:base-cell-address="Sheet1.EW19"/>
          </calcext:conditional-format>
          <calcext:conditional-format calcext:target-range-address="Sheet1.EX19:Sheet1.EX19">
            <calcext:condition calcext:apply-style-name="Good" calcext:value="=1" calcext:base-cell-address="Sheet1.EX19"/>
            <calcext:condition calcext:apply-style-name="Bad" calcext:value="=0" calcext:base-cell-address="Sheet1.EX19"/>
          </calcext:conditional-format>
          <calcext:conditional-format calcext:target-range-address="Sheet1.EY19:Sheet1.EY19">
            <calcext:condition calcext:apply-style-name="Good" calcext:value="=1" calcext:base-cell-address="Sheet1.EY19"/>
            <calcext:condition calcext:apply-style-name="Bad" calcext:value="=0" calcext:base-cell-address="Sheet1.EY19"/>
          </calcext:conditional-format>
          <calcext:conditional-format calcext:target-range-address="Sheet1.EZ19:Sheet1.EZ19">
            <calcext:condition calcext:apply-style-name="Good" calcext:value="=1" calcext:base-cell-address="Sheet1.EZ19"/>
            <calcext:condition calcext:apply-style-name="Bad" calcext:value="=0" calcext:base-cell-address="Sheet1.EZ19"/>
          </calcext:conditional-format>
          <calcext:conditional-format calcext:target-range-address="Sheet1.FA19:Sheet1.FA19">
            <calcext:condition calcext:apply-style-name="Good" calcext:value="=1" calcext:base-cell-address="Sheet1.FA19"/>
            <calcext:condition calcext:apply-style-name="Bad" calcext:value="=0" calcext:base-cell-address="Sheet1.FA19"/>
          </calcext:conditional-format>
          <calcext:conditional-format calcext:target-range-address="Sheet1.FB19:Sheet1.FB19">
            <calcext:condition calcext:apply-style-name="Good" calcext:value="=1" calcext:base-cell-address="Sheet1.FB19"/>
            <calcext:condition calcext:apply-style-name="Bad" calcext:value="=0" calcext:base-cell-address="Sheet1.FB19"/>
          </calcext:conditional-format>
          <calcext:conditional-format calcext:target-range-address="Sheet1.FC19:Sheet1.FC19">
            <calcext:condition calcext:apply-style-name="Good" calcext:value="=1" calcext:base-cell-address="Sheet1.FC19"/>
            <calcext:condition calcext:apply-style-name="Bad" calcext:value="=0" calcext:base-cell-address="Sheet1.FC19"/>
          </calcext:conditional-format>
          <calcext:conditional-format calcext:target-range-address="Sheet1.FD19:Sheet1.FD19">
            <calcext:condition calcext:apply-style-name="Good" calcext:value="=1" calcext:base-cell-address="Sheet1.FD19"/>
            <calcext:condition calcext:apply-style-name="Bad" calcext:value="=0" calcext:base-cell-address="Sheet1.FD19"/>
          </calcext:conditional-format>
          <calcext:conditional-format calcext:target-range-address="Sheet1.FE19:Sheet1.FE19">
            <calcext:condition calcext:apply-style-name="Good" calcext:value="=1" calcext:base-cell-address="Sheet1.FE19"/>
            <calcext:condition calcext:apply-style-name="Bad" calcext:value="=0" calcext:base-cell-address="Sheet1.FE19"/>
          </calcext:conditional-format>
          <calcext:conditional-format calcext:target-range-address="Sheet1.FF19:Sheet1.FF19">
            <calcext:condition calcext:apply-style-name="Good" calcext:value="=1" calcext:base-cell-address="Sheet1.FF19"/>
            <calcext:condition calcext:apply-style-name="Bad" calcext:value="=0" calcext:base-cell-address="Sheet1.FF19"/>
          </calcext:conditional-format>
          <calcext:conditional-format calcext:target-range-address="Sheet1.FG19:Sheet1.FG19">
            <calcext:condition calcext:apply-style-name="Good" calcext:value="=1" calcext:base-cell-address="Sheet1.FG19"/>
            <calcext:condition calcext:apply-style-name="Bad" calcext:value="=0" calcext:base-cell-address="Sheet1.FG19"/>
          </calcext:conditional-format>
          <calcext:conditional-format calcext:target-range-address="Sheet1.FH19:Sheet1.FH19">
            <calcext:condition calcext:apply-style-name="Good" calcext:value="=1" calcext:base-cell-address="Sheet1.FH19"/>
            <calcext:condition calcext:apply-style-name="Bad" calcext:value="=0" calcext:base-cell-address="Sheet1.FH19"/>
          </calcext:conditional-format>
          <calcext:conditional-format calcext:target-range-address="Sheet1.FI19:Sheet1.FI19">
            <calcext:condition calcext:apply-style-name="Good" calcext:value="=1" calcext:base-cell-address="Sheet1.FI19"/>
            <calcext:condition calcext:apply-style-name="Bad" calcext:value="=0" calcext:base-cell-address="Sheet1.FI19"/>
          </calcext:conditional-format>
          <calcext:conditional-format calcext:target-range-address="Sheet1.FJ19:Sheet1.FJ19">
            <calcext:condition calcext:apply-style-name="Good" calcext:value="=1" calcext:base-cell-address="Sheet1.FJ19"/>
            <calcext:condition calcext:apply-style-name="Bad" calcext:value="=0" calcext:base-cell-address="Sheet1.FJ19"/>
          </calcext:conditional-format>
          <calcext:conditional-format calcext:target-range-address="Sheet1.FK19:Sheet1.FK19">
            <calcext:condition calcext:apply-style-name="Good" calcext:value="=1" calcext:base-cell-address="Sheet1.FK19"/>
            <calcext:condition calcext:apply-style-name="Bad" calcext:value="=0" calcext:base-cell-address="Sheet1.FK19"/>
          </calcext:conditional-format>
          <calcext:conditional-format calcext:target-range-address="Sheet1.FL19:Sheet1.FL19">
            <calcext:condition calcext:apply-style-name="Good" calcext:value="=1" calcext:base-cell-address="Sheet1.FL19"/>
            <calcext:condition calcext:apply-style-name="Bad" calcext:value="=0" calcext:base-cell-address="Sheet1.FL19"/>
          </calcext:conditional-format>
          <calcext:conditional-format calcext:target-range-address="Sheet1.FM19:Sheet1.FM19">
            <calcext:condition calcext:apply-style-name="Good" calcext:value="=1" calcext:base-cell-address="Sheet1.FM19"/>
            <calcext:condition calcext:apply-style-name="Bad" calcext:value="=0" calcext:base-cell-address="Sheet1.FM19"/>
          </calcext:conditional-format>
          <calcext:conditional-format calcext:target-range-address="Sheet1.FN19:Sheet1.FN19">
            <calcext:condition calcext:apply-style-name="Good" calcext:value="=1" calcext:base-cell-address="Sheet1.FN19"/>
            <calcext:condition calcext:apply-style-name="Bad" calcext:value="=0" calcext:base-cell-address="Sheet1.FN19"/>
          </calcext:conditional-format>
          <calcext:conditional-format calcext:target-range-address="Sheet1.FO19:Sheet1.FO19">
            <calcext:condition calcext:apply-style-name="Good" calcext:value="=1" calcext:base-cell-address="Sheet1.FO19"/>
            <calcext:condition calcext:apply-style-name="Bad" calcext:value="=0" calcext:base-cell-address="Sheet1.FO19"/>
          </calcext:conditional-format>
          <calcext:conditional-format calcext:target-range-address="Sheet1.FP19:Sheet1.FP19">
            <calcext:condition calcext:apply-style-name="Good" calcext:value="=1" calcext:base-cell-address="Sheet1.FP19"/>
            <calcext:condition calcext:apply-style-name="Bad" calcext:value="=0" calcext:base-cell-address="Sheet1.FP19"/>
          </calcext:conditional-format>
          <calcext:conditional-format calcext:target-range-address="Sheet1.FQ19:Sheet1.FQ19">
            <calcext:condition calcext:apply-style-name="Good" calcext:value="=1" calcext:base-cell-address="Sheet1.FQ19"/>
            <calcext:condition calcext:apply-style-name="Bad" calcext:value="=0" calcext:base-cell-address="Sheet1.FQ19"/>
          </calcext:conditional-format>
          <calcext:conditional-format calcext:target-range-address="Sheet1.FR19:Sheet1.FR19">
            <calcext:condition calcext:apply-style-name="Good" calcext:value="=1" calcext:base-cell-address="Sheet1.FR19"/>
            <calcext:condition calcext:apply-style-name="Bad" calcext:value="=0" calcext:base-cell-address="Sheet1.FR19"/>
          </calcext:conditional-format>
          <calcext:conditional-format calcext:target-range-address="Sheet1.FS19:Sheet1.FS19">
            <calcext:condition calcext:apply-style-name="Good" calcext:value="=1" calcext:base-cell-address="Sheet1.FS19"/>
            <calcext:condition calcext:apply-style-name="Bad" calcext:value="=0" calcext:base-cell-address="Sheet1.FS19"/>
          </calcext:conditional-format>
          <calcext:conditional-format calcext:target-range-address="Sheet1.FT19:Sheet1.FT19">
            <calcext:condition calcext:apply-style-name="Good" calcext:value="=1" calcext:base-cell-address="Sheet1.FT19"/>
            <calcext:condition calcext:apply-style-name="Bad" calcext:value="=0" calcext:base-cell-address="Sheet1.FT19"/>
          </calcext:conditional-format>
          <calcext:conditional-format calcext:target-range-address="Sheet1.FU19:Sheet1.FU19">
            <calcext:condition calcext:apply-style-name="Good" calcext:value="=1" calcext:base-cell-address="Sheet1.FU19"/>
            <calcext:condition calcext:apply-style-name="Bad" calcext:value="=0" calcext:base-cell-address="Sheet1.FU19"/>
          </calcext:conditional-format>
          <calcext:conditional-format calcext:target-range-address="Sheet1.FV19:Sheet1.FV19">
            <calcext:condition calcext:apply-style-name="Good" calcext:value="=1" calcext:base-cell-address="Sheet1.FV19"/>
            <calcext:condition calcext:apply-style-name="Bad" calcext:value="=0" calcext:base-cell-address="Sheet1.FV19"/>
          </calcext:conditional-format>
          <calcext:conditional-format calcext:target-range-address="Sheet1.FW19:Sheet1.FW19">
            <calcext:condition calcext:apply-style-name="Good" calcext:value="=1" calcext:base-cell-address="Sheet1.FW19"/>
            <calcext:condition calcext:apply-style-name="Bad" calcext:value="=0" calcext:base-cell-address="Sheet1.FW19"/>
          </calcext:conditional-format>
          <calcext:conditional-format calcext:target-range-address="Sheet1.FX19:Sheet1.FX19">
            <calcext:condition calcext:apply-style-name="Good" calcext:value="=1" calcext:base-cell-address="Sheet1.FX19"/>
            <calcext:condition calcext:apply-style-name="Bad" calcext:value="=0" calcext:base-cell-address="Sheet1.FX19"/>
          </calcext:conditional-format>
          <calcext:conditional-format calcext:target-range-address="Sheet1.FY19:Sheet1.FY19">
            <calcext:condition calcext:apply-style-name="Good" calcext:value="=1" calcext:base-cell-address="Sheet1.FY19"/>
            <calcext:condition calcext:apply-style-name="Bad" calcext:value="=0" calcext:base-cell-address="Sheet1.FY19"/>
          </calcext:conditional-format>
          <calcext:conditional-format calcext:target-range-address="Sheet1.FZ19:Sheet1.FZ19">
            <calcext:condition calcext:apply-style-name="Good" calcext:value="=1" calcext:base-cell-address="Sheet1.FZ19"/>
            <calcext:condition calcext:apply-style-name="Bad" calcext:value="=0" calcext:base-cell-address="Sheet1.FZ19"/>
          </calcext:conditional-format>
          <calcext:conditional-format calcext:target-range-address="Sheet1.GA19:Sheet1.GA19">
            <calcext:condition calcext:apply-style-name="Good" calcext:value="=1" calcext:base-cell-address="Sheet1.GA19"/>
            <calcext:condition calcext:apply-style-name="Bad" calcext:value="=0" calcext:base-cell-address="Sheet1.GA19"/>
          </calcext:conditional-format>
          <calcext:conditional-format calcext:target-range-address="Sheet1.GB19:Sheet1.GB19">
            <calcext:condition calcext:apply-style-name="Good" calcext:value="=1" calcext:base-cell-address="Sheet1.GB19"/>
            <calcext:condition calcext:apply-style-name="Bad" calcext:value="=0" calcext:base-cell-address="Sheet1.GB19"/>
          </calcext:conditional-format>
          <calcext:conditional-format calcext:target-range-address="Sheet1.GC19:Sheet1.GC19">
            <calcext:condition calcext:apply-style-name="Good" calcext:value="=1" calcext:base-cell-address="Sheet1.GC19"/>
            <calcext:condition calcext:apply-style-name="Bad" calcext:value="=0" calcext:base-cell-address="Sheet1.GC19"/>
          </calcext:conditional-format>
          <calcext:conditional-format calcext:target-range-address="Sheet1.GD19:Sheet1.GD19">
            <calcext:condition calcext:apply-style-name="Good" calcext:value="=1" calcext:base-cell-address="Sheet1.GD19"/>
            <calcext:condition calcext:apply-style-name="Bad" calcext:value="=0" calcext:base-cell-address="Sheet1.GD19"/>
          </calcext:conditional-format>
          <calcext:conditional-format calcext:target-range-address="Sheet1.GE19:Sheet1.GE19">
            <calcext:condition calcext:apply-style-name="Good" calcext:value="=1" calcext:base-cell-address="Sheet1.GE19"/>
            <calcext:condition calcext:apply-style-name="Bad" calcext:value="=0" calcext:base-cell-address="Sheet1.GE19"/>
          </calcext:conditional-format>
          <calcext:conditional-format calcext:target-range-address="Sheet1.GF19:Sheet1.GF19">
            <calcext:condition calcext:apply-style-name="Good" calcext:value="=1" calcext:base-cell-address="Sheet1.GF19"/>
            <calcext:condition calcext:apply-style-name="Bad" calcext:value="=0" calcext:base-cell-address="Sheet1.GF19"/>
          </calcext:conditional-format>
          <calcext:conditional-format calcext:target-range-address="Sheet1.GG19:Sheet1.GG19">
            <calcext:condition calcext:apply-style-name="Good" calcext:value="=1" calcext:base-cell-address="Sheet1.GG19"/>
            <calcext:condition calcext:apply-style-name="Bad" calcext:value="=0" calcext:base-cell-address="Sheet1.GG19"/>
          </calcext:conditional-format>
          <calcext:conditional-format calcext:target-range-address="Sheet1.GH19:Sheet1.GH19">
            <calcext:condition calcext:apply-style-name="Good" calcext:value="=1" calcext:base-cell-address="Sheet1.GH19"/>
            <calcext:condition calcext:apply-style-name="Bad" calcext:value="=0" calcext:base-cell-address="Sheet1.GH19"/>
          </calcext:conditional-format>
          <calcext:conditional-format calcext:target-range-address="Sheet1.GI19:Sheet1.GI19">
            <calcext:condition calcext:apply-style-name="Good" calcext:value="=1" calcext:base-cell-address="Sheet1.GI19"/>
            <calcext:condition calcext:apply-style-name="Bad" calcext:value="=0" calcext:base-cell-address="Sheet1.GI19"/>
          </calcext:conditional-format>
          <calcext:conditional-format calcext:target-range-address="Sheet1.GJ19:Sheet1.GJ19">
            <calcext:condition calcext:apply-style-name="Good" calcext:value="=1" calcext:base-cell-address="Sheet1.GJ19"/>
            <calcext:condition calcext:apply-style-name="Bad" calcext:value="=0" calcext:base-cell-address="Sheet1.GJ19"/>
          </calcext:conditional-format>
          <calcext:conditional-format calcext:target-range-address="Sheet1.GK19:Sheet1.GK19">
            <calcext:condition calcext:apply-style-name="Good" calcext:value="=1" calcext:base-cell-address="Sheet1.GK19"/>
            <calcext:condition calcext:apply-style-name="Bad" calcext:value="=0" calcext:base-cell-address="Sheet1.GK19"/>
          </calcext:conditional-format>
          <calcext:conditional-format calcext:target-range-address="Sheet1.GL19:Sheet1.GL19">
            <calcext:condition calcext:apply-style-name="Good" calcext:value="=1" calcext:base-cell-address="Sheet1.GL19"/>
            <calcext:condition calcext:apply-style-name="Bad" calcext:value="=0" calcext:base-cell-address="Sheet1.GL19"/>
          </calcext:conditional-format>
          <calcext:conditional-format calcext:target-range-address="Sheet1.GM19:Sheet1.GM19">
            <calcext:condition calcext:apply-style-name="Good" calcext:value="=1" calcext:base-cell-address="Sheet1.GM19"/>
            <calcext:condition calcext:apply-style-name="Bad" calcext:value="=0" calcext:base-cell-address="Sheet1.GM19"/>
          </calcext:conditional-format>
          <calcext:conditional-format calcext:target-range-address="Sheet1.GN19:Sheet1.GN19">
            <calcext:condition calcext:apply-style-name="Good" calcext:value="=1" calcext:base-cell-address="Sheet1.GN19"/>
            <calcext:condition calcext:apply-style-name="Bad" calcext:value="=0" calcext:base-cell-address="Sheet1.GN19"/>
          </calcext:conditional-format>
          <calcext:conditional-format calcext:target-range-address="Sheet1.GO19:Sheet1.GO19">
            <calcext:condition calcext:apply-style-name="Good" calcext:value="=1" calcext:base-cell-address="Sheet1.GO19"/>
            <calcext:condition calcext:apply-style-name="Bad" calcext:value="=0" calcext:base-cell-address="Sheet1.GO19"/>
          </calcext:conditional-format>
          <calcext:conditional-format calcext:target-range-address="Sheet1.GP19:Sheet1.GP19">
            <calcext:condition calcext:apply-style-name="Good" calcext:value="=1" calcext:base-cell-address="Sheet1.GP19"/>
            <calcext:condition calcext:apply-style-name="Bad" calcext:value="=0" calcext:base-cell-address="Sheet1.GP19"/>
          </calcext:conditional-format>
          <calcext:conditional-format calcext:target-range-address="Sheet1.GQ19:Sheet1.GQ19">
            <calcext:condition calcext:apply-style-name="Good" calcext:value="=1" calcext:base-cell-address="Sheet1.GQ19"/>
            <calcext:condition calcext:apply-style-name="Bad" calcext:value="=0" calcext:base-cell-address="Sheet1.GQ19"/>
          </calcext:conditional-format>
          <calcext:conditional-format calcext:target-range-address="Sheet1.GR19:Sheet1.GR19">
            <calcext:condition calcext:apply-style-name="Good" calcext:value="=1" calcext:base-cell-address="Sheet1.GR19"/>
            <calcext:condition calcext:apply-style-name="Bad" calcext:value="=0" calcext:base-cell-address="Sheet1.GR19"/>
          </calcext:conditional-format>
          <calcext:conditional-format calcext:target-range-address="Sheet1.GS19:Sheet1.GS19">
            <calcext:condition calcext:apply-style-name="Good" calcext:value="=1" calcext:base-cell-address="Sheet1.GS19"/>
            <calcext:condition calcext:apply-style-name="Bad" calcext:value="=0" calcext:base-cell-address="Sheet1.GS19"/>
          </calcext:conditional-format>
          <calcext:conditional-format calcext:target-range-address="Sheet1.B16:Sheet1.B16">
            <calcext:condition calcext:apply-style-name="Good" calcext:value="=1" calcext:base-cell-address="Sheet1.B16"/>
            <calcext:condition calcext:apply-style-name="Bad" calcext:value="=0" calcext:base-cell-address="Sheet1.B16"/>
          </calcext:conditional-format>
          <calcext:conditional-format calcext:target-range-address="Sheet1.B17:Sheet1.B17">
            <calcext:condition calcext:apply-style-name="Good" calcext:value="=1" calcext:base-cell-address="Sheet1.B17"/>
            <calcext:condition calcext:apply-style-name="Bad" calcext:value="=0" calcext:base-cell-address="Sheet1.B17"/>
          </calcext:conditional-format>
          <calcext:conditional-format calcext:target-range-address="Sheet1.B18:Sheet1.B18">
            <calcext:condition calcext:apply-style-name="Good" calcext:value="=1" calcext:base-cell-address="Sheet1.B18"/>
            <calcext:condition calcext:apply-style-name="Bad" calcext:value="=0" calcext:base-cell-address="Sheet1.B18"/>
          </calcext:conditional-format>
          <calcext:conditional-format calcext:target-range-address="Sheet1.C16:Sheet1.C16">
            <calcext:condition calcext:apply-style-name="Good" calcext:value="=1" calcext:base-cell-address="Sheet1.C16"/>
            <calcext:condition calcext:apply-style-name="Bad" calcext:value="=0" calcext:base-cell-address="Sheet1.C16"/>
          </calcext:conditional-format>
          <calcext:conditional-format calcext:target-range-address="Sheet1.C17:Sheet1.C17">
            <calcext:condition calcext:apply-style-name="Good" calcext:value="=1" calcext:base-cell-address="Sheet1.C17"/>
            <calcext:condition calcext:apply-style-name="Bad" calcext:value="=0" calcext:base-cell-address="Sheet1.C17"/>
          </calcext:conditional-format>
          <calcext:conditional-format calcext:target-range-address="Sheet1.C18:Sheet1.C18">
            <calcext:condition calcext:apply-style-name="Good" calcext:value="=1" calcext:base-cell-address="Sheet1.C18"/>
            <calcext:condition calcext:apply-style-name="Bad" calcext:value="=0" calcext:base-cell-address="Sheet1.C18"/>
          </calcext:conditional-format>
          <calcext:conditional-format calcext:target-range-address="Sheet1.D16:Sheet1.D16">
            <calcext:condition calcext:apply-style-name="Good" calcext:value="=1" calcext:base-cell-address="Sheet1.D16"/>
            <calcext:condition calcext:apply-style-name="Bad" calcext:value="=0" calcext:base-cell-address="Sheet1.D16"/>
          </calcext:conditional-format>
          <calcext:conditional-format calcext:target-range-address="Sheet1.D17:Sheet1.D17">
            <calcext:condition calcext:apply-style-name="Good" calcext:value="=1" calcext:base-cell-address="Sheet1.D17"/>
            <calcext:condition calcext:apply-style-name="Bad" calcext:value="=0" calcext:base-cell-address="Sheet1.D17"/>
          </calcext:conditional-format>
          <calcext:conditional-format calcext:target-range-address="Sheet1.D18:Sheet1.D18">
            <calcext:condition calcext:apply-style-name="Good" calcext:value="=1" calcext:base-cell-address="Sheet1.D18"/>
            <calcext:condition calcext:apply-style-name="Bad" calcext:value="=0" calcext:base-cell-address="Sheet1.D18"/>
          </calcext:conditional-format>
          <calcext:conditional-format calcext:target-range-address="Sheet1.E16:Sheet1.E16">
            <calcext:condition calcext:apply-style-name="Good" calcext:value="=1" calcext:base-cell-address="Sheet1.E16"/>
            <calcext:condition calcext:apply-style-name="Bad" calcext:value="=0" calcext:base-cell-address="Sheet1.E16"/>
          </calcext:conditional-format>
          <calcext:conditional-format calcext:target-range-address="Sheet1.E17:Sheet1.E17">
            <calcext:condition calcext:apply-style-name="Good" calcext:value="=1" calcext:base-cell-address="Sheet1.E17"/>
            <calcext:condition calcext:apply-style-name="Bad" calcext:value="=0" calcext:base-cell-address="Sheet1.E17"/>
          </calcext:conditional-format>
          <calcext:conditional-format calcext:target-range-address="Sheet1.E18:Sheet1.E18">
            <calcext:condition calcext:apply-style-name="Good" calcext:value="=1" calcext:base-cell-address="Sheet1.E18"/>
            <calcext:condition calcext:apply-style-name="Bad" calcext:value="=0" calcext:base-cell-address="Sheet1.E18"/>
          </calcext:conditional-format>
          <calcext:conditional-format calcext:target-range-address="Sheet1.F16:Sheet1.F16">
            <calcext:condition calcext:apply-style-name="Good" calcext:value="=1" calcext:base-cell-address="Sheet1.F16"/>
            <calcext:condition calcext:apply-style-name="Bad" calcext:value="=0" calcext:base-cell-address="Sheet1.F16"/>
          </calcext:conditional-format>
          <calcext:conditional-format calcext:target-range-address="Sheet1.F17:Sheet1.F17">
            <calcext:condition calcext:apply-style-name="Good" calcext:value="=1" calcext:base-cell-address="Sheet1.F17"/>
            <calcext:condition calcext:apply-style-name="Bad" calcext:value="=0" calcext:base-cell-address="Sheet1.F17"/>
          </calcext:conditional-format>
          <calcext:conditional-format calcext:target-range-address="Sheet1.F18:Sheet1.F18">
            <calcext:condition calcext:apply-style-name="Good" calcext:value="=1" calcext:base-cell-address="Sheet1.F18"/>
            <calcext:condition calcext:apply-style-name="Bad" calcext:value="=0" calcext:base-cell-address="Sheet1.F18"/>
          </calcext:conditional-format>
          <calcext:conditional-format calcext:target-range-address="Sheet1.G16:Sheet1.G16">
            <calcext:condition calcext:apply-style-name="Good" calcext:value="=1" calcext:base-cell-address="Sheet1.G16"/>
            <calcext:condition calcext:apply-style-name="Bad" calcext:value="=0" calcext:base-cell-address="Sheet1.G16"/>
          </calcext:conditional-format>
          <calcext:conditional-format calcext:target-range-address="Sheet1.G17:Sheet1.G17">
            <calcext:condition calcext:apply-style-name="Good" calcext:value="=1" calcext:base-cell-address="Sheet1.G17"/>
            <calcext:condition calcext:apply-style-name="Bad" calcext:value="=0" calcext:base-cell-address="Sheet1.G17"/>
          </calcext:conditional-format>
          <calcext:conditional-format calcext:target-range-address="Sheet1.G18:Sheet1.G18">
            <calcext:condition calcext:apply-style-name="Good" calcext:value="=1" calcext:base-cell-address="Sheet1.G18"/>
            <calcext:condition calcext:apply-style-name="Bad" calcext:value="=0" calcext:base-cell-address="Sheet1.G18"/>
          </calcext:conditional-format>
          <calcext:conditional-format calcext:target-range-address="Sheet1.H16:Sheet1.H16">
            <calcext:condition calcext:apply-style-name="Good" calcext:value="=1" calcext:base-cell-address="Sheet1.H16"/>
            <calcext:condition calcext:apply-style-name="Bad" calcext:value="=0" calcext:base-cell-address="Sheet1.H16"/>
          </calcext:conditional-format>
          <calcext:conditional-format calcext:target-range-address="Sheet1.H17:Sheet1.H17">
            <calcext:condition calcext:apply-style-name="Good" calcext:value="=1" calcext:base-cell-address="Sheet1.H17"/>
            <calcext:condition calcext:apply-style-name="Bad" calcext:value="=0" calcext:base-cell-address="Sheet1.H17"/>
          </calcext:conditional-format>
          <calcext:conditional-format calcext:target-range-address="Sheet1.H18:Sheet1.H18">
            <calcext:condition calcext:apply-style-name="Good" calcext:value="=1" calcext:base-cell-address="Sheet1.H18"/>
            <calcext:condition calcext:apply-style-name="Bad" calcext:value="=0" calcext:base-cell-address="Sheet1.H18"/>
          </calcext:conditional-format>
          <calcext:conditional-format calcext:target-range-address="Sheet1.I16:Sheet1.I16">
            <calcext:condition calcext:apply-style-name="Good" calcext:value="=1" calcext:base-cell-address="Sheet1.I16"/>
            <calcext:condition calcext:apply-style-name="Bad" calcext:value="=0" calcext:base-cell-address="Sheet1.I16"/>
          </calcext:conditional-format>
          <calcext:conditional-format calcext:target-range-address="Sheet1.I17:Sheet1.I17">
            <calcext:condition calcext:apply-style-name="Good" calcext:value="=1" calcext:base-cell-address="Sheet1.I17"/>
            <calcext:condition calcext:apply-style-name="Bad" calcext:value="=0" calcext:base-cell-address="Sheet1.I17"/>
          </calcext:conditional-format>
          <calcext:conditional-format calcext:target-range-address="Sheet1.I18:Sheet1.I18">
            <calcext:condition calcext:apply-style-name="Good" calcext:value="=1" calcext:base-cell-address="Sheet1.I18"/>
            <calcext:condition calcext:apply-style-name="Bad" calcext:value="=0" calcext:base-cell-address="Sheet1.I18"/>
          </calcext:conditional-format>
          <calcext:conditional-format calcext:target-range-address="Sheet1.J16:Sheet1.J16">
            <calcext:condition calcext:apply-style-name="Good" calcext:value="=1" calcext:base-cell-address="Sheet1.J16"/>
            <calcext:condition calcext:apply-style-name="Bad" calcext:value="=0" calcext:base-cell-address="Sheet1.J16"/>
          </calcext:conditional-format>
          <calcext:conditional-format calcext:target-range-address="Sheet1.J17:Sheet1.J17">
            <calcext:condition calcext:apply-style-name="Good" calcext:value="=1" calcext:base-cell-address="Sheet1.J17"/>
            <calcext:condition calcext:apply-style-name="Bad" calcext:value="=0" calcext:base-cell-address="Sheet1.J17"/>
          </calcext:conditional-format>
          <calcext:conditional-format calcext:target-range-address="Sheet1.J18:Sheet1.J18">
            <calcext:condition calcext:apply-style-name="Good" calcext:value="=1" calcext:base-cell-address="Sheet1.J18"/>
            <calcext:condition calcext:apply-style-name="Bad" calcext:value="=0" calcext:base-cell-address="Sheet1.J18"/>
          </calcext:conditional-format>
          <calcext:conditional-format calcext:target-range-address="Sheet1.K16:Sheet1.K16">
            <calcext:condition calcext:apply-style-name="Good" calcext:value="=1" calcext:base-cell-address="Sheet1.K16"/>
            <calcext:condition calcext:apply-style-name="Bad" calcext:value="=0" calcext:base-cell-address="Sheet1.K16"/>
          </calcext:conditional-format>
          <calcext:conditional-format calcext:target-range-address="Sheet1.K17:Sheet1.K17">
            <calcext:condition calcext:apply-style-name="Good" calcext:value="=1" calcext:base-cell-address="Sheet1.K17"/>
            <calcext:condition calcext:apply-style-name="Bad" calcext:value="=0" calcext:base-cell-address="Sheet1.K17"/>
          </calcext:conditional-format>
          <calcext:conditional-format calcext:target-range-address="Sheet1.K18:Sheet1.K18">
            <calcext:condition calcext:apply-style-name="Good" calcext:value="=1" calcext:base-cell-address="Sheet1.K18"/>
            <calcext:condition calcext:apply-style-name="Bad" calcext:value="=0" calcext:base-cell-address="Sheet1.K18"/>
          </calcext:conditional-format>
          <calcext:conditional-format calcext:target-range-address="Sheet1.L16:Sheet1.L16">
            <calcext:condition calcext:apply-style-name="Good" calcext:value="=1" calcext:base-cell-address="Sheet1.L16"/>
            <calcext:condition calcext:apply-style-name="Bad" calcext:value="=0" calcext:base-cell-address="Sheet1.L16"/>
          </calcext:conditional-format>
          <calcext:conditional-format calcext:target-range-address="Sheet1.L17:Sheet1.L17">
            <calcext:condition calcext:apply-style-name="Good" calcext:value="=1" calcext:base-cell-address="Sheet1.L17"/>
            <calcext:condition calcext:apply-style-name="Bad" calcext:value="=0" calcext:base-cell-address="Sheet1.L17"/>
          </calcext:conditional-format>
          <calcext:conditional-format calcext:target-range-address="Sheet1.L18:Sheet1.L18">
            <calcext:condition calcext:apply-style-name="Good" calcext:value="=1" calcext:base-cell-address="Sheet1.L18"/>
            <calcext:condition calcext:apply-style-name="Bad" calcext:value="=0" calcext:base-cell-address="Sheet1.L18"/>
          </calcext:conditional-format>
          <calcext:conditional-format calcext:target-range-address="Sheet1.M16:Sheet1.M16">
            <calcext:condition calcext:apply-style-name="Good" calcext:value="=1" calcext:base-cell-address="Sheet1.M16"/>
            <calcext:condition calcext:apply-style-name="Bad" calcext:value="=0" calcext:base-cell-address="Sheet1.M16"/>
          </calcext:conditional-format>
          <calcext:conditional-format calcext:target-range-address="Sheet1.M17:Sheet1.M17">
            <calcext:condition calcext:apply-style-name="Good" calcext:value="=1" calcext:base-cell-address="Sheet1.M17"/>
            <calcext:condition calcext:apply-style-name="Bad" calcext:value="=0" calcext:base-cell-address="Sheet1.M17"/>
          </calcext:conditional-format>
          <calcext:conditional-format calcext:target-range-address="Sheet1.M18:Sheet1.M18">
            <calcext:condition calcext:apply-style-name="Good" calcext:value="=1" calcext:base-cell-address="Sheet1.M18"/>
            <calcext:condition calcext:apply-style-name="Bad" calcext:value="=0" calcext:base-cell-address="Sheet1.M18"/>
          </calcext:conditional-format>
          <calcext:conditional-format calcext:target-range-address="Sheet1.N16:Sheet1.N16">
            <calcext:condition calcext:apply-style-name="Good" calcext:value="=1" calcext:base-cell-address="Sheet1.N16"/>
            <calcext:condition calcext:apply-style-name="Bad" calcext:value="=0" calcext:base-cell-address="Sheet1.N16"/>
          </calcext:conditional-format>
          <calcext:conditional-format calcext:target-range-address="Sheet1.N17:Sheet1.N17">
            <calcext:condition calcext:apply-style-name="Good" calcext:value="=1" calcext:base-cell-address="Sheet1.N17"/>
            <calcext:condition calcext:apply-style-name="Bad" calcext:value="=0" calcext:base-cell-address="Sheet1.N17"/>
          </calcext:conditional-format>
          <calcext:conditional-format calcext:target-range-address="Sheet1.N18:Sheet1.N18">
            <calcext:condition calcext:apply-style-name="Good" calcext:value="=1" calcext:base-cell-address="Sheet1.N18"/>
            <calcext:condition calcext:apply-style-name="Bad" calcext:value="=0" calcext:base-cell-address="Sheet1.N18"/>
          </calcext:conditional-format>
          <calcext:conditional-format calcext:target-range-address="Sheet1.O16:Sheet1.O16">
            <calcext:condition calcext:apply-style-name="Good" calcext:value="=1" calcext:base-cell-address="Sheet1.O16"/>
            <calcext:condition calcext:apply-style-name="Bad" calcext:value="=0" calcext:base-cell-address="Sheet1.O16"/>
          </calcext:conditional-format>
          <calcext:conditional-format calcext:target-range-address="Sheet1.O17:Sheet1.O17">
            <calcext:condition calcext:apply-style-name="Good" calcext:value="=1" calcext:base-cell-address="Sheet1.O17"/>
            <calcext:condition calcext:apply-style-name="Bad" calcext:value="=0" calcext:base-cell-address="Sheet1.O17"/>
          </calcext:conditional-format>
          <calcext:conditional-format calcext:target-range-address="Sheet1.O18:Sheet1.O18">
            <calcext:condition calcext:apply-style-name="Good" calcext:value="=1" calcext:base-cell-address="Sheet1.O18"/>
            <calcext:condition calcext:apply-style-name="Bad" calcext:value="=0" calcext:base-cell-address="Sheet1.O18"/>
          </calcext:conditional-format>
          <calcext:conditional-format calcext:target-range-address="Sheet1.P16:Sheet1.P16">
            <calcext:condition calcext:apply-style-name="Good" calcext:value="=1" calcext:base-cell-address="Sheet1.P16"/>
            <calcext:condition calcext:apply-style-name="Bad" calcext:value="=0" calcext:base-cell-address="Sheet1.P16"/>
          </calcext:conditional-format>
          <calcext:conditional-format calcext:target-range-address="Sheet1.P17:Sheet1.P17">
            <calcext:condition calcext:apply-style-name="Good" calcext:value="=1" calcext:base-cell-address="Sheet1.P17"/>
            <calcext:condition calcext:apply-style-name="Bad" calcext:value="=0" calcext:base-cell-address="Sheet1.P17"/>
          </calcext:conditional-format>
          <calcext:conditional-format calcext:target-range-address="Sheet1.P18:Sheet1.P18">
            <calcext:condition calcext:apply-style-name="Good" calcext:value="=1" calcext:base-cell-address="Sheet1.P18"/>
            <calcext:condition calcext:apply-style-name="Bad" calcext:value="=0" calcext:base-cell-address="Sheet1.P18"/>
          </calcext:conditional-format>
          <calcext:conditional-format calcext:target-range-address="Sheet1.Q16:Sheet1.Q16">
            <calcext:condition calcext:apply-style-name="Good" calcext:value="=1" calcext:base-cell-address="Sheet1.Q16"/>
            <calcext:condition calcext:apply-style-name="Bad" calcext:value="=0" calcext:base-cell-address="Sheet1.Q16"/>
          </calcext:conditional-format>
          <calcext:conditional-format calcext:target-range-address="Sheet1.Q17:Sheet1.Q17">
            <calcext:condition calcext:apply-style-name="Good" calcext:value="=1" calcext:base-cell-address="Sheet1.Q17"/>
            <calcext:condition calcext:apply-style-name="Bad" calcext:value="=0" calcext:base-cell-address="Sheet1.Q17"/>
          </calcext:conditional-format>
          <calcext:conditional-format calcext:target-range-address="Sheet1.Q18:Sheet1.Q18">
            <calcext:condition calcext:apply-style-name="Good" calcext:value="=1" calcext:base-cell-address="Sheet1.Q18"/>
            <calcext:condition calcext:apply-style-name="Bad" calcext:value="=0" calcext:base-cell-address="Sheet1.Q18"/>
          </calcext:conditional-format>
          <calcext:conditional-format calcext:target-range-address="Sheet1.R16:Sheet1.R16">
            <calcext:condition calcext:apply-style-name="Good" calcext:value="=1" calcext:base-cell-address="Sheet1.R16"/>
            <calcext:condition calcext:apply-style-name="Bad" calcext:value="=0" calcext:base-cell-address="Sheet1.R16"/>
          </calcext:conditional-format>
          <calcext:conditional-format calcext:target-range-address="Sheet1.R17:Sheet1.R17">
            <calcext:condition calcext:apply-style-name="Good" calcext:value="=1" calcext:base-cell-address="Sheet1.R17"/>
            <calcext:condition calcext:apply-style-name="Bad" calcext:value="=0" calcext:base-cell-address="Sheet1.R17"/>
          </calcext:conditional-format>
          <calcext:conditional-format calcext:target-range-address="Sheet1.R18:Sheet1.R18">
            <calcext:condition calcext:apply-style-name="Good" calcext:value="=1" calcext:base-cell-address="Sheet1.R18"/>
            <calcext:condition calcext:apply-style-name="Bad" calcext:value="=0" calcext:base-cell-address="Sheet1.R18"/>
          </calcext:conditional-format>
          <calcext:conditional-format calcext:target-range-address="Sheet1.S16:Sheet1.S16">
            <calcext:condition calcext:apply-style-name="Good" calcext:value="=1" calcext:base-cell-address="Sheet1.S16"/>
            <calcext:condition calcext:apply-style-name="Bad" calcext:value="=0" calcext:base-cell-address="Sheet1.S16"/>
          </calcext:conditional-format>
          <calcext:conditional-format calcext:target-range-address="Sheet1.S17:Sheet1.S17">
            <calcext:condition calcext:apply-style-name="Good" calcext:value="=1" calcext:base-cell-address="Sheet1.S17"/>
            <calcext:condition calcext:apply-style-name="Bad" calcext:value="=0" calcext:base-cell-address="Sheet1.S17"/>
          </calcext:conditional-format>
          <calcext:conditional-format calcext:target-range-address="Sheet1.S18:Sheet1.S18">
            <calcext:condition calcext:apply-style-name="Good" calcext:value="=1" calcext:base-cell-address="Sheet1.S18"/>
            <calcext:condition calcext:apply-style-name="Bad" calcext:value="=0" calcext:base-cell-address="Sheet1.S18"/>
          </calcext:conditional-format>
          <calcext:conditional-format calcext:target-range-address="Sheet1.T16:Sheet1.T16">
            <calcext:condition calcext:apply-style-name="Good" calcext:value="=1" calcext:base-cell-address="Sheet1.T16"/>
            <calcext:condition calcext:apply-style-name="Bad" calcext:value="=0" calcext:base-cell-address="Sheet1.T16"/>
          </calcext:conditional-format>
          <calcext:conditional-format calcext:target-range-address="Sheet1.T17:Sheet1.T17">
            <calcext:condition calcext:apply-style-name="Good" calcext:value="=1" calcext:base-cell-address="Sheet1.T17"/>
            <calcext:condition calcext:apply-style-name="Bad" calcext:value="=0" calcext:base-cell-address="Sheet1.T17"/>
          </calcext:conditional-format>
          <calcext:conditional-format calcext:target-range-address="Sheet1.T18:Sheet1.T18">
            <calcext:condition calcext:apply-style-name="Good" calcext:value="=1" calcext:base-cell-address="Sheet1.T18"/>
            <calcext:condition calcext:apply-style-name="Bad" calcext:value="=0" calcext:base-cell-address="Sheet1.T18"/>
          </calcext:conditional-format>
          <calcext:conditional-format calcext:target-range-address="Sheet1.U16:Sheet1.U16">
            <calcext:condition calcext:apply-style-name="Good" calcext:value="=1" calcext:base-cell-address="Sheet1.U16"/>
            <calcext:condition calcext:apply-style-name="Bad" calcext:value="=0" calcext:base-cell-address="Sheet1.U16"/>
          </calcext:conditional-format>
          <calcext:conditional-format calcext:target-range-address="Sheet1.U17:Sheet1.U17">
            <calcext:condition calcext:apply-style-name="Good" calcext:value="=1" calcext:base-cell-address="Sheet1.U17"/>
            <calcext:condition calcext:apply-style-name="Bad" calcext:value="=0" calcext:base-cell-address="Sheet1.U17"/>
          </calcext:conditional-format>
          <calcext:conditional-format calcext:target-range-address="Sheet1.U18:Sheet1.U18">
            <calcext:condition calcext:apply-style-name="Good" calcext:value="=1" calcext:base-cell-address="Sheet1.U18"/>
            <calcext:condition calcext:apply-style-name="Bad" calcext:value="=0" calcext:base-cell-address="Sheet1.U18"/>
          </calcext:conditional-format>
          <calcext:conditional-format calcext:target-range-address="Sheet1.V16:Sheet1.V16">
            <calcext:condition calcext:apply-style-name="Good" calcext:value="=1" calcext:base-cell-address="Sheet1.V16"/>
            <calcext:condition calcext:apply-style-name="Bad" calcext:value="=0" calcext:base-cell-address="Sheet1.V16"/>
          </calcext:conditional-format>
          <calcext:conditional-format calcext:target-range-address="Sheet1.V17:Sheet1.V17">
            <calcext:condition calcext:apply-style-name="Good" calcext:value="=1" calcext:base-cell-address="Sheet1.V17"/>
            <calcext:condition calcext:apply-style-name="Bad" calcext:value="=0" calcext:base-cell-address="Sheet1.V17"/>
          </calcext:conditional-format>
          <calcext:conditional-format calcext:target-range-address="Sheet1.V18:Sheet1.V18">
            <calcext:condition calcext:apply-style-name="Good" calcext:value="=1" calcext:base-cell-address="Sheet1.V18"/>
            <calcext:condition calcext:apply-style-name="Bad" calcext:value="=0" calcext:base-cell-address="Sheet1.V18"/>
          </calcext:conditional-format>
          <calcext:conditional-format calcext:target-range-address="Sheet1.W16:Sheet1.W16">
            <calcext:condition calcext:apply-style-name="Good" calcext:value="=1" calcext:base-cell-address="Sheet1.W16"/>
            <calcext:condition calcext:apply-style-name="Bad" calcext:value="=0" calcext:base-cell-address="Sheet1.W16"/>
          </calcext:conditional-format>
          <calcext:conditional-format calcext:target-range-address="Sheet1.W17:Sheet1.W17">
            <calcext:condition calcext:apply-style-name="Good" calcext:value="=1" calcext:base-cell-address="Sheet1.W17"/>
            <calcext:condition calcext:apply-style-name="Bad" calcext:value="=0" calcext:base-cell-address="Sheet1.W17"/>
          </calcext:conditional-format>
          <calcext:conditional-format calcext:target-range-address="Sheet1.W18:Sheet1.W18">
            <calcext:condition calcext:apply-style-name="Good" calcext:value="=1" calcext:base-cell-address="Sheet1.W18"/>
            <calcext:condition calcext:apply-style-name="Bad" calcext:value="=0" calcext:base-cell-address="Sheet1.W18"/>
          </calcext:conditional-format>
          <calcext:conditional-format calcext:target-range-address="Sheet1.X16:Sheet1.X16">
            <calcext:condition calcext:apply-style-name="Good" calcext:value="=1" calcext:base-cell-address="Sheet1.X16"/>
            <calcext:condition calcext:apply-style-name="Bad" calcext:value="=0" calcext:base-cell-address="Sheet1.X16"/>
          </calcext:conditional-format>
          <calcext:conditional-format calcext:target-range-address="Sheet1.X17:Sheet1.X17">
            <calcext:condition calcext:apply-style-name="Good" calcext:value="=1" calcext:base-cell-address="Sheet1.X17"/>
            <calcext:condition calcext:apply-style-name="Bad" calcext:value="=0" calcext:base-cell-address="Sheet1.X17"/>
          </calcext:conditional-format>
          <calcext:conditional-format calcext:target-range-address="Sheet1.X18:Sheet1.X18">
            <calcext:condition calcext:apply-style-name="Good" calcext:value="=1" calcext:base-cell-address="Sheet1.X18"/>
            <calcext:condition calcext:apply-style-name="Bad" calcext:value="=0" calcext:base-cell-address="Sheet1.X18"/>
          </calcext:conditional-format>
          <calcext:conditional-format calcext:target-range-address="Sheet1.Y16:Sheet1.Y16">
            <calcext:condition calcext:apply-style-name="Good" calcext:value="=1" calcext:base-cell-address="Sheet1.Y16"/>
            <calcext:condition calcext:apply-style-name="Bad" calcext:value="=0" calcext:base-cell-address="Sheet1.Y16"/>
          </calcext:conditional-format>
          <calcext:conditional-format calcext:target-range-address="Sheet1.Y17:Sheet1.Y17">
            <calcext:condition calcext:apply-style-name="Good" calcext:value="=1" calcext:base-cell-address="Sheet1.Y17"/>
            <calcext:condition calcext:apply-style-name="Bad" calcext:value="=0" calcext:base-cell-address="Sheet1.Y17"/>
          </calcext:conditional-format>
          <calcext:conditional-format calcext:target-range-address="Sheet1.Y18:Sheet1.Y18">
            <calcext:condition calcext:apply-style-name="Good" calcext:value="=1" calcext:base-cell-address="Sheet1.Y18"/>
            <calcext:condition calcext:apply-style-name="Bad" calcext:value="=0" calcext:base-cell-address="Sheet1.Y18"/>
          </calcext:conditional-format>
          <calcext:conditional-format calcext:target-range-address="Sheet1.Z16:Sheet1.Z16">
            <calcext:condition calcext:apply-style-name="Good" calcext:value="=1" calcext:base-cell-address="Sheet1.Z16"/>
            <calcext:condition calcext:apply-style-name="Bad" calcext:value="=0" calcext:base-cell-address="Sheet1.Z16"/>
          </calcext:conditional-format>
          <calcext:conditional-format calcext:target-range-address="Sheet1.Z17:Sheet1.Z17">
            <calcext:condition calcext:apply-style-name="Good" calcext:value="=1" calcext:base-cell-address="Sheet1.Z17"/>
            <calcext:condition calcext:apply-style-name="Bad" calcext:value="=0" calcext:base-cell-address="Sheet1.Z17"/>
          </calcext:conditional-format>
          <calcext:conditional-format calcext:target-range-address="Sheet1.Z18:Sheet1.Z18">
            <calcext:condition calcext:apply-style-name="Good" calcext:value="=1" calcext:base-cell-address="Sheet1.Z18"/>
            <calcext:condition calcext:apply-style-name="Bad" calcext:value="=0" calcext:base-cell-address="Sheet1.Z18"/>
          </calcext:conditional-format>
          <calcext:conditional-format calcext:target-range-address="Sheet1.AA16:Sheet1.AA16">
            <calcext:condition calcext:apply-style-name="Good" calcext:value="=1" calcext:base-cell-address="Sheet1.AA16"/>
            <calcext:condition calcext:apply-style-name="Bad" calcext:value="=0" calcext:base-cell-address="Sheet1.AA16"/>
          </calcext:conditional-format>
          <calcext:conditional-format calcext:target-range-address="Sheet1.AA17:Sheet1.AA17">
            <calcext:condition calcext:apply-style-name="Good" calcext:value="=1" calcext:base-cell-address="Sheet1.AA17"/>
            <calcext:condition calcext:apply-style-name="Bad" calcext:value="=0" calcext:base-cell-address="Sheet1.AA17"/>
          </calcext:conditional-format>
          <calcext:conditional-format calcext:target-range-address="Sheet1.AA18:Sheet1.AA18">
            <calcext:condition calcext:apply-style-name="Good" calcext:value="=1" calcext:base-cell-address="Sheet1.AA18"/>
            <calcext:condition calcext:apply-style-name="Bad" calcext:value="=0" calcext:base-cell-address="Sheet1.AA18"/>
          </calcext:conditional-format>
          <calcext:conditional-format calcext:target-range-address="Sheet1.AB16:Sheet1.AB16">
            <calcext:condition calcext:apply-style-name="Good" calcext:value="=1" calcext:base-cell-address="Sheet1.AB16"/>
            <calcext:condition calcext:apply-style-name="Bad" calcext:value="=0" calcext:base-cell-address="Sheet1.AB16"/>
          </calcext:conditional-format>
          <calcext:conditional-format calcext:target-range-address="Sheet1.AB17:Sheet1.AB17">
            <calcext:condition calcext:apply-style-name="Good" calcext:value="=1" calcext:base-cell-address="Sheet1.AB17"/>
            <calcext:condition calcext:apply-style-name="Bad" calcext:value="=0" calcext:base-cell-address="Sheet1.AB17"/>
          </calcext:conditional-format>
          <calcext:conditional-format calcext:target-range-address="Sheet1.AB18:Sheet1.AB18">
            <calcext:condition calcext:apply-style-name="Good" calcext:value="=1" calcext:base-cell-address="Sheet1.AB18"/>
            <calcext:condition calcext:apply-style-name="Bad" calcext:value="=0" calcext:base-cell-address="Sheet1.AB18"/>
          </calcext:conditional-format>
          <calcext:conditional-format calcext:target-range-address="Sheet1.AC16:Sheet1.AC16">
            <calcext:condition calcext:apply-style-name="Good" calcext:value="=1" calcext:base-cell-address="Sheet1.AC16"/>
            <calcext:condition calcext:apply-style-name="Bad" calcext:value="=0" calcext:base-cell-address="Sheet1.AC16"/>
          </calcext:conditional-format>
          <calcext:conditional-format calcext:target-range-address="Sheet1.AC17:Sheet1.AC17">
            <calcext:condition calcext:apply-style-name="Good" calcext:value="=1" calcext:base-cell-address="Sheet1.AC17"/>
            <calcext:condition calcext:apply-style-name="Bad" calcext:value="=0" calcext:base-cell-address="Sheet1.AC17"/>
          </calcext:conditional-format>
          <calcext:conditional-format calcext:target-range-address="Sheet1.AC18:Sheet1.AC18">
            <calcext:condition calcext:apply-style-name="Good" calcext:value="=1" calcext:base-cell-address="Sheet1.AC18"/>
            <calcext:condition calcext:apply-style-name="Bad" calcext:value="=0" calcext:base-cell-address="Sheet1.AC18"/>
          </calcext:conditional-format>
          <calcext:conditional-format calcext:target-range-address="Sheet1.AD16:Sheet1.AD16">
            <calcext:condition calcext:apply-style-name="Good" calcext:value="=1" calcext:base-cell-address="Sheet1.AD16"/>
            <calcext:condition calcext:apply-style-name="Bad" calcext:value="=0" calcext:base-cell-address="Sheet1.AD16"/>
          </calcext:conditional-format>
          <calcext:conditional-format calcext:target-range-address="Sheet1.AD17:Sheet1.AD17">
            <calcext:condition calcext:apply-style-name="Good" calcext:value="=1" calcext:base-cell-address="Sheet1.AD17"/>
            <calcext:condition calcext:apply-style-name="Bad" calcext:value="=0" calcext:base-cell-address="Sheet1.AD17"/>
          </calcext:conditional-format>
          <calcext:conditional-format calcext:target-range-address="Sheet1.AD18:Sheet1.AD18">
            <calcext:condition calcext:apply-style-name="Good" calcext:value="=1" calcext:base-cell-address="Sheet1.AD18"/>
            <calcext:condition calcext:apply-style-name="Bad" calcext:value="=0" calcext:base-cell-address="Sheet1.AD18"/>
          </calcext:conditional-format>
          <calcext:conditional-format calcext:target-range-address="Sheet1.AE16:Sheet1.AE16">
            <calcext:condition calcext:apply-style-name="Good" calcext:value="=1" calcext:base-cell-address="Sheet1.AE16"/>
            <calcext:condition calcext:apply-style-name="Bad" calcext:value="=0" calcext:base-cell-address="Sheet1.AE16"/>
          </calcext:conditional-format>
          <calcext:conditional-format calcext:target-range-address="Sheet1.AE17:Sheet1.AE17">
            <calcext:condition calcext:apply-style-name="Good" calcext:value="=1" calcext:base-cell-address="Sheet1.AE17"/>
            <calcext:condition calcext:apply-style-name="Bad" calcext:value="=0" calcext:base-cell-address="Sheet1.AE17"/>
          </calcext:conditional-format>
          <calcext:conditional-format calcext:target-range-address="Sheet1.AE18:Sheet1.AE18">
            <calcext:condition calcext:apply-style-name="Good" calcext:value="=1" calcext:base-cell-address="Sheet1.AE18"/>
            <calcext:condition calcext:apply-style-name="Bad" calcext:value="=0" calcext:base-cell-address="Sheet1.AE18"/>
          </calcext:conditional-format>
          <calcext:conditional-format calcext:target-range-address="Sheet1.AF16:Sheet1.AF16">
            <calcext:condition calcext:apply-style-name="Good" calcext:value="=1" calcext:base-cell-address="Sheet1.AF16"/>
            <calcext:condition calcext:apply-style-name="Bad" calcext:value="=0" calcext:base-cell-address="Sheet1.AF16"/>
          </calcext:conditional-format>
          <calcext:conditional-format calcext:target-range-address="Sheet1.AF17:Sheet1.AF17">
            <calcext:condition calcext:apply-style-name="Good" calcext:value="=1" calcext:base-cell-address="Sheet1.AF17"/>
            <calcext:condition calcext:apply-style-name="Bad" calcext:value="=0" calcext:base-cell-address="Sheet1.AF17"/>
          </calcext:conditional-format>
          <calcext:conditional-format calcext:target-range-address="Sheet1.AF18:Sheet1.AF18">
            <calcext:condition calcext:apply-style-name="Good" calcext:value="=1" calcext:base-cell-address="Sheet1.AF18"/>
            <calcext:condition calcext:apply-style-name="Bad" calcext:value="=0" calcext:base-cell-address="Sheet1.AF18"/>
          </calcext:conditional-format>
          <calcext:conditional-format calcext:target-range-address="Sheet1.AG16:Sheet1.AG16">
            <calcext:condition calcext:apply-style-name="Good" calcext:value="=1" calcext:base-cell-address="Sheet1.AG16"/>
            <calcext:condition calcext:apply-style-name="Bad" calcext:value="=0" calcext:base-cell-address="Sheet1.AG16"/>
          </calcext:conditional-format>
          <calcext:conditional-format calcext:target-range-address="Sheet1.AG17:Sheet1.AG17">
            <calcext:condition calcext:apply-style-name="Good" calcext:value="=1" calcext:base-cell-address="Sheet1.AG17"/>
            <calcext:condition calcext:apply-style-name="Bad" calcext:value="=0" calcext:base-cell-address="Sheet1.AG17"/>
          </calcext:conditional-format>
          <calcext:conditional-format calcext:target-range-address="Sheet1.AG18:Sheet1.AG18">
            <calcext:condition calcext:apply-style-name="Good" calcext:value="=1" calcext:base-cell-address="Sheet1.AG18"/>
            <calcext:condition calcext:apply-style-name="Bad" calcext:value="=0" calcext:base-cell-address="Sheet1.AG18"/>
          </calcext:conditional-format>
          <calcext:conditional-format calcext:target-range-address="Sheet1.AH16:Sheet1.AH16">
            <calcext:condition calcext:apply-style-name="Good" calcext:value="=1" calcext:base-cell-address="Sheet1.AH16"/>
            <calcext:condition calcext:apply-style-name="Bad" calcext:value="=0" calcext:base-cell-address="Sheet1.AH16"/>
          </calcext:conditional-format>
          <calcext:conditional-format calcext:target-range-address="Sheet1.AH17:Sheet1.AH17">
            <calcext:condition calcext:apply-style-name="Good" calcext:value="=1" calcext:base-cell-address="Sheet1.AH17"/>
            <calcext:condition calcext:apply-style-name="Bad" calcext:value="=0" calcext:base-cell-address="Sheet1.AH17"/>
          </calcext:conditional-format>
          <calcext:conditional-format calcext:target-range-address="Sheet1.AH18:Sheet1.AH18">
            <calcext:condition calcext:apply-style-name="Good" calcext:value="=1" calcext:base-cell-address="Sheet1.AH18"/>
            <calcext:condition calcext:apply-style-name="Bad" calcext:value="=0" calcext:base-cell-address="Sheet1.AH18"/>
          </calcext:conditional-format>
          <calcext:conditional-format calcext:target-range-address="Sheet1.AI16:Sheet1.AI16">
            <calcext:condition calcext:apply-style-name="Good" calcext:value="=1" calcext:base-cell-address="Sheet1.AI16"/>
            <calcext:condition calcext:apply-style-name="Bad" calcext:value="=0" calcext:base-cell-address="Sheet1.AI16"/>
          </calcext:conditional-format>
          <calcext:conditional-format calcext:target-range-address="Sheet1.AI17:Sheet1.AI17">
            <calcext:condition calcext:apply-style-name="Good" calcext:value="=1" calcext:base-cell-address="Sheet1.AI17"/>
            <calcext:condition calcext:apply-style-name="Bad" calcext:value="=0" calcext:base-cell-address="Sheet1.AI17"/>
          </calcext:conditional-format>
          <calcext:conditional-format calcext:target-range-address="Sheet1.AI18:Sheet1.AI18">
            <calcext:condition calcext:apply-style-name="Good" calcext:value="=1" calcext:base-cell-address="Sheet1.AI18"/>
            <calcext:condition calcext:apply-style-name="Bad" calcext:value="=0" calcext:base-cell-address="Sheet1.AI18"/>
          </calcext:conditional-format>
          <calcext:conditional-format calcext:target-range-address="Sheet1.AJ16:Sheet1.AJ16">
            <calcext:condition calcext:apply-style-name="Good" calcext:value="=1" calcext:base-cell-address="Sheet1.AJ16"/>
            <calcext:condition calcext:apply-style-name="Bad" calcext:value="=0" calcext:base-cell-address="Sheet1.AJ16"/>
          </calcext:conditional-format>
          <calcext:conditional-format calcext:target-range-address="Sheet1.AJ17:Sheet1.AJ17">
            <calcext:condition calcext:apply-style-name="Good" calcext:value="=1" calcext:base-cell-address="Sheet1.AJ17"/>
            <calcext:condition calcext:apply-style-name="Bad" calcext:value="=0" calcext:base-cell-address="Sheet1.AJ17"/>
          </calcext:conditional-format>
          <calcext:conditional-format calcext:target-range-address="Sheet1.AJ18:Sheet1.AJ18">
            <calcext:condition calcext:apply-style-name="Good" calcext:value="=1" calcext:base-cell-address="Sheet1.AJ18"/>
            <calcext:condition calcext:apply-style-name="Bad" calcext:value="=0" calcext:base-cell-address="Sheet1.AJ18"/>
          </calcext:conditional-format>
          <calcext:conditional-format calcext:target-range-address="Sheet1.AK16:Sheet1.AK16">
            <calcext:condition calcext:apply-style-name="Good" calcext:value="=1" calcext:base-cell-address="Sheet1.AK16"/>
            <calcext:condition calcext:apply-style-name="Bad" calcext:value="=0" calcext:base-cell-address="Sheet1.AK16"/>
          </calcext:conditional-format>
          <calcext:conditional-format calcext:target-range-address="Sheet1.AK17:Sheet1.AK17">
            <calcext:condition calcext:apply-style-name="Good" calcext:value="=1" calcext:base-cell-address="Sheet1.AK17"/>
            <calcext:condition calcext:apply-style-name="Bad" calcext:value="=0" calcext:base-cell-address="Sheet1.AK17"/>
          </calcext:conditional-format>
          <calcext:conditional-format calcext:target-range-address="Sheet1.AK18:Sheet1.AK18">
            <calcext:condition calcext:apply-style-name="Good" calcext:value="=1" calcext:base-cell-address="Sheet1.AK18"/>
            <calcext:condition calcext:apply-style-name="Bad" calcext:value="=0" calcext:base-cell-address="Sheet1.AK18"/>
          </calcext:conditional-format>
          <calcext:conditional-format calcext:target-range-address="Sheet1.AL16:Sheet1.AL16">
            <calcext:condition calcext:apply-style-name="Good" calcext:value="=1" calcext:base-cell-address="Sheet1.AL16"/>
            <calcext:condition calcext:apply-style-name="Bad" calcext:value="=0" calcext:base-cell-address="Sheet1.AL16"/>
          </calcext:conditional-format>
          <calcext:conditional-format calcext:target-range-address="Sheet1.AL17:Sheet1.AL17">
            <calcext:condition calcext:apply-style-name="Good" calcext:value="=1" calcext:base-cell-address="Sheet1.AL17"/>
            <calcext:condition calcext:apply-style-name="Bad" calcext:value="=0" calcext:base-cell-address="Sheet1.AL17"/>
          </calcext:conditional-format>
          <calcext:conditional-format calcext:target-range-address="Sheet1.AL18:Sheet1.AL18">
            <calcext:condition calcext:apply-style-name="Good" calcext:value="=1" calcext:base-cell-address="Sheet1.AL18"/>
            <calcext:condition calcext:apply-style-name="Bad" calcext:value="=0" calcext:base-cell-address="Sheet1.AL18"/>
          </calcext:conditional-format>
          <calcext:conditional-format calcext:target-range-address="Sheet1.AM16:Sheet1.AM16">
            <calcext:condition calcext:apply-style-name="Good" calcext:value="=1" calcext:base-cell-address="Sheet1.AM16"/>
            <calcext:condition calcext:apply-style-name="Bad" calcext:value="=0" calcext:base-cell-address="Sheet1.AM16"/>
          </calcext:conditional-format>
          <calcext:conditional-format calcext:target-range-address="Sheet1.AM17:Sheet1.AM17">
            <calcext:condition calcext:apply-style-name="Good" calcext:value="=1" calcext:base-cell-address="Sheet1.AM17"/>
            <calcext:condition calcext:apply-style-name="Bad" calcext:value="=0" calcext:base-cell-address="Sheet1.AM17"/>
          </calcext:conditional-format>
          <calcext:conditional-format calcext:target-range-address="Sheet1.AM18:Sheet1.AM18">
            <calcext:condition calcext:apply-style-name="Good" calcext:value="=1" calcext:base-cell-address="Sheet1.AM18"/>
            <calcext:condition calcext:apply-style-name="Bad" calcext:value="=0" calcext:base-cell-address="Sheet1.AM18"/>
          </calcext:conditional-format>
          <calcext:conditional-format calcext:target-range-address="Sheet1.AN16:Sheet1.AN16">
            <calcext:condition calcext:apply-style-name="Good" calcext:value="=1" calcext:base-cell-address="Sheet1.AN16"/>
            <calcext:condition calcext:apply-style-name="Bad" calcext:value="=0" calcext:base-cell-address="Sheet1.AN16"/>
          </calcext:conditional-format>
          <calcext:conditional-format calcext:target-range-address="Sheet1.AN17:Sheet1.AN17">
            <calcext:condition calcext:apply-style-name="Good" calcext:value="=1" calcext:base-cell-address="Sheet1.AN17"/>
            <calcext:condition calcext:apply-style-name="Bad" calcext:value="=0" calcext:base-cell-address="Sheet1.AN17"/>
          </calcext:conditional-format>
          <calcext:conditional-format calcext:target-range-address="Sheet1.AN18:Sheet1.AN18">
            <calcext:condition calcext:apply-style-name="Good" calcext:value="=1" calcext:base-cell-address="Sheet1.AN18"/>
            <calcext:condition calcext:apply-style-name="Bad" calcext:value="=0" calcext:base-cell-address="Sheet1.AN18"/>
          </calcext:conditional-format>
          <calcext:conditional-format calcext:target-range-address="Sheet1.AO16:Sheet1.AO16">
            <calcext:condition calcext:apply-style-name="Good" calcext:value="=1" calcext:base-cell-address="Sheet1.AO16"/>
            <calcext:condition calcext:apply-style-name="Bad" calcext:value="=0" calcext:base-cell-address="Sheet1.AO16"/>
          </calcext:conditional-format>
          <calcext:conditional-format calcext:target-range-address="Sheet1.AO17:Sheet1.AO17">
            <calcext:condition calcext:apply-style-name="Good" calcext:value="=1" calcext:base-cell-address="Sheet1.AO17"/>
            <calcext:condition calcext:apply-style-name="Bad" calcext:value="=0" calcext:base-cell-address="Sheet1.AO17"/>
          </calcext:conditional-format>
          <calcext:conditional-format calcext:target-range-address="Sheet1.AO18:Sheet1.AO18">
            <calcext:condition calcext:apply-style-name="Good" calcext:value="=1" calcext:base-cell-address="Sheet1.AO18"/>
            <calcext:condition calcext:apply-style-name="Bad" calcext:value="=0" calcext:base-cell-address="Sheet1.AO18"/>
          </calcext:conditional-format>
          <calcext:conditional-format calcext:target-range-address="Sheet1.AP16:Sheet1.AP16">
            <calcext:condition calcext:apply-style-name="Good" calcext:value="=1" calcext:base-cell-address="Sheet1.AP16"/>
            <calcext:condition calcext:apply-style-name="Bad" calcext:value="=0" calcext:base-cell-address="Sheet1.AP16"/>
          </calcext:conditional-format>
          <calcext:conditional-format calcext:target-range-address="Sheet1.AP17:Sheet1.AP17">
            <calcext:condition calcext:apply-style-name="Good" calcext:value="=1" calcext:base-cell-address="Sheet1.AP17"/>
            <calcext:condition calcext:apply-style-name="Bad" calcext:value="=0" calcext:base-cell-address="Sheet1.AP17"/>
          </calcext:conditional-format>
          <calcext:conditional-format calcext:target-range-address="Sheet1.AP18:Sheet1.AP18">
            <calcext:condition calcext:apply-style-name="Good" calcext:value="=1" calcext:base-cell-address="Sheet1.AP18"/>
            <calcext:condition calcext:apply-style-name="Bad" calcext:value="=0" calcext:base-cell-address="Sheet1.AP18"/>
          </calcext:conditional-format>
          <calcext:conditional-format calcext:target-range-address="Sheet1.AQ16:Sheet1.AQ16">
            <calcext:condition calcext:apply-style-name="Good" calcext:value="=1" calcext:base-cell-address="Sheet1.AQ16"/>
            <calcext:condition calcext:apply-style-name="Bad" calcext:value="=0" calcext:base-cell-address="Sheet1.AQ16"/>
          </calcext:conditional-format>
          <calcext:conditional-format calcext:target-range-address="Sheet1.AQ17:Sheet1.AQ17">
            <calcext:condition calcext:apply-style-name="Good" calcext:value="=1" calcext:base-cell-address="Sheet1.AQ17"/>
            <calcext:condition calcext:apply-style-name="Bad" calcext:value="=0" calcext:base-cell-address="Sheet1.AQ17"/>
          </calcext:conditional-format>
          <calcext:conditional-format calcext:target-range-address="Sheet1.AQ18:Sheet1.AQ18">
            <calcext:condition calcext:apply-style-name="Good" calcext:value="=1" calcext:base-cell-address="Sheet1.AQ18"/>
            <calcext:condition calcext:apply-style-name="Bad" calcext:value="=0" calcext:base-cell-address="Sheet1.AQ18"/>
          </calcext:conditional-format>
          <calcext:conditional-format calcext:target-range-address="Sheet1.AR16:Sheet1.AR16">
            <calcext:condition calcext:apply-style-name="Good" calcext:value="=1" calcext:base-cell-address="Sheet1.AR16"/>
            <calcext:condition calcext:apply-style-name="Bad" calcext:value="=0" calcext:base-cell-address="Sheet1.AR16"/>
          </calcext:conditional-format>
          <calcext:conditional-format calcext:target-range-address="Sheet1.AR17:Sheet1.AR17">
            <calcext:condition calcext:apply-style-name="Good" calcext:value="=1" calcext:base-cell-address="Sheet1.AR17"/>
            <calcext:condition calcext:apply-style-name="Bad" calcext:value="=0" calcext:base-cell-address="Sheet1.AR17"/>
          </calcext:conditional-format>
          <calcext:conditional-format calcext:target-range-address="Sheet1.AR18:Sheet1.AR18">
            <calcext:condition calcext:apply-style-name="Good" calcext:value="=1" calcext:base-cell-address="Sheet1.AR18"/>
            <calcext:condition calcext:apply-style-name="Bad" calcext:value="=0" calcext:base-cell-address="Sheet1.AR18"/>
          </calcext:conditional-format>
          <calcext:conditional-format calcext:target-range-address="Sheet1.AS16:Sheet1.AS16">
            <calcext:condition calcext:apply-style-name="Good" calcext:value="=1" calcext:base-cell-address="Sheet1.AS16"/>
            <calcext:condition calcext:apply-style-name="Bad" calcext:value="=0" calcext:base-cell-address="Sheet1.AS16"/>
          </calcext:conditional-format>
          <calcext:conditional-format calcext:target-range-address="Sheet1.AS17:Sheet1.AS17">
            <calcext:condition calcext:apply-style-name="Good" calcext:value="=1" calcext:base-cell-address="Sheet1.AS17"/>
            <calcext:condition calcext:apply-style-name="Bad" calcext:value="=0" calcext:base-cell-address="Sheet1.AS17"/>
          </calcext:conditional-format>
          <calcext:conditional-format calcext:target-range-address="Sheet1.AS18:Sheet1.AS18">
            <calcext:condition calcext:apply-style-name="Good" calcext:value="=1" calcext:base-cell-address="Sheet1.AS18"/>
            <calcext:condition calcext:apply-style-name="Bad" calcext:value="=0" calcext:base-cell-address="Sheet1.AS18"/>
          </calcext:conditional-format>
          <calcext:conditional-format calcext:target-range-address="Sheet1.AT16:Sheet1.AT16">
            <calcext:condition calcext:apply-style-name="Good" calcext:value="=1" calcext:base-cell-address="Sheet1.AT16"/>
            <calcext:condition calcext:apply-style-name="Bad" calcext:value="=0" calcext:base-cell-address="Sheet1.AT16"/>
          </calcext:conditional-format>
          <calcext:conditional-format calcext:target-range-address="Sheet1.AT17:Sheet1.AT17">
            <calcext:condition calcext:apply-style-name="Good" calcext:value="=1" calcext:base-cell-address="Sheet1.AT17"/>
            <calcext:condition calcext:apply-style-name="Bad" calcext:value="=0" calcext:base-cell-address="Sheet1.AT17"/>
          </calcext:conditional-format>
          <calcext:conditional-format calcext:target-range-address="Sheet1.AT18:Sheet1.AT18">
            <calcext:condition calcext:apply-style-name="Good" calcext:value="=1" calcext:base-cell-address="Sheet1.AT18"/>
            <calcext:condition calcext:apply-style-name="Bad" calcext:value="=0" calcext:base-cell-address="Sheet1.AT18"/>
          </calcext:conditional-format>
          <calcext:conditional-format calcext:target-range-address="Sheet1.AU16:Sheet1.AU16">
            <calcext:condition calcext:apply-style-name="Good" calcext:value="=1" calcext:base-cell-address="Sheet1.AU16"/>
            <calcext:condition calcext:apply-style-name="Bad" calcext:value="=0" calcext:base-cell-address="Sheet1.AU16"/>
          </calcext:conditional-format>
          <calcext:conditional-format calcext:target-range-address="Sheet1.AU17:Sheet1.AU17">
            <calcext:condition calcext:apply-style-name="Good" calcext:value="=1" calcext:base-cell-address="Sheet1.AU17"/>
            <calcext:condition calcext:apply-style-name="Bad" calcext:value="=0" calcext:base-cell-address="Sheet1.AU17"/>
          </calcext:conditional-format>
          <calcext:conditional-format calcext:target-range-address="Sheet1.AU18:Sheet1.AU18">
            <calcext:condition calcext:apply-style-name="Good" calcext:value="=1" calcext:base-cell-address="Sheet1.AU18"/>
            <calcext:condition calcext:apply-style-name="Bad" calcext:value="=0" calcext:base-cell-address="Sheet1.AU18"/>
          </calcext:conditional-format>
          <calcext:conditional-format calcext:target-range-address="Sheet1.AV16:Sheet1.AV16">
            <calcext:condition calcext:apply-style-name="Good" calcext:value="=1" calcext:base-cell-address="Sheet1.AV16"/>
            <calcext:condition calcext:apply-style-name="Bad" calcext:value="=0" calcext:base-cell-address="Sheet1.AV16"/>
          </calcext:conditional-format>
          <calcext:conditional-format calcext:target-range-address="Sheet1.AV17:Sheet1.AV17">
            <calcext:condition calcext:apply-style-name="Good" calcext:value="=1" calcext:base-cell-address="Sheet1.AV17"/>
            <calcext:condition calcext:apply-style-name="Bad" calcext:value="=0" calcext:base-cell-address="Sheet1.AV17"/>
          </calcext:conditional-format>
          <calcext:conditional-format calcext:target-range-address="Sheet1.AV18:Sheet1.AV18">
            <calcext:condition calcext:apply-style-name="Good" calcext:value="=1" calcext:base-cell-address="Sheet1.AV18"/>
            <calcext:condition calcext:apply-style-name="Bad" calcext:value="=0" calcext:base-cell-address="Sheet1.AV18"/>
          </calcext:conditional-format>
          <calcext:conditional-format calcext:target-range-address="Sheet1.AW16:Sheet1.AW16">
            <calcext:condition calcext:apply-style-name="Good" calcext:value="=1" calcext:base-cell-address="Sheet1.AW16"/>
            <calcext:condition calcext:apply-style-name="Bad" calcext:value="=0" calcext:base-cell-address="Sheet1.AW16"/>
          </calcext:conditional-format>
          <calcext:conditional-format calcext:target-range-address="Sheet1.AW17:Sheet1.AW17">
            <calcext:condition calcext:apply-style-name="Good" calcext:value="=1" calcext:base-cell-address="Sheet1.AW17"/>
            <calcext:condition calcext:apply-style-name="Bad" calcext:value="=0" calcext:base-cell-address="Sheet1.AW17"/>
          </calcext:conditional-format>
          <calcext:conditional-format calcext:target-range-address="Sheet1.AW18:Sheet1.AW18">
            <calcext:condition calcext:apply-style-name="Good" calcext:value="=1" calcext:base-cell-address="Sheet1.AW18"/>
            <calcext:condition calcext:apply-style-name="Bad" calcext:value="=0" calcext:base-cell-address="Sheet1.AW18"/>
          </calcext:conditional-format>
          <calcext:conditional-format calcext:target-range-address="Sheet1.AX16:Sheet1.AX16">
            <calcext:condition calcext:apply-style-name="Good" calcext:value="=1" calcext:base-cell-address="Sheet1.AX16"/>
            <calcext:condition calcext:apply-style-name="Bad" calcext:value="=0" calcext:base-cell-address="Sheet1.AX16"/>
          </calcext:conditional-format>
          <calcext:conditional-format calcext:target-range-address="Sheet1.AX17:Sheet1.AX17">
            <calcext:condition calcext:apply-style-name="Good" calcext:value="=1" calcext:base-cell-address="Sheet1.AX17"/>
            <calcext:condition calcext:apply-style-name="Bad" calcext:value="=0" calcext:base-cell-address="Sheet1.AX17"/>
          </calcext:conditional-format>
          <calcext:conditional-format calcext:target-range-address="Sheet1.AX18:Sheet1.AX18">
            <calcext:condition calcext:apply-style-name="Good" calcext:value="=1" calcext:base-cell-address="Sheet1.AX18"/>
            <calcext:condition calcext:apply-style-name="Bad" calcext:value="=0" calcext:base-cell-address="Sheet1.AX18"/>
          </calcext:conditional-format>
          <calcext:conditional-format calcext:target-range-address="Sheet1.AY16:Sheet1.AY16">
            <calcext:condition calcext:apply-style-name="Good" calcext:value="=1" calcext:base-cell-address="Sheet1.AY16"/>
            <calcext:condition calcext:apply-style-name="Bad" calcext:value="=0" calcext:base-cell-address="Sheet1.AY16"/>
          </calcext:conditional-format>
          <calcext:conditional-format calcext:target-range-address="Sheet1.AY17:Sheet1.AY17">
            <calcext:condition calcext:apply-style-name="Good" calcext:value="=1" calcext:base-cell-address="Sheet1.AY17"/>
            <calcext:condition calcext:apply-style-name="Bad" calcext:value="=0" calcext:base-cell-address="Sheet1.AY17"/>
          </calcext:conditional-format>
          <calcext:conditional-format calcext:target-range-address="Sheet1.AY18:Sheet1.AY18">
            <calcext:condition calcext:apply-style-name="Good" calcext:value="=1" calcext:base-cell-address="Sheet1.AY18"/>
            <calcext:condition calcext:apply-style-name="Bad" calcext:value="=0" calcext:base-cell-address="Sheet1.AY18"/>
          </calcext:conditional-format>
          <calcext:conditional-format calcext:target-range-address="Sheet1.AZ16:Sheet1.AZ16">
            <calcext:condition calcext:apply-style-name="Good" calcext:value="=1" calcext:base-cell-address="Sheet1.AZ16"/>
            <calcext:condition calcext:apply-style-name="Bad" calcext:value="=0" calcext:base-cell-address="Sheet1.AZ16"/>
          </calcext:conditional-format>
          <calcext:conditional-format calcext:target-range-address="Sheet1.AZ17:Sheet1.AZ17">
            <calcext:condition calcext:apply-style-name="Good" calcext:value="=1" calcext:base-cell-address="Sheet1.AZ17"/>
            <calcext:condition calcext:apply-style-name="Bad" calcext:value="=0" calcext:base-cell-address="Sheet1.AZ17"/>
          </calcext:conditional-format>
          <calcext:conditional-format calcext:target-range-address="Sheet1.AZ18:Sheet1.AZ18">
            <calcext:condition calcext:apply-style-name="Good" calcext:value="=1" calcext:base-cell-address="Sheet1.AZ18"/>
            <calcext:condition calcext:apply-style-name="Bad" calcext:value="=0" calcext:base-cell-address="Sheet1.AZ18"/>
          </calcext:conditional-format>
          <calcext:conditional-format calcext:target-range-address="Sheet1.BA16:Sheet1.BA16">
            <calcext:condition calcext:apply-style-name="Good" calcext:value="=1" calcext:base-cell-address="Sheet1.BA16"/>
            <calcext:condition calcext:apply-style-name="Bad" calcext:value="=0" calcext:base-cell-address="Sheet1.BA16"/>
          </calcext:conditional-format>
          <calcext:conditional-format calcext:target-range-address="Sheet1.BA17:Sheet1.BA17">
            <calcext:condition calcext:apply-style-name="Good" calcext:value="=1" calcext:base-cell-address="Sheet1.BA17"/>
            <calcext:condition calcext:apply-style-name="Bad" calcext:value="=0" calcext:base-cell-address="Sheet1.BA17"/>
          </calcext:conditional-format>
          <calcext:conditional-format calcext:target-range-address="Sheet1.BA18:Sheet1.BA18">
            <calcext:condition calcext:apply-style-name="Good" calcext:value="=1" calcext:base-cell-address="Sheet1.BA18"/>
            <calcext:condition calcext:apply-style-name="Bad" calcext:value="=0" calcext:base-cell-address="Sheet1.BA18"/>
          </calcext:conditional-format>
          <calcext:conditional-format calcext:target-range-address="Sheet1.BB16:Sheet1.BB16">
            <calcext:condition calcext:apply-style-name="Good" calcext:value="=1" calcext:base-cell-address="Sheet1.BB16"/>
            <calcext:condition calcext:apply-style-name="Bad" calcext:value="=0" calcext:base-cell-address="Sheet1.BB16"/>
          </calcext:conditional-format>
          <calcext:conditional-format calcext:target-range-address="Sheet1.BB17:Sheet1.BB17">
            <calcext:condition calcext:apply-style-name="Good" calcext:value="=1" calcext:base-cell-address="Sheet1.BB17"/>
            <calcext:condition calcext:apply-style-name="Bad" calcext:value="=0" calcext:base-cell-address="Sheet1.BB17"/>
          </calcext:conditional-format>
          <calcext:conditional-format calcext:target-range-address="Sheet1.BB18:Sheet1.BB18">
            <calcext:condition calcext:apply-style-name="Good" calcext:value="=1" calcext:base-cell-address="Sheet1.BB18"/>
            <calcext:condition calcext:apply-style-name="Bad" calcext:value="=0" calcext:base-cell-address="Sheet1.BB18"/>
          </calcext:conditional-format>
          <calcext:conditional-format calcext:target-range-address="Sheet1.BC16:Sheet1.BC16">
            <calcext:condition calcext:apply-style-name="Good" calcext:value="=1" calcext:base-cell-address="Sheet1.BC16"/>
            <calcext:condition calcext:apply-style-name="Bad" calcext:value="=0" calcext:base-cell-address="Sheet1.BC16"/>
          </calcext:conditional-format>
          <calcext:conditional-format calcext:target-range-address="Sheet1.BC17:Sheet1.BC17">
            <calcext:condition calcext:apply-style-name="Good" calcext:value="=1" calcext:base-cell-address="Sheet1.BC17"/>
            <calcext:condition calcext:apply-style-name="Bad" calcext:value="=0" calcext:base-cell-address="Sheet1.BC17"/>
          </calcext:conditional-format>
          <calcext:conditional-format calcext:target-range-address="Sheet1.BC18:Sheet1.BC18">
            <calcext:condition calcext:apply-style-name="Good" calcext:value="=1" calcext:base-cell-address="Sheet1.BC18"/>
            <calcext:condition calcext:apply-style-name="Bad" calcext:value="=0" calcext:base-cell-address="Sheet1.BC18"/>
          </calcext:conditional-format>
          <calcext:conditional-format calcext:target-range-address="Sheet1.BD16:Sheet1.BD16">
            <calcext:condition calcext:apply-style-name="Good" calcext:value="=1" calcext:base-cell-address="Sheet1.BD16"/>
            <calcext:condition calcext:apply-style-name="Bad" calcext:value="=0" calcext:base-cell-address="Sheet1.BD16"/>
          </calcext:conditional-format>
          <calcext:conditional-format calcext:target-range-address="Sheet1.BD17:Sheet1.BD17">
            <calcext:condition calcext:apply-style-name="Good" calcext:value="=1" calcext:base-cell-address="Sheet1.BD17"/>
            <calcext:condition calcext:apply-style-name="Bad" calcext:value="=0" calcext:base-cell-address="Sheet1.BD17"/>
          </calcext:conditional-format>
          <calcext:conditional-format calcext:target-range-address="Sheet1.BD18:Sheet1.BD18">
            <calcext:condition calcext:apply-style-name="Good" calcext:value="=1" calcext:base-cell-address="Sheet1.BD18"/>
            <calcext:condition calcext:apply-style-name="Bad" calcext:value="=0" calcext:base-cell-address="Sheet1.BD18"/>
          </calcext:conditional-format>
          <calcext:conditional-format calcext:target-range-address="Sheet1.BE16:Sheet1.BE16">
            <calcext:condition calcext:apply-style-name="Good" calcext:value="=1" calcext:base-cell-address="Sheet1.BE16"/>
            <calcext:condition calcext:apply-style-name="Bad" calcext:value="=0" calcext:base-cell-address="Sheet1.BE16"/>
          </calcext:conditional-format>
          <calcext:conditional-format calcext:target-range-address="Sheet1.BE17:Sheet1.BE17">
            <calcext:condition calcext:apply-style-name="Good" calcext:value="=1" calcext:base-cell-address="Sheet1.BE17"/>
            <calcext:condition calcext:apply-style-name="Bad" calcext:value="=0" calcext:base-cell-address="Sheet1.BE17"/>
          </calcext:conditional-format>
          <calcext:conditional-format calcext:target-range-address="Sheet1.BE18:Sheet1.BE18">
            <calcext:condition calcext:apply-style-name="Good" calcext:value="=1" calcext:base-cell-address="Sheet1.BE18"/>
            <calcext:condition calcext:apply-style-name="Bad" calcext:value="=0" calcext:base-cell-address="Sheet1.BE18"/>
          </calcext:conditional-format>
          <calcext:conditional-format calcext:target-range-address="Sheet1.BF16:Sheet1.BF16">
            <calcext:condition calcext:apply-style-name="Good" calcext:value="=1" calcext:base-cell-address="Sheet1.BF16"/>
            <calcext:condition calcext:apply-style-name="Bad" calcext:value="=0" calcext:base-cell-address="Sheet1.BF16"/>
          </calcext:conditional-format>
          <calcext:conditional-format calcext:target-range-address="Sheet1.BF17:Sheet1.BF17">
            <calcext:condition calcext:apply-style-name="Good" calcext:value="=1" calcext:base-cell-address="Sheet1.BF17"/>
            <calcext:condition calcext:apply-style-name="Bad" calcext:value="=0" calcext:base-cell-address="Sheet1.BF17"/>
          </calcext:conditional-format>
          <calcext:conditional-format calcext:target-range-address="Sheet1.BF18:Sheet1.BF18">
            <calcext:condition calcext:apply-style-name="Good" calcext:value="=1" calcext:base-cell-address="Sheet1.BF18"/>
            <calcext:condition calcext:apply-style-name="Bad" calcext:value="=0" calcext:base-cell-address="Sheet1.BF18"/>
          </calcext:conditional-format>
          <calcext:conditional-format calcext:target-range-address="Sheet1.BG16:Sheet1.BG16">
            <calcext:condition calcext:apply-style-name="Good" calcext:value="=1" calcext:base-cell-address="Sheet1.BG16"/>
            <calcext:condition calcext:apply-style-name="Bad" calcext:value="=0" calcext:base-cell-address="Sheet1.BG16"/>
          </calcext:conditional-format>
          <calcext:conditional-format calcext:target-range-address="Sheet1.BG17:Sheet1.BG17">
            <calcext:condition calcext:apply-style-name="Good" calcext:value="=1" calcext:base-cell-address="Sheet1.BG17"/>
            <calcext:condition calcext:apply-style-name="Bad" calcext:value="=0" calcext:base-cell-address="Sheet1.BG17"/>
          </calcext:conditional-format>
          <calcext:conditional-format calcext:target-range-address="Sheet1.BG18:Sheet1.BG18">
            <calcext:condition calcext:apply-style-name="Good" calcext:value="=1" calcext:base-cell-address="Sheet1.BG18"/>
            <calcext:condition calcext:apply-style-name="Bad" calcext:value="=0" calcext:base-cell-address="Sheet1.BG18"/>
          </calcext:conditional-format>
          <calcext:conditional-format calcext:target-range-address="Sheet1.BH16:Sheet1.BH16">
            <calcext:condition calcext:apply-style-name="Good" calcext:value="=1" calcext:base-cell-address="Sheet1.BH16"/>
            <calcext:condition calcext:apply-style-name="Bad" calcext:value="=0" calcext:base-cell-address="Sheet1.BH16"/>
          </calcext:conditional-format>
          <calcext:conditional-format calcext:target-range-address="Sheet1.BH17:Sheet1.BH17">
            <calcext:condition calcext:apply-style-name="Good" calcext:value="=1" calcext:base-cell-address="Sheet1.BH17"/>
            <calcext:condition calcext:apply-style-name="Bad" calcext:value="=0" calcext:base-cell-address="Sheet1.BH17"/>
          </calcext:conditional-format>
          <calcext:conditional-format calcext:target-range-address="Sheet1.BH18:Sheet1.BH18">
            <calcext:condition calcext:apply-style-name="Good" calcext:value="=1" calcext:base-cell-address="Sheet1.BH18"/>
            <calcext:condition calcext:apply-style-name="Bad" calcext:value="=0" calcext:base-cell-address="Sheet1.BH18"/>
          </calcext:conditional-format>
          <calcext:conditional-format calcext:target-range-address="Sheet1.BI16:Sheet1.BI16">
            <calcext:condition calcext:apply-style-name="Good" calcext:value="=1" calcext:base-cell-address="Sheet1.BI16"/>
            <calcext:condition calcext:apply-style-name="Bad" calcext:value="=0" calcext:base-cell-address="Sheet1.BI16"/>
          </calcext:conditional-format>
          <calcext:conditional-format calcext:target-range-address="Sheet1.BI17:Sheet1.BI17">
            <calcext:condition calcext:apply-style-name="Good" calcext:value="=1" calcext:base-cell-address="Sheet1.BI17"/>
            <calcext:condition calcext:apply-style-name="Bad" calcext:value="=0" calcext:base-cell-address="Sheet1.BI17"/>
          </calcext:conditional-format>
          <calcext:conditional-format calcext:target-range-address="Sheet1.BI18:Sheet1.BI18">
            <calcext:condition calcext:apply-style-name="Good" calcext:value="=1" calcext:base-cell-address="Sheet1.BI18"/>
            <calcext:condition calcext:apply-style-name="Bad" calcext:value="=0" calcext:base-cell-address="Sheet1.BI18"/>
          </calcext:conditional-format>
          <calcext:conditional-format calcext:target-range-address="Sheet1.BJ16:Sheet1.BJ16">
            <calcext:condition calcext:apply-style-name="Good" calcext:value="=1" calcext:base-cell-address="Sheet1.BJ16"/>
            <calcext:condition calcext:apply-style-name="Bad" calcext:value="=0" calcext:base-cell-address="Sheet1.BJ16"/>
          </calcext:conditional-format>
          <calcext:conditional-format calcext:target-range-address="Sheet1.BJ17:Sheet1.BJ17">
            <calcext:condition calcext:apply-style-name="Good" calcext:value="=1" calcext:base-cell-address="Sheet1.BJ17"/>
            <calcext:condition calcext:apply-style-name="Bad" calcext:value="=0" calcext:base-cell-address="Sheet1.BJ17"/>
          </calcext:conditional-format>
          <calcext:conditional-format calcext:target-range-address="Sheet1.BJ18:Sheet1.BJ18">
            <calcext:condition calcext:apply-style-name="Good" calcext:value="=1" calcext:base-cell-address="Sheet1.BJ18"/>
            <calcext:condition calcext:apply-style-name="Bad" calcext:value="=0" calcext:base-cell-address="Sheet1.BJ18"/>
          </calcext:conditional-format>
          <calcext:conditional-format calcext:target-range-address="Sheet1.BK16:Sheet1.BK16">
            <calcext:condition calcext:apply-style-name="Good" calcext:value="=1" calcext:base-cell-address="Sheet1.BK16"/>
            <calcext:condition calcext:apply-style-name="Bad" calcext:value="=0" calcext:base-cell-address="Sheet1.BK16"/>
          </calcext:conditional-format>
          <calcext:conditional-format calcext:target-range-address="Sheet1.BK17:Sheet1.BK17">
            <calcext:condition calcext:apply-style-name="Good" calcext:value="=1" calcext:base-cell-address="Sheet1.BK17"/>
            <calcext:condition calcext:apply-style-name="Bad" calcext:value="=0" calcext:base-cell-address="Sheet1.BK17"/>
          </calcext:conditional-format>
          <calcext:conditional-format calcext:target-range-address="Sheet1.BK18:Sheet1.BK18">
            <calcext:condition calcext:apply-style-name="Good" calcext:value="=1" calcext:base-cell-address="Sheet1.BK18"/>
            <calcext:condition calcext:apply-style-name="Bad" calcext:value="=0" calcext:base-cell-address="Sheet1.BK18"/>
          </calcext:conditional-format>
          <calcext:conditional-format calcext:target-range-address="Sheet1.BL16:Sheet1.BL16">
            <calcext:condition calcext:apply-style-name="Good" calcext:value="=1" calcext:base-cell-address="Sheet1.BL16"/>
            <calcext:condition calcext:apply-style-name="Bad" calcext:value="=0" calcext:base-cell-address="Sheet1.BL16"/>
          </calcext:conditional-format>
          <calcext:conditional-format calcext:target-range-address="Sheet1.BL17:Sheet1.BL17">
            <calcext:condition calcext:apply-style-name="Good" calcext:value="=1" calcext:base-cell-address="Sheet1.BL17"/>
            <calcext:condition calcext:apply-style-name="Bad" calcext:value="=0" calcext:base-cell-address="Sheet1.BL17"/>
          </calcext:conditional-format>
          <calcext:conditional-format calcext:target-range-address="Sheet1.BL18:Sheet1.BL18">
            <calcext:condition calcext:apply-style-name="Good" calcext:value="=1" calcext:base-cell-address="Sheet1.BL18"/>
            <calcext:condition calcext:apply-style-name="Bad" calcext:value="=0" calcext:base-cell-address="Sheet1.BL18"/>
          </calcext:conditional-format>
          <calcext:conditional-format calcext:target-range-address="Sheet1.BM16:Sheet1.BM16">
            <calcext:condition calcext:apply-style-name="Good" calcext:value="=1" calcext:base-cell-address="Sheet1.BM16"/>
            <calcext:condition calcext:apply-style-name="Bad" calcext:value="=0" calcext:base-cell-address="Sheet1.BM16"/>
          </calcext:conditional-format>
          <calcext:conditional-format calcext:target-range-address="Sheet1.BM17:Sheet1.BM17">
            <calcext:condition calcext:apply-style-name="Good" calcext:value="=1" calcext:base-cell-address="Sheet1.BM17"/>
            <calcext:condition calcext:apply-style-name="Bad" calcext:value="=0" calcext:base-cell-address="Sheet1.BM17"/>
          </calcext:conditional-format>
          <calcext:conditional-format calcext:target-range-address="Sheet1.BM18:Sheet1.BM18">
            <calcext:condition calcext:apply-style-name="Good" calcext:value="=1" calcext:base-cell-address="Sheet1.BM18"/>
            <calcext:condition calcext:apply-style-name="Bad" calcext:value="=0" calcext:base-cell-address="Sheet1.BM18"/>
          </calcext:conditional-format>
          <calcext:conditional-format calcext:target-range-address="Sheet1.BN16:Sheet1.BN16">
            <calcext:condition calcext:apply-style-name="Good" calcext:value="=1" calcext:base-cell-address="Sheet1.BN16"/>
            <calcext:condition calcext:apply-style-name="Bad" calcext:value="=0" calcext:base-cell-address="Sheet1.BN16"/>
          </calcext:conditional-format>
          <calcext:conditional-format calcext:target-range-address="Sheet1.BN17:Sheet1.BN17">
            <calcext:condition calcext:apply-style-name="Good" calcext:value="=1" calcext:base-cell-address="Sheet1.BN17"/>
            <calcext:condition calcext:apply-style-name="Bad" calcext:value="=0" calcext:base-cell-address="Sheet1.BN17"/>
          </calcext:conditional-format>
          <calcext:conditional-format calcext:target-range-address="Sheet1.BN18:Sheet1.BN18">
            <calcext:condition calcext:apply-style-name="Good" calcext:value="=1" calcext:base-cell-address="Sheet1.BN18"/>
            <calcext:condition calcext:apply-style-name="Bad" calcext:value="=0" calcext:base-cell-address="Sheet1.BN18"/>
          </calcext:conditional-format>
          <calcext:conditional-format calcext:target-range-address="Sheet1.BO16:Sheet1.BO16">
            <calcext:condition calcext:apply-style-name="Good" calcext:value="=1" calcext:base-cell-address="Sheet1.BO16"/>
            <calcext:condition calcext:apply-style-name="Bad" calcext:value="=0" calcext:base-cell-address="Sheet1.BO16"/>
          </calcext:conditional-format>
          <calcext:conditional-format calcext:target-range-address="Sheet1.BO17:Sheet1.BO17">
            <calcext:condition calcext:apply-style-name="Good" calcext:value="=1" calcext:base-cell-address="Sheet1.BO17"/>
            <calcext:condition calcext:apply-style-name="Bad" calcext:value="=0" calcext:base-cell-address="Sheet1.BO17"/>
          </calcext:conditional-format>
          <calcext:conditional-format calcext:target-range-address="Sheet1.BO18:Sheet1.BO18">
            <calcext:condition calcext:apply-style-name="Good" calcext:value="=1" calcext:base-cell-address="Sheet1.BO18"/>
            <calcext:condition calcext:apply-style-name="Bad" calcext:value="=0" calcext:base-cell-address="Sheet1.BO18"/>
          </calcext:conditional-format>
          <calcext:conditional-format calcext:target-range-address="Sheet1.BP16:Sheet1.BP16">
            <calcext:condition calcext:apply-style-name="Good" calcext:value="=1" calcext:base-cell-address="Sheet1.BP16"/>
            <calcext:condition calcext:apply-style-name="Bad" calcext:value="=0" calcext:base-cell-address="Sheet1.BP16"/>
          </calcext:conditional-format>
          <calcext:conditional-format calcext:target-range-address="Sheet1.BP17:Sheet1.BP17">
            <calcext:condition calcext:apply-style-name="Good" calcext:value="=1" calcext:base-cell-address="Sheet1.BP17"/>
            <calcext:condition calcext:apply-style-name="Bad" calcext:value="=0" calcext:base-cell-address="Sheet1.BP17"/>
          </calcext:conditional-format>
          <calcext:conditional-format calcext:target-range-address="Sheet1.BP18:Sheet1.BP18">
            <calcext:condition calcext:apply-style-name="Good" calcext:value="=1" calcext:base-cell-address="Sheet1.BP18"/>
            <calcext:condition calcext:apply-style-name="Bad" calcext:value="=0" calcext:base-cell-address="Sheet1.BP18"/>
          </calcext:conditional-format>
          <calcext:conditional-format calcext:target-range-address="Sheet1.BQ16:Sheet1.BQ16">
            <calcext:condition calcext:apply-style-name="Good" calcext:value="=1" calcext:base-cell-address="Sheet1.BQ16"/>
            <calcext:condition calcext:apply-style-name="Bad" calcext:value="=0" calcext:base-cell-address="Sheet1.BQ16"/>
          </calcext:conditional-format>
          <calcext:conditional-format calcext:target-range-address="Sheet1.BQ17:Sheet1.BQ17">
            <calcext:condition calcext:apply-style-name="Good" calcext:value="=1" calcext:base-cell-address="Sheet1.BQ17"/>
            <calcext:condition calcext:apply-style-name="Bad" calcext:value="=0" calcext:base-cell-address="Sheet1.BQ17"/>
          </calcext:conditional-format>
          <calcext:conditional-format calcext:target-range-address="Sheet1.BQ18:Sheet1.BQ18">
            <calcext:condition calcext:apply-style-name="Good" calcext:value="=1" calcext:base-cell-address="Sheet1.BQ18"/>
            <calcext:condition calcext:apply-style-name="Bad" calcext:value="=0" calcext:base-cell-address="Sheet1.BQ18"/>
          </calcext:conditional-format>
          <calcext:conditional-format calcext:target-range-address="Sheet1.BR16:Sheet1.BR16">
            <calcext:condition calcext:apply-style-name="Good" calcext:value="=1" calcext:base-cell-address="Sheet1.BR16"/>
            <calcext:condition calcext:apply-style-name="Bad" calcext:value="=0" calcext:base-cell-address="Sheet1.BR16"/>
          </calcext:conditional-format>
          <calcext:conditional-format calcext:target-range-address="Sheet1.BR17:Sheet1.BR17">
            <calcext:condition calcext:apply-style-name="Good" calcext:value="=1" calcext:base-cell-address="Sheet1.BR17"/>
            <calcext:condition calcext:apply-style-name="Bad" calcext:value="=0" calcext:base-cell-address="Sheet1.BR17"/>
          </calcext:conditional-format>
          <calcext:conditional-format calcext:target-range-address="Sheet1.BR18:Sheet1.BR18">
            <calcext:condition calcext:apply-style-name="Good" calcext:value="=1" calcext:base-cell-address="Sheet1.BR18"/>
            <calcext:condition calcext:apply-style-name="Bad" calcext:value="=0" calcext:base-cell-address="Sheet1.BR18"/>
          </calcext:conditional-format>
          <calcext:conditional-format calcext:target-range-address="Sheet1.BS16:Sheet1.BS16">
            <calcext:condition calcext:apply-style-name="Good" calcext:value="=1" calcext:base-cell-address="Sheet1.BS16"/>
            <calcext:condition calcext:apply-style-name="Bad" calcext:value="=0" calcext:base-cell-address="Sheet1.BS16"/>
          </calcext:conditional-format>
          <calcext:conditional-format calcext:target-range-address="Sheet1.BS17:Sheet1.BS17">
            <calcext:condition calcext:apply-style-name="Good" calcext:value="=1" calcext:base-cell-address="Sheet1.BS17"/>
            <calcext:condition calcext:apply-style-name="Bad" calcext:value="=0" calcext:base-cell-address="Sheet1.BS17"/>
          </calcext:conditional-format>
          <calcext:conditional-format calcext:target-range-address="Sheet1.BS18:Sheet1.BS18">
            <calcext:condition calcext:apply-style-name="Good" calcext:value="=1" calcext:base-cell-address="Sheet1.BS18"/>
            <calcext:condition calcext:apply-style-name="Bad" calcext:value="=0" calcext:base-cell-address="Sheet1.BS18"/>
          </calcext:conditional-format>
          <calcext:conditional-format calcext:target-range-address="Sheet1.BT16:Sheet1.BT16">
            <calcext:condition calcext:apply-style-name="Good" calcext:value="=1" calcext:base-cell-address="Sheet1.BT16"/>
            <calcext:condition calcext:apply-style-name="Bad" calcext:value="=0" calcext:base-cell-address="Sheet1.BT16"/>
          </calcext:conditional-format>
          <calcext:conditional-format calcext:target-range-address="Sheet1.BT17:Sheet1.BT17">
            <calcext:condition calcext:apply-style-name="Good" calcext:value="=1" calcext:base-cell-address="Sheet1.BT17"/>
            <calcext:condition calcext:apply-style-name="Bad" calcext:value="=0" calcext:base-cell-address="Sheet1.BT17"/>
          </calcext:conditional-format>
          <calcext:conditional-format calcext:target-range-address="Sheet1.BT18:Sheet1.BT18">
            <calcext:condition calcext:apply-style-name="Good" calcext:value="=1" calcext:base-cell-address="Sheet1.BT18"/>
            <calcext:condition calcext:apply-style-name="Bad" calcext:value="=0" calcext:base-cell-address="Sheet1.BT18"/>
          </calcext:conditional-format>
          <calcext:conditional-format calcext:target-range-address="Sheet1.BU16:Sheet1.BU16">
            <calcext:condition calcext:apply-style-name="Good" calcext:value="=1" calcext:base-cell-address="Sheet1.BU16"/>
            <calcext:condition calcext:apply-style-name="Bad" calcext:value="=0" calcext:base-cell-address="Sheet1.BU16"/>
          </calcext:conditional-format>
          <calcext:conditional-format calcext:target-range-address="Sheet1.BU17:Sheet1.BU17">
            <calcext:condition calcext:apply-style-name="Good" calcext:value="=1" calcext:base-cell-address="Sheet1.BU17"/>
            <calcext:condition calcext:apply-style-name="Bad" calcext:value="=0" calcext:base-cell-address="Sheet1.BU17"/>
          </calcext:conditional-format>
          <calcext:conditional-format calcext:target-range-address="Sheet1.BU18:Sheet1.BU18">
            <calcext:condition calcext:apply-style-name="Good" calcext:value="=1" calcext:base-cell-address="Sheet1.BU18"/>
            <calcext:condition calcext:apply-style-name="Bad" calcext:value="=0" calcext:base-cell-address="Sheet1.BU18"/>
          </calcext:conditional-format>
          <calcext:conditional-format calcext:target-range-address="Sheet1.BV16:Sheet1.BV16">
            <calcext:condition calcext:apply-style-name="Good" calcext:value="=1" calcext:base-cell-address="Sheet1.BV16"/>
            <calcext:condition calcext:apply-style-name="Bad" calcext:value="=0" calcext:base-cell-address="Sheet1.BV16"/>
          </calcext:conditional-format>
          <calcext:conditional-format calcext:target-range-address="Sheet1.BV17:Sheet1.BV17">
            <calcext:condition calcext:apply-style-name="Good" calcext:value="=1" calcext:base-cell-address="Sheet1.BV17"/>
            <calcext:condition calcext:apply-style-name="Bad" calcext:value="=0" calcext:base-cell-address="Sheet1.BV17"/>
          </calcext:conditional-format>
          <calcext:conditional-format calcext:target-range-address="Sheet1.BV18:Sheet1.BV18">
            <calcext:condition calcext:apply-style-name="Good" calcext:value="=1" calcext:base-cell-address="Sheet1.BV18"/>
            <calcext:condition calcext:apply-style-name="Bad" calcext:value="=0" calcext:base-cell-address="Sheet1.BV18"/>
          </calcext:conditional-format>
          <calcext:conditional-format calcext:target-range-address="Sheet1.BW16:Sheet1.BW16">
            <calcext:condition calcext:apply-style-name="Good" calcext:value="=1" calcext:base-cell-address="Sheet1.BW16"/>
            <calcext:condition calcext:apply-style-name="Bad" calcext:value="=0" calcext:base-cell-address="Sheet1.BW16"/>
          </calcext:conditional-format>
          <calcext:conditional-format calcext:target-range-address="Sheet1.BW17:Sheet1.BW17">
            <calcext:condition calcext:apply-style-name="Good" calcext:value="=1" calcext:base-cell-address="Sheet1.BW17"/>
            <calcext:condition calcext:apply-style-name="Bad" calcext:value="=0" calcext:base-cell-address="Sheet1.BW17"/>
          </calcext:conditional-format>
          <calcext:conditional-format calcext:target-range-address="Sheet1.BW18:Sheet1.BW18">
            <calcext:condition calcext:apply-style-name="Good" calcext:value="=1" calcext:base-cell-address="Sheet1.BW18"/>
            <calcext:condition calcext:apply-style-name="Bad" calcext:value="=0" calcext:base-cell-address="Sheet1.BW18"/>
          </calcext:conditional-format>
          <calcext:conditional-format calcext:target-range-address="Sheet1.BX16:Sheet1.BX16">
            <calcext:condition calcext:apply-style-name="Good" calcext:value="=1" calcext:base-cell-address="Sheet1.BX16"/>
            <calcext:condition calcext:apply-style-name="Bad" calcext:value="=0" calcext:base-cell-address="Sheet1.BX16"/>
          </calcext:conditional-format>
          <calcext:conditional-format calcext:target-range-address="Sheet1.BX17:Sheet1.BX17">
            <calcext:condition calcext:apply-style-name="Good" calcext:value="=1" calcext:base-cell-address="Sheet1.BX17"/>
            <calcext:condition calcext:apply-style-name="Bad" calcext:value="=0" calcext:base-cell-address="Sheet1.BX17"/>
          </calcext:conditional-format>
          <calcext:conditional-format calcext:target-range-address="Sheet1.BX18:Sheet1.BX18">
            <calcext:condition calcext:apply-style-name="Good" calcext:value="=1" calcext:base-cell-address="Sheet1.BX18"/>
            <calcext:condition calcext:apply-style-name="Bad" calcext:value="=0" calcext:base-cell-address="Sheet1.BX18"/>
          </calcext:conditional-format>
          <calcext:conditional-format calcext:target-range-address="Sheet1.BY16:Sheet1.BY16">
            <calcext:condition calcext:apply-style-name="Good" calcext:value="=1" calcext:base-cell-address="Sheet1.BY16"/>
            <calcext:condition calcext:apply-style-name="Bad" calcext:value="=0" calcext:base-cell-address="Sheet1.BY16"/>
          </calcext:conditional-format>
          <calcext:conditional-format calcext:target-range-address="Sheet1.BY17:Sheet1.BY17">
            <calcext:condition calcext:apply-style-name="Good" calcext:value="=1" calcext:base-cell-address="Sheet1.BY17"/>
            <calcext:condition calcext:apply-style-name="Bad" calcext:value="=0" calcext:base-cell-address="Sheet1.BY17"/>
          </calcext:conditional-format>
          <calcext:conditional-format calcext:target-range-address="Sheet1.BY18:Sheet1.BY18">
            <calcext:condition calcext:apply-style-name="Good" calcext:value="=1" calcext:base-cell-address="Sheet1.BY18"/>
            <calcext:condition calcext:apply-style-name="Bad" calcext:value="=0" calcext:base-cell-address="Sheet1.BY18"/>
          </calcext:conditional-format>
          <calcext:conditional-format calcext:target-range-address="Sheet1.BZ16:Sheet1.BZ16">
            <calcext:condition calcext:apply-style-name="Good" calcext:value="=1" calcext:base-cell-address="Sheet1.BZ16"/>
            <calcext:condition calcext:apply-style-name="Bad" calcext:value="=0" calcext:base-cell-address="Sheet1.BZ16"/>
          </calcext:conditional-format>
          <calcext:conditional-format calcext:target-range-address="Sheet1.BZ17:Sheet1.BZ17">
            <calcext:condition calcext:apply-style-name="Good" calcext:value="=1" calcext:base-cell-address="Sheet1.BZ17"/>
            <calcext:condition calcext:apply-style-name="Bad" calcext:value="=0" calcext:base-cell-address="Sheet1.BZ17"/>
          </calcext:conditional-format>
          <calcext:conditional-format calcext:target-range-address="Sheet1.BZ18:Sheet1.BZ18">
            <calcext:condition calcext:apply-style-name="Good" calcext:value="=1" calcext:base-cell-address="Sheet1.BZ18"/>
            <calcext:condition calcext:apply-style-name="Bad" calcext:value="=0" calcext:base-cell-address="Sheet1.BZ18"/>
          </calcext:conditional-format>
          <calcext:conditional-format calcext:target-range-address="Sheet1.CA16:Sheet1.CA16">
            <calcext:condition calcext:apply-style-name="Good" calcext:value="=1" calcext:base-cell-address="Sheet1.CA16"/>
            <calcext:condition calcext:apply-style-name="Bad" calcext:value="=0" calcext:base-cell-address="Sheet1.CA16"/>
          </calcext:conditional-format>
          <calcext:conditional-format calcext:target-range-address="Sheet1.CA17:Sheet1.CA17">
            <calcext:condition calcext:apply-style-name="Good" calcext:value="=1" calcext:base-cell-address="Sheet1.CA17"/>
            <calcext:condition calcext:apply-style-name="Bad" calcext:value="=0" calcext:base-cell-address="Sheet1.CA17"/>
          </calcext:conditional-format>
          <calcext:conditional-format calcext:target-range-address="Sheet1.CA18:Sheet1.CA18">
            <calcext:condition calcext:apply-style-name="Good" calcext:value="=1" calcext:base-cell-address="Sheet1.CA18"/>
            <calcext:condition calcext:apply-style-name="Bad" calcext:value="=0" calcext:base-cell-address="Sheet1.CA18"/>
          </calcext:conditional-format>
          <calcext:conditional-format calcext:target-range-address="Sheet1.CB16:Sheet1.CB16">
            <calcext:condition calcext:apply-style-name="Good" calcext:value="=1" calcext:base-cell-address="Sheet1.CB16"/>
            <calcext:condition calcext:apply-style-name="Bad" calcext:value="=0" calcext:base-cell-address="Sheet1.CB16"/>
          </calcext:conditional-format>
          <calcext:conditional-format calcext:target-range-address="Sheet1.CB17:Sheet1.CB17">
            <calcext:condition calcext:apply-style-name="Good" calcext:value="=1" calcext:base-cell-address="Sheet1.CB17"/>
            <calcext:condition calcext:apply-style-name="Bad" calcext:value="=0" calcext:base-cell-address="Sheet1.CB17"/>
          </calcext:conditional-format>
          <calcext:conditional-format calcext:target-range-address="Sheet1.CB18:Sheet1.CB18">
            <calcext:condition calcext:apply-style-name="Good" calcext:value="=1" calcext:base-cell-address="Sheet1.CB18"/>
            <calcext:condition calcext:apply-style-name="Bad" calcext:value="=0" calcext:base-cell-address="Sheet1.CB18"/>
          </calcext:conditional-format>
          <calcext:conditional-format calcext:target-range-address="Sheet1.CC16:Sheet1.CC16">
            <calcext:condition calcext:apply-style-name="Good" calcext:value="=1" calcext:base-cell-address="Sheet1.CC16"/>
            <calcext:condition calcext:apply-style-name="Bad" calcext:value="=0" calcext:base-cell-address="Sheet1.CC16"/>
          </calcext:conditional-format>
          <calcext:conditional-format calcext:target-range-address="Sheet1.CC17:Sheet1.CC17">
            <calcext:condition calcext:apply-style-name="Good" calcext:value="=1" calcext:base-cell-address="Sheet1.CC17"/>
            <calcext:condition calcext:apply-style-name="Bad" calcext:value="=0" calcext:base-cell-address="Sheet1.CC17"/>
          </calcext:conditional-format>
          <calcext:conditional-format calcext:target-range-address="Sheet1.CC18:Sheet1.CC18">
            <calcext:condition calcext:apply-style-name="Good" calcext:value="=1" calcext:base-cell-address="Sheet1.CC18"/>
            <calcext:condition calcext:apply-style-name="Bad" calcext:value="=0" calcext:base-cell-address="Sheet1.CC18"/>
          </calcext:conditional-format>
          <calcext:conditional-format calcext:target-range-address="Sheet1.CD16:Sheet1.CD16">
            <calcext:condition calcext:apply-style-name="Good" calcext:value="=1" calcext:base-cell-address="Sheet1.CD16"/>
            <calcext:condition calcext:apply-style-name="Bad" calcext:value="=0" calcext:base-cell-address="Sheet1.CD16"/>
          </calcext:conditional-format>
          <calcext:conditional-format calcext:target-range-address="Sheet1.CD17:Sheet1.CD17">
            <calcext:condition calcext:apply-style-name="Good" calcext:value="=1" calcext:base-cell-address="Sheet1.CD17"/>
            <calcext:condition calcext:apply-style-name="Bad" calcext:value="=0" calcext:base-cell-address="Sheet1.CD17"/>
          </calcext:conditional-format>
          <calcext:conditional-format calcext:target-range-address="Sheet1.CD18:Sheet1.CD18">
            <calcext:condition calcext:apply-style-name="Good" calcext:value="=1" calcext:base-cell-address="Sheet1.CD18"/>
            <calcext:condition calcext:apply-style-name="Bad" calcext:value="=0" calcext:base-cell-address="Sheet1.CD18"/>
          </calcext:conditional-format>
          <calcext:conditional-format calcext:target-range-address="Sheet1.CE16:Sheet1.CE16">
            <calcext:condition calcext:apply-style-name="Good" calcext:value="=1" calcext:base-cell-address="Sheet1.CE16"/>
            <calcext:condition calcext:apply-style-name="Bad" calcext:value="=0" calcext:base-cell-address="Sheet1.CE16"/>
          </calcext:conditional-format>
          <calcext:conditional-format calcext:target-range-address="Sheet1.CE17:Sheet1.CE17">
            <calcext:condition calcext:apply-style-name="Good" calcext:value="=1" calcext:base-cell-address="Sheet1.CE17"/>
            <calcext:condition calcext:apply-style-name="Bad" calcext:value="=0" calcext:base-cell-address="Sheet1.CE17"/>
          </calcext:conditional-format>
          <calcext:conditional-format calcext:target-range-address="Sheet1.CE18:Sheet1.CE18">
            <calcext:condition calcext:apply-style-name="Good" calcext:value="=1" calcext:base-cell-address="Sheet1.CE18"/>
            <calcext:condition calcext:apply-style-name="Bad" calcext:value="=0" calcext:base-cell-address="Sheet1.CE18"/>
          </calcext:conditional-format>
          <calcext:conditional-format calcext:target-range-address="Sheet1.CF16:Sheet1.CF16">
            <calcext:condition calcext:apply-style-name="Good" calcext:value="=1" calcext:base-cell-address="Sheet1.CF16"/>
            <calcext:condition calcext:apply-style-name="Bad" calcext:value="=0" calcext:base-cell-address="Sheet1.CF16"/>
          </calcext:conditional-format>
          <calcext:conditional-format calcext:target-range-address="Sheet1.CF17:Sheet1.CF17">
            <calcext:condition calcext:apply-style-name="Good" calcext:value="=1" calcext:base-cell-address="Sheet1.CF17"/>
            <calcext:condition calcext:apply-style-name="Bad" calcext:value="=0" calcext:base-cell-address="Sheet1.CF17"/>
          </calcext:conditional-format>
          <calcext:conditional-format calcext:target-range-address="Sheet1.CF18:Sheet1.CF18">
            <calcext:condition calcext:apply-style-name="Good" calcext:value="=1" calcext:base-cell-address="Sheet1.CF18"/>
            <calcext:condition calcext:apply-style-name="Bad" calcext:value="=0" calcext:base-cell-address="Sheet1.CF18"/>
          </calcext:conditional-format>
          <calcext:conditional-format calcext:target-range-address="Sheet1.CG16:Sheet1.CG16">
            <calcext:condition calcext:apply-style-name="Good" calcext:value="=1" calcext:base-cell-address="Sheet1.CG16"/>
            <calcext:condition calcext:apply-style-name="Bad" calcext:value="=0" calcext:base-cell-address="Sheet1.CG16"/>
          </calcext:conditional-format>
          <calcext:conditional-format calcext:target-range-address="Sheet1.CG17:Sheet1.CG17">
            <calcext:condition calcext:apply-style-name="Good" calcext:value="=1" calcext:base-cell-address="Sheet1.CG17"/>
            <calcext:condition calcext:apply-style-name="Bad" calcext:value="=0" calcext:base-cell-address="Sheet1.CG17"/>
          </calcext:conditional-format>
          <calcext:conditional-format calcext:target-range-address="Sheet1.CG18:Sheet1.CG18">
            <calcext:condition calcext:apply-style-name="Good" calcext:value="=1" calcext:base-cell-address="Sheet1.CG18"/>
            <calcext:condition calcext:apply-style-name="Bad" calcext:value="=0" calcext:base-cell-address="Sheet1.CG18"/>
          </calcext:conditional-format>
          <calcext:conditional-format calcext:target-range-address="Sheet1.CH16:Sheet1.CH16">
            <calcext:condition calcext:apply-style-name="Good" calcext:value="=1" calcext:base-cell-address="Sheet1.CH16"/>
            <calcext:condition calcext:apply-style-name="Bad" calcext:value="=0" calcext:base-cell-address="Sheet1.CH16"/>
          </calcext:conditional-format>
          <calcext:conditional-format calcext:target-range-address="Sheet1.CH17:Sheet1.CH17">
            <calcext:condition calcext:apply-style-name="Good" calcext:value="=1" calcext:base-cell-address="Sheet1.CH17"/>
            <calcext:condition calcext:apply-style-name="Bad" calcext:value="=0" calcext:base-cell-address="Sheet1.CH17"/>
          </calcext:conditional-format>
          <calcext:conditional-format calcext:target-range-address="Sheet1.CH18:Sheet1.CH18">
            <calcext:condition calcext:apply-style-name="Good" calcext:value="=1" calcext:base-cell-address="Sheet1.CH18"/>
            <calcext:condition calcext:apply-style-name="Bad" calcext:value="=0" calcext:base-cell-address="Sheet1.CH18"/>
          </calcext:conditional-format>
          <calcext:conditional-format calcext:target-range-address="Sheet1.CI16:Sheet1.CI16">
            <calcext:condition calcext:apply-style-name="Good" calcext:value="=1" calcext:base-cell-address="Sheet1.CI16"/>
            <calcext:condition calcext:apply-style-name="Bad" calcext:value="=0" calcext:base-cell-address="Sheet1.CI16"/>
          </calcext:conditional-format>
          <calcext:conditional-format calcext:target-range-address="Sheet1.CI17:Sheet1.CI17">
            <calcext:condition calcext:apply-style-name="Good" calcext:value="=1" calcext:base-cell-address="Sheet1.CI17"/>
            <calcext:condition calcext:apply-style-name="Bad" calcext:value="=0" calcext:base-cell-address="Sheet1.CI17"/>
          </calcext:conditional-format>
          <calcext:conditional-format calcext:target-range-address="Sheet1.CI18:Sheet1.CI18">
            <calcext:condition calcext:apply-style-name="Good" calcext:value="=1" calcext:base-cell-address="Sheet1.CI18"/>
            <calcext:condition calcext:apply-style-name="Bad" calcext:value="=0" calcext:base-cell-address="Sheet1.CI18"/>
          </calcext:conditional-format>
          <calcext:conditional-format calcext:target-range-address="Sheet1.CJ16:Sheet1.CJ16">
            <calcext:condition calcext:apply-style-name="Good" calcext:value="=1" calcext:base-cell-address="Sheet1.CJ16"/>
            <calcext:condition calcext:apply-style-name="Bad" calcext:value="=0" calcext:base-cell-address="Sheet1.CJ16"/>
          </calcext:conditional-format>
          <calcext:conditional-format calcext:target-range-address="Sheet1.CJ17:Sheet1.CJ17">
            <calcext:condition calcext:apply-style-name="Good" calcext:value="=1" calcext:base-cell-address="Sheet1.CJ17"/>
            <calcext:condition calcext:apply-style-name="Bad" calcext:value="=0" calcext:base-cell-address="Sheet1.CJ17"/>
          </calcext:conditional-format>
          <calcext:conditional-format calcext:target-range-address="Sheet1.CJ18:Sheet1.CJ18">
            <calcext:condition calcext:apply-style-name="Good" calcext:value="=1" calcext:base-cell-address="Sheet1.CJ18"/>
            <calcext:condition calcext:apply-style-name="Bad" calcext:value="=0" calcext:base-cell-address="Sheet1.CJ18"/>
          </calcext:conditional-format>
          <calcext:conditional-format calcext:target-range-address="Sheet1.CK16:Sheet1.CK16">
            <calcext:condition calcext:apply-style-name="Good" calcext:value="=1" calcext:base-cell-address="Sheet1.CK16"/>
            <calcext:condition calcext:apply-style-name="Bad" calcext:value="=0" calcext:base-cell-address="Sheet1.CK16"/>
          </calcext:conditional-format>
          <calcext:conditional-format calcext:target-range-address="Sheet1.CK17:Sheet1.CK17">
            <calcext:condition calcext:apply-style-name="Good" calcext:value="=1" calcext:base-cell-address="Sheet1.CK17"/>
            <calcext:condition calcext:apply-style-name="Bad" calcext:value="=0" calcext:base-cell-address="Sheet1.CK17"/>
          </calcext:conditional-format>
          <calcext:conditional-format calcext:target-range-address="Sheet1.CK18:Sheet1.CK18">
            <calcext:condition calcext:apply-style-name="Good" calcext:value="=1" calcext:base-cell-address="Sheet1.CK18"/>
            <calcext:condition calcext:apply-style-name="Bad" calcext:value="=0" calcext:base-cell-address="Sheet1.CK18"/>
          </calcext:conditional-format>
          <calcext:conditional-format calcext:target-range-address="Sheet1.CL16:Sheet1.CL16">
            <calcext:condition calcext:apply-style-name="Good" calcext:value="=1" calcext:base-cell-address="Sheet1.CL16"/>
            <calcext:condition calcext:apply-style-name="Bad" calcext:value="=0" calcext:base-cell-address="Sheet1.CL16"/>
          </calcext:conditional-format>
          <calcext:conditional-format calcext:target-range-address="Sheet1.CL17:Sheet1.CL17">
            <calcext:condition calcext:apply-style-name="Good" calcext:value="=1" calcext:base-cell-address="Sheet1.CL17"/>
            <calcext:condition calcext:apply-style-name="Bad" calcext:value="=0" calcext:base-cell-address="Sheet1.CL17"/>
          </calcext:conditional-format>
          <calcext:conditional-format calcext:target-range-address="Sheet1.CL18:Sheet1.CL18">
            <calcext:condition calcext:apply-style-name="Good" calcext:value="=1" calcext:base-cell-address="Sheet1.CL18"/>
            <calcext:condition calcext:apply-style-name="Bad" calcext:value="=0" calcext:base-cell-address="Sheet1.CL18"/>
          </calcext:conditional-format>
          <calcext:conditional-format calcext:target-range-address="Sheet1.CM16:Sheet1.CM16">
            <calcext:condition calcext:apply-style-name="Good" calcext:value="=1" calcext:base-cell-address="Sheet1.CM16"/>
            <calcext:condition calcext:apply-style-name="Bad" calcext:value="=0" calcext:base-cell-address="Sheet1.CM16"/>
          </calcext:conditional-format>
          <calcext:conditional-format calcext:target-range-address="Sheet1.CM17:Sheet1.CM17">
            <calcext:condition calcext:apply-style-name="Good" calcext:value="=1" calcext:base-cell-address="Sheet1.CM17"/>
            <calcext:condition calcext:apply-style-name="Bad" calcext:value="=0" calcext:base-cell-address="Sheet1.CM17"/>
          </calcext:conditional-format>
          <calcext:conditional-format calcext:target-range-address="Sheet1.CM18:Sheet1.CM18">
            <calcext:condition calcext:apply-style-name="Good" calcext:value="=1" calcext:base-cell-address="Sheet1.CM18"/>
            <calcext:condition calcext:apply-style-name="Bad" calcext:value="=0" calcext:base-cell-address="Sheet1.CM18"/>
          </calcext:conditional-format>
          <calcext:conditional-format calcext:target-range-address="Sheet1.CN16:Sheet1.CN16">
            <calcext:condition calcext:apply-style-name="Good" calcext:value="=1" calcext:base-cell-address="Sheet1.CN16"/>
            <calcext:condition calcext:apply-style-name="Bad" calcext:value="=0" calcext:base-cell-address="Sheet1.CN16"/>
          </calcext:conditional-format>
          <calcext:conditional-format calcext:target-range-address="Sheet1.CN17:Sheet1.CN17">
            <calcext:condition calcext:apply-style-name="Good" calcext:value="=1" calcext:base-cell-address="Sheet1.CN17"/>
            <calcext:condition calcext:apply-style-name="Bad" calcext:value="=0" calcext:base-cell-address="Sheet1.CN17"/>
          </calcext:conditional-format>
          <calcext:conditional-format calcext:target-range-address="Sheet1.CN18:Sheet1.CN18">
            <calcext:condition calcext:apply-style-name="Good" calcext:value="=1" calcext:base-cell-address="Sheet1.CN18"/>
            <calcext:condition calcext:apply-style-name="Bad" calcext:value="=0" calcext:base-cell-address="Sheet1.CN18"/>
          </calcext:conditional-format>
          <calcext:conditional-format calcext:target-range-address="Sheet1.CO16:Sheet1.CO16">
            <calcext:condition calcext:apply-style-name="Good" calcext:value="=1" calcext:base-cell-address="Sheet1.CO16"/>
            <calcext:condition calcext:apply-style-name="Bad" calcext:value="=0" calcext:base-cell-address="Sheet1.CO16"/>
          </calcext:conditional-format>
          <calcext:conditional-format calcext:target-range-address="Sheet1.CO17:Sheet1.CO17">
            <calcext:condition calcext:apply-style-name="Good" calcext:value="=1" calcext:base-cell-address="Sheet1.CO17"/>
            <calcext:condition calcext:apply-style-name="Bad" calcext:value="=0" calcext:base-cell-address="Sheet1.CO17"/>
          </calcext:conditional-format>
          <calcext:conditional-format calcext:target-range-address="Sheet1.CO18:Sheet1.CO18">
            <calcext:condition calcext:apply-style-name="Good" calcext:value="=1" calcext:base-cell-address="Sheet1.CO18"/>
            <calcext:condition calcext:apply-style-name="Bad" calcext:value="=0" calcext:base-cell-address="Sheet1.CO18"/>
          </calcext:conditional-format>
          <calcext:conditional-format calcext:target-range-address="Sheet1.CP16:Sheet1.CP16">
            <calcext:condition calcext:apply-style-name="Good" calcext:value="=1" calcext:base-cell-address="Sheet1.CP16"/>
            <calcext:condition calcext:apply-style-name="Bad" calcext:value="=0" calcext:base-cell-address="Sheet1.CP16"/>
          </calcext:conditional-format>
          <calcext:conditional-format calcext:target-range-address="Sheet1.CP17:Sheet1.CP17">
            <calcext:condition calcext:apply-style-name="Good" calcext:value="=1" calcext:base-cell-address="Sheet1.CP17"/>
            <calcext:condition calcext:apply-style-name="Bad" calcext:value="=0" calcext:base-cell-address="Sheet1.CP17"/>
          </calcext:conditional-format>
          <calcext:conditional-format calcext:target-range-address="Sheet1.CP18:Sheet1.CP18">
            <calcext:condition calcext:apply-style-name="Good" calcext:value="=1" calcext:base-cell-address="Sheet1.CP18"/>
            <calcext:condition calcext:apply-style-name="Bad" calcext:value="=0" calcext:base-cell-address="Sheet1.CP18"/>
          </calcext:conditional-format>
          <calcext:conditional-format calcext:target-range-address="Sheet1.CQ16:Sheet1.CQ16">
            <calcext:condition calcext:apply-style-name="Good" calcext:value="=1" calcext:base-cell-address="Sheet1.CQ16"/>
            <calcext:condition calcext:apply-style-name="Bad" calcext:value="=0" calcext:base-cell-address="Sheet1.CQ16"/>
          </calcext:conditional-format>
          <calcext:conditional-format calcext:target-range-address="Sheet1.CQ17:Sheet1.CQ17">
            <calcext:condition calcext:apply-style-name="Good" calcext:value="=1" calcext:base-cell-address="Sheet1.CQ17"/>
            <calcext:condition calcext:apply-style-name="Bad" calcext:value="=0" calcext:base-cell-address="Sheet1.CQ17"/>
          </calcext:conditional-format>
          <calcext:conditional-format calcext:target-range-address="Sheet1.CQ18:Sheet1.CQ18">
            <calcext:condition calcext:apply-style-name="Good" calcext:value="=1" calcext:base-cell-address="Sheet1.CQ18"/>
            <calcext:condition calcext:apply-style-name="Bad" calcext:value="=0" calcext:base-cell-address="Sheet1.CQ18"/>
          </calcext:conditional-format>
          <calcext:conditional-format calcext:target-range-address="Sheet1.CR16:Sheet1.CR16">
            <calcext:condition calcext:apply-style-name="Good" calcext:value="=1" calcext:base-cell-address="Sheet1.CR16"/>
            <calcext:condition calcext:apply-style-name="Bad" calcext:value="=0" calcext:base-cell-address="Sheet1.CR16"/>
          </calcext:conditional-format>
          <calcext:conditional-format calcext:target-range-address="Sheet1.CR17:Sheet1.CR17">
            <calcext:condition calcext:apply-style-name="Good" calcext:value="=1" calcext:base-cell-address="Sheet1.CR17"/>
            <calcext:condition calcext:apply-style-name="Bad" calcext:value="=0" calcext:base-cell-address="Sheet1.CR17"/>
          </calcext:conditional-format>
          <calcext:conditional-format calcext:target-range-address="Sheet1.CR18:Sheet1.CR18">
            <calcext:condition calcext:apply-style-name="Good" calcext:value="=1" calcext:base-cell-address="Sheet1.CR18"/>
            <calcext:condition calcext:apply-style-name="Bad" calcext:value="=0" calcext:base-cell-address="Sheet1.CR18"/>
          </calcext:conditional-format>
          <calcext:conditional-format calcext:target-range-address="Sheet1.CS16:Sheet1.CS16">
            <calcext:condition calcext:apply-style-name="Good" calcext:value="=1" calcext:base-cell-address="Sheet1.CS16"/>
            <calcext:condition calcext:apply-style-name="Bad" calcext:value="=0" calcext:base-cell-address="Sheet1.CS16"/>
          </calcext:conditional-format>
          <calcext:conditional-format calcext:target-range-address="Sheet1.CS17:Sheet1.CS17">
            <calcext:condition calcext:apply-style-name="Good" calcext:value="=1" calcext:base-cell-address="Sheet1.CS17"/>
            <calcext:condition calcext:apply-style-name="Bad" calcext:value="=0" calcext:base-cell-address="Sheet1.CS17"/>
          </calcext:conditional-format>
          <calcext:conditional-format calcext:target-range-address="Sheet1.CS18:Sheet1.CS18">
            <calcext:condition calcext:apply-style-name="Good" calcext:value="=1" calcext:base-cell-address="Sheet1.CS18"/>
            <calcext:condition calcext:apply-style-name="Bad" calcext:value="=0" calcext:base-cell-address="Sheet1.CS18"/>
          </calcext:conditional-format>
          <calcext:conditional-format calcext:target-range-address="Sheet1.CT16:Sheet1.CT16">
            <calcext:condition calcext:apply-style-name="Good" calcext:value="=1" calcext:base-cell-address="Sheet1.CT16"/>
            <calcext:condition calcext:apply-style-name="Bad" calcext:value="=0" calcext:base-cell-address="Sheet1.CT16"/>
          </calcext:conditional-format>
          <calcext:conditional-format calcext:target-range-address="Sheet1.CT17:Sheet1.CT17">
            <calcext:condition calcext:apply-style-name="Good" calcext:value="=1" calcext:base-cell-address="Sheet1.CT17"/>
            <calcext:condition calcext:apply-style-name="Bad" calcext:value="=0" calcext:base-cell-address="Sheet1.CT17"/>
          </calcext:conditional-format>
          <calcext:conditional-format calcext:target-range-address="Sheet1.CT18:Sheet1.CT18">
            <calcext:condition calcext:apply-style-name="Good" calcext:value="=1" calcext:base-cell-address="Sheet1.CT18"/>
            <calcext:condition calcext:apply-style-name="Bad" calcext:value="=0" calcext:base-cell-address="Sheet1.CT18"/>
          </calcext:conditional-format>
          <calcext:conditional-format calcext:target-range-address="Sheet1.CU16:Sheet1.CU16">
            <calcext:condition calcext:apply-style-name="Good" calcext:value="=1" calcext:base-cell-address="Sheet1.CU16"/>
            <calcext:condition calcext:apply-style-name="Bad" calcext:value="=0" calcext:base-cell-address="Sheet1.CU16"/>
          </calcext:conditional-format>
          <calcext:conditional-format calcext:target-range-address="Sheet1.CU17:Sheet1.CU17">
            <calcext:condition calcext:apply-style-name="Good" calcext:value="=1" calcext:base-cell-address="Sheet1.CU17"/>
            <calcext:condition calcext:apply-style-name="Bad" calcext:value="=0" calcext:base-cell-address="Sheet1.CU17"/>
          </calcext:conditional-format>
          <calcext:conditional-format calcext:target-range-address="Sheet1.CU18:Sheet1.CU18">
            <calcext:condition calcext:apply-style-name="Good" calcext:value="=1" calcext:base-cell-address="Sheet1.CU18"/>
            <calcext:condition calcext:apply-style-name="Bad" calcext:value="=0" calcext:base-cell-address="Sheet1.CU18"/>
          </calcext:conditional-format>
          <calcext:conditional-format calcext:target-range-address="Sheet1.CV16:Sheet1.CV16">
            <calcext:condition calcext:apply-style-name="Good" calcext:value="=1" calcext:base-cell-address="Sheet1.CV16"/>
            <calcext:condition calcext:apply-style-name="Bad" calcext:value="=0" calcext:base-cell-address="Sheet1.CV16"/>
          </calcext:conditional-format>
          <calcext:conditional-format calcext:target-range-address="Sheet1.CV17:Sheet1.CV17">
            <calcext:condition calcext:apply-style-name="Good" calcext:value="=1" calcext:base-cell-address="Sheet1.CV17"/>
            <calcext:condition calcext:apply-style-name="Bad" calcext:value="=0" calcext:base-cell-address="Sheet1.CV17"/>
          </calcext:conditional-format>
          <calcext:conditional-format calcext:target-range-address="Sheet1.CV18:Sheet1.CV18">
            <calcext:condition calcext:apply-style-name="Good" calcext:value="=1" calcext:base-cell-address="Sheet1.CV18"/>
            <calcext:condition calcext:apply-style-name="Bad" calcext:value="=0" calcext:base-cell-address="Sheet1.CV18"/>
          </calcext:conditional-format>
          <calcext:conditional-format calcext:target-range-address="Sheet1.CW16:Sheet1.CW16">
            <calcext:condition calcext:apply-style-name="Good" calcext:value="=1" calcext:base-cell-address="Sheet1.CW16"/>
            <calcext:condition calcext:apply-style-name="Bad" calcext:value="=0" calcext:base-cell-address="Sheet1.CW16"/>
          </calcext:conditional-format>
          <calcext:conditional-format calcext:target-range-address="Sheet1.CW17:Sheet1.CW17">
            <calcext:condition calcext:apply-style-name="Good" calcext:value="=1" calcext:base-cell-address="Sheet1.CW17"/>
            <calcext:condition calcext:apply-style-name="Bad" calcext:value="=0" calcext:base-cell-address="Sheet1.CW17"/>
          </calcext:conditional-format>
          <calcext:conditional-format calcext:target-range-address="Sheet1.CW18:Sheet1.CW18">
            <calcext:condition calcext:apply-style-name="Good" calcext:value="=1" calcext:base-cell-address="Sheet1.CW18"/>
            <calcext:condition calcext:apply-style-name="Bad" calcext:value="=0" calcext:base-cell-address="Sheet1.CW18"/>
          </calcext:conditional-format>
          <calcext:conditional-format calcext:target-range-address="Sheet1.CX16:Sheet1.CX16">
            <calcext:condition calcext:apply-style-name="Good" calcext:value="=1" calcext:base-cell-address="Sheet1.CX16"/>
            <calcext:condition calcext:apply-style-name="Bad" calcext:value="=0" calcext:base-cell-address="Sheet1.CX16"/>
          </calcext:conditional-format>
          <calcext:conditional-format calcext:target-range-address="Sheet1.CX17:Sheet1.CX17">
            <calcext:condition calcext:apply-style-name="Good" calcext:value="=1" calcext:base-cell-address="Sheet1.CX17"/>
            <calcext:condition calcext:apply-style-name="Bad" calcext:value="=0" calcext:base-cell-address="Sheet1.CX17"/>
          </calcext:conditional-format>
          <calcext:conditional-format calcext:target-range-address="Sheet1.CX18:Sheet1.CX18">
            <calcext:condition calcext:apply-style-name="Good" calcext:value="=1" calcext:base-cell-address="Sheet1.CX18"/>
            <calcext:condition calcext:apply-style-name="Bad" calcext:value="=0" calcext:base-cell-address="Sheet1.CX18"/>
          </calcext:conditional-format>
          <calcext:conditional-format calcext:target-range-address="Sheet1.CY16:Sheet1.CY16">
            <calcext:condition calcext:apply-style-name="Good" calcext:value="=1" calcext:base-cell-address="Sheet1.CY16"/>
            <calcext:condition calcext:apply-style-name="Bad" calcext:value="=0" calcext:base-cell-address="Sheet1.CY16"/>
          </calcext:conditional-format>
          <calcext:conditional-format calcext:target-range-address="Sheet1.CY17:Sheet1.CY17">
            <calcext:condition calcext:apply-style-name="Good" calcext:value="=1" calcext:base-cell-address="Sheet1.CY17"/>
            <calcext:condition calcext:apply-style-name="Bad" calcext:value="=0" calcext:base-cell-address="Sheet1.CY17"/>
          </calcext:conditional-format>
          <calcext:conditional-format calcext:target-range-address="Sheet1.CY18:Sheet1.CY18">
            <calcext:condition calcext:apply-style-name="Good" calcext:value="=1" calcext:base-cell-address="Sheet1.CY18"/>
            <calcext:condition calcext:apply-style-name="Bad" calcext:value="=0" calcext:base-cell-address="Sheet1.CY18"/>
          </calcext:conditional-format>
          <calcext:conditional-format calcext:target-range-address="Sheet1.CZ16:Sheet1.CZ16">
            <calcext:condition calcext:apply-style-name="Good" calcext:value="=1" calcext:base-cell-address="Sheet1.CZ16"/>
            <calcext:condition calcext:apply-style-name="Bad" calcext:value="=0" calcext:base-cell-address="Sheet1.CZ16"/>
          </calcext:conditional-format>
          <calcext:conditional-format calcext:target-range-address="Sheet1.CZ17:Sheet1.CZ17">
            <calcext:condition calcext:apply-style-name="Good" calcext:value="=1" calcext:base-cell-address="Sheet1.CZ17"/>
            <calcext:condition calcext:apply-style-name="Bad" calcext:value="=0" calcext:base-cell-address="Sheet1.CZ17"/>
          </calcext:conditional-format>
          <calcext:conditional-format calcext:target-range-address="Sheet1.CZ18:Sheet1.CZ18">
            <calcext:condition calcext:apply-style-name="Good" calcext:value="=1" calcext:base-cell-address="Sheet1.CZ18"/>
            <calcext:condition calcext:apply-style-name="Bad" calcext:value="=0" calcext:base-cell-address="Sheet1.CZ18"/>
          </calcext:conditional-format>
          <calcext:conditional-format calcext:target-range-address="Sheet1.DA16:Sheet1.DA16">
            <calcext:condition calcext:apply-style-name="Good" calcext:value="=1" calcext:base-cell-address="Sheet1.DA16"/>
            <calcext:condition calcext:apply-style-name="Bad" calcext:value="=0" calcext:base-cell-address="Sheet1.DA16"/>
          </calcext:conditional-format>
          <calcext:conditional-format calcext:target-range-address="Sheet1.DA17:Sheet1.DA17">
            <calcext:condition calcext:apply-style-name="Good" calcext:value="=1" calcext:base-cell-address="Sheet1.DA17"/>
            <calcext:condition calcext:apply-style-name="Bad" calcext:value="=0" calcext:base-cell-address="Sheet1.DA17"/>
          </calcext:conditional-format>
          <calcext:conditional-format calcext:target-range-address="Sheet1.DA18:Sheet1.DA18">
            <calcext:condition calcext:apply-style-name="Good" calcext:value="=1" calcext:base-cell-address="Sheet1.DA18"/>
            <calcext:condition calcext:apply-style-name="Bad" calcext:value="=0" calcext:base-cell-address="Sheet1.DA18"/>
          </calcext:conditional-format>
          <calcext:conditional-format calcext:target-range-address="Sheet1.DB16:Sheet1.DB16">
            <calcext:condition calcext:apply-style-name="Good" calcext:value="=1" calcext:base-cell-address="Sheet1.DB16"/>
            <calcext:condition calcext:apply-style-name="Bad" calcext:value="=0" calcext:base-cell-address="Sheet1.DB16"/>
          </calcext:conditional-format>
          <calcext:conditional-format calcext:target-range-address="Sheet1.DB17:Sheet1.DB17">
            <calcext:condition calcext:apply-style-name="Good" calcext:value="=1" calcext:base-cell-address="Sheet1.DB17"/>
            <calcext:condition calcext:apply-style-name="Bad" calcext:value="=0" calcext:base-cell-address="Sheet1.DB17"/>
          </calcext:conditional-format>
          <calcext:conditional-format calcext:target-range-address="Sheet1.DB18:Sheet1.DB18">
            <calcext:condition calcext:apply-style-name="Good" calcext:value="=1" calcext:base-cell-address="Sheet1.DB18"/>
            <calcext:condition calcext:apply-style-name="Bad" calcext:value="=0" calcext:base-cell-address="Sheet1.DB18"/>
          </calcext:conditional-format>
          <calcext:conditional-format calcext:target-range-address="Sheet1.DC16:Sheet1.DC16">
            <calcext:condition calcext:apply-style-name="Good" calcext:value="=1" calcext:base-cell-address="Sheet1.DC16"/>
            <calcext:condition calcext:apply-style-name="Bad" calcext:value="=0" calcext:base-cell-address="Sheet1.DC16"/>
          </calcext:conditional-format>
          <calcext:conditional-format calcext:target-range-address="Sheet1.DC17:Sheet1.DC17">
            <calcext:condition calcext:apply-style-name="Good" calcext:value="=1" calcext:base-cell-address="Sheet1.DC17"/>
            <calcext:condition calcext:apply-style-name="Bad" calcext:value="=0" calcext:base-cell-address="Sheet1.DC17"/>
          </calcext:conditional-format>
          <calcext:conditional-format calcext:target-range-address="Sheet1.DC18:Sheet1.DC18">
            <calcext:condition calcext:apply-style-name="Good" calcext:value="=1" calcext:base-cell-address="Sheet1.DC18"/>
            <calcext:condition calcext:apply-style-name="Bad" calcext:value="=0" calcext:base-cell-address="Sheet1.DC18"/>
          </calcext:conditional-format>
          <calcext:conditional-format calcext:target-range-address="Sheet1.DD16:Sheet1.DD16">
            <calcext:condition calcext:apply-style-name="Good" calcext:value="=1" calcext:base-cell-address="Sheet1.DD16"/>
            <calcext:condition calcext:apply-style-name="Bad" calcext:value="=0" calcext:base-cell-address="Sheet1.DD16"/>
          </calcext:conditional-format>
          <calcext:conditional-format calcext:target-range-address="Sheet1.DD17:Sheet1.DD17">
            <calcext:condition calcext:apply-style-name="Good" calcext:value="=1" calcext:base-cell-address="Sheet1.DD17"/>
            <calcext:condition calcext:apply-style-name="Bad" calcext:value="=0" calcext:base-cell-address="Sheet1.DD17"/>
          </calcext:conditional-format>
          <calcext:conditional-format calcext:target-range-address="Sheet1.DD18:Sheet1.DD18">
            <calcext:condition calcext:apply-style-name="Good" calcext:value="=1" calcext:base-cell-address="Sheet1.DD18"/>
            <calcext:condition calcext:apply-style-name="Bad" calcext:value="=0" calcext:base-cell-address="Sheet1.DD18"/>
          </calcext:conditional-format>
          <calcext:conditional-format calcext:target-range-address="Sheet1.DE16:Sheet1.DE16">
            <calcext:condition calcext:apply-style-name="Good" calcext:value="=1" calcext:base-cell-address="Sheet1.DE16"/>
            <calcext:condition calcext:apply-style-name="Bad" calcext:value="=0" calcext:base-cell-address="Sheet1.DE16"/>
          </calcext:conditional-format>
          <calcext:conditional-format calcext:target-range-address="Sheet1.DE17:Sheet1.DE17">
            <calcext:condition calcext:apply-style-name="Good" calcext:value="=1" calcext:base-cell-address="Sheet1.DE17"/>
            <calcext:condition calcext:apply-style-name="Bad" calcext:value="=0" calcext:base-cell-address="Sheet1.DE17"/>
          </calcext:conditional-format>
          <calcext:conditional-format calcext:target-range-address="Sheet1.DE18:Sheet1.DE18">
            <calcext:condition calcext:apply-style-name="Good" calcext:value="=1" calcext:base-cell-address="Sheet1.DE18"/>
            <calcext:condition calcext:apply-style-name="Bad" calcext:value="=0" calcext:base-cell-address="Sheet1.DE18"/>
          </calcext:conditional-format>
          <calcext:conditional-format calcext:target-range-address="Sheet1.DF16:Sheet1.DF16">
            <calcext:condition calcext:apply-style-name="Good" calcext:value="=1" calcext:base-cell-address="Sheet1.DF16"/>
            <calcext:condition calcext:apply-style-name="Bad" calcext:value="=0" calcext:base-cell-address="Sheet1.DF16"/>
          </calcext:conditional-format>
          <calcext:conditional-format calcext:target-range-address="Sheet1.DF17:Sheet1.DF17">
            <calcext:condition calcext:apply-style-name="Good" calcext:value="=1" calcext:base-cell-address="Sheet1.DF17"/>
            <calcext:condition calcext:apply-style-name="Bad" calcext:value="=0" calcext:base-cell-address="Sheet1.DF17"/>
          </calcext:conditional-format>
          <calcext:conditional-format calcext:target-range-address="Sheet1.DF18:Sheet1.DF18">
            <calcext:condition calcext:apply-style-name="Good" calcext:value="=1" calcext:base-cell-address="Sheet1.DF18"/>
            <calcext:condition calcext:apply-style-name="Bad" calcext:value="=0" calcext:base-cell-address="Sheet1.DF18"/>
          </calcext:conditional-format>
          <calcext:conditional-format calcext:target-range-address="Sheet1.DG16:Sheet1.DG16">
            <calcext:condition calcext:apply-style-name="Good" calcext:value="=1" calcext:base-cell-address="Sheet1.DG16"/>
            <calcext:condition calcext:apply-style-name="Bad" calcext:value="=0" calcext:base-cell-address="Sheet1.DG16"/>
          </calcext:conditional-format>
          <calcext:conditional-format calcext:target-range-address="Sheet1.DG17:Sheet1.DG17">
            <calcext:condition calcext:apply-style-name="Good" calcext:value="=1" calcext:base-cell-address="Sheet1.DG17"/>
            <calcext:condition calcext:apply-style-name="Bad" calcext:value="=0" calcext:base-cell-address="Sheet1.DG17"/>
          </calcext:conditional-format>
          <calcext:conditional-format calcext:target-range-address="Sheet1.DG18:Sheet1.DG18">
            <calcext:condition calcext:apply-style-name="Good" calcext:value="=1" calcext:base-cell-address="Sheet1.DG18"/>
            <calcext:condition calcext:apply-style-name="Bad" calcext:value="=0" calcext:base-cell-address="Sheet1.DG18"/>
          </calcext:conditional-format>
          <calcext:conditional-format calcext:target-range-address="Sheet1.DH16:Sheet1.DH16">
            <calcext:condition calcext:apply-style-name="Good" calcext:value="=1" calcext:base-cell-address="Sheet1.DH16"/>
            <calcext:condition calcext:apply-style-name="Bad" calcext:value="=0" calcext:base-cell-address="Sheet1.DH16"/>
          </calcext:conditional-format>
          <calcext:conditional-format calcext:target-range-address="Sheet1.DH17:Sheet1.DH17">
            <calcext:condition calcext:apply-style-name="Good" calcext:value="=1" calcext:base-cell-address="Sheet1.DH17"/>
            <calcext:condition calcext:apply-style-name="Bad" calcext:value="=0" calcext:base-cell-address="Sheet1.DH17"/>
          </calcext:conditional-format>
          <calcext:conditional-format calcext:target-range-address="Sheet1.DH18:Sheet1.DH18">
            <calcext:condition calcext:apply-style-name="Good" calcext:value="=1" calcext:base-cell-address="Sheet1.DH18"/>
            <calcext:condition calcext:apply-style-name="Bad" calcext:value="=0" calcext:base-cell-address="Sheet1.DH18"/>
          </calcext:conditional-format>
          <calcext:conditional-format calcext:target-range-address="Sheet1.DI16:Sheet1.DI16">
            <calcext:condition calcext:apply-style-name="Good" calcext:value="=1" calcext:base-cell-address="Sheet1.DI16"/>
            <calcext:condition calcext:apply-style-name="Bad" calcext:value="=0" calcext:base-cell-address="Sheet1.DI16"/>
          </calcext:conditional-format>
          <calcext:conditional-format calcext:target-range-address="Sheet1.DI17:Sheet1.DI17">
            <calcext:condition calcext:apply-style-name="Good" calcext:value="=1" calcext:base-cell-address="Sheet1.DI17"/>
            <calcext:condition calcext:apply-style-name="Bad" calcext:value="=0" calcext:base-cell-address="Sheet1.DI17"/>
          </calcext:conditional-format>
          <calcext:conditional-format calcext:target-range-address="Sheet1.DI18:Sheet1.DI18">
            <calcext:condition calcext:apply-style-name="Good" calcext:value="=1" calcext:base-cell-address="Sheet1.DI18"/>
            <calcext:condition calcext:apply-style-name="Bad" calcext:value="=0" calcext:base-cell-address="Sheet1.DI18"/>
          </calcext:conditional-format>
          <calcext:conditional-format calcext:target-range-address="Sheet1.DJ16:Sheet1.DJ16">
            <calcext:condition calcext:apply-style-name="Good" calcext:value="=1" calcext:base-cell-address="Sheet1.DJ16"/>
            <calcext:condition calcext:apply-style-name="Bad" calcext:value="=0" calcext:base-cell-address="Sheet1.DJ16"/>
          </calcext:conditional-format>
          <calcext:conditional-format calcext:target-range-address="Sheet1.DJ17:Sheet1.DJ17">
            <calcext:condition calcext:apply-style-name="Good" calcext:value="=1" calcext:base-cell-address="Sheet1.DJ17"/>
            <calcext:condition calcext:apply-style-name="Bad" calcext:value="=0" calcext:base-cell-address="Sheet1.DJ17"/>
          </calcext:conditional-format>
          <calcext:conditional-format calcext:target-range-address="Sheet1.DJ18:Sheet1.DJ18">
            <calcext:condition calcext:apply-style-name="Good" calcext:value="=1" calcext:base-cell-address="Sheet1.DJ18"/>
            <calcext:condition calcext:apply-style-name="Bad" calcext:value="=0" calcext:base-cell-address="Sheet1.DJ18"/>
          </calcext:conditional-format>
          <calcext:conditional-format calcext:target-range-address="Sheet1.DK16:Sheet1.DK16">
            <calcext:condition calcext:apply-style-name="Good" calcext:value="=1" calcext:base-cell-address="Sheet1.DK16"/>
            <calcext:condition calcext:apply-style-name="Bad" calcext:value="=0" calcext:base-cell-address="Sheet1.DK16"/>
          </calcext:conditional-format>
          <calcext:conditional-format calcext:target-range-address="Sheet1.DK17:Sheet1.DK17">
            <calcext:condition calcext:apply-style-name="Good" calcext:value="=1" calcext:base-cell-address="Sheet1.DK17"/>
            <calcext:condition calcext:apply-style-name="Bad" calcext:value="=0" calcext:base-cell-address="Sheet1.DK17"/>
          </calcext:conditional-format>
          <calcext:conditional-format calcext:target-range-address="Sheet1.DK18:Sheet1.DK18">
            <calcext:condition calcext:apply-style-name="Good" calcext:value="=1" calcext:base-cell-address="Sheet1.DK18"/>
            <calcext:condition calcext:apply-style-name="Bad" calcext:value="=0" calcext:base-cell-address="Sheet1.DK18"/>
          </calcext:conditional-format>
          <calcext:conditional-format calcext:target-range-address="Sheet1.DL16:Sheet1.DL16">
            <calcext:condition calcext:apply-style-name="Good" calcext:value="=1" calcext:base-cell-address="Sheet1.DL16"/>
            <calcext:condition calcext:apply-style-name="Bad" calcext:value="=0" calcext:base-cell-address="Sheet1.DL16"/>
          </calcext:conditional-format>
          <calcext:conditional-format calcext:target-range-address="Sheet1.DL17:Sheet1.DL17">
            <calcext:condition calcext:apply-style-name="Good" calcext:value="=1" calcext:base-cell-address="Sheet1.DL17"/>
            <calcext:condition calcext:apply-style-name="Bad" calcext:value="=0" calcext:base-cell-address="Sheet1.DL17"/>
          </calcext:conditional-format>
          <calcext:conditional-format calcext:target-range-address="Sheet1.DL18:Sheet1.DL18">
            <calcext:condition calcext:apply-style-name="Good" calcext:value="=1" calcext:base-cell-address="Sheet1.DL18"/>
            <calcext:condition calcext:apply-style-name="Bad" calcext:value="=0" calcext:base-cell-address="Sheet1.DL18"/>
          </calcext:conditional-format>
          <calcext:conditional-format calcext:target-range-address="Sheet1.DM16:Sheet1.DM16">
            <calcext:condition calcext:apply-style-name="Good" calcext:value="=1" calcext:base-cell-address="Sheet1.DM16"/>
            <calcext:condition calcext:apply-style-name="Bad" calcext:value="=0" calcext:base-cell-address="Sheet1.DM16"/>
          </calcext:conditional-format>
          <calcext:conditional-format calcext:target-range-address="Sheet1.DM17:Sheet1.DM17">
            <calcext:condition calcext:apply-style-name="Good" calcext:value="=1" calcext:base-cell-address="Sheet1.DM17"/>
            <calcext:condition calcext:apply-style-name="Bad" calcext:value="=0" calcext:base-cell-address="Sheet1.DM17"/>
          </calcext:conditional-format>
          <calcext:conditional-format calcext:target-range-address="Sheet1.DM18:Sheet1.DM18">
            <calcext:condition calcext:apply-style-name="Good" calcext:value="=1" calcext:base-cell-address="Sheet1.DM18"/>
            <calcext:condition calcext:apply-style-name="Bad" calcext:value="=0" calcext:base-cell-address="Sheet1.DM18"/>
          </calcext:conditional-format>
          <calcext:conditional-format calcext:target-range-address="Sheet1.DN16:Sheet1.DN16">
            <calcext:condition calcext:apply-style-name="Good" calcext:value="=1" calcext:base-cell-address="Sheet1.DN16"/>
            <calcext:condition calcext:apply-style-name="Bad" calcext:value="=0" calcext:base-cell-address="Sheet1.DN16"/>
          </calcext:conditional-format>
          <calcext:conditional-format calcext:target-range-address="Sheet1.DN17:Sheet1.DN17">
            <calcext:condition calcext:apply-style-name="Good" calcext:value="=1" calcext:base-cell-address="Sheet1.DN17"/>
            <calcext:condition calcext:apply-style-name="Bad" calcext:value="=0" calcext:base-cell-address="Sheet1.DN17"/>
          </calcext:conditional-format>
          <calcext:conditional-format calcext:target-range-address="Sheet1.DN18:Sheet1.DN18">
            <calcext:condition calcext:apply-style-name="Good" calcext:value="=1" calcext:base-cell-address="Sheet1.DN18"/>
            <calcext:condition calcext:apply-style-name="Bad" calcext:value="=0" calcext:base-cell-address="Sheet1.DN18"/>
          </calcext:conditional-format>
          <calcext:conditional-format calcext:target-range-address="Sheet1.DO16:Sheet1.DO16">
            <calcext:condition calcext:apply-style-name="Good" calcext:value="=1" calcext:base-cell-address="Sheet1.DO16"/>
            <calcext:condition calcext:apply-style-name="Bad" calcext:value="=0" calcext:base-cell-address="Sheet1.DO16"/>
          </calcext:conditional-format>
          <calcext:conditional-format calcext:target-range-address="Sheet1.DO17:Sheet1.DO17">
            <calcext:condition calcext:apply-style-name="Good" calcext:value="=1" calcext:base-cell-address="Sheet1.DO17"/>
            <calcext:condition calcext:apply-style-name="Bad" calcext:value="=0" calcext:base-cell-address="Sheet1.DO17"/>
          </calcext:conditional-format>
          <calcext:conditional-format calcext:target-range-address="Sheet1.DO18:Sheet1.DO18">
            <calcext:condition calcext:apply-style-name="Good" calcext:value="=1" calcext:base-cell-address="Sheet1.DO18"/>
            <calcext:condition calcext:apply-style-name="Bad" calcext:value="=0" calcext:base-cell-address="Sheet1.DO18"/>
          </calcext:conditional-format>
          <calcext:conditional-format calcext:target-range-address="Sheet1.DP16:Sheet1.DP16">
            <calcext:condition calcext:apply-style-name="Good" calcext:value="=1" calcext:base-cell-address="Sheet1.DP16"/>
            <calcext:condition calcext:apply-style-name="Bad" calcext:value="=0" calcext:base-cell-address="Sheet1.DP16"/>
          </calcext:conditional-format>
          <calcext:conditional-format calcext:target-range-address="Sheet1.DP17:Sheet1.DP17">
            <calcext:condition calcext:apply-style-name="Good" calcext:value="=1" calcext:base-cell-address="Sheet1.DP17"/>
            <calcext:condition calcext:apply-style-name="Bad" calcext:value="=0" calcext:base-cell-address="Sheet1.DP17"/>
          </calcext:conditional-format>
          <calcext:conditional-format calcext:target-range-address="Sheet1.DP18:Sheet1.DP18">
            <calcext:condition calcext:apply-style-name="Good" calcext:value="=1" calcext:base-cell-address="Sheet1.DP18"/>
            <calcext:condition calcext:apply-style-name="Bad" calcext:value="=0" calcext:base-cell-address="Sheet1.DP18"/>
          </calcext:conditional-format>
          <calcext:conditional-format calcext:target-range-address="Sheet1.DQ16:Sheet1.DQ16">
            <calcext:condition calcext:apply-style-name="Good" calcext:value="=1" calcext:base-cell-address="Sheet1.DQ16"/>
            <calcext:condition calcext:apply-style-name="Bad" calcext:value="=0" calcext:base-cell-address="Sheet1.DQ16"/>
          </calcext:conditional-format>
          <calcext:conditional-format calcext:target-range-address="Sheet1.DQ17:Sheet1.DQ17">
            <calcext:condition calcext:apply-style-name="Good" calcext:value="=1" calcext:base-cell-address="Sheet1.DQ17"/>
            <calcext:condition calcext:apply-style-name="Bad" calcext:value="=0" calcext:base-cell-address="Sheet1.DQ17"/>
          </calcext:conditional-format>
          <calcext:conditional-format calcext:target-range-address="Sheet1.DQ18:Sheet1.DQ18">
            <calcext:condition calcext:apply-style-name="Good" calcext:value="=1" calcext:base-cell-address="Sheet1.DQ18"/>
            <calcext:condition calcext:apply-style-name="Bad" calcext:value="=0" calcext:base-cell-address="Sheet1.DQ18"/>
          </calcext:conditional-format>
          <calcext:conditional-format calcext:target-range-address="Sheet1.DR16:Sheet1.DR16">
            <calcext:condition calcext:apply-style-name="Good" calcext:value="=1" calcext:base-cell-address="Sheet1.DR16"/>
            <calcext:condition calcext:apply-style-name="Bad" calcext:value="=0" calcext:base-cell-address="Sheet1.DR16"/>
          </calcext:conditional-format>
          <calcext:conditional-format calcext:target-range-address="Sheet1.DR17:Sheet1.DR17">
            <calcext:condition calcext:apply-style-name="Good" calcext:value="=1" calcext:base-cell-address="Sheet1.DR17"/>
            <calcext:condition calcext:apply-style-name="Bad" calcext:value="=0" calcext:base-cell-address="Sheet1.DR17"/>
          </calcext:conditional-format>
          <calcext:conditional-format calcext:target-range-address="Sheet1.DR18:Sheet1.DR18">
            <calcext:condition calcext:apply-style-name="Good" calcext:value="=1" calcext:base-cell-address="Sheet1.DR18"/>
            <calcext:condition calcext:apply-style-name="Bad" calcext:value="=0" calcext:base-cell-address="Sheet1.DR18"/>
          </calcext:conditional-format>
          <calcext:conditional-format calcext:target-range-address="Sheet1.DS16:Sheet1.DS16">
            <calcext:condition calcext:apply-style-name="Good" calcext:value="=1" calcext:base-cell-address="Sheet1.DS16"/>
            <calcext:condition calcext:apply-style-name="Bad" calcext:value="=0" calcext:base-cell-address="Sheet1.DS16"/>
          </calcext:conditional-format>
          <calcext:conditional-format calcext:target-range-address="Sheet1.DS17:Sheet1.DS17">
            <calcext:condition calcext:apply-style-name="Good" calcext:value="=1" calcext:base-cell-address="Sheet1.DS17"/>
            <calcext:condition calcext:apply-style-name="Bad" calcext:value="=0" calcext:base-cell-address="Sheet1.DS17"/>
          </calcext:conditional-format>
          <calcext:conditional-format calcext:target-range-address="Sheet1.DS18:Sheet1.DS18">
            <calcext:condition calcext:apply-style-name="Good" calcext:value="=1" calcext:base-cell-address="Sheet1.DS18"/>
            <calcext:condition calcext:apply-style-name="Bad" calcext:value="=0" calcext:base-cell-address="Sheet1.DS18"/>
          </calcext:conditional-format>
          <calcext:conditional-format calcext:target-range-address="Sheet1.DT16:Sheet1.DT16">
            <calcext:condition calcext:apply-style-name="Good" calcext:value="=1" calcext:base-cell-address="Sheet1.DT16"/>
            <calcext:condition calcext:apply-style-name="Bad" calcext:value="=0" calcext:base-cell-address="Sheet1.DT16"/>
          </calcext:conditional-format>
          <calcext:conditional-format calcext:target-range-address="Sheet1.DT17:Sheet1.DT17">
            <calcext:condition calcext:apply-style-name="Good" calcext:value="=1" calcext:base-cell-address="Sheet1.DT17"/>
            <calcext:condition calcext:apply-style-name="Bad" calcext:value="=0" calcext:base-cell-address="Sheet1.DT17"/>
          </calcext:conditional-format>
          <calcext:conditional-format calcext:target-range-address="Sheet1.DT18:Sheet1.DT18">
            <calcext:condition calcext:apply-style-name="Good" calcext:value="=1" calcext:base-cell-address="Sheet1.DT18"/>
            <calcext:condition calcext:apply-style-name="Bad" calcext:value="=0" calcext:base-cell-address="Sheet1.DT18"/>
          </calcext:conditional-format>
          <calcext:conditional-format calcext:target-range-address="Sheet1.DU16:Sheet1.DU16">
            <calcext:condition calcext:apply-style-name="Good" calcext:value="=1" calcext:base-cell-address="Sheet1.DU16"/>
            <calcext:condition calcext:apply-style-name="Bad" calcext:value="=0" calcext:base-cell-address="Sheet1.DU16"/>
          </calcext:conditional-format>
          <calcext:conditional-format calcext:target-range-address="Sheet1.DU17:Sheet1.DU17">
            <calcext:condition calcext:apply-style-name="Good" calcext:value="=1" calcext:base-cell-address="Sheet1.DU17"/>
            <calcext:condition calcext:apply-style-name="Bad" calcext:value="=0" calcext:base-cell-address="Sheet1.DU17"/>
          </calcext:conditional-format>
          <calcext:conditional-format calcext:target-range-address="Sheet1.DU18:Sheet1.DU18">
            <calcext:condition calcext:apply-style-name="Good" calcext:value="=1" calcext:base-cell-address="Sheet1.DU18"/>
            <calcext:condition calcext:apply-style-name="Bad" calcext:value="=0" calcext:base-cell-address="Sheet1.DU18"/>
          </calcext:conditional-format>
          <calcext:conditional-format calcext:target-range-address="Sheet1.DV16:Sheet1.DV16">
            <calcext:condition calcext:apply-style-name="Good" calcext:value="=1" calcext:base-cell-address="Sheet1.DV16"/>
            <calcext:condition calcext:apply-style-name="Bad" calcext:value="=0" calcext:base-cell-address="Sheet1.DV16"/>
          </calcext:conditional-format>
          <calcext:conditional-format calcext:target-range-address="Sheet1.DV17:Sheet1.DV17">
            <calcext:condition calcext:apply-style-name="Good" calcext:value="=1" calcext:base-cell-address="Sheet1.DV17"/>
            <calcext:condition calcext:apply-style-name="Bad" calcext:value="=0" calcext:base-cell-address="Sheet1.DV17"/>
          </calcext:conditional-format>
          <calcext:conditional-format calcext:target-range-address="Sheet1.DV18:Sheet1.DV18">
            <calcext:condition calcext:apply-style-name="Good" calcext:value="=1" calcext:base-cell-address="Sheet1.DV18"/>
            <calcext:condition calcext:apply-style-name="Bad" calcext:value="=0" calcext:base-cell-address="Sheet1.DV18"/>
          </calcext:conditional-format>
          <calcext:conditional-format calcext:target-range-address="Sheet1.DW16:Sheet1.DW16">
            <calcext:condition calcext:apply-style-name="Good" calcext:value="=1" calcext:base-cell-address="Sheet1.DW16"/>
            <calcext:condition calcext:apply-style-name="Bad" calcext:value="=0" calcext:base-cell-address="Sheet1.DW16"/>
          </calcext:conditional-format>
          <calcext:conditional-format calcext:target-range-address="Sheet1.DW17:Sheet1.DW17">
            <calcext:condition calcext:apply-style-name="Good" calcext:value="=1" calcext:base-cell-address="Sheet1.DW17"/>
            <calcext:condition calcext:apply-style-name="Bad" calcext:value="=0" calcext:base-cell-address="Sheet1.DW17"/>
          </calcext:conditional-format>
          <calcext:conditional-format calcext:target-range-address="Sheet1.DW18:Sheet1.DW18">
            <calcext:condition calcext:apply-style-name="Good" calcext:value="=1" calcext:base-cell-address="Sheet1.DW18"/>
            <calcext:condition calcext:apply-style-name="Bad" calcext:value="=0" calcext:base-cell-address="Sheet1.DW18"/>
          </calcext:conditional-format>
          <calcext:conditional-format calcext:target-range-address="Sheet1.DX16:Sheet1.DX16">
            <calcext:condition calcext:apply-style-name="Good" calcext:value="=1" calcext:base-cell-address="Sheet1.DX16"/>
            <calcext:condition calcext:apply-style-name="Bad" calcext:value="=0" calcext:base-cell-address="Sheet1.DX16"/>
          </calcext:conditional-format>
          <calcext:conditional-format calcext:target-range-address="Sheet1.DX17:Sheet1.DX17">
            <calcext:condition calcext:apply-style-name="Good" calcext:value="=1" calcext:base-cell-address="Sheet1.DX17"/>
            <calcext:condition calcext:apply-style-name="Bad" calcext:value="=0" calcext:base-cell-address="Sheet1.DX17"/>
          </calcext:conditional-format>
          <calcext:conditional-format calcext:target-range-address="Sheet1.DX18:Sheet1.DX18">
            <calcext:condition calcext:apply-style-name="Good" calcext:value="=1" calcext:base-cell-address="Sheet1.DX18"/>
            <calcext:condition calcext:apply-style-name="Bad" calcext:value="=0" calcext:base-cell-address="Sheet1.DX18"/>
          </calcext:conditional-format>
          <calcext:conditional-format calcext:target-range-address="Sheet1.DY16:Sheet1.DY16">
            <calcext:condition calcext:apply-style-name="Good" calcext:value="=1" calcext:base-cell-address="Sheet1.DY16"/>
            <calcext:condition calcext:apply-style-name="Bad" calcext:value="=0" calcext:base-cell-address="Sheet1.DY16"/>
          </calcext:conditional-format>
          <calcext:conditional-format calcext:target-range-address="Sheet1.DY17:Sheet1.DY17">
            <calcext:condition calcext:apply-style-name="Good" calcext:value="=1" calcext:base-cell-address="Sheet1.DY17"/>
            <calcext:condition calcext:apply-style-name="Bad" calcext:value="=0" calcext:base-cell-address="Sheet1.DY17"/>
          </calcext:conditional-format>
          <calcext:conditional-format calcext:target-range-address="Sheet1.DY18:Sheet1.DY18">
            <calcext:condition calcext:apply-style-name="Good" calcext:value="=1" calcext:base-cell-address="Sheet1.DY18"/>
            <calcext:condition calcext:apply-style-name="Bad" calcext:value="=0" calcext:base-cell-address="Sheet1.DY18"/>
          </calcext:conditional-format>
          <calcext:conditional-format calcext:target-range-address="Sheet1.DZ16:Sheet1.DZ16">
            <calcext:condition calcext:apply-style-name="Good" calcext:value="=1" calcext:base-cell-address="Sheet1.DZ16"/>
            <calcext:condition calcext:apply-style-name="Bad" calcext:value="=0" calcext:base-cell-address="Sheet1.DZ16"/>
          </calcext:conditional-format>
          <calcext:conditional-format calcext:target-range-address="Sheet1.DZ17:Sheet1.DZ17">
            <calcext:condition calcext:apply-style-name="Good" calcext:value="=1" calcext:base-cell-address="Sheet1.DZ17"/>
            <calcext:condition calcext:apply-style-name="Bad" calcext:value="=0" calcext:base-cell-address="Sheet1.DZ17"/>
          </calcext:conditional-format>
          <calcext:conditional-format calcext:target-range-address="Sheet1.DZ18:Sheet1.DZ18">
            <calcext:condition calcext:apply-style-name="Good" calcext:value="=1" calcext:base-cell-address="Sheet1.DZ18"/>
            <calcext:condition calcext:apply-style-name="Bad" calcext:value="=0" calcext:base-cell-address="Sheet1.DZ18"/>
          </calcext:conditional-format>
          <calcext:conditional-format calcext:target-range-address="Sheet1.EA16:Sheet1.EA16">
            <calcext:condition calcext:apply-style-name="Good" calcext:value="=1" calcext:base-cell-address="Sheet1.EA16"/>
            <calcext:condition calcext:apply-style-name="Bad" calcext:value="=0" calcext:base-cell-address="Sheet1.EA16"/>
          </calcext:conditional-format>
          <calcext:conditional-format calcext:target-range-address="Sheet1.EA17:Sheet1.EA17">
            <calcext:condition calcext:apply-style-name="Good" calcext:value="=1" calcext:base-cell-address="Sheet1.EA17"/>
            <calcext:condition calcext:apply-style-name="Bad" calcext:value="=0" calcext:base-cell-address="Sheet1.EA17"/>
          </calcext:conditional-format>
          <calcext:conditional-format calcext:target-range-address="Sheet1.EA18:Sheet1.EA18">
            <calcext:condition calcext:apply-style-name="Good" calcext:value="=1" calcext:base-cell-address="Sheet1.EA18"/>
            <calcext:condition calcext:apply-style-name="Bad" calcext:value="=0" calcext:base-cell-address="Sheet1.EA18"/>
          </calcext:conditional-format>
          <calcext:conditional-format calcext:target-range-address="Sheet1.EB16:Sheet1.EB16">
            <calcext:condition calcext:apply-style-name="Good" calcext:value="=1" calcext:base-cell-address="Sheet1.EB16"/>
            <calcext:condition calcext:apply-style-name="Bad" calcext:value="=0" calcext:base-cell-address="Sheet1.EB16"/>
          </calcext:conditional-format>
          <calcext:conditional-format calcext:target-range-address="Sheet1.EB17:Sheet1.EB17">
            <calcext:condition calcext:apply-style-name="Good" calcext:value="=1" calcext:base-cell-address="Sheet1.EB17"/>
            <calcext:condition calcext:apply-style-name="Bad" calcext:value="=0" calcext:base-cell-address="Sheet1.EB17"/>
          </calcext:conditional-format>
          <calcext:conditional-format calcext:target-range-address="Sheet1.EB18:Sheet1.EB18">
            <calcext:condition calcext:apply-style-name="Good" calcext:value="=1" calcext:base-cell-address="Sheet1.EB18"/>
            <calcext:condition calcext:apply-style-name="Bad" calcext:value="=0" calcext:base-cell-address="Sheet1.EB18"/>
          </calcext:conditional-format>
          <calcext:conditional-format calcext:target-range-address="Sheet1.EC16:Sheet1.EC16">
            <calcext:condition calcext:apply-style-name="Good" calcext:value="=1" calcext:base-cell-address="Sheet1.EC16"/>
            <calcext:condition calcext:apply-style-name="Bad" calcext:value="=0" calcext:base-cell-address="Sheet1.EC16"/>
          </calcext:conditional-format>
          <calcext:conditional-format calcext:target-range-address="Sheet1.EC17:Sheet1.EC17">
            <calcext:condition calcext:apply-style-name="Good" calcext:value="=1" calcext:base-cell-address="Sheet1.EC17"/>
            <calcext:condition calcext:apply-style-name="Bad" calcext:value="=0" calcext:base-cell-address="Sheet1.EC17"/>
          </calcext:conditional-format>
          <calcext:conditional-format calcext:target-range-address="Sheet1.EC18:Sheet1.EC18">
            <calcext:condition calcext:apply-style-name="Good" calcext:value="=1" calcext:base-cell-address="Sheet1.EC18"/>
            <calcext:condition calcext:apply-style-name="Bad" calcext:value="=0" calcext:base-cell-address="Sheet1.EC18"/>
          </calcext:conditional-format>
          <calcext:conditional-format calcext:target-range-address="Sheet1.ED16:Sheet1.ED16">
            <calcext:condition calcext:apply-style-name="Good" calcext:value="=1" calcext:base-cell-address="Sheet1.ED16"/>
            <calcext:condition calcext:apply-style-name="Bad" calcext:value="=0" calcext:base-cell-address="Sheet1.ED16"/>
          </calcext:conditional-format>
          <calcext:conditional-format calcext:target-range-address="Sheet1.ED17:Sheet1.ED17">
            <calcext:condition calcext:apply-style-name="Good" calcext:value="=1" calcext:base-cell-address="Sheet1.ED17"/>
            <calcext:condition calcext:apply-style-name="Bad" calcext:value="=0" calcext:base-cell-address="Sheet1.ED17"/>
          </calcext:conditional-format>
          <calcext:conditional-format calcext:target-range-address="Sheet1.ED18:Sheet1.ED18">
            <calcext:condition calcext:apply-style-name="Good" calcext:value="=1" calcext:base-cell-address="Sheet1.ED18"/>
            <calcext:condition calcext:apply-style-name="Bad" calcext:value="=0" calcext:base-cell-address="Sheet1.ED18"/>
          </calcext:conditional-format>
          <calcext:conditional-format calcext:target-range-address="Sheet1.EE16:Sheet1.EE16">
            <calcext:condition calcext:apply-style-name="Good" calcext:value="=1" calcext:base-cell-address="Sheet1.EE16"/>
            <calcext:condition calcext:apply-style-name="Bad" calcext:value="=0" calcext:base-cell-address="Sheet1.EE16"/>
          </calcext:conditional-format>
          <calcext:conditional-format calcext:target-range-address="Sheet1.EE17:Sheet1.EE17">
            <calcext:condition calcext:apply-style-name="Good" calcext:value="=1" calcext:base-cell-address="Sheet1.EE17"/>
            <calcext:condition calcext:apply-style-name="Bad" calcext:value="=0" calcext:base-cell-address="Sheet1.EE17"/>
          </calcext:conditional-format>
          <calcext:conditional-format calcext:target-range-address="Sheet1.EE18:Sheet1.EE18">
            <calcext:condition calcext:apply-style-name="Good" calcext:value="=1" calcext:base-cell-address="Sheet1.EE18"/>
            <calcext:condition calcext:apply-style-name="Bad" calcext:value="=0" calcext:base-cell-address="Sheet1.EE18"/>
          </calcext:conditional-format>
          <calcext:conditional-format calcext:target-range-address="Sheet1.EF16:Sheet1.EF16">
            <calcext:condition calcext:apply-style-name="Good" calcext:value="=1" calcext:base-cell-address="Sheet1.EF16"/>
            <calcext:condition calcext:apply-style-name="Bad" calcext:value="=0" calcext:base-cell-address="Sheet1.EF16"/>
          </calcext:conditional-format>
          <calcext:conditional-format calcext:target-range-address="Sheet1.EF17:Sheet1.EF17">
            <calcext:condition calcext:apply-style-name="Good" calcext:value="=1" calcext:base-cell-address="Sheet1.EF17"/>
            <calcext:condition calcext:apply-style-name="Bad" calcext:value="=0" calcext:base-cell-address="Sheet1.EF17"/>
          </calcext:conditional-format>
          <calcext:conditional-format calcext:target-range-address="Sheet1.EF18:Sheet1.EF18">
            <calcext:condition calcext:apply-style-name="Good" calcext:value="=1" calcext:base-cell-address="Sheet1.EF18"/>
            <calcext:condition calcext:apply-style-name="Bad" calcext:value="=0" calcext:base-cell-address="Sheet1.EF18"/>
          </calcext:conditional-format>
          <calcext:conditional-format calcext:target-range-address="Sheet1.EG16:Sheet1.EG16">
            <calcext:condition calcext:apply-style-name="Good" calcext:value="=1" calcext:base-cell-address="Sheet1.EG16"/>
            <calcext:condition calcext:apply-style-name="Bad" calcext:value="=0" calcext:base-cell-address="Sheet1.EG16"/>
          </calcext:conditional-format>
          <calcext:conditional-format calcext:target-range-address="Sheet1.EG17:Sheet1.EG17">
            <calcext:condition calcext:apply-style-name="Good" calcext:value="=1" calcext:base-cell-address="Sheet1.EG17"/>
            <calcext:condition calcext:apply-style-name="Bad" calcext:value="=0" calcext:base-cell-address="Sheet1.EG17"/>
          </calcext:conditional-format>
          <calcext:conditional-format calcext:target-range-address="Sheet1.EG18:Sheet1.EG18">
            <calcext:condition calcext:apply-style-name="Good" calcext:value="=1" calcext:base-cell-address="Sheet1.EG18"/>
            <calcext:condition calcext:apply-style-name="Bad" calcext:value="=0" calcext:base-cell-address="Sheet1.EG18"/>
          </calcext:conditional-format>
          <calcext:conditional-format calcext:target-range-address="Sheet1.EH16:Sheet1.EH16">
            <calcext:condition calcext:apply-style-name="Good" calcext:value="=1" calcext:base-cell-address="Sheet1.EH16"/>
            <calcext:condition calcext:apply-style-name="Bad" calcext:value="=0" calcext:base-cell-address="Sheet1.EH16"/>
          </calcext:conditional-format>
          <calcext:conditional-format calcext:target-range-address="Sheet1.EH17:Sheet1.EH17">
            <calcext:condition calcext:apply-style-name="Good" calcext:value="=1" calcext:base-cell-address="Sheet1.EH17"/>
            <calcext:condition calcext:apply-style-name="Bad" calcext:value="=0" calcext:base-cell-address="Sheet1.EH17"/>
          </calcext:conditional-format>
          <calcext:conditional-format calcext:target-range-address="Sheet1.EH18:Sheet1.EH18">
            <calcext:condition calcext:apply-style-name="Good" calcext:value="=1" calcext:base-cell-address="Sheet1.EH18"/>
            <calcext:condition calcext:apply-style-name="Bad" calcext:value="=0" calcext:base-cell-address="Sheet1.EH18"/>
          </calcext:conditional-format>
          <calcext:conditional-format calcext:target-range-address="Sheet1.EI16:Sheet1.EI16">
            <calcext:condition calcext:apply-style-name="Good" calcext:value="=1" calcext:base-cell-address="Sheet1.EI16"/>
            <calcext:condition calcext:apply-style-name="Bad" calcext:value="=0" calcext:base-cell-address="Sheet1.EI16"/>
          </calcext:conditional-format>
          <calcext:conditional-format calcext:target-range-address="Sheet1.EI17:Sheet1.EI17">
            <calcext:condition calcext:apply-style-name="Good" calcext:value="=1" calcext:base-cell-address="Sheet1.EI17"/>
            <calcext:condition calcext:apply-style-name="Bad" calcext:value="=0" calcext:base-cell-address="Sheet1.EI17"/>
          </calcext:conditional-format>
          <calcext:conditional-format calcext:target-range-address="Sheet1.EI18:Sheet1.EI18">
            <calcext:condition calcext:apply-style-name="Good" calcext:value="=1" calcext:base-cell-address="Sheet1.EI18"/>
            <calcext:condition calcext:apply-style-name="Bad" calcext:value="=0" calcext:base-cell-address="Sheet1.EI18"/>
          </calcext:conditional-format>
          <calcext:conditional-format calcext:target-range-address="Sheet1.EJ16:Sheet1.EJ16">
            <calcext:condition calcext:apply-style-name="Good" calcext:value="=1" calcext:base-cell-address="Sheet1.EJ16"/>
            <calcext:condition calcext:apply-style-name="Bad" calcext:value="=0" calcext:base-cell-address="Sheet1.EJ16"/>
          </calcext:conditional-format>
          <calcext:conditional-format calcext:target-range-address="Sheet1.EJ17:Sheet1.EJ17">
            <calcext:condition calcext:apply-style-name="Good" calcext:value="=1" calcext:base-cell-address="Sheet1.EJ17"/>
            <calcext:condition calcext:apply-style-name="Bad" calcext:value="=0" calcext:base-cell-address="Sheet1.EJ17"/>
          </calcext:conditional-format>
          <calcext:conditional-format calcext:target-range-address="Sheet1.EJ18:Sheet1.EJ18">
            <calcext:condition calcext:apply-style-name="Good" calcext:value="=1" calcext:base-cell-address="Sheet1.EJ18"/>
            <calcext:condition calcext:apply-style-name="Bad" calcext:value="=0" calcext:base-cell-address="Sheet1.EJ18"/>
          </calcext:conditional-format>
          <calcext:conditional-format calcext:target-range-address="Sheet1.EK16:Sheet1.EK16">
            <calcext:condition calcext:apply-style-name="Good" calcext:value="=1" calcext:base-cell-address="Sheet1.EK16"/>
            <calcext:condition calcext:apply-style-name="Bad" calcext:value="=0" calcext:base-cell-address="Sheet1.EK16"/>
          </calcext:conditional-format>
          <calcext:conditional-format calcext:target-range-address="Sheet1.EK17:Sheet1.EK17">
            <calcext:condition calcext:apply-style-name="Good" calcext:value="=1" calcext:base-cell-address="Sheet1.EK17"/>
            <calcext:condition calcext:apply-style-name="Bad" calcext:value="=0" calcext:base-cell-address="Sheet1.EK17"/>
          </calcext:conditional-format>
          <calcext:conditional-format calcext:target-range-address="Sheet1.EK18:Sheet1.EK18">
            <calcext:condition calcext:apply-style-name="Good" calcext:value="=1" calcext:base-cell-address="Sheet1.EK18"/>
            <calcext:condition calcext:apply-style-name="Bad" calcext:value="=0" calcext:base-cell-address="Sheet1.EK18"/>
          </calcext:conditional-format>
          <calcext:conditional-format calcext:target-range-address="Sheet1.EL16:Sheet1.EL16">
            <calcext:condition calcext:apply-style-name="Good" calcext:value="=1" calcext:base-cell-address="Sheet1.EL16"/>
            <calcext:condition calcext:apply-style-name="Bad" calcext:value="=0" calcext:base-cell-address="Sheet1.EL16"/>
          </calcext:conditional-format>
          <calcext:conditional-format calcext:target-range-address="Sheet1.EL17:Sheet1.EL17">
            <calcext:condition calcext:apply-style-name="Good" calcext:value="=1" calcext:base-cell-address="Sheet1.EL17"/>
            <calcext:condition calcext:apply-style-name="Bad" calcext:value="=0" calcext:base-cell-address="Sheet1.EL17"/>
          </calcext:conditional-format>
          <calcext:conditional-format calcext:target-range-address="Sheet1.EL18:Sheet1.EL18">
            <calcext:condition calcext:apply-style-name="Good" calcext:value="=1" calcext:base-cell-address="Sheet1.EL18"/>
            <calcext:condition calcext:apply-style-name="Bad" calcext:value="=0" calcext:base-cell-address="Sheet1.EL18"/>
          </calcext:conditional-format>
          <calcext:conditional-format calcext:target-range-address="Sheet1.EM16:Sheet1.EM16">
            <calcext:condition calcext:apply-style-name="Good" calcext:value="=1" calcext:base-cell-address="Sheet1.EM16"/>
            <calcext:condition calcext:apply-style-name="Bad" calcext:value="=0" calcext:base-cell-address="Sheet1.EM16"/>
          </calcext:conditional-format>
          <calcext:conditional-format calcext:target-range-address="Sheet1.EM17:Sheet1.EM17">
            <calcext:condition calcext:apply-style-name="Good" calcext:value="=1" calcext:base-cell-address="Sheet1.EM17"/>
            <calcext:condition calcext:apply-style-name="Bad" calcext:value="=0" calcext:base-cell-address="Sheet1.EM17"/>
          </calcext:conditional-format>
          <calcext:conditional-format calcext:target-range-address="Sheet1.EM18:Sheet1.EM18">
            <calcext:condition calcext:apply-style-name="Good" calcext:value="=1" calcext:base-cell-address="Sheet1.EM18"/>
            <calcext:condition calcext:apply-style-name="Bad" calcext:value="=0" calcext:base-cell-address="Sheet1.EM18"/>
          </calcext:conditional-format>
          <calcext:conditional-format calcext:target-range-address="Sheet1.EN16:Sheet1.EN16">
            <calcext:condition calcext:apply-style-name="Good" calcext:value="=1" calcext:base-cell-address="Sheet1.EN16"/>
            <calcext:condition calcext:apply-style-name="Bad" calcext:value="=0" calcext:base-cell-address="Sheet1.EN16"/>
          </calcext:conditional-format>
          <calcext:conditional-format calcext:target-range-address="Sheet1.EN17:Sheet1.EN17">
            <calcext:condition calcext:apply-style-name="Good" calcext:value="=1" calcext:base-cell-address="Sheet1.EN17"/>
            <calcext:condition calcext:apply-style-name="Bad" calcext:value="=0" calcext:base-cell-address="Sheet1.EN17"/>
          </calcext:conditional-format>
          <calcext:conditional-format calcext:target-range-address="Sheet1.EN18:Sheet1.EN18">
            <calcext:condition calcext:apply-style-name="Good" calcext:value="=1" calcext:base-cell-address="Sheet1.EN18"/>
            <calcext:condition calcext:apply-style-name="Bad" calcext:value="=0" calcext:base-cell-address="Sheet1.EN18"/>
          </calcext:conditional-format>
          <calcext:conditional-format calcext:target-range-address="Sheet1.EO16:Sheet1.EO16">
            <calcext:condition calcext:apply-style-name="Good" calcext:value="=1" calcext:base-cell-address="Sheet1.EO16"/>
            <calcext:condition calcext:apply-style-name="Bad" calcext:value="=0" calcext:base-cell-address="Sheet1.EO16"/>
          </calcext:conditional-format>
          <calcext:conditional-format calcext:target-range-address="Sheet1.EO17:Sheet1.EO17">
            <calcext:condition calcext:apply-style-name="Good" calcext:value="=1" calcext:base-cell-address="Sheet1.EO17"/>
            <calcext:condition calcext:apply-style-name="Bad" calcext:value="=0" calcext:base-cell-address="Sheet1.EO17"/>
          </calcext:conditional-format>
          <calcext:conditional-format calcext:target-range-address="Sheet1.EO18:Sheet1.EO18">
            <calcext:condition calcext:apply-style-name="Good" calcext:value="=1" calcext:base-cell-address="Sheet1.EO18"/>
            <calcext:condition calcext:apply-style-name="Bad" calcext:value="=0" calcext:base-cell-address="Sheet1.EO18"/>
          </calcext:conditional-format>
          <calcext:conditional-format calcext:target-range-address="Sheet1.EP16:Sheet1.EP16">
            <calcext:condition calcext:apply-style-name="Good" calcext:value="=1" calcext:base-cell-address="Sheet1.EP16"/>
            <calcext:condition calcext:apply-style-name="Bad" calcext:value="=0" calcext:base-cell-address="Sheet1.EP16"/>
          </calcext:conditional-format>
          <calcext:conditional-format calcext:target-range-address="Sheet1.EP17:Sheet1.EP17">
            <calcext:condition calcext:apply-style-name="Good" calcext:value="=1" calcext:base-cell-address="Sheet1.EP17"/>
            <calcext:condition calcext:apply-style-name="Bad" calcext:value="=0" calcext:base-cell-address="Sheet1.EP17"/>
          </calcext:conditional-format>
          <calcext:conditional-format calcext:target-range-address="Sheet1.EP18:Sheet1.EP18">
            <calcext:condition calcext:apply-style-name="Good" calcext:value="=1" calcext:base-cell-address="Sheet1.EP18"/>
            <calcext:condition calcext:apply-style-name="Bad" calcext:value="=0" calcext:base-cell-address="Sheet1.EP18"/>
          </calcext:conditional-format>
          <calcext:conditional-format calcext:target-range-address="Sheet1.EQ16:Sheet1.EQ16">
            <calcext:condition calcext:apply-style-name="Good" calcext:value="=1" calcext:base-cell-address="Sheet1.EQ16"/>
            <calcext:condition calcext:apply-style-name="Bad" calcext:value="=0" calcext:base-cell-address="Sheet1.EQ16"/>
          </calcext:conditional-format>
          <calcext:conditional-format calcext:target-range-address="Sheet1.EQ17:Sheet1.EQ17">
            <calcext:condition calcext:apply-style-name="Good" calcext:value="=1" calcext:base-cell-address="Sheet1.EQ17"/>
            <calcext:condition calcext:apply-style-name="Bad" calcext:value="=0" calcext:base-cell-address="Sheet1.EQ17"/>
          </calcext:conditional-format>
          <calcext:conditional-format calcext:target-range-address="Sheet1.EQ18:Sheet1.EQ18">
            <calcext:condition calcext:apply-style-name="Good" calcext:value="=1" calcext:base-cell-address="Sheet1.EQ18"/>
            <calcext:condition calcext:apply-style-name="Bad" calcext:value="=0" calcext:base-cell-address="Sheet1.EQ18"/>
          </calcext:conditional-format>
          <calcext:conditional-format calcext:target-range-address="Sheet1.ER16:Sheet1.ER16">
            <calcext:condition calcext:apply-style-name="Good" calcext:value="=1" calcext:base-cell-address="Sheet1.ER16"/>
            <calcext:condition calcext:apply-style-name="Bad" calcext:value="=0" calcext:base-cell-address="Sheet1.ER16"/>
          </calcext:conditional-format>
          <calcext:conditional-format calcext:target-range-address="Sheet1.ER17:Sheet1.ER17">
            <calcext:condition calcext:apply-style-name="Good" calcext:value="=1" calcext:base-cell-address="Sheet1.ER17"/>
            <calcext:condition calcext:apply-style-name="Bad" calcext:value="=0" calcext:base-cell-address="Sheet1.ER17"/>
          </calcext:conditional-format>
          <calcext:conditional-format calcext:target-range-address="Sheet1.ER18:Sheet1.ER18">
            <calcext:condition calcext:apply-style-name="Good" calcext:value="=1" calcext:base-cell-address="Sheet1.ER18"/>
            <calcext:condition calcext:apply-style-name="Bad" calcext:value="=0" calcext:base-cell-address="Sheet1.ER18"/>
          </calcext:conditional-format>
          <calcext:conditional-format calcext:target-range-address="Sheet1.ES16:Sheet1.ES16">
            <calcext:condition calcext:apply-style-name="Good" calcext:value="=1" calcext:base-cell-address="Sheet1.ES16"/>
            <calcext:condition calcext:apply-style-name="Bad" calcext:value="=0" calcext:base-cell-address="Sheet1.ES16"/>
          </calcext:conditional-format>
          <calcext:conditional-format calcext:target-range-address="Sheet1.ES17:Sheet1.ES17">
            <calcext:condition calcext:apply-style-name="Good" calcext:value="=1" calcext:base-cell-address="Sheet1.ES17"/>
            <calcext:condition calcext:apply-style-name="Bad" calcext:value="=0" calcext:base-cell-address="Sheet1.ES17"/>
          </calcext:conditional-format>
          <calcext:conditional-format calcext:target-range-address="Sheet1.ES18:Sheet1.ES18">
            <calcext:condition calcext:apply-style-name="Good" calcext:value="=1" calcext:base-cell-address="Sheet1.ES18"/>
            <calcext:condition calcext:apply-style-name="Bad" calcext:value="=0" calcext:base-cell-address="Sheet1.ES18"/>
          </calcext:conditional-format>
          <calcext:conditional-format calcext:target-range-address="Sheet1.ET16:Sheet1.ET16">
            <calcext:condition calcext:apply-style-name="Good" calcext:value="=1" calcext:base-cell-address="Sheet1.ET16"/>
            <calcext:condition calcext:apply-style-name="Bad" calcext:value="=0" calcext:base-cell-address="Sheet1.ET16"/>
          </calcext:conditional-format>
          <calcext:conditional-format calcext:target-range-address="Sheet1.ET17:Sheet1.ET17">
            <calcext:condition calcext:apply-style-name="Good" calcext:value="=1" calcext:base-cell-address="Sheet1.ET17"/>
            <calcext:condition calcext:apply-style-name="Bad" calcext:value="=0" calcext:base-cell-address="Sheet1.ET17"/>
          </calcext:conditional-format>
          <calcext:conditional-format calcext:target-range-address="Sheet1.ET18:Sheet1.ET18">
            <calcext:condition calcext:apply-style-name="Good" calcext:value="=1" calcext:base-cell-address="Sheet1.ET18"/>
            <calcext:condition calcext:apply-style-name="Bad" calcext:value="=0" calcext:base-cell-address="Sheet1.ET18"/>
          </calcext:conditional-format>
          <calcext:conditional-format calcext:target-range-address="Sheet1.EU16:Sheet1.EU16">
            <calcext:condition calcext:apply-style-name="Good" calcext:value="=1" calcext:base-cell-address="Sheet1.EU16"/>
            <calcext:condition calcext:apply-style-name="Bad" calcext:value="=0" calcext:base-cell-address="Sheet1.EU16"/>
          </calcext:conditional-format>
          <calcext:conditional-format calcext:target-range-address="Sheet1.EU17:Sheet1.EU17">
            <calcext:condition calcext:apply-style-name="Good" calcext:value="=1" calcext:base-cell-address="Sheet1.EU17"/>
            <calcext:condition calcext:apply-style-name="Bad" calcext:value="=0" calcext:base-cell-address="Sheet1.EU17"/>
          </calcext:conditional-format>
          <calcext:conditional-format calcext:target-range-address="Sheet1.EU18:Sheet1.EU18">
            <calcext:condition calcext:apply-style-name="Good" calcext:value="=1" calcext:base-cell-address="Sheet1.EU18"/>
            <calcext:condition calcext:apply-style-name="Bad" calcext:value="=0" calcext:base-cell-address="Sheet1.EU18"/>
          </calcext:conditional-format>
          <calcext:conditional-format calcext:target-range-address="Sheet1.EV16:Sheet1.EV16">
            <calcext:condition calcext:apply-style-name="Good" calcext:value="=1" calcext:base-cell-address="Sheet1.EV16"/>
            <calcext:condition calcext:apply-style-name="Bad" calcext:value="=0" calcext:base-cell-address="Sheet1.EV16"/>
          </calcext:conditional-format>
          <calcext:conditional-format calcext:target-range-address="Sheet1.EV17:Sheet1.EV17">
            <calcext:condition calcext:apply-style-name="Good" calcext:value="=1" calcext:base-cell-address="Sheet1.EV17"/>
            <calcext:condition calcext:apply-style-name="Bad" calcext:value="=0" calcext:base-cell-address="Sheet1.EV17"/>
          </calcext:conditional-format>
          <calcext:conditional-format calcext:target-range-address="Sheet1.EV18:Sheet1.EV18">
            <calcext:condition calcext:apply-style-name="Good" calcext:value="=1" calcext:base-cell-address="Sheet1.EV18"/>
            <calcext:condition calcext:apply-style-name="Bad" calcext:value="=0" calcext:base-cell-address="Sheet1.EV18"/>
          </calcext:conditional-format>
          <calcext:conditional-format calcext:target-range-address="Sheet1.EW16:Sheet1.EW16">
            <calcext:condition calcext:apply-style-name="Good" calcext:value="=1" calcext:base-cell-address="Sheet1.EW16"/>
            <calcext:condition calcext:apply-style-name="Bad" calcext:value="=0" calcext:base-cell-address="Sheet1.EW16"/>
          </calcext:conditional-format>
          <calcext:conditional-format calcext:target-range-address="Sheet1.EW17:Sheet1.EW17">
            <calcext:condition calcext:apply-style-name="Good" calcext:value="=1" calcext:base-cell-address="Sheet1.EW17"/>
            <calcext:condition calcext:apply-style-name="Bad" calcext:value="=0" calcext:base-cell-address="Sheet1.EW17"/>
          </calcext:conditional-format>
          <calcext:conditional-format calcext:target-range-address="Sheet1.EW18:Sheet1.EW18">
            <calcext:condition calcext:apply-style-name="Good" calcext:value="=1" calcext:base-cell-address="Sheet1.EW18"/>
            <calcext:condition calcext:apply-style-name="Bad" calcext:value="=0" calcext:base-cell-address="Sheet1.EW18"/>
          </calcext:conditional-format>
          <calcext:conditional-format calcext:target-range-address="Sheet1.EX16:Sheet1.EX16">
            <calcext:condition calcext:apply-style-name="Good" calcext:value="=1" calcext:base-cell-address="Sheet1.EX16"/>
            <calcext:condition calcext:apply-style-name="Bad" calcext:value="=0" calcext:base-cell-address="Sheet1.EX16"/>
          </calcext:conditional-format>
          <calcext:conditional-format calcext:target-range-address="Sheet1.EX17:Sheet1.EX17">
            <calcext:condition calcext:apply-style-name="Good" calcext:value="=1" calcext:base-cell-address="Sheet1.EX17"/>
            <calcext:condition calcext:apply-style-name="Bad" calcext:value="=0" calcext:base-cell-address="Sheet1.EX17"/>
          </calcext:conditional-format>
          <calcext:conditional-format calcext:target-range-address="Sheet1.EX18:Sheet1.EX18">
            <calcext:condition calcext:apply-style-name="Good" calcext:value="=1" calcext:base-cell-address="Sheet1.EX18"/>
            <calcext:condition calcext:apply-style-name="Bad" calcext:value="=0" calcext:base-cell-address="Sheet1.EX18"/>
          </calcext:conditional-format>
          <calcext:conditional-format calcext:target-range-address="Sheet1.EY16:Sheet1.EY16">
            <calcext:condition calcext:apply-style-name="Good" calcext:value="=1" calcext:base-cell-address="Sheet1.EY16"/>
            <calcext:condition calcext:apply-style-name="Bad" calcext:value="=0" calcext:base-cell-address="Sheet1.EY16"/>
          </calcext:conditional-format>
          <calcext:conditional-format calcext:target-range-address="Sheet1.EY17:Sheet1.EY17">
            <calcext:condition calcext:apply-style-name="Good" calcext:value="=1" calcext:base-cell-address="Sheet1.EY17"/>
            <calcext:condition calcext:apply-style-name="Bad" calcext:value="=0" calcext:base-cell-address="Sheet1.EY17"/>
          </calcext:conditional-format>
          <calcext:conditional-format calcext:target-range-address="Sheet1.EY18:Sheet1.EY18">
            <calcext:condition calcext:apply-style-name="Good" calcext:value="=1" calcext:base-cell-address="Sheet1.EY18"/>
            <calcext:condition calcext:apply-style-name="Bad" calcext:value="=0" calcext:base-cell-address="Sheet1.EY18"/>
          </calcext:conditional-format>
          <calcext:conditional-format calcext:target-range-address="Sheet1.EZ16:Sheet1.EZ16">
            <calcext:condition calcext:apply-style-name="Good" calcext:value="=1" calcext:base-cell-address="Sheet1.EZ16"/>
            <calcext:condition calcext:apply-style-name="Bad" calcext:value="=0" calcext:base-cell-address="Sheet1.EZ16"/>
          </calcext:conditional-format>
          <calcext:conditional-format calcext:target-range-address="Sheet1.EZ17:Sheet1.EZ17">
            <calcext:condition calcext:apply-style-name="Good" calcext:value="=1" calcext:base-cell-address="Sheet1.EZ17"/>
            <calcext:condition calcext:apply-style-name="Bad" calcext:value="=0" calcext:base-cell-address="Sheet1.EZ17"/>
          </calcext:conditional-format>
          <calcext:conditional-format calcext:target-range-address="Sheet1.EZ18:Sheet1.EZ18">
            <calcext:condition calcext:apply-style-name="Good" calcext:value="=1" calcext:base-cell-address="Sheet1.EZ18"/>
            <calcext:condition calcext:apply-style-name="Bad" calcext:value="=0" calcext:base-cell-address="Sheet1.EZ18"/>
          </calcext:conditional-format>
          <calcext:conditional-format calcext:target-range-address="Sheet1.FA16:Sheet1.FA16">
            <calcext:condition calcext:apply-style-name="Good" calcext:value="=1" calcext:base-cell-address="Sheet1.FA16"/>
            <calcext:condition calcext:apply-style-name="Bad" calcext:value="=0" calcext:base-cell-address="Sheet1.FA16"/>
          </calcext:conditional-format>
          <calcext:conditional-format calcext:target-range-address="Sheet1.FA17:Sheet1.FA17">
            <calcext:condition calcext:apply-style-name="Good" calcext:value="=1" calcext:base-cell-address="Sheet1.FA17"/>
            <calcext:condition calcext:apply-style-name="Bad" calcext:value="=0" calcext:base-cell-address="Sheet1.FA17"/>
          </calcext:conditional-format>
          <calcext:conditional-format calcext:target-range-address="Sheet1.FA18:Sheet1.FA18">
            <calcext:condition calcext:apply-style-name="Good" calcext:value="=1" calcext:base-cell-address="Sheet1.FA18"/>
            <calcext:condition calcext:apply-style-name="Bad" calcext:value="=0" calcext:base-cell-address="Sheet1.FA18"/>
          </calcext:conditional-format>
          <calcext:conditional-format calcext:target-range-address="Sheet1.FB16:Sheet1.FB16">
            <calcext:condition calcext:apply-style-name="Good" calcext:value="=1" calcext:base-cell-address="Sheet1.FB16"/>
            <calcext:condition calcext:apply-style-name="Bad" calcext:value="=0" calcext:base-cell-address="Sheet1.FB16"/>
          </calcext:conditional-format>
          <calcext:conditional-format calcext:target-range-address="Sheet1.FB17:Sheet1.FB17">
            <calcext:condition calcext:apply-style-name="Good" calcext:value="=1" calcext:base-cell-address="Sheet1.FB17"/>
            <calcext:condition calcext:apply-style-name="Bad" calcext:value="=0" calcext:base-cell-address="Sheet1.FB17"/>
          </calcext:conditional-format>
          <calcext:conditional-format calcext:target-range-address="Sheet1.FB18:Sheet1.FB18">
            <calcext:condition calcext:apply-style-name="Good" calcext:value="=1" calcext:base-cell-address="Sheet1.FB18"/>
            <calcext:condition calcext:apply-style-name="Bad" calcext:value="=0" calcext:base-cell-address="Sheet1.FB18"/>
          </calcext:conditional-format>
          <calcext:conditional-format calcext:target-range-address="Sheet1.FC16:Sheet1.FC16">
            <calcext:condition calcext:apply-style-name="Good" calcext:value="=1" calcext:base-cell-address="Sheet1.FC16"/>
            <calcext:condition calcext:apply-style-name="Bad" calcext:value="=0" calcext:base-cell-address="Sheet1.FC16"/>
          </calcext:conditional-format>
          <calcext:conditional-format calcext:target-range-address="Sheet1.FC17:Sheet1.FC17">
            <calcext:condition calcext:apply-style-name="Good" calcext:value="=1" calcext:base-cell-address="Sheet1.FC17"/>
            <calcext:condition calcext:apply-style-name="Bad" calcext:value="=0" calcext:base-cell-address="Sheet1.FC17"/>
          </calcext:conditional-format>
          <calcext:conditional-format calcext:target-range-address="Sheet1.FC18:Sheet1.FC18">
            <calcext:condition calcext:apply-style-name="Good" calcext:value="=1" calcext:base-cell-address="Sheet1.FC18"/>
            <calcext:condition calcext:apply-style-name="Bad" calcext:value="=0" calcext:base-cell-address="Sheet1.FC18"/>
          </calcext:conditional-format>
          <calcext:conditional-format calcext:target-range-address="Sheet1.FD16:Sheet1.FD16">
            <calcext:condition calcext:apply-style-name="Good" calcext:value="=1" calcext:base-cell-address="Sheet1.FD16"/>
            <calcext:condition calcext:apply-style-name="Bad" calcext:value="=0" calcext:base-cell-address="Sheet1.FD16"/>
          </calcext:conditional-format>
          <calcext:conditional-format calcext:target-range-address="Sheet1.FD17:Sheet1.FD17">
            <calcext:condition calcext:apply-style-name="Good" calcext:value="=1" calcext:base-cell-address="Sheet1.FD17"/>
            <calcext:condition calcext:apply-style-name="Bad" calcext:value="=0" calcext:base-cell-address="Sheet1.FD17"/>
          </calcext:conditional-format>
          <calcext:conditional-format calcext:target-range-address="Sheet1.FD18:Sheet1.FD18">
            <calcext:condition calcext:apply-style-name="Good" calcext:value="=1" calcext:base-cell-address="Sheet1.FD18"/>
            <calcext:condition calcext:apply-style-name="Bad" calcext:value="=0" calcext:base-cell-address="Sheet1.FD18"/>
          </calcext:conditional-format>
          <calcext:conditional-format calcext:target-range-address="Sheet1.FE16:Sheet1.FE16">
            <calcext:condition calcext:apply-style-name="Good" calcext:value="=1" calcext:base-cell-address="Sheet1.FE16"/>
            <calcext:condition calcext:apply-style-name="Bad" calcext:value="=0" calcext:base-cell-address="Sheet1.FE16"/>
          </calcext:conditional-format>
          <calcext:conditional-format calcext:target-range-address="Sheet1.FE17:Sheet1.FE17">
            <calcext:condition calcext:apply-style-name="Good" calcext:value="=1" calcext:base-cell-address="Sheet1.FE17"/>
            <calcext:condition calcext:apply-style-name="Bad" calcext:value="=0" calcext:base-cell-address="Sheet1.FE17"/>
          </calcext:conditional-format>
          <calcext:conditional-format calcext:target-range-address="Sheet1.FE18:Sheet1.FE18">
            <calcext:condition calcext:apply-style-name="Good" calcext:value="=1" calcext:base-cell-address="Sheet1.FE18"/>
            <calcext:condition calcext:apply-style-name="Bad" calcext:value="=0" calcext:base-cell-address="Sheet1.FE18"/>
          </calcext:conditional-format>
          <calcext:conditional-format calcext:target-range-address="Sheet1.FF16:Sheet1.FF16">
            <calcext:condition calcext:apply-style-name="Good" calcext:value="=1" calcext:base-cell-address="Sheet1.FF16"/>
            <calcext:condition calcext:apply-style-name="Bad" calcext:value="=0" calcext:base-cell-address="Sheet1.FF16"/>
          </calcext:conditional-format>
          <calcext:conditional-format calcext:target-range-address="Sheet1.FF17:Sheet1.FF17">
            <calcext:condition calcext:apply-style-name="Good" calcext:value="=1" calcext:base-cell-address="Sheet1.FF17"/>
            <calcext:condition calcext:apply-style-name="Bad" calcext:value="=0" calcext:base-cell-address="Sheet1.FF17"/>
          </calcext:conditional-format>
          <calcext:conditional-format calcext:target-range-address="Sheet1.FF18:Sheet1.FF18">
            <calcext:condition calcext:apply-style-name="Good" calcext:value="=1" calcext:base-cell-address="Sheet1.FF18"/>
            <calcext:condition calcext:apply-style-name="Bad" calcext:value="=0" calcext:base-cell-address="Sheet1.FF18"/>
          </calcext:conditional-format>
          <calcext:conditional-format calcext:target-range-address="Sheet1.FG16:Sheet1.FG16">
            <calcext:condition calcext:apply-style-name="Good" calcext:value="=1" calcext:base-cell-address="Sheet1.FG16"/>
            <calcext:condition calcext:apply-style-name="Bad" calcext:value="=0" calcext:base-cell-address="Sheet1.FG16"/>
          </calcext:conditional-format>
          <calcext:conditional-format calcext:target-range-address="Sheet1.FG17:Sheet1.FG17">
            <calcext:condition calcext:apply-style-name="Good" calcext:value="=1" calcext:base-cell-address="Sheet1.FG17"/>
            <calcext:condition calcext:apply-style-name="Bad" calcext:value="=0" calcext:base-cell-address="Sheet1.FG17"/>
          </calcext:conditional-format>
          <calcext:conditional-format calcext:target-range-address="Sheet1.FG18:Sheet1.FG18">
            <calcext:condition calcext:apply-style-name="Good" calcext:value="=1" calcext:base-cell-address="Sheet1.FG18"/>
            <calcext:condition calcext:apply-style-name="Bad" calcext:value="=0" calcext:base-cell-address="Sheet1.FG18"/>
          </calcext:conditional-format>
          <calcext:conditional-format calcext:target-range-address="Sheet1.FH16:Sheet1.FH16">
            <calcext:condition calcext:apply-style-name="Good" calcext:value="=1" calcext:base-cell-address="Sheet1.FH16"/>
            <calcext:condition calcext:apply-style-name="Bad" calcext:value="=0" calcext:base-cell-address="Sheet1.FH16"/>
          </calcext:conditional-format>
          <calcext:conditional-format calcext:target-range-address="Sheet1.FH17:Sheet1.FH17">
            <calcext:condition calcext:apply-style-name="Good" calcext:value="=1" calcext:base-cell-address="Sheet1.FH17"/>
            <calcext:condition calcext:apply-style-name="Bad" calcext:value="=0" calcext:base-cell-address="Sheet1.FH17"/>
          </calcext:conditional-format>
          <calcext:conditional-format calcext:target-range-address="Sheet1.FH18:Sheet1.FH18">
            <calcext:condition calcext:apply-style-name="Good" calcext:value="=1" calcext:base-cell-address="Sheet1.FH18"/>
            <calcext:condition calcext:apply-style-name="Bad" calcext:value="=0" calcext:base-cell-address="Sheet1.FH18"/>
          </calcext:conditional-format>
          <calcext:conditional-format calcext:target-range-address="Sheet1.FI16:Sheet1.FI16">
            <calcext:condition calcext:apply-style-name="Good" calcext:value="=1" calcext:base-cell-address="Sheet1.FI16"/>
            <calcext:condition calcext:apply-style-name="Bad" calcext:value="=0" calcext:base-cell-address="Sheet1.FI16"/>
          </calcext:conditional-format>
          <calcext:conditional-format calcext:target-range-address="Sheet1.FI17:Sheet1.FI17">
            <calcext:condition calcext:apply-style-name="Good" calcext:value="=1" calcext:base-cell-address="Sheet1.FI17"/>
            <calcext:condition calcext:apply-style-name="Bad" calcext:value="=0" calcext:base-cell-address="Sheet1.FI17"/>
          </calcext:conditional-format>
          <calcext:conditional-format calcext:target-range-address="Sheet1.FI18:Sheet1.FI18">
            <calcext:condition calcext:apply-style-name="Good" calcext:value="=1" calcext:base-cell-address="Sheet1.FI18"/>
            <calcext:condition calcext:apply-style-name="Bad" calcext:value="=0" calcext:base-cell-address="Sheet1.FI18"/>
          </calcext:conditional-format>
          <calcext:conditional-format calcext:target-range-address="Sheet1.FJ16:Sheet1.FJ16">
            <calcext:condition calcext:apply-style-name="Good" calcext:value="=1" calcext:base-cell-address="Sheet1.FJ16"/>
            <calcext:condition calcext:apply-style-name="Bad" calcext:value="=0" calcext:base-cell-address="Sheet1.FJ16"/>
          </calcext:conditional-format>
          <calcext:conditional-format calcext:target-range-address="Sheet1.FJ17:Sheet1.FJ17">
            <calcext:condition calcext:apply-style-name="Good" calcext:value="=1" calcext:base-cell-address="Sheet1.FJ17"/>
            <calcext:condition calcext:apply-style-name="Bad" calcext:value="=0" calcext:base-cell-address="Sheet1.FJ17"/>
          </calcext:conditional-format>
          <calcext:conditional-format calcext:target-range-address="Sheet1.FJ18:Sheet1.FJ18">
            <calcext:condition calcext:apply-style-name="Good" calcext:value="=1" calcext:base-cell-address="Sheet1.FJ18"/>
            <calcext:condition calcext:apply-style-name="Bad" calcext:value="=0" calcext:base-cell-address="Sheet1.FJ18"/>
          </calcext:conditional-format>
          <calcext:conditional-format calcext:target-range-address="Sheet1.FK16:Sheet1.FK16">
            <calcext:condition calcext:apply-style-name="Good" calcext:value="=1" calcext:base-cell-address="Sheet1.FK16"/>
            <calcext:condition calcext:apply-style-name="Bad" calcext:value="=0" calcext:base-cell-address="Sheet1.FK16"/>
          </calcext:conditional-format>
          <calcext:conditional-format calcext:target-range-address="Sheet1.FK17:Sheet1.FK17">
            <calcext:condition calcext:apply-style-name="Good" calcext:value="=1" calcext:base-cell-address="Sheet1.FK17"/>
            <calcext:condition calcext:apply-style-name="Bad" calcext:value="=0" calcext:base-cell-address="Sheet1.FK17"/>
          </calcext:conditional-format>
          <calcext:conditional-format calcext:target-range-address="Sheet1.FK18:Sheet1.FK18">
            <calcext:condition calcext:apply-style-name="Good" calcext:value="=1" calcext:base-cell-address="Sheet1.FK18"/>
            <calcext:condition calcext:apply-style-name="Bad" calcext:value="=0" calcext:base-cell-address="Sheet1.FK18"/>
          </calcext:conditional-format>
          <calcext:conditional-format calcext:target-range-address="Sheet1.FL16:Sheet1.FL16">
            <calcext:condition calcext:apply-style-name="Good" calcext:value="=1" calcext:base-cell-address="Sheet1.FL16"/>
            <calcext:condition calcext:apply-style-name="Bad" calcext:value="=0" calcext:base-cell-address="Sheet1.FL16"/>
          </calcext:conditional-format>
          <calcext:conditional-format calcext:target-range-address="Sheet1.FL17:Sheet1.FL17">
            <calcext:condition calcext:apply-style-name="Good" calcext:value="=1" calcext:base-cell-address="Sheet1.FL17"/>
            <calcext:condition calcext:apply-style-name="Bad" calcext:value="=0" calcext:base-cell-address="Sheet1.FL17"/>
          </calcext:conditional-format>
          <calcext:conditional-format calcext:target-range-address="Sheet1.FL18:Sheet1.FL18">
            <calcext:condition calcext:apply-style-name="Good" calcext:value="=1" calcext:base-cell-address="Sheet1.FL18"/>
            <calcext:condition calcext:apply-style-name="Bad" calcext:value="=0" calcext:base-cell-address="Sheet1.FL18"/>
          </calcext:conditional-format>
          <calcext:conditional-format calcext:target-range-address="Sheet1.FM16:Sheet1.FM16">
            <calcext:condition calcext:apply-style-name="Good" calcext:value="=1" calcext:base-cell-address="Sheet1.FM16"/>
            <calcext:condition calcext:apply-style-name="Bad" calcext:value="=0" calcext:base-cell-address="Sheet1.FM16"/>
          </calcext:conditional-format>
          <calcext:conditional-format calcext:target-range-address="Sheet1.FM17:Sheet1.FM17">
            <calcext:condition calcext:apply-style-name="Good" calcext:value="=1" calcext:base-cell-address="Sheet1.FM17"/>
            <calcext:condition calcext:apply-style-name="Bad" calcext:value="=0" calcext:base-cell-address="Sheet1.FM17"/>
          </calcext:conditional-format>
          <calcext:conditional-format calcext:target-range-address="Sheet1.FM18:Sheet1.FM18">
            <calcext:condition calcext:apply-style-name="Good" calcext:value="=1" calcext:base-cell-address="Sheet1.FM18"/>
            <calcext:condition calcext:apply-style-name="Bad" calcext:value="=0" calcext:base-cell-address="Sheet1.FM18"/>
          </calcext:conditional-format>
          <calcext:conditional-format calcext:target-range-address="Sheet1.FN16:Sheet1.FN16">
            <calcext:condition calcext:apply-style-name="Good" calcext:value="=1" calcext:base-cell-address="Sheet1.FN16"/>
            <calcext:condition calcext:apply-style-name="Bad" calcext:value="=0" calcext:base-cell-address="Sheet1.FN16"/>
          </calcext:conditional-format>
          <calcext:conditional-format calcext:target-range-address="Sheet1.FN17:Sheet1.FN17">
            <calcext:condition calcext:apply-style-name="Good" calcext:value="=1" calcext:base-cell-address="Sheet1.FN17"/>
            <calcext:condition calcext:apply-style-name="Bad" calcext:value="=0" calcext:base-cell-address="Sheet1.FN17"/>
          </calcext:conditional-format>
          <calcext:conditional-format calcext:target-range-address="Sheet1.FN18:Sheet1.FN18">
            <calcext:condition calcext:apply-style-name="Good" calcext:value="=1" calcext:base-cell-address="Sheet1.FN18"/>
            <calcext:condition calcext:apply-style-name="Bad" calcext:value="=0" calcext:base-cell-address="Sheet1.FN18"/>
          </calcext:conditional-format>
          <calcext:conditional-format calcext:target-range-address="Sheet1.FO16:Sheet1.FO16">
            <calcext:condition calcext:apply-style-name="Good" calcext:value="=1" calcext:base-cell-address="Sheet1.FO16"/>
            <calcext:condition calcext:apply-style-name="Bad" calcext:value="=0" calcext:base-cell-address="Sheet1.FO16"/>
          </calcext:conditional-format>
          <calcext:conditional-format calcext:target-range-address="Sheet1.FO17:Sheet1.FO17">
            <calcext:condition calcext:apply-style-name="Good" calcext:value="=1" calcext:base-cell-address="Sheet1.FO17"/>
            <calcext:condition calcext:apply-style-name="Bad" calcext:value="=0" calcext:base-cell-address="Sheet1.FO17"/>
          </calcext:conditional-format>
          <calcext:conditional-format calcext:target-range-address="Sheet1.FO18:Sheet1.FO18">
            <calcext:condition calcext:apply-style-name="Good" calcext:value="=1" calcext:base-cell-address="Sheet1.FO18"/>
            <calcext:condition calcext:apply-style-name="Bad" calcext:value="=0" calcext:base-cell-address="Sheet1.FO18"/>
          </calcext:conditional-format>
          <calcext:conditional-format calcext:target-range-address="Sheet1.FP16:Sheet1.FP16">
            <calcext:condition calcext:apply-style-name="Good" calcext:value="=1" calcext:base-cell-address="Sheet1.FP16"/>
            <calcext:condition calcext:apply-style-name="Bad" calcext:value="=0" calcext:base-cell-address="Sheet1.FP16"/>
          </calcext:conditional-format>
          <calcext:conditional-format calcext:target-range-address="Sheet1.FP17:Sheet1.FP17">
            <calcext:condition calcext:apply-style-name="Good" calcext:value="=1" calcext:base-cell-address="Sheet1.FP17"/>
            <calcext:condition calcext:apply-style-name="Bad" calcext:value="=0" calcext:base-cell-address="Sheet1.FP17"/>
          </calcext:conditional-format>
          <calcext:conditional-format calcext:target-range-address="Sheet1.FP18:Sheet1.FP18">
            <calcext:condition calcext:apply-style-name="Good" calcext:value="=1" calcext:base-cell-address="Sheet1.FP18"/>
            <calcext:condition calcext:apply-style-name="Bad" calcext:value="=0" calcext:base-cell-address="Sheet1.FP18"/>
          </calcext:conditional-format>
          <calcext:conditional-format calcext:target-range-address="Sheet1.FQ16:Sheet1.FQ16">
            <calcext:condition calcext:apply-style-name="Good" calcext:value="=1" calcext:base-cell-address="Sheet1.FQ16"/>
            <calcext:condition calcext:apply-style-name="Bad" calcext:value="=0" calcext:base-cell-address="Sheet1.FQ16"/>
          </calcext:conditional-format>
          <calcext:conditional-format calcext:target-range-address="Sheet1.FQ17:Sheet1.FQ17">
            <calcext:condition calcext:apply-style-name="Good" calcext:value="=1" calcext:base-cell-address="Sheet1.FQ17"/>
            <calcext:condition calcext:apply-style-name="Bad" calcext:value="=0" calcext:base-cell-address="Sheet1.FQ17"/>
          </calcext:conditional-format>
          <calcext:conditional-format calcext:target-range-address="Sheet1.FQ18:Sheet1.FQ18">
            <calcext:condition calcext:apply-style-name="Good" calcext:value="=1" calcext:base-cell-address="Sheet1.FQ18"/>
            <calcext:condition calcext:apply-style-name="Bad" calcext:value="=0" calcext:base-cell-address="Sheet1.FQ18"/>
          </calcext:conditional-format>
          <calcext:conditional-format calcext:target-range-address="Sheet1.FR16:Sheet1.FR16">
            <calcext:condition calcext:apply-style-name="Good" calcext:value="=1" calcext:base-cell-address="Sheet1.FR16"/>
            <calcext:condition calcext:apply-style-name="Bad" calcext:value="=0" calcext:base-cell-address="Sheet1.FR16"/>
          </calcext:conditional-format>
          <calcext:conditional-format calcext:target-range-address="Sheet1.FR17:Sheet1.FR17">
            <calcext:condition calcext:apply-style-name="Good" calcext:value="=1" calcext:base-cell-address="Sheet1.FR17"/>
            <calcext:condition calcext:apply-style-name="Bad" calcext:value="=0" calcext:base-cell-address="Sheet1.FR17"/>
          </calcext:conditional-format>
          <calcext:conditional-format calcext:target-range-address="Sheet1.FR18:Sheet1.FR18">
            <calcext:condition calcext:apply-style-name="Good" calcext:value="=1" calcext:base-cell-address="Sheet1.FR18"/>
            <calcext:condition calcext:apply-style-name="Bad" calcext:value="=0" calcext:base-cell-address="Sheet1.FR18"/>
          </calcext:conditional-format>
          <calcext:conditional-format calcext:target-range-address="Sheet1.FS16:Sheet1.FS16">
            <calcext:condition calcext:apply-style-name="Good" calcext:value="=1" calcext:base-cell-address="Sheet1.FS16"/>
            <calcext:condition calcext:apply-style-name="Bad" calcext:value="=0" calcext:base-cell-address="Sheet1.FS16"/>
          </calcext:conditional-format>
          <calcext:conditional-format calcext:target-range-address="Sheet1.FS17:Sheet1.FS17">
            <calcext:condition calcext:apply-style-name="Good" calcext:value="=1" calcext:base-cell-address="Sheet1.FS17"/>
            <calcext:condition calcext:apply-style-name="Bad" calcext:value="=0" calcext:base-cell-address="Sheet1.FS17"/>
          </calcext:conditional-format>
          <calcext:conditional-format calcext:target-range-address="Sheet1.FS18:Sheet1.FS18">
            <calcext:condition calcext:apply-style-name="Good" calcext:value="=1" calcext:base-cell-address="Sheet1.FS18"/>
            <calcext:condition calcext:apply-style-name="Bad" calcext:value="=0" calcext:base-cell-address="Sheet1.FS18"/>
          </calcext:conditional-format>
          <calcext:conditional-format calcext:target-range-address="Sheet1.FT16:Sheet1.FT16">
            <calcext:condition calcext:apply-style-name="Good" calcext:value="=1" calcext:base-cell-address="Sheet1.FT16"/>
            <calcext:condition calcext:apply-style-name="Bad" calcext:value="=0" calcext:base-cell-address="Sheet1.FT16"/>
          </calcext:conditional-format>
          <calcext:conditional-format calcext:target-range-address="Sheet1.FT17:Sheet1.FT17">
            <calcext:condition calcext:apply-style-name="Good" calcext:value="=1" calcext:base-cell-address="Sheet1.FT17"/>
            <calcext:condition calcext:apply-style-name="Bad" calcext:value="=0" calcext:base-cell-address="Sheet1.FT17"/>
          </calcext:conditional-format>
          <calcext:conditional-format calcext:target-range-address="Sheet1.FT18:Sheet1.FT18">
            <calcext:condition calcext:apply-style-name="Good" calcext:value="=1" calcext:base-cell-address="Sheet1.FT18"/>
            <calcext:condition calcext:apply-style-name="Bad" calcext:value="=0" calcext:base-cell-address="Sheet1.FT18"/>
          </calcext:conditional-format>
          <calcext:conditional-format calcext:target-range-address="Sheet1.FU16:Sheet1.FU16">
            <calcext:condition calcext:apply-style-name="Good" calcext:value="=1" calcext:base-cell-address="Sheet1.FU16"/>
            <calcext:condition calcext:apply-style-name="Bad" calcext:value="=0" calcext:base-cell-address="Sheet1.FU16"/>
          </calcext:conditional-format>
          <calcext:conditional-format calcext:target-range-address="Sheet1.FU17:Sheet1.FU17">
            <calcext:condition calcext:apply-style-name="Good" calcext:value="=1" calcext:base-cell-address="Sheet1.FU17"/>
            <calcext:condition calcext:apply-style-name="Bad" calcext:value="=0" calcext:base-cell-address="Sheet1.FU17"/>
          </calcext:conditional-format>
          <calcext:conditional-format calcext:target-range-address="Sheet1.FU18:Sheet1.FU18">
            <calcext:condition calcext:apply-style-name="Good" calcext:value="=1" calcext:base-cell-address="Sheet1.FU18"/>
            <calcext:condition calcext:apply-style-name="Bad" calcext:value="=0" calcext:base-cell-address="Sheet1.FU18"/>
          </calcext:conditional-format>
          <calcext:conditional-format calcext:target-range-address="Sheet1.FV16:Sheet1.FV16">
            <calcext:condition calcext:apply-style-name="Good" calcext:value="=1" calcext:base-cell-address="Sheet1.FV16"/>
            <calcext:condition calcext:apply-style-name="Bad" calcext:value="=0" calcext:base-cell-address="Sheet1.FV16"/>
          </calcext:conditional-format>
          <calcext:conditional-format calcext:target-range-address="Sheet1.FV17:Sheet1.FV17">
            <calcext:condition calcext:apply-style-name="Good" calcext:value="=1" calcext:base-cell-address="Sheet1.FV17"/>
            <calcext:condition calcext:apply-style-name="Bad" calcext:value="=0" calcext:base-cell-address="Sheet1.FV17"/>
          </calcext:conditional-format>
          <calcext:conditional-format calcext:target-range-address="Sheet1.FV18:Sheet1.FV18">
            <calcext:condition calcext:apply-style-name="Good" calcext:value="=1" calcext:base-cell-address="Sheet1.FV18"/>
            <calcext:condition calcext:apply-style-name="Bad" calcext:value="=0" calcext:base-cell-address="Sheet1.FV18"/>
          </calcext:conditional-format>
          <calcext:conditional-format calcext:target-range-address="Sheet1.FW16:Sheet1.FW16">
            <calcext:condition calcext:apply-style-name="Good" calcext:value="=1" calcext:base-cell-address="Sheet1.FW16"/>
            <calcext:condition calcext:apply-style-name="Bad" calcext:value="=0" calcext:base-cell-address="Sheet1.FW16"/>
          </calcext:conditional-format>
          <calcext:conditional-format calcext:target-range-address="Sheet1.FW17:Sheet1.FW17">
            <calcext:condition calcext:apply-style-name="Good" calcext:value="=1" calcext:base-cell-address="Sheet1.FW17"/>
            <calcext:condition calcext:apply-style-name="Bad" calcext:value="=0" calcext:base-cell-address="Sheet1.FW17"/>
          </calcext:conditional-format>
          <calcext:conditional-format calcext:target-range-address="Sheet1.FW18:Sheet1.FW18">
            <calcext:condition calcext:apply-style-name="Good" calcext:value="=1" calcext:base-cell-address="Sheet1.FW18"/>
            <calcext:condition calcext:apply-style-name="Bad" calcext:value="=0" calcext:base-cell-address="Sheet1.FW18"/>
          </calcext:conditional-format>
          <calcext:conditional-format calcext:target-range-address="Sheet1.FX16:Sheet1.FX16">
            <calcext:condition calcext:apply-style-name="Good" calcext:value="=1" calcext:base-cell-address="Sheet1.FX16"/>
            <calcext:condition calcext:apply-style-name="Bad" calcext:value="=0" calcext:base-cell-address="Sheet1.FX16"/>
          </calcext:conditional-format>
          <calcext:conditional-format calcext:target-range-address="Sheet1.FX17:Sheet1.FX17">
            <calcext:condition calcext:apply-style-name="Good" calcext:value="=1" calcext:base-cell-address="Sheet1.FX17"/>
            <calcext:condition calcext:apply-style-name="Bad" calcext:value="=0" calcext:base-cell-address="Sheet1.FX17"/>
          </calcext:conditional-format>
          <calcext:conditional-format calcext:target-range-address="Sheet1.FX18:Sheet1.FX18">
            <calcext:condition calcext:apply-style-name="Good" calcext:value="=1" calcext:base-cell-address="Sheet1.FX18"/>
            <calcext:condition calcext:apply-style-name="Bad" calcext:value="=0" calcext:base-cell-address="Sheet1.FX18"/>
          </calcext:conditional-format>
          <calcext:conditional-format calcext:target-range-address="Sheet1.FY16:Sheet1.FY16">
            <calcext:condition calcext:apply-style-name="Good" calcext:value="=1" calcext:base-cell-address="Sheet1.FY16"/>
            <calcext:condition calcext:apply-style-name="Bad" calcext:value="=0" calcext:base-cell-address="Sheet1.FY16"/>
          </calcext:conditional-format>
          <calcext:conditional-format calcext:target-range-address="Sheet1.FY17:Sheet1.FY17">
            <calcext:condition calcext:apply-style-name="Good" calcext:value="=1" calcext:base-cell-address="Sheet1.FY17"/>
            <calcext:condition calcext:apply-style-name="Bad" calcext:value="=0" calcext:base-cell-address="Sheet1.FY17"/>
          </calcext:conditional-format>
          <calcext:conditional-format calcext:target-range-address="Sheet1.FY18:Sheet1.FY18">
            <calcext:condition calcext:apply-style-name="Good" calcext:value="=1" calcext:base-cell-address="Sheet1.FY18"/>
            <calcext:condition calcext:apply-style-name="Bad" calcext:value="=0" calcext:base-cell-address="Sheet1.FY18"/>
          </calcext:conditional-format>
          <calcext:conditional-format calcext:target-range-address="Sheet1.FZ16:Sheet1.FZ16">
            <calcext:condition calcext:apply-style-name="Good" calcext:value="=1" calcext:base-cell-address="Sheet1.FZ16"/>
            <calcext:condition calcext:apply-style-name="Bad" calcext:value="=0" calcext:base-cell-address="Sheet1.FZ16"/>
          </calcext:conditional-format>
          <calcext:conditional-format calcext:target-range-address="Sheet1.FZ17:Sheet1.FZ17">
            <calcext:condition calcext:apply-style-name="Good" calcext:value="=1" calcext:base-cell-address="Sheet1.FZ17"/>
            <calcext:condition calcext:apply-style-name="Bad" calcext:value="=0" calcext:base-cell-address="Sheet1.FZ17"/>
          </calcext:conditional-format>
          <calcext:conditional-format calcext:target-range-address="Sheet1.FZ18:Sheet1.FZ18">
            <calcext:condition calcext:apply-style-name="Good" calcext:value="=1" calcext:base-cell-address="Sheet1.FZ18"/>
            <calcext:condition calcext:apply-style-name="Bad" calcext:value="=0" calcext:base-cell-address="Sheet1.FZ18"/>
          </calcext:conditional-format>
          <calcext:conditional-format calcext:target-range-address="Sheet1.GA16:Sheet1.GA16">
            <calcext:condition calcext:apply-style-name="Good" calcext:value="=1" calcext:base-cell-address="Sheet1.GA16"/>
            <calcext:condition calcext:apply-style-name="Bad" calcext:value="=0" calcext:base-cell-address="Sheet1.GA16"/>
          </calcext:conditional-format>
          <calcext:conditional-format calcext:target-range-address="Sheet1.GA17:Sheet1.GA17">
            <calcext:condition calcext:apply-style-name="Good" calcext:value="=1" calcext:base-cell-address="Sheet1.GA17"/>
            <calcext:condition calcext:apply-style-name="Bad" calcext:value="=0" calcext:base-cell-address="Sheet1.GA17"/>
          </calcext:conditional-format>
          <calcext:conditional-format calcext:target-range-address="Sheet1.GA18:Sheet1.GA18">
            <calcext:condition calcext:apply-style-name="Good" calcext:value="=1" calcext:base-cell-address="Sheet1.GA18"/>
            <calcext:condition calcext:apply-style-name="Bad" calcext:value="=0" calcext:base-cell-address="Sheet1.GA18"/>
          </calcext:conditional-format>
          <calcext:conditional-format calcext:target-range-address="Sheet1.GB16:Sheet1.GB16">
            <calcext:condition calcext:apply-style-name="Good" calcext:value="=1" calcext:base-cell-address="Sheet1.GB16"/>
            <calcext:condition calcext:apply-style-name="Bad" calcext:value="=0" calcext:base-cell-address="Sheet1.GB16"/>
          </calcext:conditional-format>
          <calcext:conditional-format calcext:target-range-address="Sheet1.GB17:Sheet1.GB17">
            <calcext:condition calcext:apply-style-name="Good" calcext:value="=1" calcext:base-cell-address="Sheet1.GB17"/>
            <calcext:condition calcext:apply-style-name="Bad" calcext:value="=0" calcext:base-cell-address="Sheet1.GB17"/>
          </calcext:conditional-format>
          <calcext:conditional-format calcext:target-range-address="Sheet1.GB18:Sheet1.GB18">
            <calcext:condition calcext:apply-style-name="Good" calcext:value="=1" calcext:base-cell-address="Sheet1.GB18"/>
            <calcext:condition calcext:apply-style-name="Bad" calcext:value="=0" calcext:base-cell-address="Sheet1.GB18"/>
          </calcext:conditional-format>
          <calcext:conditional-format calcext:target-range-address="Sheet1.GC16:Sheet1.GC16">
            <calcext:condition calcext:apply-style-name="Good" calcext:value="=1" calcext:base-cell-address="Sheet1.GC16"/>
            <calcext:condition calcext:apply-style-name="Bad" calcext:value="=0" calcext:base-cell-address="Sheet1.GC16"/>
          </calcext:conditional-format>
          <calcext:conditional-format calcext:target-range-address="Sheet1.GC17:Sheet1.GC17">
            <calcext:condition calcext:apply-style-name="Good" calcext:value="=1" calcext:base-cell-address="Sheet1.GC17"/>
            <calcext:condition calcext:apply-style-name="Bad" calcext:value="=0" calcext:base-cell-address="Sheet1.GC17"/>
          </calcext:conditional-format>
          <calcext:conditional-format calcext:target-range-address="Sheet1.GC18:Sheet1.GC18">
            <calcext:condition calcext:apply-style-name="Good" calcext:value="=1" calcext:base-cell-address="Sheet1.GC18"/>
            <calcext:condition calcext:apply-style-name="Bad" calcext:value="=0" calcext:base-cell-address="Sheet1.GC18"/>
          </calcext:conditional-format>
          <calcext:conditional-format calcext:target-range-address="Sheet1.GD16:Sheet1.GD16">
            <calcext:condition calcext:apply-style-name="Good" calcext:value="=1" calcext:base-cell-address="Sheet1.GD16"/>
            <calcext:condition calcext:apply-style-name="Bad" calcext:value="=0" calcext:base-cell-address="Sheet1.GD16"/>
          </calcext:conditional-format>
          <calcext:conditional-format calcext:target-range-address="Sheet1.GD17:Sheet1.GD17">
            <calcext:condition calcext:apply-style-name="Good" calcext:value="=1" calcext:base-cell-address="Sheet1.GD17"/>
            <calcext:condition calcext:apply-style-name="Bad" calcext:value="=0" calcext:base-cell-address="Sheet1.GD17"/>
          </calcext:conditional-format>
          <calcext:conditional-format calcext:target-range-address="Sheet1.GD18:Sheet1.GD18">
            <calcext:condition calcext:apply-style-name="Good" calcext:value="=1" calcext:base-cell-address="Sheet1.GD18"/>
            <calcext:condition calcext:apply-style-name="Bad" calcext:value="=0" calcext:base-cell-address="Sheet1.GD18"/>
          </calcext:conditional-format>
          <calcext:conditional-format calcext:target-range-address="Sheet1.GE16:Sheet1.GE16">
            <calcext:condition calcext:apply-style-name="Good" calcext:value="=1" calcext:base-cell-address="Sheet1.GE16"/>
            <calcext:condition calcext:apply-style-name="Bad" calcext:value="=0" calcext:base-cell-address="Sheet1.GE16"/>
          </calcext:conditional-format>
          <calcext:conditional-format calcext:target-range-address="Sheet1.GE17:Sheet1.GE17">
            <calcext:condition calcext:apply-style-name="Good" calcext:value="=1" calcext:base-cell-address="Sheet1.GE17"/>
            <calcext:condition calcext:apply-style-name="Bad" calcext:value="=0" calcext:base-cell-address="Sheet1.GE17"/>
          </calcext:conditional-format>
          <calcext:conditional-format calcext:target-range-address="Sheet1.GE18:Sheet1.GE18">
            <calcext:condition calcext:apply-style-name="Good" calcext:value="=1" calcext:base-cell-address="Sheet1.GE18"/>
            <calcext:condition calcext:apply-style-name="Bad" calcext:value="=0" calcext:base-cell-address="Sheet1.GE18"/>
          </calcext:conditional-format>
          <calcext:conditional-format calcext:target-range-address="Sheet1.GF16:Sheet1.GF16">
            <calcext:condition calcext:apply-style-name="Good" calcext:value="=1" calcext:base-cell-address="Sheet1.GF16"/>
            <calcext:condition calcext:apply-style-name="Bad" calcext:value="=0" calcext:base-cell-address="Sheet1.GF16"/>
          </calcext:conditional-format>
          <calcext:conditional-format calcext:target-range-address="Sheet1.GF17:Sheet1.GF17">
            <calcext:condition calcext:apply-style-name="Good" calcext:value="=1" calcext:base-cell-address="Sheet1.GF17"/>
            <calcext:condition calcext:apply-style-name="Bad" calcext:value="=0" calcext:base-cell-address="Sheet1.GF17"/>
          </calcext:conditional-format>
          <calcext:conditional-format calcext:target-range-address="Sheet1.GF18:Sheet1.GF18">
            <calcext:condition calcext:apply-style-name="Good" calcext:value="=1" calcext:base-cell-address="Sheet1.GF18"/>
            <calcext:condition calcext:apply-style-name="Bad" calcext:value="=0" calcext:base-cell-address="Sheet1.GF18"/>
          </calcext:conditional-format>
          <calcext:conditional-format calcext:target-range-address="Sheet1.GG16:Sheet1.GG16">
            <calcext:condition calcext:apply-style-name="Good" calcext:value="=1" calcext:base-cell-address="Sheet1.GG16"/>
            <calcext:condition calcext:apply-style-name="Bad" calcext:value="=0" calcext:base-cell-address="Sheet1.GG16"/>
          </calcext:conditional-format>
          <calcext:conditional-format calcext:target-range-address="Sheet1.GG17:Sheet1.GG17">
            <calcext:condition calcext:apply-style-name="Good" calcext:value="=1" calcext:base-cell-address="Sheet1.GG17"/>
            <calcext:condition calcext:apply-style-name="Bad" calcext:value="=0" calcext:base-cell-address="Sheet1.GG17"/>
          </calcext:conditional-format>
          <calcext:conditional-format calcext:target-range-address="Sheet1.GG18:Sheet1.GG18">
            <calcext:condition calcext:apply-style-name="Good" calcext:value="=1" calcext:base-cell-address="Sheet1.GG18"/>
            <calcext:condition calcext:apply-style-name="Bad" calcext:value="=0" calcext:base-cell-address="Sheet1.GG18"/>
          </calcext:conditional-format>
          <calcext:conditional-format calcext:target-range-address="Sheet1.GH16:Sheet1.GH16">
            <calcext:condition calcext:apply-style-name="Good" calcext:value="=1" calcext:base-cell-address="Sheet1.GH16"/>
            <calcext:condition calcext:apply-style-name="Bad" calcext:value="=0" calcext:base-cell-address="Sheet1.GH16"/>
          </calcext:conditional-format>
          <calcext:conditional-format calcext:target-range-address="Sheet1.GH17:Sheet1.GH17">
            <calcext:condition calcext:apply-style-name="Good" calcext:value="=1" calcext:base-cell-address="Sheet1.GH17"/>
            <calcext:condition calcext:apply-style-name="Bad" calcext:value="=0" calcext:base-cell-address="Sheet1.GH17"/>
          </calcext:conditional-format>
          <calcext:conditional-format calcext:target-range-address="Sheet1.GH18:Sheet1.GH18">
            <calcext:condition calcext:apply-style-name="Good" calcext:value="=1" calcext:base-cell-address="Sheet1.GH18"/>
            <calcext:condition calcext:apply-style-name="Bad" calcext:value="=0" calcext:base-cell-address="Sheet1.GH18"/>
          </calcext:conditional-format>
          <calcext:conditional-format calcext:target-range-address="Sheet1.GI16:Sheet1.GI16">
            <calcext:condition calcext:apply-style-name="Good" calcext:value="=1" calcext:base-cell-address="Sheet1.GI16"/>
            <calcext:condition calcext:apply-style-name="Bad" calcext:value="=0" calcext:base-cell-address="Sheet1.GI16"/>
          </calcext:conditional-format>
          <calcext:conditional-format calcext:target-range-address="Sheet1.GI17:Sheet1.GI17">
            <calcext:condition calcext:apply-style-name="Good" calcext:value="=1" calcext:base-cell-address="Sheet1.GI17"/>
            <calcext:condition calcext:apply-style-name="Bad" calcext:value="=0" calcext:base-cell-address="Sheet1.GI17"/>
          </calcext:conditional-format>
          <calcext:conditional-format calcext:target-range-address="Sheet1.GI18:Sheet1.GI18">
            <calcext:condition calcext:apply-style-name="Good" calcext:value="=1" calcext:base-cell-address="Sheet1.GI18"/>
            <calcext:condition calcext:apply-style-name="Bad" calcext:value="=0" calcext:base-cell-address="Sheet1.GI18"/>
          </calcext:conditional-format>
          <calcext:conditional-format calcext:target-range-address="Sheet1.GJ16:Sheet1.GJ16">
            <calcext:condition calcext:apply-style-name="Good" calcext:value="=1" calcext:base-cell-address="Sheet1.GJ16"/>
            <calcext:condition calcext:apply-style-name="Bad" calcext:value="=0" calcext:base-cell-address="Sheet1.GJ16"/>
          </calcext:conditional-format>
          <calcext:conditional-format calcext:target-range-address="Sheet1.GJ17:Sheet1.GJ17">
            <calcext:condition calcext:apply-style-name="Good" calcext:value="=1" calcext:base-cell-address="Sheet1.GJ17"/>
            <calcext:condition calcext:apply-style-name="Bad" calcext:value="=0" calcext:base-cell-address="Sheet1.GJ17"/>
          </calcext:conditional-format>
          <calcext:conditional-format calcext:target-range-address="Sheet1.GJ18:Sheet1.GJ18">
            <calcext:condition calcext:apply-style-name="Good" calcext:value="=1" calcext:base-cell-address="Sheet1.GJ18"/>
            <calcext:condition calcext:apply-style-name="Bad" calcext:value="=0" calcext:base-cell-address="Sheet1.GJ18"/>
          </calcext:conditional-format>
          <calcext:conditional-format calcext:target-range-address="Sheet1.GK16:Sheet1.GK16">
            <calcext:condition calcext:apply-style-name="Good" calcext:value="=1" calcext:base-cell-address="Sheet1.GK16"/>
            <calcext:condition calcext:apply-style-name="Bad" calcext:value="=0" calcext:base-cell-address="Sheet1.GK16"/>
          </calcext:conditional-format>
          <calcext:conditional-format calcext:target-range-address="Sheet1.GK17:Sheet1.GK17">
            <calcext:condition calcext:apply-style-name="Good" calcext:value="=1" calcext:base-cell-address="Sheet1.GK17"/>
            <calcext:condition calcext:apply-style-name="Bad" calcext:value="=0" calcext:base-cell-address="Sheet1.GK17"/>
          </calcext:conditional-format>
          <calcext:conditional-format calcext:target-range-address="Sheet1.GK18:Sheet1.GK18">
            <calcext:condition calcext:apply-style-name="Good" calcext:value="=1" calcext:base-cell-address="Sheet1.GK18"/>
            <calcext:condition calcext:apply-style-name="Bad" calcext:value="=0" calcext:base-cell-address="Sheet1.GK18"/>
          </calcext:conditional-format>
          <calcext:conditional-format calcext:target-range-address="Sheet1.GL16:Sheet1.GL16">
            <calcext:condition calcext:apply-style-name="Good" calcext:value="=1" calcext:base-cell-address="Sheet1.GL16"/>
            <calcext:condition calcext:apply-style-name="Bad" calcext:value="=0" calcext:base-cell-address="Sheet1.GL16"/>
          </calcext:conditional-format>
          <calcext:conditional-format calcext:target-range-address="Sheet1.GL17:Sheet1.GL17">
            <calcext:condition calcext:apply-style-name="Good" calcext:value="=1" calcext:base-cell-address="Sheet1.GL17"/>
            <calcext:condition calcext:apply-style-name="Bad" calcext:value="=0" calcext:base-cell-address="Sheet1.GL17"/>
          </calcext:conditional-format>
          <calcext:conditional-format calcext:target-range-address="Sheet1.GL18:Sheet1.GL18">
            <calcext:condition calcext:apply-style-name="Good" calcext:value="=1" calcext:base-cell-address="Sheet1.GL18"/>
            <calcext:condition calcext:apply-style-name="Bad" calcext:value="=0" calcext:base-cell-address="Sheet1.GL18"/>
          </calcext:conditional-format>
          <calcext:conditional-format calcext:target-range-address="Sheet1.GM16:Sheet1.GM16">
            <calcext:condition calcext:apply-style-name="Good" calcext:value="=1" calcext:base-cell-address="Sheet1.GM16"/>
            <calcext:condition calcext:apply-style-name="Bad" calcext:value="=0" calcext:base-cell-address="Sheet1.GM16"/>
          </calcext:conditional-format>
          <calcext:conditional-format calcext:target-range-address="Sheet1.GM17:Sheet1.GM17">
            <calcext:condition calcext:apply-style-name="Good" calcext:value="=1" calcext:base-cell-address="Sheet1.GM17"/>
            <calcext:condition calcext:apply-style-name="Bad" calcext:value="=0" calcext:base-cell-address="Sheet1.GM17"/>
          </calcext:conditional-format>
          <calcext:conditional-format calcext:target-range-address="Sheet1.GM18:Sheet1.GM18">
            <calcext:condition calcext:apply-style-name="Good" calcext:value="=1" calcext:base-cell-address="Sheet1.GM18"/>
            <calcext:condition calcext:apply-style-name="Bad" calcext:value="=0" calcext:base-cell-address="Sheet1.GM18"/>
          </calcext:conditional-format>
          <calcext:conditional-format calcext:target-range-address="Sheet1.GN16:Sheet1.GN16">
            <calcext:condition calcext:apply-style-name="Good" calcext:value="=1" calcext:base-cell-address="Sheet1.GN16"/>
            <calcext:condition calcext:apply-style-name="Bad" calcext:value="=0" calcext:base-cell-address="Sheet1.GN16"/>
          </calcext:conditional-format>
          <calcext:conditional-format calcext:target-range-address="Sheet1.GN17:Sheet1.GN17">
            <calcext:condition calcext:apply-style-name="Good" calcext:value="=1" calcext:base-cell-address="Sheet1.GN17"/>
            <calcext:condition calcext:apply-style-name="Bad" calcext:value="=0" calcext:base-cell-address="Sheet1.GN17"/>
          </calcext:conditional-format>
          <calcext:conditional-format calcext:target-range-address="Sheet1.GN18:Sheet1.GN18">
            <calcext:condition calcext:apply-style-name="Good" calcext:value="=1" calcext:base-cell-address="Sheet1.GN18"/>
            <calcext:condition calcext:apply-style-name="Bad" calcext:value="=0" calcext:base-cell-address="Sheet1.GN18"/>
          </calcext:conditional-format>
          <calcext:conditional-format calcext:target-range-address="Sheet1.GO16:Sheet1.GO16">
            <calcext:condition calcext:apply-style-name="Good" calcext:value="=1" calcext:base-cell-address="Sheet1.GO16"/>
            <calcext:condition calcext:apply-style-name="Bad" calcext:value="=0" calcext:base-cell-address="Sheet1.GO16"/>
          </calcext:conditional-format>
          <calcext:conditional-format calcext:target-range-address="Sheet1.GO17:Sheet1.GO17">
            <calcext:condition calcext:apply-style-name="Good" calcext:value="=1" calcext:base-cell-address="Sheet1.GO17"/>
            <calcext:condition calcext:apply-style-name="Bad" calcext:value="=0" calcext:base-cell-address="Sheet1.GO17"/>
          </calcext:conditional-format>
          <calcext:conditional-format calcext:target-range-address="Sheet1.GO18:Sheet1.GO18">
            <calcext:condition calcext:apply-style-name="Good" calcext:value="=1" calcext:base-cell-address="Sheet1.GO18"/>
            <calcext:condition calcext:apply-style-name="Bad" calcext:value="=0" calcext:base-cell-address="Sheet1.GO18"/>
          </calcext:conditional-format>
          <calcext:conditional-format calcext:target-range-address="Sheet1.GP16:Sheet1.GP16">
            <calcext:condition calcext:apply-style-name="Good" calcext:value="=1" calcext:base-cell-address="Sheet1.GP16"/>
            <calcext:condition calcext:apply-style-name="Bad" calcext:value="=0" calcext:base-cell-address="Sheet1.GP16"/>
          </calcext:conditional-format>
          <calcext:conditional-format calcext:target-range-address="Sheet1.GP17:Sheet1.GP17">
            <calcext:condition calcext:apply-style-name="Good" calcext:value="=1" calcext:base-cell-address="Sheet1.GP17"/>
            <calcext:condition calcext:apply-style-name="Bad" calcext:value="=0" calcext:base-cell-address="Sheet1.GP17"/>
          </calcext:conditional-format>
          <calcext:conditional-format calcext:target-range-address="Sheet1.GP18:Sheet1.GP18">
            <calcext:condition calcext:apply-style-name="Good" calcext:value="=1" calcext:base-cell-address="Sheet1.GP18"/>
            <calcext:condition calcext:apply-style-name="Bad" calcext:value="=0" calcext:base-cell-address="Sheet1.GP18"/>
          </calcext:conditional-format>
          <calcext:conditional-format calcext:target-range-address="Sheet1.GQ16:Sheet1.GQ16">
            <calcext:condition calcext:apply-style-name="Good" calcext:value="=1" calcext:base-cell-address="Sheet1.GQ16"/>
            <calcext:condition calcext:apply-style-name="Bad" calcext:value="=0" calcext:base-cell-address="Sheet1.GQ16"/>
          </calcext:conditional-format>
          <calcext:conditional-format calcext:target-range-address="Sheet1.GQ17:Sheet1.GQ17">
            <calcext:condition calcext:apply-style-name="Good" calcext:value="=1" calcext:base-cell-address="Sheet1.GQ17"/>
            <calcext:condition calcext:apply-style-name="Bad" calcext:value="=0" calcext:base-cell-address="Sheet1.GQ17"/>
          </calcext:conditional-format>
          <calcext:conditional-format calcext:target-range-address="Sheet1.GQ18:Sheet1.GQ18">
            <calcext:condition calcext:apply-style-name="Good" calcext:value="=1" calcext:base-cell-address="Sheet1.GQ18"/>
            <calcext:condition calcext:apply-style-name="Bad" calcext:value="=0" calcext:base-cell-address="Sheet1.GQ18"/>
          </calcext:conditional-format>
          <calcext:conditional-format calcext:target-range-address="Sheet1.GR16:Sheet1.GR16">
            <calcext:condition calcext:apply-style-name="Good" calcext:value="=1" calcext:base-cell-address="Sheet1.GR16"/>
            <calcext:condition calcext:apply-style-name="Bad" calcext:value="=0" calcext:base-cell-address="Sheet1.GR16"/>
          </calcext:conditional-format>
          <calcext:conditional-format calcext:target-range-address="Sheet1.GR17:Sheet1.GR17">
            <calcext:condition calcext:apply-style-name="Good" calcext:value="=1" calcext:base-cell-address="Sheet1.GR17"/>
            <calcext:condition calcext:apply-style-name="Bad" calcext:value="=0" calcext:base-cell-address="Sheet1.GR17"/>
          </calcext:conditional-format>
          <calcext:conditional-format calcext:target-range-address="Sheet1.GR18:Sheet1.GR18">
            <calcext:condition calcext:apply-style-name="Good" calcext:value="=1" calcext:base-cell-address="Sheet1.GR18"/>
            <calcext:condition calcext:apply-style-name="Bad" calcext:value="=0" calcext:base-cell-address="Sheet1.GR18"/>
          </calcext:conditional-format>
          <calcext:conditional-format calcext:target-range-address="Sheet1.GS16:Sheet1.GS16">
            <calcext:condition calcext:apply-style-name="Good" calcext:value="=1" calcext:base-cell-address="Sheet1.GS16"/>
            <calcext:condition calcext:apply-style-name="Bad" calcext:value="=0" calcext:base-cell-address="Sheet1.GS16"/>
          </calcext:conditional-format>
          <calcext:conditional-format calcext:target-range-address="Sheet1.GS17:Sheet1.GS17">
            <calcext:condition calcext:apply-style-name="Good" calcext:value="=1" calcext:base-cell-address="Sheet1.GS17"/>
            <calcext:condition calcext:apply-style-name="Bad" calcext:value="=0" calcext:base-cell-address="Sheet1.GS17"/>
          </calcext:conditional-format>
          <calcext:conditional-format calcext:target-range-address="Sheet1.GS18:Sheet1.GS18">
            <calcext:condition calcext:apply-style-name="Good" calcext:value="=1" calcext:base-cell-address="Sheet1.GS18"/>
            <calcext:condition calcext:apply-style-name="Bad" calcext:value="=0" calcext:base-cell-address="Sheet1.GS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21:45:42.841950737</meta:creation-date>
    <dc:date>2021-08-19T22:00:17.094336263</dc:date>
    <meta:editing-duration>PT14M33S</meta:editing-duration>
    <meta:editing-cycles>2</meta:editing-cycles>
    <meta:generator>LibreOffice/6.0.7.3$Linux_X86_64 LibreOffice_project/00m0$Build-3</meta:generator>
    <meta:document-statistic meta:table-count="1" meta:cell-count="2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row-mapping="1 0" chart:style-name="ch1">
        <chart:legend chart:legend-position="end" svg:x="13.458cm" svg:y="4.201cm" style:legend-expansion="high" chart:style-name="ch2"/>
        <chart:plot-area chart:style-name="ch3" table:cell-range-address="Sheet1.B20:Sheet1.GS21" svg:x="0.319cm" svg:y="0.18cm" svg:width="12.82cm" svg:height="8.646cm">
          <chartooo:coordinate-region svg:x="1.057cm" svg:y="0.383cm" svg:width="11.604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0:Sheet1.GS20" chart:class="chart:scatter">
            <chart:domain table:cell-range-address="Sheet1.B21:Sheet1.GS2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1:Sheet1.GS21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301">
                <text:p>301</text:p>
              </table:table-cell>
              <table:table-cell office:value-type="float" office:value="401">
                <text:p>401</text:p>
              </table:table-cell>
              <table:table-cell office:value-type="float" office:value="501">
                <text:p>501</text:p>
              </table:table-cell>
              <table:table-cell office:value-type="float" office:value="601">
                <text:p>601</text:p>
              </table:table-cell>
              <table:table-cell office:value-type="float" office:value="701">
                <text:p>701</text:p>
              </table:table-cell>
              <table:table-cell office:value-type="float" office:value="801">
                <text:p>801</text:p>
              </table:table-cell>
              <table:table-cell office:value-type="float" office:value="901">
                <text:p>901</text:p>
              </table:table-cell>
              <table:table-cell office:value-type="float" office:value="1001">
                <text:p>1001</text:p>
              </table:table-cell>
              <table:table-cell office:value-type="float" office:value="1101">
                <text:p>1101</text:p>
              </table:table-cell>
              <table:table-cell office:value-type="float" office:value="1201">
                <text:p>1201</text:p>
              </table:table-cell>
              <table:table-cell office:value-type="float" office:value="1301">
                <text:p>1301</text:p>
              </table:table-cell>
              <table:table-cell office:value-type="float" office:value="1401">
                <text:p>1401</text:p>
              </table:table-cell>
              <table:table-cell office:value-type="float" office:value="1501">
                <text:p>1501</text:p>
              </table:table-cell>
              <table:table-cell office:value-type="float" office:value="1601">
                <text:p>1601</text:p>
              </table:table-cell>
              <table:table-cell office:value-type="float" office:value="1701">
                <text:p>1701</text:p>
              </table:table-cell>
              <table:table-cell office:value-type="float" office:value="1801">
                <text:p>1801</text:p>
              </table:table-cell>
              <table:table-cell office:value-type="float" office:value="1901">
                <text:p>1901</text:p>
              </table:table-cell>
              <table:table-cell office:value-type="float" office:value="2001">
                <text:p>2001</text:p>
              </table:table-cell>
              <table:table-cell office:value-type="float" office:value="2101">
                <text:p>2101</text:p>
              </table:table-cell>
              <table:table-cell office:value-type="float" office:value="2201">
                <text:p>2201</text:p>
              </table:table-cell>
              <table:table-cell office:value-type="float" office:value="2301">
                <text:p>2301</text:p>
              </table:table-cell>
              <table:table-cell office:value-type="float" office:value="2401">
                <text:p>2401</text:p>
              </table:table-cell>
              <table:table-cell office:value-type="float" office:value="2501">
                <text:p>2501</text:p>
              </table:table-cell>
              <table:table-cell office:value-type="float" office:value="2601">
                <text:p>2601</text:p>
              </table:table-cell>
              <table:table-cell office:value-type="float" office:value="2701">
                <text:p>2701</text:p>
              </table:table-cell>
              <table:table-cell office:value-type="float" office:value="2801">
                <text:p>2801</text:p>
              </table:table-cell>
              <table:table-cell office:value-type="float" office:value="2901">
                <text:p>2901</text:p>
              </table:table-cell>
              <table:table-cell office:value-type="float" office:value="3001">
                <text:p>3001</text:p>
              </table:table-cell>
              <table:table-cell office:value-type="float" office:value="3101">
                <text:p>3101</text:p>
              </table:table-cell>
              <table:table-cell office:value-type="float" office:value="3201">
                <text:p>3201</text:p>
              </table:table-cell>
              <table:table-cell office:value-type="float" office:value="3301">
                <text:p>3301</text:p>
              </table:table-cell>
              <table:table-cell office:value-type="float" office:value="3401">
                <text:p>3401</text:p>
              </table:table-cell>
              <table:table-cell office:value-type="float" office:value="3501">
                <text:p>3501</text:p>
              </table:table-cell>
              <table:table-cell office:value-type="float" office:value="3601">
                <text:p>3601</text:p>
              </table:table-cell>
              <table:table-cell office:value-type="float" office:value="3701">
                <text:p>3701</text:p>
              </table:table-cell>
              <table:table-cell office:value-type="float" office:value="3801">
                <text:p>3801</text:p>
              </table:table-cell>
              <table:table-cell office:value-type="float" office:value="3901">
                <text:p>3901</text:p>
              </table:table-cell>
              <table:table-cell office:value-type="float" office:value="4001">
                <text:p>4001</text:p>
              </table:table-cell>
              <table:table-cell office:value-type="float" office:value="4101">
                <text:p>4101</text:p>
              </table:table-cell>
              <table:table-cell office:value-type="float" office:value="4201">
                <text:p>4201</text:p>
              </table:table-cell>
              <table:table-cell office:value-type="float" office:value="4301">
                <text:p>4301</text:p>
              </table:table-cell>
              <table:table-cell office:value-type="float" office:value="4401">
                <text:p>4401</text:p>
              </table:table-cell>
              <table:table-cell office:value-type="float" office:value="4501">
                <text:p>4501</text:p>
              </table:table-cell>
              <table:table-cell office:value-type="float" office:value="4601">
                <text:p>4601</text:p>
              </table:table-cell>
              <table:table-cell office:value-type="float" office:value="4701">
                <text:p>4701</text:p>
              </table:table-cell>
              <table:table-cell office:value-type="float" office:value="4801">
                <text:p>4801</text:p>
              </table:table-cell>
              <table:table-cell office:value-type="float" office:value="4901">
                <text:p>4901</text:p>
              </table:table-cell>
              <table:table-cell office:value-type="float" office:value="5001">
                <text:p>5001</text:p>
              </table:table-cell>
              <table:table-cell office:value-type="float" office:value="5101">
                <text:p>5101</text:p>
              </table:table-cell>
              <table:table-cell office:value-type="float" office:value="5201">
                <text:p>5201</text:p>
              </table:table-cell>
              <table:table-cell office:value-type="float" office:value="5301">
                <text:p>5301</text:p>
              </table:table-cell>
              <table:table-cell office:value-type="float" office:value="5401">
                <text:p>5401</text:p>
              </table:table-cell>
              <table:table-cell office:value-type="float" office:value="5501">
                <text:p>5501</text:p>
              </table:table-cell>
              <table:table-cell office:value-type="float" office:value="5601">
                <text:p>5601</text:p>
              </table:table-cell>
              <table:table-cell office:value-type="float" office:value="5701">
                <text:p>5701</text:p>
              </table:table-cell>
              <table:table-cell office:value-type="float" office:value="5801">
                <text:p>5801</text:p>
              </table:table-cell>
              <table:table-cell office:value-type="float" office:value="5901">
                <text:p>5901</text:p>
              </table:table-cell>
              <table:table-cell office:value-type="float" office:value="6001">
                <text:p>6001</text:p>
              </table:table-cell>
              <table:table-cell office:value-type="float" office:value="6101">
                <text:p>6101</text:p>
              </table:table-cell>
              <table:table-cell office:value-type="float" office:value="6201">
                <text:p>6201</text:p>
              </table:table-cell>
              <table:table-cell office:value-type="float" office:value="6301">
                <text:p>6301</text:p>
              </table:table-cell>
              <table:table-cell office:value-type="float" office:value="6401">
                <text:p>6401</text:p>
              </table:table-cell>
              <table:table-cell office:value-type="float" office:value="6501">
                <text:p>6501</text:p>
              </table:table-cell>
              <table:table-cell office:value-type="float" office:value="6601">
                <text:p>6601</text:p>
              </table:table-cell>
              <table:table-cell office:value-type="float" office:value="6701">
                <text:p>6701</text:p>
              </table:table-cell>
              <table:table-cell office:value-type="float" office:value="6801">
                <text:p>6801</text:p>
              </table:table-cell>
              <table:table-cell office:value-type="float" office:value="6901">
                <text:p>6901</text:p>
              </table:table-cell>
              <table:table-cell office:value-type="float" office:value="7001">
                <text:p>7001</text:p>
              </table:table-cell>
              <table:table-cell office:value-type="float" office:value="7101">
                <text:p>7101</text:p>
              </table:table-cell>
              <table:table-cell office:value-type="float" office:value="7201">
                <text:p>7201</text:p>
              </table:table-cell>
              <table:table-cell office:value-type="float" office:value="7301">
                <text:p>7301</text:p>
              </table:table-cell>
              <table:table-cell office:value-type="float" office:value="7401">
                <text:p>7401</text:p>
              </table:table-cell>
              <table:table-cell office:value-type="float" office:value="7501">
                <text:p>7501</text:p>
              </table:table-cell>
              <table:table-cell office:value-type="float" office:value="7601">
                <text:p>7601</text:p>
              </table:table-cell>
              <table:table-cell office:value-type="float" office:value="7701">
                <text:p>7701</text:p>
              </table:table-cell>
              <table:table-cell office:value-type="float" office:value="7801">
                <text:p>7801</text:p>
              </table:table-cell>
              <table:table-cell office:value-type="float" office:value="7901">
                <text:p>7901</text:p>
              </table:table-cell>
              <table:table-cell office:value-type="float" office:value="8001">
                <text:p>8001</text:p>
              </table:table-cell>
              <table:table-cell office:value-type="float" office:value="8101">
                <text:p>8101</text:p>
              </table:table-cell>
              <table:table-cell office:value-type="float" office:value="8201">
                <text:p>8201</text:p>
              </table:table-cell>
              <table:table-cell office:value-type="float" office:value="8301">
                <text:p>8301</text:p>
              </table:table-cell>
              <table:table-cell office:value-type="float" office:value="8401">
                <text:p>8401</text:p>
              </table:table-cell>
              <table:table-cell office:value-type="float" office:value="8501">
                <text:p>8501</text:p>
              </table:table-cell>
              <table:table-cell office:value-type="float" office:value="8601">
                <text:p>8601</text:p>
              </table:table-cell>
              <table:table-cell office:value-type="float" office:value="8701">
                <text:p>8701</text:p>
              </table:table-cell>
              <table:table-cell office:value-type="float" office:value="8801">
                <text:p>8801</text:p>
              </table:table-cell>
              <table:table-cell office:value-type="float" office:value="8901">
                <text:p>8901</text:p>
              </table:table-cell>
              <table:table-cell office:value-type="float" office:value="9001">
                <text:p>9001</text:p>
              </table:table-cell>
              <table:table-cell office:value-type="float" office:value="9101">
                <text:p>9101</text:p>
              </table:table-cell>
              <table:table-cell office:value-type="float" office:value="9201">
                <text:p>9201</text:p>
              </table:table-cell>
              <table:table-cell office:value-type="float" office:value="9301">
                <text:p>9301</text:p>
              </table:table-cell>
              <table:table-cell office:value-type="float" office:value="9401">
                <text:p>9401</text:p>
              </table:table-cell>
              <table:table-cell office:value-type="float" office:value="9501">
                <text:p>9501</text:p>
              </table:table-cell>
              <table:table-cell office:value-type="float" office:value="9601">
                <text:p>9601</text:p>
              </table:table-cell>
              <table:table-cell office:value-type="float" office:value="9701">
                <text:p>9701</text:p>
              </table:table-cell>
              <table:table-cell office:value-type="float" office:value="9801">
                <text:p>9801</text:p>
              </table:table-cell>
              <table:table-cell office:value-type="float" office:value="9901">
                <text:p>9901</text:p>
              </table:table-cell>
              <table:table-cell office:value-type="float" office:value="10001">
                <text:p>10001</text:p>
              </table:table-cell>
              <table:table-cell office:value-type="float" office:value="10101">
                <text:p>10101</text:p>
              </table:table-cell>
              <table:table-cell office:value-type="float" office:value="10201">
                <text:p>10201</text:p>
              </table:table-cell>
              <table:table-cell office:value-type="float" office:value="10301">
                <text:p>10301</text:p>
              </table:table-cell>
              <table:table-cell office:value-type="float" office:value="10401">
                <text:p>10401</text:p>
              </table:table-cell>
              <table:table-cell office:value-type="float" office:value="10501">
                <text:p>10501</text:p>
              </table:table-cell>
              <table:table-cell office:value-type="float" office:value="10601">
                <text:p>10601</text:p>
              </table:table-cell>
              <table:table-cell office:value-type="float" office:value="10701">
                <text:p>10701</text:p>
              </table:table-cell>
              <table:table-cell office:value-type="float" office:value="10801">
                <text:p>10801</text:p>
              </table:table-cell>
              <table:table-cell office:value-type="float" office:value="10901">
                <text:p>10901</text:p>
              </table:table-cell>
              <table:table-cell office:value-type="float" office:value="11001">
                <text:p>11001</text:p>
              </table:table-cell>
              <table:table-cell office:value-type="float" office:value="11101">
                <text:p>11101</text:p>
              </table:table-cell>
              <table:table-cell office:value-type="float" office:value="11201">
                <text:p>11201</text:p>
              </table:table-cell>
              <table:table-cell office:value-type="float" office:value="11301">
                <text:p>11301</text:p>
              </table:table-cell>
              <table:table-cell office:value-type="float" office:value="11401">
                <text:p>11401</text:p>
              </table:table-cell>
              <table:table-cell office:value-type="float" office:value="11501">
                <text:p>11501</text:p>
              </table:table-cell>
              <table:table-cell office:value-type="float" office:value="11601">
                <text:p>11601</text:p>
              </table:table-cell>
              <table:table-cell office:value-type="float" office:value="11701">
                <text:p>11701</text:p>
              </table:table-cell>
              <table:table-cell office:value-type="float" office:value="11801">
                <text:p>11801</text:p>
              </table:table-cell>
              <table:table-cell office:value-type="float" office:value="11901">
                <text:p>11901</text:p>
              </table:table-cell>
              <table:table-cell office:value-type="float" office:value="12001">
                <text:p>12001</text:p>
              </table:table-cell>
              <table:table-cell office:value-type="float" office:value="12101">
                <text:p>12101</text:p>
              </table:table-cell>
              <table:table-cell office:value-type="float" office:value="12201">
                <text:p>12201</text:p>
              </table:table-cell>
              <table:table-cell office:value-type="float" office:value="12301">
                <text:p>12301</text:p>
              </table:table-cell>
              <table:table-cell office:value-type="float" office:value="12401">
                <text:p>12401</text:p>
              </table:table-cell>
              <table:table-cell office:value-type="float" office:value="12501">
                <text:p>12501</text:p>
              </table:table-cell>
              <table:table-cell office:value-type="float" office:value="12601">
                <text:p>12601</text:p>
              </table:table-cell>
              <table:table-cell office:value-type="float" office:value="12701">
                <text:p>12701</text:p>
              </table:table-cell>
              <table:table-cell office:value-type="float" office:value="12801">
                <text:p>12801</text:p>
              </table:table-cell>
              <table:table-cell office:value-type="float" office:value="12901">
                <text:p>12901</text:p>
              </table:table-cell>
              <table:table-cell office:value-type="float" office:value="13001">
                <text:p>13001</text:p>
              </table:table-cell>
              <table:table-cell office:value-type="float" office:value="13101">
                <text:p>13101</text:p>
              </table:table-cell>
              <table:table-cell office:value-type="float" office:value="13201">
                <text:p>13201</text:p>
              </table:table-cell>
              <table:table-cell office:value-type="float" office:value="13301">
                <text:p>13301</text:p>
              </table:table-cell>
              <table:table-cell office:value-type="float" office:value="13401">
                <text:p>13401</text:p>
              </table:table-cell>
              <table:table-cell office:value-type="float" office:value="13501">
                <text:p>13501</text:p>
              </table:table-cell>
              <table:table-cell office:value-type="float" office:value="13601">
                <text:p>13601</text:p>
              </table:table-cell>
              <table:table-cell office:value-type="float" office:value="13701">
                <text:p>13701</text:p>
              </table:table-cell>
              <table:table-cell office:value-type="float" office:value="13801">
                <text:p>13801</text:p>
              </table:table-cell>
              <table:table-cell office:value-type="float" office:value="13901">
                <text:p>13901</text:p>
              </table:table-cell>
              <table:table-cell office:value-type="float" office:value="14001">
                <text:p>14001</text:p>
              </table:table-cell>
              <table:table-cell office:value-type="float" office:value="14101">
                <text:p>14101</text:p>
              </table:table-cell>
              <table:table-cell office:value-type="float" office:value="14201">
                <text:p>14201</text:p>
              </table:table-cell>
              <table:table-cell office:value-type="float" office:value="14301">
                <text:p>14301</text:p>
              </table:table-cell>
              <table:table-cell office:value-type="float" office:value="14401">
                <text:p>14401</text:p>
              </table:table-cell>
              <table:table-cell office:value-type="float" office:value="14501">
                <text:p>14501</text:p>
              </table:table-cell>
              <table:table-cell office:value-type="float" office:value="14601">
                <text:p>14601</text:p>
              </table:table-cell>
              <table:table-cell office:value-type="float" office:value="14701">
                <text:p>14701</text:p>
              </table:table-cell>
              <table:table-cell office:value-type="float" office:value="14801">
                <text:p>14801</text:p>
              </table:table-cell>
              <table:table-cell office:value-type="float" office:value="14901">
                <text:p>14901</text:p>
              </table:table-cell>
              <table:table-cell office:value-type="float" office:value="15001">
                <text:p>15001</text:p>
              </table:table-cell>
              <table:table-cell office:value-type="float" office:value="15101">
                <text:p>15101</text:p>
              </table:table-cell>
              <table:table-cell office:value-type="float" office:value="15201">
                <text:p>15201</text:p>
              </table:table-cell>
              <table:table-cell office:value-type="float" office:value="15301">
                <text:p>15301</text:p>
              </table:table-cell>
              <table:table-cell office:value-type="float" office:value="15401">
                <text:p>15401</text:p>
              </table:table-cell>
              <table:table-cell office:value-type="float" office:value="15501">
                <text:p>15501</text:p>
              </table:table-cell>
              <table:table-cell office:value-type="float" office:value="15601">
                <text:p>15601</text:p>
              </table:table-cell>
              <table:table-cell office:value-type="float" office:value="15701">
                <text:p>15701</text:p>
              </table:table-cell>
              <table:table-cell office:value-type="float" office:value="15801">
                <text:p>15801</text:p>
              </table:table-cell>
              <table:table-cell office:value-type="float" office:value="15901">
                <text:p>15901</text:p>
              </table:table-cell>
              <table:table-cell office:value-type="float" office:value="16001">
                <text:p>16001</text:p>
              </table:table-cell>
              <table:table-cell office:value-type="float" office:value="16101">
                <text:p>16101</text:p>
              </table:table-cell>
              <table:table-cell office:value-type="float" office:value="16201">
                <text:p>16201</text:p>
              </table:table-cell>
              <table:table-cell office:value-type="float" office:value="16301">
                <text:p>16301</text:p>
              </table:table-cell>
              <table:table-cell office:value-type="float" office:value="16401">
                <text:p>16401</text:p>
              </table:table-cell>
              <table:table-cell office:value-type="float" office:value="16501">
                <text:p>16501</text:p>
              </table:table-cell>
              <table:table-cell office:value-type="float" office:value="16601">
                <text:p>16601</text:p>
              </table:table-cell>
              <table:table-cell office:value-type="float" office:value="16701">
                <text:p>16701</text:p>
              </table:table-cell>
              <table:table-cell office:value-type="float" office:value="16801">
                <text:p>16801</text:p>
              </table:table-cell>
              <table:table-cell office:value-type="float" office:value="16901">
                <text:p>16901</text:p>
              </table:table-cell>
              <table:table-cell office:value-type="float" office:value="17001">
                <text:p>17001</text:p>
              </table:table-cell>
              <table:table-cell office:value-type="float" office:value="17101">
                <text:p>17101</text:p>
              </table:table-cell>
              <table:table-cell office:value-type="float" office:value="17201">
                <text:p>17201</text:p>
              </table:table-cell>
              <table:table-cell office:value-type="float" office:value="17301">
                <text:p>17301</text:p>
              </table:table-cell>
              <table:table-cell office:value-type="float" office:value="17401">
                <text:p>17401</text:p>
              </table:table-cell>
              <table:table-cell office:value-type="float" office:value="17501">
                <text:p>17501</text:p>
              </table:table-cell>
              <table:table-cell office:value-type="float" office:value="17601">
                <text:p>17601</text:p>
              </table:table-cell>
              <table:table-cell office:value-type="float" office:value="17701">
                <text:p>17701</text:p>
              </table:table-cell>
              <table:table-cell office:value-type="float" office:value="17801">
                <text:p>17801</text:p>
              </table:table-cell>
              <table:table-cell office:value-type="float" office:value="17901">
                <text:p>17901</text:p>
              </table:table-cell>
              <table:table-cell office:value-type="float" office:value="18001">
                <text:p>18001</text:p>
              </table:table-cell>
              <table:table-cell office:value-type="float" office:value="18101">
                <text:p>18101</text:p>
              </table:table-cell>
              <table:table-cell office:value-type="float" office:value="18201">
                <text:p>18201</text:p>
              </table:table-cell>
              <table:table-cell office:value-type="float" office:value="18301">
                <text:p>18301</text:p>
              </table:table-cell>
              <table:table-cell office:value-type="float" office:value="18401">
                <text:p>18401</text:p>
              </table:table-cell>
              <table:table-cell office:value-type="float" office:value="18501">
                <text:p>18501</text:p>
              </table:table-cell>
              <table:table-cell office:value-type="float" office:value="18601">
                <text:p>18601</text:p>
              </table:table-cell>
              <table:table-cell office:value-type="float" office:value="18701">
                <text:p>18701</text:p>
              </table:table-cell>
              <table:table-cell office:value-type="float" office:value="18801">
                <text:p>18801</text:p>
              </table:table-cell>
              <table:table-cell office:value-type="float" office:value="18901">
                <text:p>18901</text:p>
              </table:table-cell>
              <table:table-cell office:value-type="float" office:value="19001">
                <text:p>19001</text:p>
              </table:table-cell>
              <table:table-cell office:value-type="float" office:value="19101">
                <text:p>19101</text:p>
              </table:table-cell>
              <table:table-cell office:value-type="float" office:value="19201">
                <text:p>19201</text:p>
              </table:table-cell>
              <table:table-cell office:value-type="float" office:value="19301">
                <text:p>19301</text:p>
              </table:table-cell>
              <table:table-cell office:value-type="float" office:value="19401">
                <text:p>19401</text:p>
              </table:table-cell>
              <table:table-cell office:value-type="float" office:value="19501">
                <text:p>19501</text:p>
              </table:table-cell>
              <table:table-cell office:value-type="float" office:value="19601">
                <text:p>19601</text:p>
              </table:table-cell>
              <table:table-cell office:value-type="float" office:value="19701">
                <text:p>19701</text:p>
              </table:table-cell>
              <table:table-cell office:value-type="float" office:value="19801">
                <text:p>19801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0:Sheet1.GS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